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0"/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ResNet_test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758766666666667" calcext:value-type="float">
            <text:p>0.758766666666667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766022137614456" calcext:value-type="float">
            <text:p>0.766022137614456</text:p>
          </table:table-cell>
          <table:table-cell office:value-type="float" office:value="0.482627973245208" calcext:value-type="float">
            <text:p>0.482627973245208</text:p>
          </table:table-cell>
          <table:table-cell office:value-type="float" office:value="137.585916712007" calcext:value-type="float">
            <text:p>137.585916712007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852783333333333" calcext:value-type="float">
            <text:p>0.852783333333333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413628779272281" calcext:value-type="float">
            <text:p>0.413628779272281</text:p>
          </table:table-cell>
          <table:table-cell office:value-type="float" office:value="0.398177438955398" calcext:value-type="float">
            <text:p>0.398177438955398</text:p>
          </table:table-cell>
          <table:table-cell office:value-type="float" office:value="140.308630631014" calcext:value-type="float">
            <text:p>140.30863063101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87865" calcext:value-type="float">
            <text:p>0.87865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339611978323729" calcext:value-type="float">
            <text:p>0.339611978323729</text:p>
          </table:table-cell>
          <table:table-cell office:value-type="float" office:value="0.364859013420761" calcext:value-type="float">
            <text:p>0.364859013420761</text:p>
          </table:table-cell>
          <table:table-cell office:value-type="float" office:value="140.653170661011" calcext:value-type="float">
            <text:p>140.65317066101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89525" calcext:value-type="float">
            <text:p>0.89525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293977230278922" calcext:value-type="float">
            <text:p>0.293977230278922</text:p>
          </table:table-cell>
          <table:table-cell office:value-type="float" office:value="0.344406301143822" calcext:value-type="float">
            <text:p>0.344406301143822</text:p>
          </table:table-cell>
          <table:table-cell office:value-type="float" office:value="140.739404566993" calcext:value-type="float">
            <text:p>140.739404566993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907916666666667" calcext:value-type="float">
            <text:p>0.907916666666667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258407615498503" calcext:value-type="float">
            <text:p>0.258407615498503</text:p>
          </table:table-cell>
          <table:table-cell office:value-type="float" office:value="0.332824487120483" calcext:value-type="float">
            <text:p>0.332824487120483</text:p>
          </table:table-cell>
          <table:table-cell office:value-type="float" office:value="141.854213519022" calcext:value-type="float">
            <text:p>141.85421351902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758416666666667" calcext:value-type="float">
            <text:p>0.758416666666667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771619177544549" calcext:value-type="float">
            <text:p>0.771619177544549</text:p>
          </table:table-cell>
          <table:table-cell office:value-type="float" office:value="0.488361882556016" calcext:value-type="float">
            <text:p>0.488361882556016</text:p>
          </table:table-cell>
          <table:table-cell office:value-type="float" office:value="140.470908810035" calcext:value-type="float">
            <text:p>140.470908810035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854083333333333" calcext:value-type="float">
            <text:p>0.854083333333333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411591892764131" calcext:value-type="float">
            <text:p>0.411591892764131</text:p>
          </table:table-cell>
          <table:table-cell office:value-type="float" office:value="0.403331224231204" calcext:value-type="float">
            <text:p>0.403331224231204</text:p>
          </table:table-cell>
          <table:table-cell office:value-type="float" office:value="139.114067199989" calcext:value-type="float">
            <text:p>139.11406719998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87915" calcext:value-type="float">
            <text:p>0.87915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337864921958462" calcext:value-type="float">
            <text:p>0.337864921958462</text:p>
          </table:table-cell>
          <table:table-cell office:value-type="float" office:value="0.368053332730463" calcext:value-type="float">
            <text:p>0.368053332730463</text:p>
          </table:table-cell>
          <table:table-cell office:value-type="float" office:value="139.110672484967" calcext:value-type="float">
            <text:p>139.110672484967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895566666666667" calcext:value-type="float">
            <text:p>0.895566666666667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292766400412329" calcext:value-type="float">
            <text:p>0.292766400412329</text:p>
          </table:table-cell>
          <table:table-cell office:value-type="float" office:value="0.348586417829535" calcext:value-type="float">
            <text:p>0.348586417829535</text:p>
          </table:table-cell>
          <table:table-cell office:value-type="float" office:value="138.973118452006" calcext:value-type="float">
            <text:p>138.97311845200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88" calcext:value-type="float">
            <text:p>0.88</text:p>
          </table:table-cell>
          <table:table-cell office:value-type="float" office:value="0.256937041783384" calcext:value-type="float">
            <text:p>0.256937041783384</text:p>
          </table:table-cell>
          <table:table-cell office:value-type="float" office:value="0.338797532164367" calcext:value-type="float">
            <text:p>0.338797532164367</text:p>
          </table:table-cell>
          <table:table-cell office:value-type="float" office:value="139.963549039036" calcext:value-type="float">
            <text:p>139.96354903903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757583333333333" calcext:value-type="float">
            <text:p>0.757583333333333</text:p>
          </table:table-cell>
          <table:table-cell office:value-type="float" office:value="0.827" calcext:value-type="float">
            <text:p>0.827</text:p>
          </table:table-cell>
          <table:table-cell office:value-type="float" office:value="0.757619684661375" calcext:value-type="float">
            <text:p>0.757619684661375</text:p>
          </table:table-cell>
          <table:table-cell office:value-type="float" office:value="0.489092598295516" calcext:value-type="float">
            <text:p>0.489092598295516</text:p>
          </table:table-cell>
          <table:table-cell office:value-type="float" office:value="138.409709653992" calcext:value-type="float">
            <text:p>138.40970965399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851766666666667" calcext:value-type="float">
            <text:p>0.851766666666667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417263215507017" calcext:value-type="float">
            <text:p>0.417263215507017</text:p>
          </table:table-cell>
          <table:table-cell office:value-type="float" office:value="0.401711387334356" calcext:value-type="float">
            <text:p>0.401711387334356</text:p>
          </table:table-cell>
          <table:table-cell office:value-type="float" office:value="138.389369666984" calcext:value-type="float">
            <text:p>138.38936966698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878516666666667" calcext:value-type="float">
            <text:p>0.878516666666667</text:p>
          </table:table-cell>
          <table:table-cell office:value-type="float" office:value="0.8653" calcext:value-type="float">
            <text:p>0.8653</text:p>
          </table:table-cell>
          <table:table-cell office:value-type="float" office:value="0.341217182179504" calcext:value-type="float">
            <text:p>0.341217182179504</text:p>
          </table:table-cell>
          <table:table-cell office:value-type="float" office:value="0.368788991289534" calcext:value-type="float">
            <text:p>0.368788991289534</text:p>
          </table:table-cell>
          <table:table-cell office:value-type="float" office:value="138.362743148988" calcext:value-type="float">
            <text:p>138.36274314898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295407680186953" calcext:value-type="float">
            <text:p>0.295407680186953</text:p>
          </table:table-cell>
          <table:table-cell office:value-type="float" office:value="0.352998445178293" calcext:value-type="float">
            <text:p>0.352998445178293</text:p>
          </table:table-cell>
          <table:table-cell office:value-type="float" office:value="138.602907080029" calcext:value-type="float">
            <text:p>138.60290708002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9082" calcext:value-type="float">
            <text:p>0.9082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259959801157782" calcext:value-type="float">
            <text:p>0.259959801157782</text:p>
          </table:table-cell>
          <table:table-cell office:value-type="float" office:value="0.341960406986771" calcext:value-type="float">
            <text:p>0.341960406986771</text:p>
          </table:table-cell>
          <table:table-cell office:value-type="float" office:value="138.548528821033" calcext:value-type="float">
            <text:p>138.548528821033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762183333333333" calcext:value-type="float">
            <text:p>0.762183333333333</text:p>
          </table:table-cell>
          <table:table-cell office:value-type="float" office:value="0.8242" calcext:value-type="float">
            <text:p>0.8242</text:p>
          </table:table-cell>
          <table:table-cell office:value-type="float" office:value="0.755717966030401" calcext:value-type="float">
            <text:p>0.755717966030401</text:p>
          </table:table-cell>
          <table:table-cell office:value-type="float" office:value="0.489777543362539" calcext:value-type="float">
            <text:p>0.489777543362539</text:p>
          </table:table-cell>
          <table:table-cell office:value-type="float" office:value="138.807677957986" calcext:value-type="float">
            <text:p>138.80767795798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853566666666667" calcext:value-type="float">
            <text:p>0.853566666666667</text:p>
          </table:table-cell>
          <table:table-cell office:value-type="float" office:value="0.854" calcext:value-type="float">
            <text:p>0.854</text:p>
          </table:table-cell>
          <table:table-cell office:value-type="float" office:value="0.414677530177621" calcext:value-type="float">
            <text:p>0.414677530177621</text:p>
          </table:table-cell>
          <table:table-cell office:value-type="float" office:value="0.402056306126011" calcext:value-type="float">
            <text:p>0.402056306126011</text:p>
          </table:table-cell>
          <table:table-cell office:value-type="float" office:value="138.566336243995" calcext:value-type="float">
            <text:p>138.566336243995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879283333333333" calcext:value-type="float">
            <text:p>0.879283333333333</text:p>
          </table:table-cell>
          <table:table-cell office:value-type="float" office:value="0.8664" calcext:value-type="float">
            <text:p>0.8664</text:p>
          </table:table-cell>
          <table:table-cell office:value-type="float" office:value="0.338991596643477" calcext:value-type="float">
            <text:p>0.338991596643477</text:p>
          </table:table-cell>
          <table:table-cell office:value-type="float" office:value="0.367389082623895" calcext:value-type="float">
            <text:p>0.367389082623895</text:p>
          </table:table-cell>
          <table:table-cell office:value-type="float" office:value="138.643279662007" calcext:value-type="float">
            <text:p>138.643279662007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89625" calcext:value-type="float">
            <text:p>0.89625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292585100708549" calcext:value-type="float">
            <text:p>0.292585100708549</text:p>
          </table:table-cell>
          <table:table-cell office:value-type="float" office:value="0.347095620290489" calcext:value-type="float">
            <text:p>0.347095620290489</text:p>
          </table:table-cell>
          <table:table-cell office:value-type="float" office:value="138.807081939012" calcext:value-type="float">
            <text:p>138.80708193901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91" calcext:value-type="float">
            <text:p>0.91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255934514423042" calcext:value-type="float">
            <text:p>0.255934514423042</text:p>
          </table:table-cell>
          <table:table-cell office:value-type="float" office:value="0.334728395103649" calcext:value-type="float">
            <text:p>0.334728395103649</text:p>
          </table:table-cell>
          <table:table-cell office:value-type="float" office:value="138.563494711008" calcext:value-type="float">
            <text:p>138.56349471100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758316666666667" calcext:value-type="float">
            <text:p>0.758316666666667</text:p>
          </table:table-cell>
          <table:table-cell office:value-type="float" office:value="0.8252" calcext:value-type="float">
            <text:p>0.8252</text:p>
          </table:table-cell>
          <table:table-cell office:value-type="float" office:value="0.770948709868419" calcext:value-type="float">
            <text:p>0.770948709868419</text:p>
          </table:table-cell>
          <table:table-cell office:value-type="float" office:value="0.489923824360416" calcext:value-type="float">
            <text:p>0.489923824360416</text:p>
          </table:table-cell>
          <table:table-cell office:value-type="float" office:value="138.546234381036" calcext:value-type="float">
            <text:p>138.54623438103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851783333333333" calcext:value-type="float">
            <text:p>0.851783333333333</text:p>
          </table:table-cell>
          <table:table-cell office:value-type="float" office:value="0.8563" calcext:value-type="float">
            <text:p>0.8563</text:p>
          </table:table-cell>
          <table:table-cell office:value-type="float" office:value="0.418226791915101" calcext:value-type="float">
            <text:p>0.418226791915101</text:p>
          </table:table-cell>
          <table:table-cell office:value-type="float" office:value="0.401376274266061" calcext:value-type="float">
            <text:p>0.401376274266061</text:p>
          </table:table-cell>
          <table:table-cell office:value-type="float" office:value="138.385538593051" calcext:value-type="float">
            <text:p>138.38553859305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87745" calcext:value-type="float">
            <text:p>0.87745</text:p>
          </table:table-cell>
          <table:table-cell office:value-type="float" office:value="0.867" calcext:value-type="float">
            <text:p>0.867</text:p>
          </table:table-cell>
          <table:table-cell office:value-type="float" office:value="0.342447331449243" calcext:value-type="float">
            <text:p>0.342447331449243</text:p>
          </table:table-cell>
          <table:table-cell office:value-type="float" office:value="0.368312538239607" calcext:value-type="float">
            <text:p>0.368312538239607</text:p>
          </table:table-cell>
          <table:table-cell office:value-type="float" office:value="138.48211358604" calcext:value-type="float">
            <text:p>138.4821135860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8742" calcext:value-type="float">
            <text:p>0.8742</text:p>
          </table:table-cell>
          <table:table-cell office:value-type="float" office:value="0.296183763719253" calcext:value-type="float">
            <text:p>0.296183763719253</text:p>
          </table:table-cell>
          <table:table-cell office:value-type="float" office:value="0.348497719521735" calcext:value-type="float">
            <text:p>0.348497719521735</text:p>
          </table:table-cell>
          <table:table-cell office:value-type="float" office:value="138.384732828999" calcext:value-type="float">
            <text:p>138.38473282899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907983333333333" calcext:value-type="float">
            <text:p>0.907983333333333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260113138324226" calcext:value-type="float">
            <text:p>0.260113138324226</text:p>
          </table:table-cell>
          <table:table-cell office:value-type="float" office:value="0.335289921730187" calcext:value-type="float">
            <text:p>0.335289921730187</text:p>
          </table:table-cell>
          <table:table-cell office:value-type="float" office:value="138.283145493013" calcext:value-type="float">
            <text:p>138.283145493013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7478" calcext:value-type="float">
            <text:p>0.7478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778305625801147" calcext:value-type="float">
            <text:p>0.778305625801147</text:p>
          </table:table-cell>
          <table:table-cell office:value-type="float" office:value="0.516374256011027" calcext:value-type="float">
            <text:p>0.516374256011027</text:p>
          </table:table-cell>
          <table:table-cell office:value-type="float" office:value="152.879316029022" calcext:value-type="float">
            <text:p>152.87931602902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836033333333333" calcext:value-type="float">
            <text:p>0.836033333333333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451604192016094" calcext:value-type="float">
            <text:p>0.451604192016094</text:p>
          </table:table-cell>
          <table:table-cell office:value-type="float" office:value="0.444735033212194" calcext:value-type="float">
            <text:p>0.444735033212194</text:p>
          </table:table-cell>
          <table:table-cell office:value-type="float" office:value="152.740716497996" calcext:value-type="float">
            <text:p>152.740716497996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860816666666667" calcext:value-type="float">
            <text:p>0.860816666666667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381942690594364" calcext:value-type="float">
            <text:p>0.381942690594364</text:p>
          </table:table-cell>
          <table:table-cell office:value-type="float" office:value="0.411306302733482" calcext:value-type="float">
            <text:p>0.411306302733482</text:p>
          </table:table-cell>
          <table:table-cell office:value-type="float" office:value="152.718667170964" calcext:value-type="float">
            <text:p>152.718667170964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876933333333333" calcext:value-type="float">
            <text:p>0.876933333333333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336645025887024" calcext:value-type="float">
            <text:p>0.336645025887024</text:p>
          </table:table-cell>
          <table:table-cell office:value-type="float" office:value="0.397914264517225" calcext:value-type="float">
            <text:p>0.397914264517225</text:p>
          </table:table-cell>
          <table:table-cell office:value-type="float" office:value="152.655878265039" calcext:value-type="float">
            <text:p>152.65587826503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890583333333333" calcext:value-type="float">
            <text:p>0.890583333333333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300393060072144" calcext:value-type="float">
            <text:p>0.300393060072144</text:p>
          </table:table-cell>
          <table:table-cell office:value-type="float" office:value="0.387582170213484" calcext:value-type="float">
            <text:p>0.387582170213484</text:p>
          </table:table-cell>
          <table:table-cell office:value-type="float" office:value="152.774146534037" calcext:value-type="float">
            <text:p>152.774146534037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755183333333333" calcext:value-type="float">
            <text:p>0.755183333333333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74448208876256" calcext:value-type="float">
            <text:p>0.74448208876256</text:p>
          </table:table-cell>
          <table:table-cell office:value-type="float" office:value="0.508342836787746" calcext:value-type="float">
            <text:p>0.508342836787746</text:p>
          </table:table-cell>
          <table:table-cell office:value-type="float" office:value="152.713530278008" calcext:value-type="float">
            <text:p>152.713530278008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839566666666667" calcext:value-type="float">
            <text:p>0.839566666666667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442576010677733" calcext:value-type="float">
            <text:p>0.442576010677733</text:p>
          </table:table-cell>
          <table:table-cell office:value-type="float" office:value="0.433951248408883" calcext:value-type="float">
            <text:p>0.433951248408883</text:p>
          </table:table-cell>
          <table:table-cell office:value-type="float" office:value="152.49038415798" calcext:value-type="float">
            <text:p>152.49038415798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863833333333333" calcext:value-type="float">
            <text:p>0.863833333333333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375604265883787" calcext:value-type="float">
            <text:p>0.375604265883787</text:p>
          </table:table-cell>
          <table:table-cell office:value-type="float" office:value="0.404515085896109" calcext:value-type="float">
            <text:p>0.404515085896109</text:p>
          </table:table-cell>
          <table:table-cell office:value-type="float" office:value="152.435693598003" calcext:value-type="float">
            <text:p>152.435693598003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879366666666667" calcext:value-type="float">
            <text:p>0.879366666666667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331927979662855" calcext:value-type="float">
            <text:p>0.331927979662855</text:p>
          </table:table-cell>
          <table:table-cell office:value-type="float" office:value="0.382974740616076" calcext:value-type="float">
            <text:p>0.382974740616076</text:p>
          </table:table-cell>
          <table:table-cell office:value-type="float" office:value="152.467844154977" calcext:value-type="float">
            <text:p>152.467844154977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893216666666667" calcext:value-type="float">
            <text:p>0.893216666666667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296720746070591" calcext:value-type="float">
            <text:p>0.296720746070591</text:p>
          </table:table-cell>
          <table:table-cell office:value-type="float" office:value="0.375616211989883" calcext:value-type="float">
            <text:p>0.375616211989883</text:p>
          </table:table-cell>
          <table:table-cell office:value-type="float" office:value="152.751166080998" calcext:value-type="float">
            <text:p>152.751166080998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751783333333333" calcext:value-type="float">
            <text:p>0.751783333333333</text:p>
          </table:table-cell>
          <table:table-cell office:value-type="float" office:value="0.8168" calcext:value-type="float">
            <text:p>0.8168</text:p>
          </table:table-cell>
          <table:table-cell office:value-type="float" office:value="0.76646344748133" calcext:value-type="float">
            <text:p>0.76646344748133</text:p>
          </table:table-cell>
          <table:table-cell office:value-type="float" office:value="0.509241516043426" calcext:value-type="float">
            <text:p>0.509241516043426</text:p>
          </table:table-cell>
          <table:table-cell office:value-type="float" office:value="152.974187118001" calcext:value-type="float">
            <text:p>152.974187118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837483333333333" calcext:value-type="float">
            <text:p>0.837483333333333</text:p>
          </table:table-cell>
          <table:table-cell office:value-type="float" office:value="0.8426" calcext:value-type="float">
            <text:p>0.8426</text:p>
          </table:table-cell>
          <table:table-cell office:value-type="float" office:value="0.448415063146843" calcext:value-type="float">
            <text:p>0.448415063146843</text:p>
          </table:table-cell>
          <table:table-cell office:value-type="float" office:value="0.424638503201448" calcext:value-type="float">
            <text:p>0.424638503201448</text:p>
          </table:table-cell>
          <table:table-cell office:value-type="float" office:value="152.814835654979" calcext:value-type="float">
            <text:p>152.81483565497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8621" calcext:value-type="float">
            <text:p>0.862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378167986869812" calcext:value-type="float">
            <text:p>0.378167986869812</text:p>
          </table:table-cell>
          <table:table-cell office:value-type="float" office:value="0.391084178522894" calcext:value-type="float">
            <text:p>0.391084178522894</text:p>
          </table:table-cell>
          <table:table-cell office:value-type="float" office:value="152.863280700985" calcext:value-type="float">
            <text:p>152.863280700985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878666666666667" calcext:value-type="float">
            <text:p>0.878666666666667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333297367972224" calcext:value-type="float">
            <text:p>0.333297367972224</text:p>
          </table:table-cell>
          <table:table-cell office:value-type="float" office:value="0.373873125310916" calcext:value-type="float">
            <text:p>0.373873125310916</text:p>
          </table:table-cell>
          <table:table-cell office:value-type="float" office:value="152.881285384006" calcext:value-type="float">
            <text:p>152.881285384006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893166666666667" calcext:value-type="float">
            <text:p>0.893166666666667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29689272594795" calcext:value-type="float">
            <text:p>0.29689272594795</text:p>
          </table:table-cell>
          <table:table-cell office:value-type="float" office:value="0.362403682272905" calcext:value-type="float">
            <text:p>0.362403682272905</text:p>
          </table:table-cell>
          <table:table-cell office:value-type="float" office:value="152.904481010046" calcext:value-type="float">
            <text:p>152.904481010046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75495" calcext:value-type="float">
            <text:p>0.75495</text:p>
          </table:table-cell>
          <table:table-cell office:value-type="float" office:value="0.815" calcext:value-type="float">
            <text:p>0.815</text:p>
          </table:table-cell>
          <table:table-cell office:value-type="float" office:value="0.752319241097487" calcext:value-type="float">
            <text:p>0.752319241097487</text:p>
          </table:table-cell>
          <table:table-cell office:value-type="float" office:value="0.516382848001589" calcext:value-type="float">
            <text:p>0.516382848001589</text:p>
          </table:table-cell>
          <table:table-cell office:value-type="float" office:value="152.592693248007" calcext:value-type="float">
            <text:p>152.592693248007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83735" calcext:value-type="float">
            <text:p>0.83735</text:p>
          </table:table-cell>
          <table:table-cell office:value-type="float" office:value="0.8406" calcext:value-type="float">
            <text:p>0.8406</text:p>
          </table:table-cell>
          <table:table-cell office:value-type="float" office:value="0.446369108503688" calcext:value-type="float">
            <text:p>0.446369108503688</text:p>
          </table:table-cell>
          <table:table-cell office:value-type="float" office:value="0.435119596636219" calcext:value-type="float">
            <text:p>0.435119596636219</text:p>
          </table:table-cell>
          <table:table-cell office:value-type="float" office:value="152.444057487999" calcext:value-type="float">
            <text:p>152.444057487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378312001223249" calcext:value-type="float">
            <text:p>0.378312001223249</text:p>
          </table:table-cell>
          <table:table-cell office:value-type="float" office:value="0.401607059369421" calcext:value-type="float">
            <text:p>0.401607059369421</text:p>
          </table:table-cell>
          <table:table-cell office:value-type="float" office:value="152.540604569018" calcext:value-type="float">
            <text:p>152.540604569018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335370602296677" calcext:value-type="float">
            <text:p>0.335370602296677</text:p>
          </table:table-cell>
          <table:table-cell office:value-type="float" office:value="0.380841064130425" calcext:value-type="float">
            <text:p>0.380841064130425</text:p>
          </table:table-cell>
          <table:table-cell office:value-type="float" office:value="152.518083744973" calcext:value-type="float">
            <text:p>152.518083744973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8661" calcext:value-type="float">
            <text:p>0.8661</text:p>
          </table:table-cell>
          <table:table-cell office:value-type="float" office:value="0.300819471406975" calcext:value-type="float">
            <text:p>0.300819471406975</text:p>
          </table:table-cell>
          <table:table-cell office:value-type="float" office:value="0.367376869366427" calcext:value-type="float">
            <text:p>0.367376869366427</text:p>
          </table:table-cell>
          <table:table-cell office:value-type="float" office:value="152.762873497035" calcext:value-type="float">
            <text:p>152.762873497035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746916666666667" calcext:value-type="float">
            <text:p>0.746916666666667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768075291917268" calcext:value-type="float">
            <text:p>0.768075291917268</text:p>
          </table:table-cell>
          <table:table-cell office:value-type="float" office:value="0.507222394085234" calcext:value-type="float">
            <text:p>0.507222394085234</text:p>
          </table:table-cell>
          <table:table-cell office:value-type="float" office:value="153.080200656026" calcext:value-type="float">
            <text:p>153.080200656026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83835" calcext:value-type="float">
            <text:p>0.83835</text:p>
          </table:table-cell>
          <table:table-cell office:value-type="float" office:value="0.8398" calcext:value-type="float">
            <text:p>0.8398</text:p>
          </table:table-cell>
          <table:table-cell office:value-type="float" office:value="0.44607583106136" calcext:value-type="float">
            <text:p>0.44607583106136</text:p>
          </table:table-cell>
          <table:table-cell office:value-type="float" office:value="0.431534725579487" calcext:value-type="float">
            <text:p>0.431534725579487</text:p>
          </table:table-cell>
          <table:table-cell office:value-type="float" office:value="153.160831167013" calcext:value-type="float">
            <text:p>153.160831167013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863683333333333" calcext:value-type="float">
            <text:p>0.863683333333333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375016774672435" calcext:value-type="float">
            <text:p>0.375016774672435</text:p>
          </table:table-cell>
          <table:table-cell office:value-type="float" office:value="0.392296720936799" calcext:value-type="float">
            <text:p>0.392296720936799</text:p>
          </table:table-cell>
          <table:table-cell office:value-type="float" office:value="153.898728986969" calcext:value-type="float">
            <text:p>153.89872898696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330537409686458" calcext:value-type="float">
            <text:p>0.330537409686458</text:p>
          </table:table-cell>
          <table:table-cell office:value-type="float" office:value="0.378247673913931" calcext:value-type="float">
            <text:p>0.378247673913931</text:p>
          </table:table-cell>
          <table:table-cell office:value-type="float" office:value="152.977050254995" calcext:value-type="float">
            <text:p>152.977050254995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295157762010024" calcext:value-type="float">
            <text:p>0.295157762010024</text:p>
          </table:table-cell>
          <table:table-cell office:value-type="float" office:value="0.372237275360496" calcext:value-type="float">
            <text:p>0.372237275360496</text:p>
          </table:table-cell>
          <table:table-cell office:value-type="float" office:value="152.998423244979" calcext:value-type="float">
            <text:p>152.99842324497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office:value-type="float" office:value="0.348" calcext:value-type="float">
            <text:p>0.348</text:p>
          </table:table-cell>
          <table:table-cell office:value-type="float" office:value="0.5469" calcext:value-type="float">
            <text:p>0.5469</text:p>
          </table:table-cell>
          <table:table-cell office:value-type="float" office:value="2.13025712115424" calcext:value-type="float">
            <text:p>2.13025712115424</text:p>
          </table:table-cell>
          <table:table-cell office:value-type="float" office:value="1.83578888549926" calcext:value-type="float">
            <text:p>1.83578888549926</text:p>
          </table:table-cell>
          <table:table-cell office:value-type="float" office:value="157.861977062013" calcext:value-type="float">
            <text:p>157.861977062013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office:value-type="float" office:value="0.603216666666667" calcext:value-type="float">
            <text:p>0.603216666666667</text:p>
          </table:table-cell>
          <table:table-cell office:value-type="float" office:value="0.6565" calcext:value-type="float">
            <text:p>0.6565</text:p>
          </table:table-cell>
          <table:table-cell office:value-type="float" office:value="1.59406776303676" calcext:value-type="float">
            <text:p>1.59406776303676</text:p>
          </table:table-cell>
          <table:table-cell office:value-type="float" office:value="1.33310127030512" calcext:value-type="float">
            <text:p>1.33310127030512</text:p>
          </table:table-cell>
          <table:table-cell office:value-type="float" office:value="157.030971416971" calcext:value-type="float">
            <text:p>157.03097141697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218" calcext:value-type="float">
            <text:p>0.7218</text:p>
          </table:table-cell>
          <table:table-cell office:value-type="float" office:value="1.18647638198409" calcext:value-type="float">
            <text:p>1.18647638198409</text:p>
          </table:table-cell>
          <table:table-cell office:value-type="float" office:value="1.00403398882811" calcext:value-type="float">
            <text:p>1.00403398882811</text:p>
          </table:table-cell>
          <table:table-cell office:value-type="float" office:value="156.957215548959" calcext:value-type="float">
            <text:p>156.95721554895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02019705917281" calcext:value-type="float">
            <text:p>0.902019705917281</text:p>
          </table:table-cell>
          <table:table-cell office:value-type="float" office:value="0.778922590100841" calcext:value-type="float">
            <text:p>0.778922590100841</text:p>
          </table:table-cell>
          <table:table-cell office:value-type="float" office:value="156.722943370987" calcext:value-type="float">
            <text:p>156.722943370987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762433333333333" calcext:value-type="float">
            <text:p>0.762433333333333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733691797232323" calcext:value-type="float">
            <text:p>0.733691797232323</text:p>
          </table:table-cell>
          <table:table-cell office:value-type="float" office:value="0.669932159268932" calcext:value-type="float">
            <text:p>0.669932159268932</text:p>
          </table:table-cell>
          <table:table-cell office:value-type="float" office:value="156.657003994973" calcext:value-type="float">
            <text:p>156.657003994973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office:value-type="float" office:value="0.326633333333333" calcext:value-type="float">
            <text:p>0.326633333333333</text:p>
          </table:table-cell>
          <table:table-cell office:value-type="float" office:value="0.4285" calcext:value-type="float">
            <text:p>0.4285</text:p>
          </table:table-cell>
          <table:table-cell office:value-type="float" office:value="2.13215536133313" calcext:value-type="float">
            <text:p>2.13215536133313</text:p>
          </table:table-cell>
          <table:table-cell office:value-type="float" office:value="1.88514103631305" calcext:value-type="float">
            <text:p>1.88514103631305</text:p>
          </table:table-cell>
          <table:table-cell office:value-type="float" office:value="157.689665962011" calcext:value-type="float">
            <text:p>157.68966596201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office:value-type="float" office:value="0.512283333333333" calcext:value-type="float">
            <text:p>0.512283333333333</text:p>
          </table:table-cell>
          <table:table-cell office:value-type="float" office:value="0.6218" calcext:value-type="float">
            <text:p>0.6218</text:p>
          </table:table-cell>
          <table:table-cell office:value-type="float" office:value="1.64917784281123" calcext:value-type="float">
            <text:p>1.64917784281123</text:p>
          </table:table-cell>
          <table:table-cell office:value-type="float" office:value="1.41872855204685" calcext:value-type="float">
            <text:p>1.41872855204685</text:p>
          </table:table-cell>
          <table:table-cell office:value-type="float" office:value="157.384031113994" calcext:value-type="float">
            <text:p>157.384031113994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office:value-type="float" office:value="0.697166666666667" calcext:value-type="float">
            <text:p>0.697166666666667</text:p>
          </table:table-cell>
          <table:table-cell office:value-type="float" office:value="0.7558" calcext:value-type="float">
            <text:p>0.7558</text:p>
          </table:table-cell>
          <table:table-cell office:value-type="float" office:value="1.23071136670326" calcext:value-type="float">
            <text:p>1.23071136670326</text:p>
          </table:table-cell>
          <table:table-cell office:value-type="float" office:value="1.02928608276282" calcext:value-type="float">
            <text:p>1.02928608276282</text:p>
          </table:table-cell>
          <table:table-cell office:value-type="float" office:value="157.259428116959" calcext:value-type="float">
            <text:p>157.25942811695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909320516055073" calcext:value-type="float">
            <text:p>0.909320516055073</text:p>
          </table:table-cell>
          <table:table-cell office:value-type="float" office:value="0.777040876400698" calcext:value-type="float">
            <text:p>0.777040876400698</text:p>
          </table:table-cell>
          <table:table-cell office:value-type="float" office:value="156.989323992981" calcext:value-type="float">
            <text:p>156.98932399298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820383333333333" calcext:value-type="float">
            <text:p>0.820383333333333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709722703294968" calcext:value-type="float">
            <text:p>0.709722703294968</text:p>
          </table:table-cell>
          <table:table-cell office:value-type="float" office:value="0.620377761353353" calcext:value-type="float">
            <text:p>0.620377761353353</text:p>
          </table:table-cell>
          <table:table-cell office:value-type="float" office:value="156.873240399989" calcext:value-type="float">
            <text:p>156.87324039998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4457" calcext:value-type="float">
            <text:p>0.4457</text:p>
          </table:table-cell>
          <table:table-cell office:value-type="float" office:value="2.12532574637358" calcext:value-type="float">
            <text:p>2.12532574637358</text:p>
          </table:table-cell>
          <table:table-cell office:value-type="float" office:value="1.92875429703172" calcext:value-type="float">
            <text:p>1.92875429703172</text:p>
          </table:table-cell>
          <table:table-cell office:value-type="float" office:value="157.902869459998" calcext:value-type="float">
            <text:p>157.902869459998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office:value-type="float" office:value="0.52595" calcext:value-type="float">
            <text:p>0.52595</text:p>
          </table:table-cell>
          <table:table-cell office:value-type="float" office:value="0.6216" calcext:value-type="float">
            <text:p>0.6216</text:p>
          </table:table-cell>
          <table:table-cell office:value-type="float" office:value="1.69763960716313" calcext:value-type="float">
            <text:p>1.69763960716313</text:p>
          </table:table-cell>
          <table:table-cell office:value-type="float" office:value="1.45100408298954" calcext:value-type="float">
            <text:p>1.45100408298954</text:p>
          </table:table-cell>
          <table:table-cell office:value-type="float" office:value="157.467895711015" calcext:value-type="float">
            <text:p>157.46789571101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office:value-type="float" office:value="0.667466666666667" calcext:value-type="float">
            <text:p>0.667466666666667</text:p>
          </table:table-cell>
          <table:table-cell office:value-type="float" office:value="0.6965" calcext:value-type="float">
            <text:p>0.6965</text:p>
          </table:table-cell>
          <table:table-cell office:value-type="float" office:value="1.26676434348387" calcext:value-type="float">
            <text:p>1.26676434348387</text:p>
          </table:table-cell>
          <table:table-cell office:value-type="float" office:value="1.06349118234246" calcext:value-type="float">
            <text:p>1.06349118234246</text:p>
          </table:table-cell>
          <table:table-cell office:value-type="float" office:value="157.170211252" calcext:value-type="float">
            <text:p>157.170211252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723733333333333" calcext:value-type="float">
            <text:p>0.723733333333333</text:p>
          </table:table-cell>
          <table:table-cell office:value-type="float" office:value="0.7551" calcext:value-type="float">
            <text:p>0.7551</text:p>
          </table:table-cell>
          <table:table-cell office:value-type="float" office:value="0.953081131362712" calcext:value-type="float">
            <text:p>0.953081131362712</text:p>
          </table:table-cell>
          <table:table-cell office:value-type="float" office:value="0.818181227346894" calcext:value-type="float">
            <text:p>0.818181227346894</text:p>
          </table:table-cell>
          <table:table-cell office:value-type="float" office:value="156.986067924998" calcext:value-type="float">
            <text:p>156.986067924998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796233333333333" calcext:value-type="float">
            <text:p>0.796233333333333</text:p>
          </table:table-cell>
          <table:table-cell office:value-type="float" office:value="0.8139" calcext:value-type="float">
            <text:p>0.8139</text:p>
          </table:table-cell>
          <table:table-cell office:value-type="float" office:value="0.752961851958273" calcext:value-type="float">
            <text:p>0.752961851958273</text:p>
          </table:table-cell>
          <table:table-cell office:value-type="float" office:value="0.66045663140382" calcext:value-type="float">
            <text:p>0.66045663140382</text:p>
          </table:table-cell>
          <table:table-cell office:value-type="float" office:value="157.079322087986" calcext:value-type="float">
            <text:p>157.079322087986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office:value-type="float" office:value="0.292" calcext:value-type="float">
            <text:p>0.292</text:p>
          </table:table-cell>
          <table:table-cell office:value-type="float" office:value="0.4069" calcext:value-type="float">
            <text:p>0.4069</text:p>
          </table:table-cell>
          <table:table-cell office:value-type="float" office:value="2.12593120260279" calcext:value-type="float">
            <text:p>2.12593120260279</text:p>
          </table:table-cell>
          <table:table-cell office:value-type="float" office:value="1.94233484784509" calcext:value-type="float">
            <text:p>1.94233484784509</text:p>
          </table:table-cell>
          <table:table-cell office:value-type="float" office:value="158.167303822003" calcext:value-type="float">
            <text:p>158.167303822003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office:value-type="float" office:value="0.474066666666667" calcext:value-type="float">
            <text:p>0.474066666666667</text:p>
          </table:table-cell>
          <table:table-cell office:value-type="float" office:value="0.5483" calcext:value-type="float">
            <text:p>0.5483</text:p>
          </table:table-cell>
          <table:table-cell office:value-type="float" office:value="1.73076913186482" calcext:value-type="float">
            <text:p>1.73076913186482</text:p>
          </table:table-cell>
          <table:table-cell office:value-type="float" office:value="1.48983632531136" calcext:value-type="float">
            <text:p>1.48983632531136</text:p>
          </table:table-cell>
          <table:table-cell office:value-type="float" office:value="157.548225184961" calcext:value-type="float">
            <text:p>157.54822518496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6848" calcext:value-type="float">
            <text:p>0.6848</text:p>
          </table:table-cell>
          <table:table-cell office:value-type="float" office:value="1.30993964893223" calcext:value-type="float">
            <text:p>1.30993964893223</text:p>
          </table:table-cell>
          <table:table-cell office:value-type="float" office:value="1.11008204396363" calcext:value-type="float">
            <text:p>1.11008204396363</text:p>
          </table:table-cell>
          <table:table-cell office:value-type="float" office:value="157.37899076601" calcext:value-type="float">
            <text:p>157.378990766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749066666666667" calcext:value-type="float">
            <text:p>0.749066666666667</text:p>
          </table:table-cell>
          <table:table-cell office:value-type="float" office:value="0.7786" calcext:value-type="float">
            <text:p>0.7786</text:p>
          </table:table-cell>
          <table:table-cell office:value-type="float" office:value="0.989540587038374" calcext:value-type="float">
            <text:p>0.989540587038374</text:p>
          </table:table-cell>
          <table:table-cell office:value-type="float" office:value="0.848735819576652" calcext:value-type="float">
            <text:p>0.848735819576652</text:p>
          </table:table-cell>
          <table:table-cell office:value-type="float" office:value="157.130425120005" calcext:value-type="float">
            <text:p>157.13042512000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791866666666667" calcext:value-type="float">
            <text:p>0.791866666666667</text:p>
          </table:table-cell>
          <table:table-cell office:value-type="float" office:value="0.7965" calcext:value-type="float">
            <text:p>0.7965</text:p>
          </table:table-cell>
          <table:table-cell office:value-type="float" office:value="0.779380914308369" calcext:value-type="float">
            <text:p>0.779380914308369</text:p>
          </table:table-cell>
          <table:table-cell office:value-type="float" office:value="0.68595543029202" calcext:value-type="float">
            <text:p>0.68595543029202</text:p>
          </table:table-cell>
          <table:table-cell office:value-type="float" office:value="157.165105094959" calcext:value-type="float">
            <text:p>157.16510509495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office:value-type="float" office:value="0.37815" calcext:value-type="float">
            <text:p>0.37815</text:p>
          </table:table-cell>
          <table:table-cell office:value-type="float" office:value="0.4804" calcext:value-type="float">
            <text:p>0.4804</text:p>
          </table:table-cell>
          <table:table-cell office:value-type="float" office:value="2.13204793927512" calcext:value-type="float">
            <text:p>2.13204793927512</text:p>
          </table:table-cell>
          <table:table-cell office:value-type="float" office:value="1.87522729415043" calcext:value-type="float">
            <text:p>1.87522729415043</text:p>
          </table:table-cell>
          <table:table-cell office:value-type="float" office:value="157.790774530033" calcext:value-type="float">
            <text:p>157.790774530033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office:value-type="float" office:value="0.543816666666667" calcext:value-type="float">
            <text:p>0.543816666666667</text:p>
          </table:table-cell>
          <table:table-cell office:value-type="float" office:value="0.632" calcext:value-type="float">
            <text:p>0.632</text:p>
          </table:table-cell>
          <table:table-cell office:value-type="float" office:value="1.60158275185363" calcext:value-type="float">
            <text:p>1.60158275185363</text:p>
          </table:table-cell>
          <table:table-cell office:value-type="float" office:value="1.32863856500881" calcext:value-type="float">
            <text:p>1.32863856500881</text:p>
          </table:table-cell>
          <table:table-cell office:value-type="float" office:value="157.396452202986" calcext:value-type="float">
            <text:p>157.396452202986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office:value-type="float" office:value="0.666783333333333" calcext:value-type="float">
            <text:p>0.666783333333333</text:p>
          </table:table-cell>
          <table:table-cell office:value-type="float" office:value="0.7285" calcext:value-type="float">
            <text:p>0.7285</text:p>
          </table:table-cell>
          <table:table-cell office:value-type="float" office:value="1.16647058896927" calcext:value-type="float">
            <text:p>1.16647058896927</text:p>
          </table:table-cell>
          <table:table-cell office:value-type="float" office:value="0.983629437768535" calcext:value-type="float">
            <text:p>0.983629437768535</text:p>
          </table:table-cell>
          <table:table-cell office:value-type="float" office:value="157.371208093013" calcext:value-type="float">
            <text:p>157.371208093013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764966666666667" calcext:value-type="float">
            <text:p>0.764966666666667</text:p>
          </table:table-cell>
          <table:table-cell office:value-type="float" office:value="0.7887" calcext:value-type="float">
            <text:p>0.7887</text:p>
          </table:table-cell>
          <table:table-cell office:value-type="float" office:value="0.899555873769179" calcext:value-type="float">
            <text:p>0.899555873769179</text:p>
          </table:table-cell>
          <table:table-cell office:value-type="float" office:value="0.77856447666314" calcext:value-type="float">
            <text:p>0.77856447666314</text:p>
          </table:table-cell>
          <table:table-cell office:value-type="float" office:value="157.166423237999" calcext:value-type="float">
            <text:p>157.166423237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799416666666667" calcext:value-type="float">
            <text:p>0.799416666666667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725666319097537" calcext:value-type="float">
            <text:p>0.725666319097537</text:p>
          </table:table-cell>
          <table:table-cell office:value-type="float" office:value="0.644323630697408" calcext:value-type="float">
            <text:p>0.644323630697408</text:p>
          </table:table-cell>
          <table:table-cell office:value-type="float" office:value="157.128878804971" calcext:value-type="float">
            <text:p>157.12887880497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546033333333333" calcext:value-type="float">
            <text:p>0.546033333333333</text:p>
          </table:table-cell>
          <table:table-cell office:value-type="float" office:value="0.7214" calcext:value-type="float">
            <text:p>0.7214</text:p>
          </table:table-cell>
          <table:table-cell office:value-type="float" office:value="1.55378514490148" calcext:value-type="float">
            <text:p>1.55378514490148</text:p>
          </table:table-cell>
          <table:table-cell office:value-type="float" office:value="0.994531109074878" calcext:value-type="float">
            <text:p>0.994531109074878</text:p>
          </table:table-cell>
          <table:table-cell office:value-type="float" office:value="157.685869474022" calcext:value-type="float">
            <text:p>157.68586947402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771083333333333" calcext:value-type="float">
            <text:p>0.771083333333333</text:p>
          </table:table-cell>
          <table:table-cell office:value-type="float" office:value="0.7928" calcext:value-type="float">
            <text:p>0.7928</text:p>
          </table:table-cell>
          <table:table-cell office:value-type="float" office:value="0.75616758016508" calcext:value-type="float">
            <text:p>0.75616758016508</text:p>
          </table:table-cell>
          <table:table-cell office:value-type="float" office:value="0.598164634150305" calcext:value-type="float">
            <text:p>0.598164634150305</text:p>
          </table:table-cell>
          <table:table-cell office:value-type="float" office:value="157.161789053993" calcext:value-type="float">
            <text:p>157.161789053993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818166666666667" calcext:value-type="float">
            <text:p>0.818166666666667</text:p>
          </table:table-cell>
          <table:table-cell office:value-type="float" office:value="0.836" calcext:value-type="float">
            <text:p>0.836</text:p>
          </table:table-cell>
          <table:table-cell office:value-type="float" office:value="0.532876363028087" calcext:value-type="float">
            <text:p>0.532876363028087</text:p>
          </table:table-cell>
          <table:table-cell office:value-type="float" office:value="0.474955567129099" calcext:value-type="float">
            <text:p>0.474955567129099</text:p>
          </table:table-cell>
          <table:table-cell office:value-type="float" office:value="157.160581928969" calcext:value-type="float">
            <text:p>157.16058192896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425147065015109" calcext:value-type="float">
            <text:p>0.425147065015109</text:p>
          </table:table-cell>
          <table:table-cell office:value-type="float" office:value="0.407997564240626" calcext:value-type="float">
            <text:p>0.407997564240626</text:p>
          </table:table-cell>
          <table:table-cell office:value-type="float" office:value="157.230554319976" calcext:value-type="float">
            <text:p>157.230554319976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358575582551931" calcext:value-type="float">
            <text:p>0.358575582551931</text:p>
          </table:table-cell>
          <table:table-cell office:value-type="float" office:value="0.374381716843623" calcext:value-type="float">
            <text:p>0.374381716843623</text:p>
          </table:table-cell>
          <table:table-cell office:value-type="float" office:value="157.069122724002" calcext:value-type="float">
            <text:p>157.06912272400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57095" calcext:value-type="float">
            <text:p>0.57095</text:p>
          </table:table-cell>
          <table:table-cell office:value-type="float" office:value="0.7402" calcext:value-type="float">
            <text:p>0.7402</text:p>
          </table:table-cell>
          <table:table-cell office:value-type="float" office:value="1.56351845503362" calcext:value-type="float">
            <text:p>1.56351845503362</text:p>
          </table:table-cell>
          <table:table-cell office:value-type="float" office:value="0.939305616412193" calcext:value-type="float">
            <text:p>0.939305616412193</text:p>
          </table:table-cell>
          <table:table-cell office:value-type="float" office:value="157.582460414968" calcext:value-type="float">
            <text:p>157.58246041496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772316666666667" calcext:value-type="float">
            <text:p>0.772316666666667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740613932739189" calcext:value-type="float">
            <text:p>0.740613932739189</text:p>
          </table:table-cell>
          <table:table-cell office:value-type="float" office:value="0.596678262493413" calcext:value-type="float">
            <text:p>0.596678262493413</text:p>
          </table:table-cell>
          <table:table-cell office:value-type="float" office:value="157.122297150025" calcext:value-type="float">
            <text:p>157.122297150025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823716666666667" calcext:value-type="float">
            <text:p>0.823716666666667</text:p>
          </table:table-cell>
          <table:table-cell office:value-type="float" office:value="0.839" calcext:value-type="float">
            <text:p>0.839</text:p>
          </table:table-cell>
          <table:table-cell office:value-type="float" office:value="0.525839830671292" calcext:value-type="float">
            <text:p>0.525839830671292</text:p>
          </table:table-cell>
          <table:table-cell office:value-type="float" office:value="0.472953089673048" calcext:value-type="float">
            <text:p>0.472953089673048</text:p>
          </table:table-cell>
          <table:table-cell office:value-type="float" office:value="157.156342422008" calcext:value-type="float">
            <text:p>157.15634242200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860166666666667" calcext:value-type="float">
            <text:p>0.860166666666667</text:p>
          </table:table-cell>
          <table:table-cell office:value-type="float" office:value="0.8563" calcext:value-type="float">
            <text:p>0.8563</text:p>
          </table:table-cell>
          <table:table-cell office:value-type="float" office:value="0.417743083891838" calcext:value-type="float">
            <text:p>0.417743083891838</text:p>
          </table:table-cell>
          <table:table-cell office:value-type="float" office:value="0.407250335641727" calcext:value-type="float">
            <text:p>0.407250335641727</text:p>
          </table:table-cell>
          <table:table-cell office:value-type="float" office:value="157.279612015991" calcext:value-type="float">
            <text:p>157.27961201599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880983333333333" calcext:value-type="float">
            <text:p>0.880983333333333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352666506889278" calcext:value-type="float">
            <text:p>0.352666506889278</text:p>
          </table:table-cell>
          <table:table-cell office:value-type="float" office:value="0.373079672645611" calcext:value-type="float">
            <text:p>0.373079672645611</text:p>
          </table:table-cell>
          <table:table-cell office:value-type="float" office:value="157.199333805998" calcext:value-type="float">
            <text:p>157.19933380599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585" calcext:value-type="float">
            <text:p>0.585</text:p>
          </table:table-cell>
          <table:table-cell office:value-type="float" office:value="0.7526" calcext:value-type="float">
            <text:p>0.7526</text:p>
          </table:table-cell>
          <table:table-cell office:value-type="float" office:value="1.53208073910111" calcext:value-type="float">
            <text:p>1.53208073910111</text:p>
          </table:table-cell>
          <table:table-cell office:value-type="float" office:value="0.908745416790057" calcext:value-type="float">
            <text:p>0.908745416790057</text:p>
          </table:table-cell>
          <table:table-cell office:value-type="float" office:value="157.531369737" calcext:value-type="float">
            <text:p>157.531369737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781833333333333" calcext:value-type="float">
            <text:p>0.781833333333333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708623850396447" calcext:value-type="float">
            <text:p>0.708623850396447</text:p>
          </table:table-cell>
          <table:table-cell office:value-type="float" office:value="0.5734502063815" calcext:value-type="float">
            <text:p>0.5734502063815</text:p>
          </table:table-cell>
          <table:table-cell office:value-type="float" office:value="157.276551633957" calcext:value-type="float">
            <text:p>157.276551633957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835283333333333" calcext:value-type="float">
            <text:p>0.835283333333333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501042084113113" calcext:value-type="float">
            <text:p>0.501042084113113</text:p>
          </table:table-cell>
          <table:table-cell office:value-type="float" office:value="0.454081797011339" calcext:value-type="float">
            <text:p>0.454081797011339</text:p>
          </table:table-cell>
          <table:table-cell office:value-type="float" office:value="157.308939073002" calcext:value-type="float">
            <text:p>157.30893907300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867883333333333" calcext:value-type="float">
            <text:p>0.867883333333333</text:p>
          </table:table-cell>
          <table:table-cell office:value-type="float" office:value="0.8623" calcext:value-type="float">
            <text:p>0.8623</text:p>
          </table:table-cell>
          <table:table-cell office:value-type="float" office:value="0.401305249346091" calcext:value-type="float">
            <text:p>0.401305249346091</text:p>
          </table:table-cell>
          <table:table-cell office:value-type="float" office:value="0.39635435809755" calcext:value-type="float">
            <text:p>0.39635435809755</text:p>
          </table:table-cell>
          <table:table-cell office:value-type="float" office:value="157.276154302992" calcext:value-type="float">
            <text:p>157.27615430299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88715" calcext:value-type="float">
            <text:p>0.88715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341113160318657" calcext:value-type="float">
            <text:p>0.341113160318657</text:p>
          </table:table-cell>
          <table:table-cell office:value-type="float" office:value="0.367999055203359" calcext:value-type="float">
            <text:p>0.367999055203359</text:p>
          </table:table-cell>
          <table:table-cell office:value-type="float" office:value="157.292708321009" calcext:value-type="float">
            <text:p>157.29270832100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6058" calcext:value-type="float">
            <text:p>0.6058</text:p>
          </table:table-cell>
          <table:table-cell office:value-type="float" office:value="0.7562" calcext:value-type="float">
            <text:p>0.7562</text:p>
          </table:table-cell>
          <table:table-cell office:value-type="float" office:value="1.5560162065507" calcext:value-type="float">
            <text:p>1.5560162065507</text:p>
          </table:table-cell>
          <table:table-cell office:value-type="float" office:value="0.887291448890783" calcext:value-type="float">
            <text:p>0.887291448890783</text:p>
          </table:table-cell>
          <table:table-cell office:value-type="float" office:value="158.277258149988" calcext:value-type="float">
            <text:p>158.27725814998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792383333333333" calcext:value-type="float">
            <text:p>0.792383333333333</text:p>
          </table:table-cell>
          <table:table-cell office:value-type="float" office:value="0.8204" calcext:value-type="float">
            <text:p>0.8204</text:p>
          </table:table-cell>
          <table:table-cell office:value-type="float" office:value="0.683691531546843" calcext:value-type="float">
            <text:p>0.683691531546843</text:p>
          </table:table-cell>
          <table:table-cell office:value-type="float" office:value="0.539343471929526" calcext:value-type="float">
            <text:p>0.539343471929526</text:p>
          </table:table-cell>
          <table:table-cell office:value-type="float" office:value="157.719286517007" calcext:value-type="float">
            <text:p>157.719286517007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846666666666667" calcext:value-type="float">
            <text:p>0.846666666666667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472737886837678" calcext:value-type="float">
            <text:p>0.472737886837678</text:p>
          </table:table-cell>
          <table:table-cell office:value-type="float" office:value="0.433805438933099" calcext:value-type="float">
            <text:p>0.433805438933099</text:p>
          </table:table-cell>
          <table:table-cell office:value-type="float" office:value="157.60209616099" calcext:value-type="float">
            <text:p>157.602096160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872333333333333" calcext:value-type="float">
            <text:p>0.872333333333333</text:p>
          </table:table-cell>
          <table:table-cell office:value-type="float" office:value="0.863" calcext:value-type="float">
            <text:p>0.863</text:p>
          </table:table-cell>
          <table:table-cell office:value-type="float" office:value="0.384372488474414" calcext:value-type="float">
            <text:p>0.384372488474414</text:p>
          </table:table-cell>
          <table:table-cell office:value-type="float" office:value="0.389122081125618" calcext:value-type="float">
            <text:p>0.389122081125618</text:p>
          </table:table-cell>
          <table:table-cell office:value-type="float" office:value="157.532373366994" calcext:value-type="float">
            <text:p>157.532373366994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332043213424271" calcext:value-type="float">
            <text:p>0.332043213424271</text:p>
          </table:table-cell>
          <table:table-cell office:value-type="float" office:value="0.367063494672061" calcext:value-type="float">
            <text:p>0.367063494672061</text:p>
          </table:table-cell>
          <table:table-cell office:value-type="float" office:value="157.624118858017" calcext:value-type="float">
            <text:p>157.624118858017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584733333333333" calcext:value-type="float">
            <text:p>0.584733333333333</text:p>
          </table:table-cell>
          <table:table-cell office:value-type="float" office:value="0.7547" calcext:value-type="float">
            <text:p>0.7547</text:p>
          </table:table-cell>
          <table:table-cell office:value-type="float" office:value="1.51310311845625" calcext:value-type="float">
            <text:p>1.51310311845625</text:p>
          </table:table-cell>
          <table:table-cell office:value-type="float" office:value="0.852241776171763" calcext:value-type="float">
            <text:p>0.852241776171763</text:p>
          </table:table-cell>
          <table:table-cell office:value-type="float" office:value="157.45782328496" calcext:value-type="float">
            <text:p>157.45782328496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785133333333333" calcext:value-type="float">
            <text:p>0.785133333333333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690751128835973" calcext:value-type="float">
            <text:p>0.690751128835973</text:p>
          </table:table-cell>
          <table:table-cell office:value-type="float" office:value="0.555325749763258" calcext:value-type="float">
            <text:p>0.555325749763258</text:p>
          </table:table-cell>
          <table:table-cell office:value-type="float" office:value="157.019049267983" calcext:value-type="float">
            <text:p>157.019049267983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837716666666667" calcext:value-type="float">
            <text:p>0.837716666666667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494280636580641" calcext:value-type="float">
            <text:p>0.494280636580641</text:p>
          </table:table-cell>
          <table:table-cell office:value-type="float" office:value="0.445819293047972" calcext:value-type="float">
            <text:p>0.445819293047972</text:p>
          </table:table-cell>
          <table:table-cell office:value-type="float" office:value="156.984525508015" calcext:value-type="float">
            <text:p>156.984525508015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867116666666667" calcext:value-type="float">
            <text:p>0.86711666666666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39759026899902" calcext:value-type="float">
            <text:p>0.39759026899902</text:p>
          </table:table-cell>
          <table:table-cell office:value-type="float" office:value="0.392152352792442" calcext:value-type="float">
            <text:p>0.392152352792442</text:p>
          </table:table-cell>
          <table:table-cell office:value-type="float" office:value="156.932062465989" calcext:value-type="float">
            <text:p>156.93206246598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887933333333333" calcext:value-type="float">
            <text:p>0.887933333333333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338066903894136" calcext:value-type="float">
            <text:p>0.338066903894136</text:p>
          </table:table-cell>
          <table:table-cell office:value-type="float" office:value="0.365028404506149" calcext:value-type="float">
            <text:p>0.365028404506149</text:p>
          </table:table-cell>
          <table:table-cell office:value-type="float" office:value="156.978774342977" calcext:value-type="float">
            <text:p>156.978774342977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707283333333333" calcext:value-type="float">
            <text:p>0.707283333333333</text:p>
          </table:table-cell>
          <table:table-cell office:value-type="float" office:value="0.7967" calcext:value-type="float">
            <text:p>0.7967</text:p>
          </table:table-cell>
          <table:table-cell office:value-type="float" office:value="1.00459303730714" calcext:value-type="float">
            <text:p>1.00459303730714</text:p>
          </table:table-cell>
          <table:table-cell office:value-type="float" office:value="0.575756261303167" calcext:value-type="float">
            <text:p>0.575756261303167</text:p>
          </table:table-cell>
          <table:table-cell office:value-type="float" office:value="156.415688581998" calcext:value-type="float">
            <text:p>156.415688581998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829633333333333" calcext:value-type="float">
            <text:p>0.829633333333333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484494730401268" calcext:value-type="float">
            <text:p>0.484494730401268</text:p>
          </table:table-cell>
          <table:table-cell office:value-type="float" office:value="0.438428422732718" calcext:value-type="float">
            <text:p>0.438428422732718</text:p>
          </table:table-cell>
          <table:table-cell office:value-type="float" office:value="156.302883857978" calcext:value-type="float">
            <text:p>156.302883857978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865466666666667" calcext:value-type="float">
            <text:p>0.865466666666667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379525788875023" calcext:value-type="float">
            <text:p>0.379525788875023</text:p>
          </table:table-cell>
          <table:table-cell office:value-type="float" office:value="0.389927145402143" calcext:value-type="float">
            <text:p>0.389927145402143</text:p>
          </table:table-cell>
          <table:table-cell office:value-type="float" office:value="156.199073700991" calcext:value-type="float">
            <text:p>156.19907370099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88515" calcext:value-type="float">
            <text:p>0.88515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324245561907159" calcext:value-type="float">
            <text:p>0.324245561907159</text:p>
          </table:table-cell>
          <table:table-cell office:value-type="float" office:value="0.367489708362112" calcext:value-type="float">
            <text:p>0.367489708362112</text:p>
          </table:table-cell>
          <table:table-cell office:value-type="float" office:value="156.503928600054" calcext:value-type="float">
            <text:p>156.503928600054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899766666666667" calcext:value-type="float">
            <text:p>0.899766666666667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284031338981792" calcext:value-type="float">
            <text:p>0.284031338981792</text:p>
          </table:table-cell>
          <table:table-cell office:value-type="float" office:value="0.357009427657553" calcext:value-type="float">
            <text:p>0.357009427657553</text:p>
          </table:table-cell>
          <table:table-cell office:value-type="float" office:value="156.875777383044" calcext:value-type="float">
            <text:p>156.875777383044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698183333333333" calcext:value-type="float">
            <text:p>0.698183333333333</text:p>
          </table:table-cell>
          <table:table-cell office:value-type="float" office:value="0.7993" calcext:value-type="float">
            <text:p>0.7993</text:p>
          </table:table-cell>
          <table:table-cell office:value-type="float" office:value="1.05364436238432" calcext:value-type="float">
            <text:p>1.05364436238432</text:p>
          </table:table-cell>
          <table:table-cell office:value-type="float" office:value="0.573854442804482" calcext:value-type="float">
            <text:p>0.573854442804482</text:p>
          </table:table-cell>
          <table:table-cell office:value-type="float" office:value="156.801975698036" calcext:value-type="float">
            <text:p>156.80197569803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481249945631414" calcext:value-type="float">
            <text:p>0.481249945631414</text:p>
          </table:table-cell>
          <table:table-cell office:value-type="float" office:value="0.428673862272007" calcext:value-type="float">
            <text:p>0.428673862272007</text:p>
          </table:table-cell>
          <table:table-cell office:value-type="float" office:value="156.789673157036" calcext:value-type="float">
            <text:p>156.78967315703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868466666666667" calcext:value-type="float">
            <text:p>0.868466666666667</text:p>
          </table:table-cell>
          <table:table-cell office:value-type="float" office:value="0.864" calcext:value-type="float">
            <text:p>0.864</text:p>
          </table:table-cell>
          <table:table-cell office:value-type="float" office:value="0.373587145130517" calcext:value-type="float">
            <text:p>0.373587145130517</text:p>
          </table:table-cell>
          <table:table-cell office:value-type="float" office:value="0.378574033926247" calcext:value-type="float">
            <text:p>0.378574033926247</text:p>
          </table:table-cell>
          <table:table-cell office:value-type="float" office:value="156.798376641003" calcext:value-type="float">
            <text:p>156.798376641003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887933333333333" calcext:value-type="float">
            <text:p>0.887933333333333</text:p>
          </table:table-cell>
          <table:table-cell office:value-type="float" office:value="0.8716" calcext:value-type="float">
            <text:p>0.8716</text:p>
          </table:table-cell>
          <table:table-cell office:value-type="float" office:value="0.317679374671376" calcext:value-type="float">
            <text:p>0.317679374671376</text:p>
          </table:table-cell>
          <table:table-cell office:value-type="float" office:value="0.352228732055919" calcext:value-type="float">
            <text:p>0.352228732055919</text:p>
          </table:table-cell>
          <table:table-cell office:value-type="float" office:value="156.82024766301" calcext:value-type="float">
            <text:p>156.820247663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90295" calcext:value-type="float">
            <text:p>0.90295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276740401379589" calcext:value-type="float">
            <text:p>0.276740401379589</text:p>
          </table:table-cell>
          <table:table-cell office:value-type="float" office:value="0.336947814484311" calcext:value-type="float">
            <text:p>0.336947814484311</text:p>
          </table:table-cell>
          <table:table-cell office:value-type="float" office:value="156.836672505015" calcext:value-type="float">
            <text:p>156.836672505015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7971" calcext:value-type="float">
            <text:p>0.7971</text:p>
          </table:table-cell>
          <table:table-cell office:value-type="float" office:value="1.02924552029257" calcext:value-type="float">
            <text:p>1.02924552029257</text:p>
          </table:table-cell>
          <table:table-cell office:value-type="float" office:value="0.57805088257334" calcext:value-type="float">
            <text:p>0.57805088257334</text:p>
          </table:table-cell>
          <table:table-cell office:value-type="float" office:value="157.66003949201" calcext:value-type="float">
            <text:p>157.660039492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832433333333333" calcext:value-type="float">
            <text:p>0.832433333333333</text:p>
          </table:table-cell>
          <table:table-cell office:value-type="float" office:value="0.849" calcext:value-type="float">
            <text:p>0.849</text:p>
          </table:table-cell>
          <table:table-cell office:value-type="float" office:value="0.484536193660709" calcext:value-type="float">
            <text:p>0.484536193660709</text:p>
          </table:table-cell>
          <table:table-cell office:value-type="float" office:value="0.431017910883685" calcext:value-type="float">
            <text:p>0.431017910883685</text:p>
          </table:table-cell>
          <table:table-cell office:value-type="float" office:value="157.518019196054" calcext:value-type="float">
            <text:p>157.518019196054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867983333333333" calcext:value-type="float">
            <text:p>0.867983333333333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374982169378541" calcext:value-type="float">
            <text:p>0.374982169378541</text:p>
          </table:table-cell>
          <table:table-cell office:value-type="float" office:value="0.385891377546225" calcext:value-type="float">
            <text:p>0.385891377546225</text:p>
          </table:table-cell>
          <table:table-cell office:value-type="float" office:value="157.294477877964" calcext:value-type="float">
            <text:p>157.294477877964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317395957437024" calcext:value-type="float">
            <text:p>0.317395957437024</text:p>
          </table:table-cell>
          <table:table-cell office:value-type="float" office:value="0.362337636435108" calcext:value-type="float">
            <text:p>0.362337636435108</text:p>
          </table:table-cell>
          <table:table-cell office:value-type="float" office:value="157.233374675037" calcext:value-type="float">
            <text:p>157.233374675037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27626859604804" calcext:value-type="float">
            <text:p>0.27626859604804</text:p>
          </table:table-cell>
          <table:table-cell office:value-type="float" office:value="0.350616925366365" calcext:value-type="float">
            <text:p>0.350616925366365</text:p>
          </table:table-cell>
          <table:table-cell office:value-type="float" office:value="157.358708546031" calcext:value-type="float">
            <text:p>157.35870854603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71425" calcext:value-type="float">
            <text:p>0.71425</text:p>
          </table:table-cell>
          <table:table-cell office:value-type="float" office:value="0.801" calcext:value-type="float">
            <text:p>0.801</text:p>
          </table:table-cell>
          <table:table-cell office:value-type="float" office:value="0.992997889738601" calcext:value-type="float">
            <text:p>0.992997889738601</text:p>
          </table:table-cell>
          <table:table-cell office:value-type="float" office:value="0.566545593890415" calcext:value-type="float">
            <text:p>0.566545593890415</text:p>
          </table:table-cell>
          <table:table-cell office:value-type="float" office:value="156.892866129987" calcext:value-type="float">
            <text:p>156.892866129987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834233333333333" calcext:value-type="float">
            <text:p>0.834233333333333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47696639193909" calcext:value-type="float">
            <text:p>0.47696639193909</text:p>
          </table:table-cell>
          <table:table-cell office:value-type="float" office:value="0.432121947407723" calcext:value-type="float">
            <text:p>0.432121947407723</text:p>
          </table:table-cell>
          <table:table-cell office:value-type="float" office:value="156.515577098005" calcext:value-type="float">
            <text:p>156.515577098005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870316666666667" calcext:value-type="float">
            <text:p>0.870316666666667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370664278279617" calcext:value-type="float">
            <text:p>0.370664278279617</text:p>
          </table:table-cell>
          <table:table-cell office:value-type="float" office:value="0.379695472443939" calcext:value-type="float">
            <text:p>0.379695472443939</text:p>
          </table:table-cell>
          <table:table-cell office:value-type="float" office:value="156.822144647012" calcext:value-type="float">
            <text:p>156.822144647012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889566666666667" calcext:value-type="float">
            <text:p>0.889566666666667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313160170242985" calcext:value-type="float">
            <text:p>0.313160170242985</text:p>
          </table:table-cell>
          <table:table-cell office:value-type="float" office:value="0.35542544770013" calcext:value-type="float">
            <text:p>0.35542544770013</text:p>
          </table:table-cell>
          <table:table-cell office:value-type="float" office:value="157.941467238008" calcext:value-type="float">
            <text:p>157.941467238008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904316666666667" calcext:value-type="float">
            <text:p>0.904316666666667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272348312641194" calcext:value-type="float">
            <text:p>0.272348312641194</text:p>
          </table:table-cell>
          <table:table-cell office:value-type="float" office:value="0.342384421047132" calcext:value-type="float">
            <text:p>0.342384421047132</text:p>
          </table:table-cell>
          <table:table-cell office:value-type="float" office:value="156.843470675987" calcext:value-type="float">
            <text:p>156.843470675987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706716666666667" calcext:value-type="float">
            <text:p>0.706716666666667</text:p>
          </table:table-cell>
          <table:table-cell office:value-type="float" office:value="0.8002" calcext:value-type="float">
            <text:p>0.8002</text:p>
          </table:table-cell>
          <table:table-cell office:value-type="float" office:value="1.01915837309635" calcext:value-type="float">
            <text:p>1.01915837309635</text:p>
          </table:table-cell>
          <table:table-cell office:value-type="float" office:value="0.573743658840277" calcext:value-type="float">
            <text:p>0.573743658840277</text:p>
          </table:table-cell>
          <table:table-cell office:value-type="float" office:value="156.951115544012" calcext:value-type="float">
            <text:p>156.951115544012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475726877257768" calcext:value-type="float">
            <text:p>0.475726877257768</text:p>
          </table:table-cell>
          <table:table-cell office:value-type="float" office:value="0.429532985493636" calcext:value-type="float">
            <text:p>0.429532985493636</text:p>
          </table:table-cell>
          <table:table-cell office:value-type="float" office:value="160.175205370004" calcext:value-type="float">
            <text:p>160.175205370004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86995" calcext:value-type="float">
            <text:p>0.86995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371237448458351" calcext:value-type="float">
            <text:p>0.371237448458351</text:p>
          </table:table-cell>
          <table:table-cell office:value-type="float" office:value="0.382033019593567" calcext:value-type="float">
            <text:p>0.382033019593567</text:p>
          </table:table-cell>
          <table:table-cell office:value-type="float" office:value="156.929913226981" calcext:value-type="float">
            <text:p>156.92991322698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316645622666457" calcext:value-type="float">
            <text:p>0.316645622666457</text:p>
          </table:table-cell>
          <table:table-cell office:value-type="float" office:value="0.360735865630162" calcext:value-type="float">
            <text:p>0.360735865630162</text:p>
          </table:table-cell>
          <table:table-cell office:value-type="float" office:value="158.629124553991" calcext:value-type="float">
            <text:p>158.62912455399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903633333333333" calcext:value-type="float">
            <text:p>0.903633333333333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276294919020776" calcext:value-type="float">
            <text:p>0.276294919020776</text:p>
          </table:table-cell>
          <table:table-cell office:value-type="float" office:value="0.347975068743442" calcext:value-type="float">
            <text:p>0.347975068743442</text:p>
          </table:table-cell>
          <table:table-cell office:value-type="float" office:value="156.922141151968" calcext:value-type="float">
            <text:p>156.922141151968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764333333333333" calcext:value-type="float">
            <text:p>0.764333333333333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759093420560172" calcext:value-type="float">
            <text:p>0.759093420560172</text:p>
          </table:table-cell>
          <table:table-cell office:value-type="float" office:value="0.487732937191702" calcext:value-type="float">
            <text:p>0.487732937191702</text:p>
          </table:table-cell>
          <table:table-cell office:value-type="float" office:value="156.488022214035" calcext:value-type="float">
            <text:p>156.488022214035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853333333333333" calcext:value-type="float">
            <text:p>0.853333333333333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416706184016616" calcext:value-type="float">
            <text:p>0.416706184016616</text:p>
          </table:table-cell>
          <table:table-cell office:value-type="float" office:value="0.400699328370155" calcext:value-type="float">
            <text:p>0.400699328370155</text:p>
          </table:table-cell>
          <table:table-cell office:value-type="float" office:value="156.342063630989" calcext:value-type="float">
            <text:p>156.34206363098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342304856808328" calcext:value-type="float">
            <text:p>0.342304856808328</text:p>
          </table:table-cell>
          <table:table-cell office:value-type="float" office:value="0.365084473779247" calcext:value-type="float">
            <text:p>0.365084473779247</text:p>
          </table:table-cell>
          <table:table-cell office:value-type="float" office:value="156.19143808505" calcext:value-type="float">
            <text:p>156.19143808505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895133333333333" calcext:value-type="float">
            <text:p>0.895133333333333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296660377304437" calcext:value-type="float">
            <text:p>0.296660377304437</text:p>
          </table:table-cell>
          <table:table-cell office:value-type="float" office:value="0.344062562201433" calcext:value-type="float">
            <text:p>0.344062562201433</text:p>
          </table:table-cell>
          <table:table-cell office:value-type="float" office:value="156.408316506946" calcext:value-type="float">
            <text:p>156.408316506946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90895" calcext:value-type="float">
            <text:p>0.90895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260953961023644" calcext:value-type="float">
            <text:p>0.260953961023644</text:p>
          </table:table-cell>
          <table:table-cell office:value-type="float" office:value="0.332257358701366" calcext:value-type="float">
            <text:p>0.332257358701366</text:p>
          </table:table-cell>
          <table:table-cell office:value-type="float" office:value="156.279505025013" calcext:value-type="float">
            <text:p>156.27950502501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7483" calcext:value-type="float">
            <text:p>0.7483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776752318718286" calcext:value-type="float">
            <text:p>0.776752318718286</text:p>
          </table:table-cell>
          <table:table-cell office:value-type="float" office:value="0.49196040241202" calcext:value-type="float">
            <text:p>0.49196040241202</text:p>
          </table:table-cell>
          <table:table-cell office:value-type="float" office:value="156.856212130981" calcext:value-type="float">
            <text:p>156.85621213098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850116666666667" calcext:value-type="float">
            <text:p>0.850116666666667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419961953674679" calcext:value-type="float">
            <text:p>0.419961953674679</text:p>
          </table:table-cell>
          <table:table-cell office:value-type="float" office:value="0.397379109813909" calcext:value-type="float">
            <text:p>0.397379109813909</text:p>
          </table:table-cell>
          <table:table-cell office:value-type="float" office:value="156.71137479" calcext:value-type="float">
            <text:p>156.7113747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879433333333333" calcext:value-type="float">
            <text:p>0.879433333333333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340812406750884" calcext:value-type="float">
            <text:p>0.340812406750884</text:p>
          </table:table-cell>
          <table:table-cell office:value-type="float" office:value="0.362103008540573" calcext:value-type="float">
            <text:p>0.362103008540573</text:p>
          </table:table-cell>
          <table:table-cell office:value-type="float" office:value="156.816766667005" calcext:value-type="float">
            <text:p>156.816766667005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895366666666667" calcext:value-type="float">
            <text:p>0.895366666666667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293583622905237" calcext:value-type="float">
            <text:p>0.293583622905237</text:p>
          </table:table-cell>
          <table:table-cell office:value-type="float" office:value="0.343023408465325" calcext:value-type="float">
            <text:p>0.343023408465325</text:p>
          </table:table-cell>
          <table:table-cell office:value-type="float" office:value="156.657905418018" calcext:value-type="float">
            <text:p>156.657905418018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909416666666667" calcext:value-type="float">
            <text:p>0.909416666666667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257416088896583" calcext:value-type="float">
            <text:p>0.257416088896583</text:p>
          </table:table-cell>
          <table:table-cell office:value-type="float" office:value="0.332224086164289" calcext:value-type="float">
            <text:p>0.332224086164289</text:p>
          </table:table-cell>
          <table:table-cell office:value-type="float" office:value="156.723017106007" calcext:value-type="float">
            <text:p>156.723017106007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756316666666667" calcext:value-type="float">
            <text:p>0.756316666666667</text:p>
          </table:table-cell>
          <table:table-cell office:value-type="float" office:value="0.822" calcext:value-type="float">
            <text:p>0.822</text:p>
          </table:table-cell>
          <table:table-cell office:value-type="float" office:value="0.76817161801146" calcext:value-type="float">
            <text:p>0.76817161801146</text:p>
          </table:table-cell>
          <table:table-cell office:value-type="float" office:value="0.494662074146757" calcext:value-type="float">
            <text:p>0.494662074146757</text:p>
          </table:table-cell>
          <table:table-cell office:value-type="float" office:value="156.563891064026" calcext:value-type="float">
            <text:p>156.563891064026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852616666666667" calcext:value-type="float">
            <text:p>0.852616666666667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419161282130269" calcext:value-type="float">
            <text:p>0.419161282130269</text:p>
          </table:table-cell>
          <table:table-cell office:value-type="float" office:value="0.404518092798579" calcext:value-type="float">
            <text:p>0.404518092798579</text:p>
          </table:table-cell>
          <table:table-cell office:value-type="float" office:value="156.618856857007" calcext:value-type="float">
            <text:p>156.618856857007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877166666666667" calcext:value-type="float">
            <text:p>0.877166666666667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34301006956014" calcext:value-type="float">
            <text:p>0.34301006956014</text:p>
          </table:table-cell>
          <table:table-cell office:value-type="float" office:value="0.370062068199656" calcext:value-type="float">
            <text:p>0.370062068199656</text:p>
          </table:table-cell>
          <table:table-cell office:value-type="float" office:value="156.51438964397" calcext:value-type="float">
            <text:p>156.51438964397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29681537010427" calcext:value-type="float">
            <text:p>0.29681537010427</text:p>
          </table:table-cell>
          <table:table-cell office:value-type="float" office:value="0.351461494519452" calcext:value-type="float">
            <text:p>0.351461494519452</text:p>
          </table:table-cell>
          <table:table-cell office:value-type="float" office:value="156.610722870973" calcext:value-type="float">
            <text:p>156.61072287097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90745" calcext:value-type="float">
            <text:p>0.90745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260857600297755" calcext:value-type="float">
            <text:p>0.260857600297755</text:p>
          </table:table-cell>
          <table:table-cell office:value-type="float" office:value="0.340605143908482" calcext:value-type="float">
            <text:p>0.340605143908482</text:p>
          </table:table-cell>
          <table:table-cell office:value-type="float" office:value="156.631831131002" calcext:value-type="float">
            <text:p>156.631831131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757249533780602" calcext:value-type="float">
            <text:p>0.757249533780602</text:p>
          </table:table-cell>
          <table:table-cell office:value-type="float" office:value="0.485204943236272" calcext:value-type="float">
            <text:p>0.485204943236272</text:p>
          </table:table-cell>
          <table:table-cell office:value-type="float" office:value="156.659538193024" calcext:value-type="float">
            <text:p>156.659538193024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852116666666667" calcext:value-type="float">
            <text:p>0.852116666666667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415049059542893" calcext:value-type="float">
            <text:p>0.415049059542893</text:p>
          </table:table-cell>
          <table:table-cell office:value-type="float" office:value="0.401395428712201" calcext:value-type="float">
            <text:p>0.401395428712201</text:p>
          </table:table-cell>
          <table:table-cell office:value-type="float" office:value="156.387392091041" calcext:value-type="float">
            <text:p>156.38739209104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877016666666667" calcext:value-type="float">
            <text:p>0.877016666666667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342894443912483" calcext:value-type="float">
            <text:p>0.342894443912483</text:p>
          </table:table-cell>
          <table:table-cell office:value-type="float" office:value="0.369263415408742" calcext:value-type="float">
            <text:p>0.369263415408742</text:p>
          </table:table-cell>
          <table:table-cell office:value-type="float" office:value="156.459231586021" calcext:value-type="float">
            <text:p>156.45923158602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894216666666667" calcext:value-type="float">
            <text:p>0.894216666666667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298667459647411" calcext:value-type="float">
            <text:p>0.298667459647411</text:p>
          </table:table-cell>
          <table:table-cell office:value-type="float" office:value="0.356163928463201" calcext:value-type="float">
            <text:p>0.356163928463201</text:p>
          </table:table-cell>
          <table:table-cell office:value-type="float" office:value="156.376772255986" calcext:value-type="float">
            <text:p>156.376772255986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90675" calcext:value-type="float">
            <text:p>0.90675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263848876854631" calcext:value-type="float">
            <text:p>0.263848876854631</text:p>
          </table:table-cell>
          <table:table-cell office:value-type="float" office:value="0.3410379180483" calcext:value-type="float">
            <text:p>0.3410379180483</text:p>
          </table:table-cell>
          <table:table-cell office:value-type="float" office:value="156.588876034017" calcext:value-type="float">
            <text:p>156.588876034017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765133333333333" calcext:value-type="float">
            <text:p>0.765133333333333</text:p>
          </table:table-cell>
          <table:table-cell office:value-type="float" office:value="0.829" calcext:value-type="float">
            <text:p>0.829</text:p>
          </table:table-cell>
          <table:table-cell office:value-type="float" office:value="0.752087047915342" calcext:value-type="float">
            <text:p>0.752087047915342</text:p>
          </table:table-cell>
          <table:table-cell office:value-type="float" office:value="0.470368961999371" calcext:value-type="float">
            <text:p>0.470368961999371</text:p>
          </table:table-cell>
          <table:table-cell office:value-type="float" office:value="156.715416586027" calcext:value-type="float">
            <text:p>156.715416586027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856366666666667" calcext:value-type="float">
            <text:p>0.856366666666667</text:p>
          </table:table-cell>
          <table:table-cell office:value-type="float" office:value="0.858" calcext:value-type="float">
            <text:p>0.858</text:p>
          </table:table-cell>
          <table:table-cell office:value-type="float" office:value="0.402789218402875" calcext:value-type="float">
            <text:p>0.402789218402875</text:p>
          </table:table-cell>
          <table:table-cell office:value-type="float" office:value="0.388681337427182" calcext:value-type="float">
            <text:p>0.388681337427182</text:p>
          </table:table-cell>
          <table:table-cell office:value-type="float" office:value="156.540417697979" calcext:value-type="float">
            <text:p>156.54041769797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881083333333333" calcext:value-type="float">
            <text:p>0.881083333333333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332139618170541" calcext:value-type="float">
            <text:p>0.332139618170541</text:p>
          </table:table-cell>
          <table:table-cell office:value-type="float" office:value="0.355598159561491" calcext:value-type="float">
            <text:p>0.355598159561491</text:p>
          </table:table-cell>
          <table:table-cell office:value-type="float" office:value="156.530189794023" calcext:value-type="float">
            <text:p>156.53018979402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896983333333333" calcext:value-type="float">
            <text:p>0.896983333333333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287960740016785" calcext:value-type="float">
            <text:p>0.287960740016785</text:p>
          </table:table-cell>
          <table:table-cell office:value-type="float" office:value="0.337058382713871" calcext:value-type="float">
            <text:p>0.337058382713871</text:p>
          </table:table-cell>
          <table:table-cell office:value-type="float" office:value="156.369346219057" calcext:value-type="float">
            <text:p>156.369346219057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91025" calcext:value-type="float">
            <text:p>0.91025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252964100206712" calcext:value-type="float">
            <text:p>0.252964100206712</text:p>
          </table:table-cell>
          <table:table-cell office:value-type="float" office:value="0.326989437744116" calcext:value-type="float">
            <text:p>0.326989437744116</text:p>
          </table:table-cell>
          <table:table-cell office:value-type="float" office:value="156.572182141012" calcext:value-type="float">
            <text:p>156.57218214101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789266666666667" calcext:value-type="float">
            <text:p>0.789266666666667</text:p>
          </table:table-cell>
          <table:table-cell office:value-type="float" office:value="0.836" calcext:value-type="float">
            <text:p>0.836</text:p>
          </table:table-cell>
          <table:table-cell office:value-type="float" office:value="0.624207339323025" calcext:value-type="float">
            <text:p>0.624207339323025</text:p>
          </table:table-cell>
          <table:table-cell office:value-type="float" office:value="0.454113030889232" calcext:value-type="float">
            <text:p>0.454113030889232</text:p>
          </table:table-cell>
          <table:table-cell office:value-type="float" office:value="155.956604249019" calcext:value-type="float">
            <text:p>155.95660424901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861016666666667" calcext:value-type="float">
            <text:p>0.861016666666667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385542404978895" calcext:value-type="float">
            <text:p>0.385542404978895</text:p>
          </table:table-cell>
          <table:table-cell office:value-type="float" office:value="0.39138000643557" calcext:value-type="float">
            <text:p>0.39138000643557</text:p>
          </table:table-cell>
          <table:table-cell office:value-type="float" office:value="156.056786609988" calcext:value-type="float">
            <text:p>156.05678660998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324601078648239" calcext:value-type="float">
            <text:p>0.324601078648239</text:p>
          </table:table-cell>
          <table:table-cell office:value-type="float" office:value="0.364396227962652" calcext:value-type="float">
            <text:p>0.364396227962652</text:p>
          </table:table-cell>
          <table:table-cell office:value-type="float" office:value="156.095965662971" calcext:value-type="float">
            <text:p>156.09596566297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898416666666667" calcext:value-type="float">
            <text:p>0.898416666666667</text:p>
          </table:table-cell>
          <table:table-cell office:value-type="float" office:value="0.877" calcext:value-type="float">
            <text:p>0.877</text:p>
          </table:table-cell>
          <table:table-cell office:value-type="float" office:value="0.283989325999769" calcext:value-type="float">
            <text:p>0.283989325999769</text:p>
          </table:table-cell>
          <table:table-cell office:value-type="float" office:value="0.346544373377114" calcext:value-type="float">
            <text:p>0.346544373377114</text:p>
          </table:table-cell>
          <table:table-cell office:value-type="float" office:value="156.290482674027" calcext:value-type="float">
            <text:p>156.290482674027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910466666666667" calcext:value-type="float">
            <text:p>0.910466666666667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25125440316938" calcext:value-type="float">
            <text:p>0.25125440316938</text:p>
          </table:table-cell>
          <table:table-cell office:value-type="float" office:value="0.335400209590128" calcext:value-type="float">
            <text:p>0.335400209590128</text:p>
          </table:table-cell>
          <table:table-cell office:value-type="float" office:value="156.203827284044" calcext:value-type="float">
            <text:p>156.203827284044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620210979427737" calcext:value-type="float">
            <text:p>0.620210979427737</text:p>
          </table:table-cell>
          <table:table-cell office:value-type="float" office:value="0.444862886978562" calcext:value-type="float">
            <text:p>0.444862886978562</text:p>
          </table:table-cell>
          <table:table-cell office:value-type="float" office:value="156.370434107026" calcext:value-type="float">
            <text:p>156.370434107026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866133333333333" calcext:value-type="float">
            <text:p>0.866133333333333</text:p>
          </table:table-cell>
          <table:table-cell office:value-type="float" office:value="0.8607" calcext:value-type="float">
            <text:p>0.8607</text:p>
          </table:table-cell>
          <table:table-cell office:value-type="float" office:value="0.379100086814813" calcext:value-type="float">
            <text:p>0.379100086814813</text:p>
          </table:table-cell>
          <table:table-cell office:value-type="float" office:value="0.385639144451755" calcext:value-type="float">
            <text:p>0.385639144451755</text:p>
          </table:table-cell>
          <table:table-cell office:value-type="float" office:value="156.036162639968" calcext:value-type="float">
            <text:p>156.03616263996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886433333333333" calcext:value-type="float">
            <text:p>0.886433333333333</text:p>
          </table:table-cell>
          <table:table-cell office:value-type="float" office:value="0.872" calcext:value-type="float">
            <text:p>0.872</text:p>
          </table:table-cell>
          <table:table-cell office:value-type="float" office:value="0.319895455768622" calcext:value-type="float">
            <text:p>0.319895455768622</text:p>
          </table:table-cell>
          <table:table-cell office:value-type="float" office:value="0.359142361173205" calcext:value-type="float">
            <text:p>0.359142361173205</text:p>
          </table:table-cell>
          <table:table-cell office:value-type="float" office:value="156.179371470003" calcext:value-type="float">
            <text:p>156.17937147000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900516666666667" calcext:value-type="float">
            <text:p>0.900516666666667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28065227003081" calcext:value-type="float">
            <text:p>0.28065227003081</text:p>
          </table:table-cell>
          <table:table-cell office:value-type="float" office:value="0.343640986331709" calcext:value-type="float">
            <text:p>0.343640986331709</text:p>
          </table:table-cell>
          <table:table-cell office:value-type="float" office:value="155.987247768033" calcext:value-type="float">
            <text:p>155.98724776803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912183333333333" calcext:value-type="float">
            <text:p>0.912183333333333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248664178772331" calcext:value-type="float">
            <text:p>0.248664178772331</text:p>
          </table:table-cell>
          <table:table-cell office:value-type="float" office:value="0.333124275894681" calcext:value-type="float">
            <text:p>0.333124275894681</text:p>
          </table:table-cell>
          <table:table-cell office:value-type="float" office:value="156.088047778991" calcext:value-type="float">
            <text:p>156.08804777899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8413" calcext:value-type="float">
            <text:p>0.8413</text:p>
          </table:table-cell>
          <table:table-cell office:value-type="float" office:value="0.624140562501543" calcext:value-type="float">
            <text:p>0.624140562501543</text:p>
          </table:table-cell>
          <table:table-cell office:value-type="float" office:value="0.44428142022555" calcext:value-type="float">
            <text:p>0.44428142022555</text:p>
          </table:table-cell>
          <table:table-cell office:value-type="float" office:value="157.049799417029" calcext:value-type="float">
            <text:p>157.04979941702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865433333333333" calcext:value-type="float">
            <text:p>0.865433333333333</text:p>
          </table:table-cell>
          <table:table-cell office:value-type="float" office:value="0.8616" calcext:value-type="float">
            <text:p>0.8616</text:p>
          </table:table-cell>
          <table:table-cell office:value-type="float" office:value="0.37829941739914" calcext:value-type="float">
            <text:p>0.37829941739914</text:p>
          </table:table-cell>
          <table:table-cell office:value-type="float" office:value="0.385174230120744" calcext:value-type="float">
            <text:p>0.385174230120744</text:p>
          </table:table-cell>
          <table:table-cell office:value-type="float" office:value="156.810126655968" calcext:value-type="float">
            <text:p>156.81012665596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886016666666667" calcext:value-type="float">
            <text:p>0.886016666666667</text:p>
          </table:table-cell>
          <table:table-cell office:value-type="float" office:value="0.8722" calcext:value-type="float">
            <text:p>0.8722</text:p>
          </table:table-cell>
          <table:table-cell office:value-type="float" office:value="0.317389816291996" calcext:value-type="float">
            <text:p>0.317389816291996</text:p>
          </table:table-cell>
          <table:table-cell office:value-type="float" office:value="0.355415494483747" calcext:value-type="float">
            <text:p>0.355415494483747</text:p>
          </table:table-cell>
          <table:table-cell office:value-type="float" office:value="156.650830113038" calcext:value-type="float">
            <text:p>156.65083011303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901466666666667" calcext:value-type="float">
            <text:p>0.901466666666667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276342432938024" calcext:value-type="float">
            <text:p>0.276342432938024</text:p>
          </table:table-cell>
          <table:table-cell office:value-type="float" office:value="0.338184147883373" calcext:value-type="float">
            <text:p>0.338184147883373</text:p>
          </table:table-cell>
          <table:table-cell office:value-type="float" office:value="156.833690643951" calcext:value-type="float">
            <text:p>156.83369064395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914366666666667" calcext:value-type="float">
            <text:p>0.914366666666667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243058892225088" calcext:value-type="float">
            <text:p>0.243058892225088</text:p>
          </table:table-cell>
          <table:table-cell office:value-type="float" office:value="0.326677747830084" calcext:value-type="float">
            <text:p>0.326677747830084</text:p>
          </table:table-cell>
          <table:table-cell office:value-type="float" office:value="156.930637540994" calcext:value-type="float">
            <text:p>156.930637540994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78915" calcext:value-type="float">
            <text:p>0.78915</text:p>
          </table:table-cell>
          <table:table-cell office:value-type="float" office:value="0.8409" calcext:value-type="float">
            <text:p>0.8409</text:p>
          </table:table-cell>
          <table:table-cell office:value-type="float" office:value="0.62697560352875" calcext:value-type="float">
            <text:p>0.62697560352875</text:p>
          </table:table-cell>
          <table:table-cell office:value-type="float" office:value="0.446611460796587" calcext:value-type="float">
            <text:p>0.446611460796587</text:p>
          </table:table-cell>
          <table:table-cell office:value-type="float" office:value="156.660821695987" calcext:value-type="float">
            <text:p>156.660821695987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623" calcext:value-type="float">
            <text:p>0.8623</text:p>
          </table:table-cell>
          <table:table-cell office:value-type="float" office:value="0.381372704514181" calcext:value-type="float">
            <text:p>0.381372704514181</text:p>
          </table:table-cell>
          <table:table-cell office:value-type="float" office:value="0.38494110828752" calcext:value-type="float">
            <text:p>0.38494110828752</text:p>
          </table:table-cell>
          <table:table-cell office:value-type="float" office:value="156.576035949984" calcext:value-type="float">
            <text:p>156.576035949984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886516666666667" calcext:value-type="float">
            <text:p>0.886516666666667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319192497818264" calcext:value-type="float">
            <text:p>0.319192497818264</text:p>
          </table:table-cell>
          <table:table-cell office:value-type="float" office:value="0.357461943083508" calcext:value-type="float">
            <text:p>0.357461943083508</text:p>
          </table:table-cell>
          <table:table-cell office:value-type="float" office:value="156.748223281989" calcext:value-type="float">
            <text:p>156.74822328198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901016666666667" calcext:value-type="float">
            <text:p>0.901016666666667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277748252386287" calcext:value-type="float">
            <text:p>0.277748252386287</text:p>
          </table:table-cell>
          <table:table-cell office:value-type="float" office:value="0.341697424934928" calcext:value-type="float">
            <text:p>0.341697424934928</text:p>
          </table:table-cell>
          <table:table-cell office:value-type="float" office:value="156.413562719012" calcext:value-type="float">
            <text:p>156.41356271901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914633333333333" calcext:value-type="float">
            <text:p>0.914633333333333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244133979796982" calcext:value-type="float">
            <text:p>0.244133979796982</text:p>
          </table:table-cell>
          <table:table-cell office:value-type="float" office:value="0.333289707826961" calcext:value-type="float">
            <text:p>0.333289707826961</text:p>
          </table:table-cell>
          <table:table-cell office:value-type="float" office:value="156.536589152005" calcext:value-type="float">
            <text:p>156.536589152005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612142594511321" calcext:value-type="float">
            <text:p>0.612142594511321</text:p>
          </table:table-cell>
          <table:table-cell office:value-type="float" office:value="0.440997280038086" calcext:value-type="float">
            <text:p>0.440997280038086</text:p>
          </table:table-cell>
          <table:table-cell office:value-type="float" office:value="156.170676324982" calcext:value-type="float">
            <text:p>156.17067632498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377282907141805" calcext:value-type="float">
            <text:p>0.377282907141805</text:p>
          </table:table-cell>
          <table:table-cell office:value-type="float" office:value="0.383134417093483" calcext:value-type="float">
            <text:p>0.383134417093483</text:p>
          </table:table-cell>
          <table:table-cell office:value-type="float" office:value="156.243438493984" calcext:value-type="float">
            <text:p>156.243438493984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886166666666667" calcext:value-type="float">
            <text:p>0.886166666666667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317796041621074" calcext:value-type="float">
            <text:p>0.317796041621074</text:p>
          </table:table-cell>
          <table:table-cell office:value-type="float" office:value="0.35730387754501" calcext:value-type="float">
            <text:p>0.35730387754501</text:p>
          </table:table-cell>
          <table:table-cell office:value-type="float" office:value="156.201581820962" calcext:value-type="float">
            <text:p>156.20158182096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901183333333333" calcext:value-type="float">
            <text:p>0.901183333333333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277410185333889" calcext:value-type="float">
            <text:p>0.277410185333889</text:p>
          </table:table-cell>
          <table:table-cell office:value-type="float" office:value="0.341802296412599" calcext:value-type="float">
            <text:p>0.341802296412599</text:p>
          </table:table-cell>
          <table:table-cell office:value-type="float" office:value="156.08796283399" calcext:value-type="float">
            <text:p>156.0879628339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912683333333333" calcext:value-type="float">
            <text:p>0.912683333333333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244624167633082" calcext:value-type="float">
            <text:p>0.244624167633082</text:p>
          </table:table-cell>
          <table:table-cell office:value-type="float" office:value="0.335812409355003" calcext:value-type="float">
            <text:p>0.335812409355003</text:p>
          </table:table-cell>
          <table:table-cell office:value-type="float" office:value="156.147711127007" calcext:value-type="float">
            <text:p>156.147711127007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80825" calcext:value-type="float">
            <text:p>0.80825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550583149419665" calcext:value-type="float">
            <text:p>0.550583149419665</text:p>
          </table:table-cell>
          <table:table-cell office:value-type="float" office:value="0.447131715287828" calcext:value-type="float">
            <text:p>0.447131715287828</text:p>
          </table:table-cell>
          <table:table-cell office:value-type="float" office:value="155.861561822996" calcext:value-type="float">
            <text:p>155.861561822996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86985" calcext:value-type="float">
            <text:p>0.86985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359781855300291" calcext:value-type="float">
            <text:p>0.359781855300291</text:p>
          </table:table-cell>
          <table:table-cell office:value-type="float" office:value="0.391623660257667" calcext:value-type="float">
            <text:p>0.391623660257667</text:p>
          </table:table-cell>
          <table:table-cell office:value-type="float" office:value="156.175155105011" calcext:value-type="float">
            <text:p>156.17515510501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90433333333333" calcext:value-type="float">
            <text:p>0.890433333333333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303655128576545" calcext:value-type="float">
            <text:p>0.303655128576545</text:p>
          </table:table-cell>
          <table:table-cell office:value-type="float" office:value="0.359653499285886" calcext:value-type="float">
            <text:p>0.359653499285886</text:p>
          </table:table-cell>
          <table:table-cell office:value-type="float" office:value="156.036024118017" calcext:value-type="float">
            <text:p>156.036024118017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905533333333333" calcext:value-type="float">
            <text:p>0.905533333333333</text:p>
          </table:table-cell>
          <table:table-cell office:value-type="float" office:value="0.8755" calcext:value-type="float">
            <text:p>0.8755</text:p>
          </table:table-cell>
          <table:table-cell office:value-type="float" office:value="0.264130375508878" calcext:value-type="float">
            <text:p>0.264130375508878</text:p>
          </table:table-cell>
          <table:table-cell office:value-type="float" office:value="0.342934495419454" calcext:value-type="float">
            <text:p>0.342934495419454</text:p>
          </table:table-cell>
          <table:table-cell office:value-type="float" office:value="155.884273047966" calcext:value-type="float">
            <text:p>155.884273047966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917616666666667" calcext:value-type="float">
            <text:p>0.917616666666667</text:p>
          </table:table-cell>
          <table:table-cell office:value-type="float" office:value="0.88" calcext:value-type="float">
            <text:p>0.88</text:p>
          </table:table-cell>
          <table:table-cell office:value-type="float" office:value="0.231394322044941" calcext:value-type="float">
            <text:p>0.231394322044941</text:p>
          </table:table-cell>
          <table:table-cell office:value-type="float" office:value="0.334942581642205" calcext:value-type="float">
            <text:p>0.334942581642205</text:p>
          </table:table-cell>
          <table:table-cell office:value-type="float" office:value="155.96344805602" calcext:value-type="float">
            <text:p>155.963448056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55572743847299" calcext:value-type="float">
            <text:p>0.55572743847299</text:p>
          </table:table-cell>
          <table:table-cell office:value-type="float" office:value="0.430309023257274" calcext:value-type="float">
            <text:p>0.430309023257274</text:p>
          </table:table-cell>
          <table:table-cell office:value-type="float" office:value="156.260487027001" calcext:value-type="float">
            <text:p>156.260487027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869966666666667" calcext:value-type="float">
            <text:p>0.869966666666667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359025724819982" calcext:value-type="float">
            <text:p>0.359025724819982</text:p>
          </table:table-cell>
          <table:table-cell office:value-type="float" office:value="0.376559734819042" calcext:value-type="float">
            <text:p>0.376559734819042</text:p>
          </table:table-cell>
          <table:table-cell office:value-type="float" office:value="156.218001564965" calcext:value-type="float">
            <text:p>156.218001564965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90683333333333" calcext:value-type="float">
            <text:p>0.890683333333333</text:p>
          </table:table-cell>
          <table:table-cell office:value-type="float" office:value="0.874" calcext:value-type="float">
            <text:p>0.874</text:p>
          </table:table-cell>
          <table:table-cell office:value-type="float" office:value="0.302885552490952" calcext:value-type="float">
            <text:p>0.302885552490952</text:p>
          </table:table-cell>
          <table:table-cell office:value-type="float" office:value="0.34936209696873" calcext:value-type="float">
            <text:p>0.34936209696873</text:p>
          </table:table-cell>
          <table:table-cell office:value-type="float" office:value="156.160555523995" calcext:value-type="float">
            <text:p>156.160555523995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905316666666667" calcext:value-type="float">
            <text:p>0.905316666666667</text:p>
          </table:table-cell>
          <table:table-cell office:value-type="float" office:value="0.8831" calcext:value-type="float">
            <text:p>0.8831</text:p>
          </table:table-cell>
          <table:table-cell office:value-type="float" office:value="0.263578541815154" calcext:value-type="float">
            <text:p>0.263578541815154</text:p>
          </table:table-cell>
          <table:table-cell office:value-type="float" office:value="0.335257047585621" calcext:value-type="float">
            <text:p>0.335257047585621</text:p>
          </table:table-cell>
          <table:table-cell office:value-type="float" office:value="156.351625520038" calcext:value-type="float">
            <text:p>156.35162552003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917433333333333" calcext:value-type="float">
            <text:p>0.917433333333333</text:p>
          </table:table-cell>
          <table:table-cell office:value-type="float" office:value="0.886" calcext:value-type="float">
            <text:p>0.886</text:p>
          </table:table-cell>
          <table:table-cell office:value-type="float" office:value="0.231239832274473" calcext:value-type="float">
            <text:p>0.231239832274473</text:p>
          </table:table-cell>
          <table:table-cell office:value-type="float" office:value="0.329182045712213" calcext:value-type="float">
            <text:p>0.329182045712213</text:p>
          </table:table-cell>
          <table:table-cell office:value-type="float" office:value="156.282978750998" calcext:value-type="float">
            <text:p>156.2829787509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798316666666667" calcext:value-type="float">
            <text:p>0.798316666666667</text:p>
          </table:table-cell>
          <table:table-cell office:value-type="float" office:value="0.8474" calcext:value-type="float">
            <text:p>0.8474</text:p>
          </table:table-cell>
          <table:table-cell office:value-type="float" office:value="0.573958135950667" calcext:value-type="float">
            <text:p>0.573958135950667</text:p>
          </table:table-cell>
          <table:table-cell office:value-type="float" office:value="0.43447708001562" calcext:value-type="float">
            <text:p>0.43447708001562</text:p>
          </table:table-cell>
          <table:table-cell office:value-type="float" office:value="156.245810518041" calcext:value-type="float">
            <text:p>156.24581051804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867683333333333" calcext:value-type="float">
            <text:p>0.867683333333333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367183735677555" calcext:value-type="float">
            <text:p>0.367183735677555</text:p>
          </table:table-cell>
          <table:table-cell office:value-type="float" office:value="0.380456681938688" calcext:value-type="float">
            <text:p>0.380456681938688</text:p>
          </table:table-cell>
          <table:table-cell office:value-type="float" office:value="156.415625318012" calcext:value-type="float">
            <text:p>156.41562531801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89" calcext:value-type="float">
            <text:p>0.889</text:p>
          </table:table-cell>
          <table:table-cell office:value-type="float" office:value="0.874" calcext:value-type="float">
            <text:p>0.874</text:p>
          </table:table-cell>
          <table:table-cell office:value-type="float" office:value="0.309115084352841" calcext:value-type="float">
            <text:p>0.309115084352841</text:p>
          </table:table-cell>
          <table:table-cell office:value-type="float" office:value="0.35720079738623" calcext:value-type="float">
            <text:p>0.35720079738623</text:p>
          </table:table-cell>
          <table:table-cell office:value-type="float" office:value="156.384104763973" calcext:value-type="float">
            <text:p>156.38410476397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904366666666667" calcext:value-type="float">
            <text:p>0.904366666666667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269579118971568" calcext:value-type="float">
            <text:p>0.269579118971568</text:p>
          </table:table-cell>
          <table:table-cell office:value-type="float" office:value="0.346258332727441" calcext:value-type="float">
            <text:p>0.346258332727441</text:p>
          </table:table-cell>
          <table:table-cell office:value-type="float" office:value="156.144348944013" calcext:value-type="float">
            <text:p>156.14434894401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916533333333333" calcext:value-type="float">
            <text:p>0.916533333333333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237749381638221" calcext:value-type="float">
            <text:p>0.237749381638221</text:p>
          </table:table-cell>
          <table:table-cell office:value-type="float" office:value="0.342707074229505" calcext:value-type="float">
            <text:p>0.342707074229505</text:p>
          </table:table-cell>
          <table:table-cell office:value-type="float" office:value="156.323943306983" calcext:value-type="float">
            <text:p>156.32394330698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800933333333333" calcext:value-type="float">
            <text:p>0.800933333333333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562560517666564" calcext:value-type="float">
            <text:p>0.562560517666564</text:p>
          </table:table-cell>
          <table:table-cell office:value-type="float" office:value="0.457231505186694" calcext:value-type="float">
            <text:p>0.457231505186694</text:p>
          </table:table-cell>
          <table:table-cell office:value-type="float" office:value="156.413315186976" calcext:value-type="float">
            <text:p>156.413315186976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364627720021617" calcext:value-type="float">
            <text:p>0.364627720021617</text:p>
          </table:table-cell>
          <table:table-cell office:value-type="float" office:value="0.397984045990713" calcext:value-type="float">
            <text:p>0.397984045990713</text:p>
          </table:table-cell>
          <table:table-cell office:value-type="float" office:value="156.08433106303" calcext:value-type="float">
            <text:p>156.0843310630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8835" calcext:value-type="float">
            <text:p>0.88835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308461966854868" calcext:value-type="float">
            <text:p>0.308461966854868</text:p>
          </table:table-cell>
          <table:table-cell office:value-type="float" office:value="0.370102500270127" calcext:value-type="float">
            <text:p>0.370102500270127</text:p>
          </table:table-cell>
          <table:table-cell office:value-type="float" office:value="156.270872508001" calcext:value-type="float">
            <text:p>156.270872508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903366666666667" calcext:value-type="float">
            <text:p>0.903366666666667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269342711906253" calcext:value-type="float">
            <text:p>0.269342711906253</text:p>
          </table:table-cell>
          <table:table-cell office:value-type="float" office:value="0.352575595828758" calcext:value-type="float">
            <text:p>0.352575595828758</text:p>
          </table:table-cell>
          <table:table-cell office:value-type="float" office:value="156.877731824992" calcext:value-type="float">
            <text:p>156.87773182499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915633333333333" calcext:value-type="float">
            <text:p>0.915633333333333</text:p>
          </table:table-cell>
          <table:table-cell office:value-type="float" office:value="0.881" calcext:value-type="float">
            <text:p>0.881</text:p>
          </table:table-cell>
          <table:table-cell office:value-type="float" office:value="0.237340276723287" calcext:value-type="float">
            <text:p>0.237340276723287</text:p>
          </table:table-cell>
          <table:table-cell office:value-type="float" office:value="0.341605949553714" calcext:value-type="float">
            <text:p>0.341605949553714</text:p>
          </table:table-cell>
          <table:table-cell office:value-type="float" office:value="156.214779159985" calcext:value-type="float">
            <text:p>156.214779159985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802383333333333" calcext:value-type="float">
            <text:p>0.802383333333333</text:p>
          </table:table-cell>
          <table:table-cell office:value-type="float" office:value="0.836" calcext:value-type="float">
            <text:p>0.836</text:p>
          </table:table-cell>
          <table:table-cell office:value-type="float" office:value="0.561613884879582" calcext:value-type="float">
            <text:p>0.561613884879582</text:p>
          </table:table-cell>
          <table:table-cell office:value-type="float" office:value="0.451081009617277" calcext:value-type="float">
            <text:p>0.451081009617277</text:p>
          </table:table-cell>
          <table:table-cell office:value-type="float" office:value="156.027962746972" calcext:value-type="float">
            <text:p>156.02796274697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87035" calcext:value-type="float">
            <text:p>0.87035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362231761264776" calcext:value-type="float">
            <text:p>0.362231761264776</text:p>
          </table:table-cell>
          <table:table-cell office:value-type="float" office:value="0.392322269309858" calcext:value-type="float">
            <text:p>0.392322269309858</text:p>
          </table:table-cell>
          <table:table-cell office:value-type="float" office:value="155.935055499955" calcext:value-type="float">
            <text:p>155.935055499955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90133333333333" calcext:value-type="float">
            <text:p>0.890133333333333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30420432273926" calcext:value-type="float">
            <text:p>0.30420432273926</text:p>
          </table:table-cell>
          <table:table-cell office:value-type="float" office:value="0.363908547504692" calcext:value-type="float">
            <text:p>0.363908547504692</text:p>
          </table:table-cell>
          <table:table-cell office:value-type="float" office:value="155.962857643957" calcext:value-type="float">
            <text:p>155.962857643957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905233333333333" calcext:value-type="float">
            <text:p>0.905233333333333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263948350660265" calcext:value-type="float">
            <text:p>0.263948350660265</text:p>
          </table:table-cell>
          <table:table-cell office:value-type="float" office:value="0.344240074372216" calcext:value-type="float">
            <text:p>0.344240074372216</text:p>
          </table:table-cell>
          <table:table-cell office:value-type="float" office:value="155.888180257985" calcext:value-type="float">
            <text:p>155.888180257985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231289312021056" calcext:value-type="float">
            <text:p>0.231289312021056</text:p>
          </table:table-cell>
          <table:table-cell office:value-type="float" office:value="0.335269034241035" calcext:value-type="float">
            <text:p>0.335269034241035</text:p>
          </table:table-cell>
          <table:table-cell office:value-type="float" office:value="156.02921272401" calcext:value-type="float">
            <text:p>156.029212724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7579" calcext:value-type="float">
            <text:p>0.7579</text:p>
          </table:table-cell>
          <table:table-cell office:value-type="float" office:value="0.8194" calcext:value-type="float">
            <text:p>0.8194</text:p>
          </table:table-cell>
          <table:table-cell office:value-type="float" office:value="0.757202447668067" calcext:value-type="float">
            <text:p>0.757202447668067</text:p>
          </table:table-cell>
          <table:table-cell office:value-type="float" office:value="0.503619677321926" calcext:value-type="float">
            <text:p>0.503619677321926</text:p>
          </table:table-cell>
          <table:table-cell office:value-type="float" office:value="314.130046021019" calcext:value-type="float">
            <text:p>314.13004602101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436432555254334" calcext:value-type="float">
            <text:p>0.436432555254334</text:p>
          </table:table-cell>
          <table:table-cell office:value-type="float" office:value="0.417113602066496" calcext:value-type="float">
            <text:p>0.417113602066496</text:p>
          </table:table-cell>
          <table:table-cell office:value-type="float" office:value="314.071391851001" calcext:value-type="float">
            <text:p>314.071391851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86725" calcext:value-type="float">
            <text:p>0.86725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368573953697422" calcext:value-type="float">
            <text:p>0.368573953697422</text:p>
          </table:table-cell>
          <table:table-cell office:value-type="float" office:value="0.382086897636675" calcext:value-type="float">
            <text:p>0.382086897636675</text:p>
          </table:table-cell>
          <table:table-cell office:value-type="float" office:value="314.723028304987" calcext:value-type="float">
            <text:p>314.723028304987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880766666666667" calcext:value-type="float">
            <text:p>0.880766666666667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329506416239146" calcext:value-type="float">
            <text:p>0.329506416239146</text:p>
          </table:table-cell>
          <table:table-cell office:value-type="float" office:value="0.360950042962269" calcext:value-type="float">
            <text:p>0.360950042962269</text:p>
          </table:table-cell>
          <table:table-cell office:value-type="float" office:value="314.663617293001" calcext:value-type="float">
            <text:p>314.663617293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891833333333333" calcext:value-type="float">
            <text:p>0.891833333333333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299485398547799" calcext:value-type="float">
            <text:p>0.299485398547799</text:p>
          </table:table-cell>
          <table:table-cell office:value-type="float" office:value="0.345921336370669" calcext:value-type="float">
            <text:p>0.345921336370669</text:p>
          </table:table-cell>
          <table:table-cell office:value-type="float" office:value="314.714902815002" calcext:value-type="float">
            <text:p>314.714902815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74675" calcext:value-type="float">
            <text:p>0.74675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89880718376591" calcext:value-type="float">
            <text:p>0.789880718376591</text:p>
          </table:table-cell>
          <table:table-cell office:value-type="float" office:value="0.52170346914583" calcext:value-type="float">
            <text:p>0.52170346914583</text:p>
          </table:table-cell>
          <table:table-cell office:value-type="float" office:value="315.653925344988" calcext:value-type="float">
            <text:p>315.65392534498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840316666666667" calcext:value-type="float">
            <text:p>0.840316666666667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451631392735535" calcext:value-type="float">
            <text:p>0.451631392735535</text:p>
          </table:table-cell>
          <table:table-cell office:value-type="float" office:value="0.425353100345393" calcext:value-type="float">
            <text:p>0.425353100345393</text:p>
          </table:table-cell>
          <table:table-cell office:value-type="float" office:value="315.232279983" calcext:value-type="float">
            <text:p>315.232279983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866266666666667" calcext:value-type="float">
            <text:p>0.86626666666666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377135450000575" calcext:value-type="float">
            <text:p>0.377135450000575</text:p>
          </table:table-cell>
          <table:table-cell office:value-type="float" office:value="0.387118101309819" calcext:value-type="float">
            <text:p>0.387118101309819</text:p>
          </table:table-cell>
          <table:table-cell office:value-type="float" office:value="315.605679991015" calcext:value-type="float">
            <text:p>315.605679991015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334157197158347" calcext:value-type="float">
            <text:p>0.334157197158347</text:p>
          </table:table-cell>
          <table:table-cell office:value-type="float" office:value="0.3658638630703" calcext:value-type="float">
            <text:p>0.3658638630703</text:p>
          </table:table-cell>
          <table:table-cell office:value-type="float" office:value="323.179797730001" calcext:value-type="float">
            <text:p>323.179797730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733" calcext:value-type="float">
            <text:p>0.8733</text:p>
          </table:table-cell>
          <table:table-cell office:value-type="float" office:value="0.30180911383808" calcext:value-type="float">
            <text:p>0.30180911383808</text:p>
          </table:table-cell>
          <table:table-cell office:value-type="float" office:value="0.35133906126402" calcext:value-type="float">
            <text:p>0.35133906126402</text:p>
          </table:table-cell>
          <table:table-cell office:value-type="float" office:value="317.357183390995" calcext:value-type="float">
            <text:p>317.357183390995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754666666666667" calcext:value-type="float">
            <text:p>0.754666666666667</text:p>
          </table:table-cell>
          <table:table-cell office:value-type="float" office:value="0.8195" calcext:value-type="float">
            <text:p>0.8195</text:p>
          </table:table-cell>
          <table:table-cell office:value-type="float" office:value="0.770900317569023" calcext:value-type="float">
            <text:p>0.770900317569023</text:p>
          </table:table-cell>
          <table:table-cell office:value-type="float" office:value="0.510148705380737" calcext:value-type="float">
            <text:p>0.510148705380737</text:p>
          </table:table-cell>
          <table:table-cell office:value-type="float" office:value="317.175668356009" calcext:value-type="float">
            <text:p>317.17566835600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844216666666667" calcext:value-type="float">
            <text:p>0.844216666666667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440121615047394" calcext:value-type="float">
            <text:p>0.440121615047394</text:p>
          </table:table-cell>
          <table:table-cell office:value-type="float" office:value="0.424135336165975" calcext:value-type="float">
            <text:p>0.424135336165975</text:p>
          </table:table-cell>
          <table:table-cell office:value-type="float" office:value="308.060982224997" calcext:value-type="float">
            <text:p>308.060982224997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865966666666667" calcext:value-type="float">
            <text:p>0.865966666666667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371486723184713" calcext:value-type="float">
            <text:p>0.371486723184713</text:p>
          </table:table-cell>
          <table:table-cell office:value-type="float" office:value="0.385980967408533" calcext:value-type="float">
            <text:p>0.385980967408533</text:p>
          </table:table-cell>
          <table:table-cell office:value-type="float" office:value="308.110116260999" calcext:value-type="float">
            <text:p>308.110116260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331238002697034" calcext:value-type="float">
            <text:p>0.331238002697034</text:p>
          </table:table-cell>
          <table:table-cell office:value-type="float" office:value="0.362986712129253" calcext:value-type="float">
            <text:p>0.362986712129253</text:p>
          </table:table-cell>
          <table:table-cell office:value-type="float" office:value="308.001151051023" calcext:value-type="float">
            <text:p>308.001151051023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89155" calcext:value-type="float">
            <text:p>0.89155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301387820925031" calcext:value-type="float">
            <text:p>0.301387820925031</text:p>
          </table:table-cell>
          <table:table-cell office:value-type="float" office:value="0.350027488769999" calcext:value-type="float">
            <text:p>0.350027488769999</text:p>
          </table:table-cell>
          <table:table-cell office:value-type="float" office:value="307.717624849989" calcext:value-type="float">
            <text:p>307.71762484998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762083333333333" calcext:value-type="float">
            <text:p>0.762083333333333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750740057020299" calcext:value-type="float">
            <text:p>0.750740057020299</text:p>
          </table:table-cell>
          <table:table-cell office:value-type="float" office:value="0.4970825540412" calcext:value-type="float">
            <text:p>0.4970825540412</text:p>
          </table:table-cell>
          <table:table-cell office:value-type="float" office:value="315.781170829025" calcext:value-type="float">
            <text:p>315.781170829025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847133333333333" calcext:value-type="float">
            <text:p>0.847133333333333</text:p>
          </table:table-cell>
          <table:table-cell office:value-type="float" office:value="0.8487" calcext:value-type="float">
            <text:p>0.8487</text:p>
          </table:table-cell>
          <table:table-cell office:value-type="float" office:value="0.43187928415819" calcext:value-type="float">
            <text:p>0.43187928415819</text:p>
          </table:table-cell>
          <table:table-cell office:value-type="float" office:value="0.418568998765034" calcext:value-type="float">
            <text:p>0.418568998765034</text:p>
          </table:table-cell>
          <table:table-cell office:value-type="float" office:value="316.016529165965" calcext:value-type="float">
            <text:p>316.016529165965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86845" calcext:value-type="float">
            <text:p>0.86845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366756516002389" calcext:value-type="float">
            <text:p>0.366756516002389</text:p>
          </table:table-cell>
          <table:table-cell office:value-type="float" office:value="0.384141517767481" calcext:value-type="float">
            <text:p>0.384141517767481</text:p>
          </table:table-cell>
          <table:table-cell office:value-type="float" office:value="310.373347993998" calcext:value-type="float">
            <text:p>310.373347993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883116666666667" calcext:value-type="float">
            <text:p>0.883116666666667</text:p>
          </table:table-cell>
          <table:table-cell office:value-type="float" office:value="0.8664" calcext:value-type="float">
            <text:p>0.8664</text:p>
          </table:table-cell>
          <table:table-cell office:value-type="float" office:value="0.327699697570506" calcext:value-type="float">
            <text:p>0.327699697570506</text:p>
          </table:table-cell>
          <table:table-cell office:value-type="float" office:value="0.364346714156448" calcext:value-type="float">
            <text:p>0.364346714156448</text:p>
          </table:table-cell>
          <table:table-cell office:value-type="float" office:value="308.418317864009" calcext:value-type="float">
            <text:p>308.41831786400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893166666666667" calcext:value-type="float">
            <text:p>0.893166666666667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298628789386642" calcext:value-type="float">
            <text:p>0.298628789386642</text:p>
          </table:table-cell>
          <table:table-cell office:value-type="float" office:value="0.351166062673945" calcext:value-type="float">
            <text:p>0.351166062673945</text:p>
          </table:table-cell>
          <table:table-cell office:value-type="float" office:value="308.41101690603" calcext:value-type="float">
            <text:p>308.41101690603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76075" calcext:value-type="float">
            <text:p>0.76075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755392797593115" calcext:value-type="float">
            <text:p>0.755392797593115</text:p>
          </table:table-cell>
          <table:table-cell office:value-type="float" office:value="0.501550851923645" calcext:value-type="float">
            <text:p>0.501550851923645</text:p>
          </table:table-cell>
          <table:table-cell office:value-type="float" office:value="307.668830821989" calcext:value-type="float">
            <text:p>307.66883082198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847783333333333" calcext:value-type="float">
            <text:p>0.847783333333333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433945965299855" calcext:value-type="float">
            <text:p>0.433945965299855</text:p>
          </table:table-cell>
          <table:table-cell office:value-type="float" office:value="0.420442681118941" calcext:value-type="float">
            <text:p>0.420442681118941</text:p>
          </table:table-cell>
          <table:table-cell office:value-type="float" office:value="307.886425366974" calcext:value-type="float">
            <text:p>307.88642536697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626" calcext:value-type="float">
            <text:p>0.8626</text:p>
          </table:table-cell>
          <table:table-cell office:value-type="float" office:value="0.366810142803294" calcext:value-type="float">
            <text:p>0.366810142803294</text:p>
          </table:table-cell>
          <table:table-cell office:value-type="float" office:value="0.385802897013676" calcext:value-type="float">
            <text:p>0.385802897013676</text:p>
          </table:table-cell>
          <table:table-cell office:value-type="float" office:value="307.814184373012" calcext:value-type="float">
            <text:p>307.81418437301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88225" calcext:value-type="float">
            <text:p>0.88225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327879164558547" calcext:value-type="float">
            <text:p>0.327879164558547</text:p>
          </table:table-cell>
          <table:table-cell office:value-type="float" office:value="0.36493504441278" calcext:value-type="float">
            <text:p>0.36493504441278</text:p>
          </table:table-cell>
          <table:table-cell office:value-type="float" office:value="307.819694026955" calcext:value-type="float">
            <text:p>307.819694026955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89275" calcext:value-type="float">
            <text:p>0.89275</text:p>
          </table:table-cell>
          <table:table-cell office:value-type="float" office:value="0.8733" calcext:value-type="float">
            <text:p>0.8733</text:p>
          </table:table-cell>
          <table:table-cell office:value-type="float" office:value="0.298356562670169" calcext:value-type="float">
            <text:p>0.298356562670169</text:p>
          </table:table-cell>
          <table:table-cell office:value-type="float" office:value="0.351151179735828" calcext:value-type="float">
            <text:p>0.351151179735828</text:p>
          </table:table-cell>
          <table:table-cell office:value-type="float" office:value="307.813556696987" calcext:value-type="float">
            <text:p>307.813556696987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747616666666667" calcext:value-type="float">
            <text:p>0.747616666666667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783477311830785" calcext:value-type="float">
            <text:p>0.783477311830785</text:p>
          </table:table-cell>
          <table:table-cell office:value-type="float" office:value="0.527898870076344" calcext:value-type="float">
            <text:p>0.527898870076344</text:p>
          </table:table-cell>
          <table:table-cell office:value-type="float" office:value="307.002883133013" calcext:value-type="float">
            <text:p>307.00288313301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833816666666667" calcext:value-type="float">
            <text:p>0.833816666666667</text:p>
          </table:table-cell>
          <table:table-cell office:value-type="float" office:value="0.84" calcext:value-type="float">
            <text:p>0.84</text:p>
          </table:table-cell>
          <table:table-cell office:value-type="float" office:value="0.464414656225806" calcext:value-type="float">
            <text:p>0.464414656225806</text:p>
          </table:table-cell>
          <table:table-cell office:value-type="float" office:value="0.447758244575968" calcext:value-type="float">
            <text:p>0.447758244575968</text:p>
          </table:table-cell>
          <table:table-cell office:value-type="float" office:value="307.163148726977" calcext:value-type="float">
            <text:p>307.163148726977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856283333333333" calcext:value-type="float">
            <text:p>0.856283333333333</text:p>
          </table:table-cell>
          <table:table-cell office:value-type="float" office:value="0.853" calcext:value-type="float">
            <text:p>0.853</text:p>
          </table:table-cell>
          <table:table-cell office:value-type="float" office:value="0.400462598259896" calcext:value-type="float">
            <text:p>0.400462598259896</text:p>
          </table:table-cell>
          <table:table-cell office:value-type="float" office:value="0.412187823444415" calcext:value-type="float">
            <text:p>0.412187823444415</text:p>
          </table:table-cell>
          <table:table-cell office:value-type="float" office:value="309.900068311021" calcext:value-type="float">
            <text:p>309.90006831102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867516666666667" calcext:value-type="float">
            <text:p>0.867516666666667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365153744570546" calcext:value-type="float">
            <text:p>0.365153744570546</text:p>
          </table:table-cell>
          <table:table-cell office:value-type="float" office:value="0.390926867248906" calcext:value-type="float">
            <text:p>0.390926867248906</text:p>
          </table:table-cell>
          <table:table-cell office:value-type="float" office:value="317.311398777005" calcext:value-type="float">
            <text:p>317.311398777005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7795" calcext:value-type="float">
            <text:p>0.87795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339490723222303" calcext:value-type="float">
            <text:p>0.339490723222303</text:p>
          </table:table-cell>
          <table:table-cell office:value-type="float" office:value="0.373278956219649" calcext:value-type="float">
            <text:p>0.373278956219649</text:p>
          </table:table-cell>
          <table:table-cell office:value-type="float" office:value="318.312292907038" calcext:value-type="float">
            <text:p>318.31229290703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735083333333333" calcext:value-type="float">
            <text:p>0.735083333333333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11289437417028" calcext:value-type="float">
            <text:p>0.811289437417028</text:p>
          </table:table-cell>
          <table:table-cell office:value-type="float" office:value="0.542884268008979" calcext:value-type="float">
            <text:p>0.542884268008979</text:p>
          </table:table-cell>
          <table:table-cell office:value-type="float" office:value="307.557107342989" calcext:value-type="float">
            <text:p>307.55710734298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826883333333333" calcext:value-type="float">
            <text:p>0.826883333333333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484972380498833" calcext:value-type="float">
            <text:p>0.484972380498833</text:p>
          </table:table-cell>
          <table:table-cell office:value-type="float" office:value="0.455261137550044" calcext:value-type="float">
            <text:p>0.455261137550044</text:p>
          </table:table-cell>
          <table:table-cell office:value-type="float" office:value="307.606494300009" calcext:value-type="float">
            <text:p>307.60649430000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850516666666667" calcext:value-type="float">
            <text:p>0.850516666666667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413783826617036" calcext:value-type="float">
            <text:p>0.413783826617036</text:p>
          </table:table-cell>
          <table:table-cell office:value-type="float" office:value="0.414643860831382" calcext:value-type="float">
            <text:p>0.414643860831382</text:p>
          </table:table-cell>
          <table:table-cell office:value-type="float" office:value="308.043214160018" calcext:value-type="float">
            <text:p>308.04321416001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8643" calcext:value-type="float">
            <text:p>0.8643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375015679691265" calcext:value-type="float">
            <text:p>0.375015679691265</text:p>
          </table:table-cell>
          <table:table-cell office:value-type="float" office:value="0.393343531971524" calcext:value-type="float">
            <text:p>0.393343531971524</text:p>
          </table:table-cell>
          <table:table-cell office:value-type="float" office:value="307.900652716984" calcext:value-type="float">
            <text:p>307.900652716984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8626" calcext:value-type="float">
            <text:p>0.8626</text:p>
          </table:table-cell>
          <table:table-cell office:value-type="float" office:value="0.348186885354234" calcext:value-type="float">
            <text:p>0.348186885354234</text:p>
          </table:table-cell>
          <table:table-cell office:value-type="float" office:value="0.376630046659974" calcext:value-type="float">
            <text:p>0.376630046659974</text:p>
          </table:table-cell>
          <table:table-cell office:value-type="float" office:value="308.173727957997" calcext:value-type="float">
            <text:p>308.173727957997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745216666666667" calcext:value-type="float">
            <text:p>0.745216666666667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78910047651481" calcext:value-type="float">
            <text:p>0.78910047651481</text:p>
          </table:table-cell>
          <table:table-cell office:value-type="float" office:value="0.546901805006015" calcext:value-type="float">
            <text:p>0.546901805006015</text:p>
          </table:table-cell>
          <table:table-cell office:value-type="float" office:value="308.353774667019" calcext:value-type="float">
            <text:p>308.35377466701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829166666666667" calcext:value-type="float">
            <text:p>0.829166666666667</text:p>
          </table:table-cell>
          <table:table-cell office:value-type="float" office:value="0.8394" calcext:value-type="float">
            <text:p>0.8394</text:p>
          </table:table-cell>
          <table:table-cell office:value-type="float" office:value="0.478619795856572" calcext:value-type="float">
            <text:p>0.478619795856572</text:p>
          </table:table-cell>
          <table:table-cell office:value-type="float" office:value="0.453499820391843" calcext:value-type="float">
            <text:p>0.453499820391843</text:p>
          </table:table-cell>
          <table:table-cell office:value-type="float" office:value="308.16188469698" calcext:value-type="float">
            <text:p>308.161884696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8534" calcext:value-type="float">
            <text:p>0.8534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410101427928979" calcext:value-type="float">
            <text:p>0.410101427928979</text:p>
          </table:table-cell>
          <table:table-cell office:value-type="float" office:value="0.413374437363284" calcext:value-type="float">
            <text:p>0.413374437363284</text:p>
          </table:table-cell>
          <table:table-cell office:value-type="float" office:value="308.519012865028" calcext:value-type="float">
            <text:p>308.51901286502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865033333333333" calcext:value-type="float">
            <text:p>0.865033333333333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372001995592674" calcext:value-type="float">
            <text:p>0.372001995592674</text:p>
          </table:table-cell>
          <table:table-cell office:value-type="float" office:value="0.38898828265014" calcext:value-type="float">
            <text:p>0.38898828265014</text:p>
          </table:table-cell>
          <table:table-cell office:value-type="float" office:value="308.601041337999" calcext:value-type="float">
            <text:p>308.601041337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8648" calcext:value-type="float">
            <text:p>0.8648</text:p>
          </table:table-cell>
          <table:table-cell office:value-type="float" office:value="0.343737500070382" calcext:value-type="float">
            <text:p>0.343737500070382</text:p>
          </table:table-cell>
          <table:table-cell office:value-type="float" office:value="0.37208030035921" calcext:value-type="float">
            <text:p>0.37208030035921</text:p>
          </table:table-cell>
          <table:table-cell office:value-type="float" office:value="308.662214350013" calcext:value-type="float">
            <text:p>308.66221435001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7411" calcext:value-type="float">
            <text:p>0.7411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792948316186984" calcext:value-type="float">
            <text:p>0.792948316186984</text:p>
          </table:table-cell>
          <table:table-cell office:value-type="float" office:value="0.538026815576918" calcext:value-type="float">
            <text:p>0.538026815576918</text:p>
          </table:table-cell>
          <table:table-cell office:value-type="float" office:value="309.383192737994" calcext:value-type="float">
            <text:p>309.383192737994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832283333333333" calcext:value-type="float">
            <text:p>0.832283333333333</text:p>
          </table:table-cell>
          <table:table-cell office:value-type="float" office:value="0.8394" calcext:value-type="float">
            <text:p>0.8394</text:p>
          </table:table-cell>
          <table:table-cell office:value-type="float" office:value="0.474431469734671" calcext:value-type="float">
            <text:p>0.474431469734671</text:p>
          </table:table-cell>
          <table:table-cell office:value-type="float" office:value="0.447656024413504" calcext:value-type="float">
            <text:p>0.447656024413504</text:p>
          </table:table-cell>
          <table:table-cell office:value-type="float" office:value="309.867566570989" calcext:value-type="float">
            <text:p>309.86756657098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853566666666667" calcext:value-type="float">
            <text:p>0.853566666666667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407358206760909" calcext:value-type="float">
            <text:p>0.407358206760909</text:p>
          </table:table-cell>
          <table:table-cell office:value-type="float" office:value="0.408793544503534" calcext:value-type="float">
            <text:p>0.408793544503534</text:p>
          </table:table-cell>
          <table:table-cell office:value-type="float" office:value="309.819460358995" calcext:value-type="float">
            <text:p>309.819460358995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867116666666667" calcext:value-type="float">
            <text:p>0.867116666666667</text:p>
          </table:table-cell>
          <table:table-cell office:value-type="float" office:value="0.8634" calcext:value-type="float">
            <text:p>0.8634</text:p>
          </table:table-cell>
          <table:table-cell office:value-type="float" office:value="0.368393809318161" calcext:value-type="float">
            <text:p>0.368393809318161</text:p>
          </table:table-cell>
          <table:table-cell office:value-type="float" office:value="0.384696478676644" calcext:value-type="float">
            <text:p>0.384696478676644</text:p>
          </table:table-cell>
          <table:table-cell office:value-type="float" office:value="310.442635582003" calcext:value-type="float">
            <text:p>310.44263558200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77183333333333" calcext:value-type="float">
            <text:p>0.877183333333333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341657112362479" calcext:value-type="float">
            <text:p>0.341657112362479</text:p>
          </table:table-cell>
          <table:table-cell office:value-type="float" office:value="0.3711338836676" calcext:value-type="float">
            <text:p>0.3711338836676</text:p>
          </table:table-cell>
          <table:table-cell office:value-type="float" office:value="310.294903478993" calcext:value-type="float">
            <text:p>310.29490347899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737183333333333" calcext:value-type="float">
            <text:p>0.737183333333333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04620856987134" calcext:value-type="float">
            <text:p>0.804620856987134</text:p>
          </table:table-cell>
          <table:table-cell office:value-type="float" office:value="0.541928175528338" calcext:value-type="float">
            <text:p>0.541928175528338</text:p>
          </table:table-cell>
          <table:table-cell office:value-type="float" office:value="307.153362246987" calcext:value-type="float">
            <text:p>307.153362246987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826716666666667" calcext:value-type="float">
            <text:p>0.826716666666667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48159197139651" calcext:value-type="float">
            <text:p>0.48159197139651</text:p>
          </table:table-cell>
          <table:table-cell office:value-type="float" office:value="0.453292975285251" calcext:value-type="float">
            <text:p>0.453292975285251</text:p>
          </table:table-cell>
          <table:table-cell office:value-type="float" office:value="307.195691899979" calcext:value-type="float">
            <text:p>307.19569189997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850616666666667" calcext:value-type="float">
            <text:p>0.850616666666667</text:p>
          </table:table-cell>
          <table:table-cell office:value-type="float" office:value="0.845" calcext:value-type="float">
            <text:p>0.845</text:p>
          </table:table-cell>
          <table:table-cell office:value-type="float" office:value="0.414757218585213" calcext:value-type="float">
            <text:p>0.414757218585213</text:p>
          </table:table-cell>
          <table:table-cell office:value-type="float" office:value="0.414037669065652" calcext:value-type="float">
            <text:p>0.414037669065652</text:p>
          </table:table-cell>
          <table:table-cell office:value-type="float" office:value="318.221046090999" calcext:value-type="float">
            <text:p>318.221046090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864566666666667" calcext:value-type="float">
            <text:p>0.864566666666667</text:p>
          </table:table-cell>
          <table:table-cell office:value-type="float" office:value="0.857" calcext:value-type="float">
            <text:p>0.857</text:p>
          </table:table-cell>
          <table:table-cell office:value-type="float" office:value="0.376081603930703" calcext:value-type="float">
            <text:p>0.376081603930703</text:p>
          </table:table-cell>
          <table:table-cell office:value-type="float" office:value="0.390978876192858" calcext:value-type="float">
            <text:p>0.390978876192858</text:p>
          </table:table-cell>
          <table:table-cell office:value-type="float" office:value="316.962443472003" calcext:value-type="float">
            <text:p>316.96244347200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74533333333333" calcext:value-type="float">
            <text:p>0.874533333333333</text:p>
          </table:table-cell>
          <table:table-cell office:value-type="float" office:value="0.8644" calcext:value-type="float">
            <text:p>0.8644</text:p>
          </table:table-cell>
          <table:table-cell office:value-type="float" office:value="0.347870205392016" calcext:value-type="float">
            <text:p>0.347870205392016</text:p>
          </table:table-cell>
          <table:table-cell office:value-type="float" office:value="0.374861830169228" calcext:value-type="float">
            <text:p>0.374861830169228</text:p>
          </table:table-cell>
          <table:table-cell office:value-type="float" office:value="311.941845135007" calcext:value-type="float">
            <text:p>311.941845135007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717733333333333" calcext:value-type="float">
            <text:p>0.717733333333333</text:p>
          </table:table-cell>
          <table:table-cell office:value-type="float" office:value="0.7944" calcext:value-type="float">
            <text:p>0.7944</text:p>
          </table:table-cell>
          <table:table-cell office:value-type="float" office:value="0.851931007082528" calcext:value-type="float">
            <text:p>0.851931007082528</text:p>
          </table:table-cell>
          <table:table-cell office:value-type="float" office:value="0.572714936391563" calcext:value-type="float">
            <text:p>0.572714936391563</text:p>
          </table:table-cell>
          <table:table-cell office:value-type="float" office:value="308.678903981054" calcext:value-type="float">
            <text:p>308.67890398105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81475" calcext:value-type="float">
            <text:p>0.81475</text:p>
          </table:table-cell>
          <table:table-cell office:value-type="float" office:value="0.82" calcext:value-type="float">
            <text:p>0.82</text:p>
          </table:table-cell>
          <table:table-cell office:value-type="float" office:value="0.512148656205201" calcext:value-type="float">
            <text:p>0.512148656205201</text:p>
          </table:table-cell>
          <table:table-cell office:value-type="float" office:value="0.489103613385729" calcext:value-type="float">
            <text:p>0.489103613385729</text:p>
          </table:table-cell>
          <table:table-cell office:value-type="float" office:value="365.768854753987" calcext:value-type="float">
            <text:p>365.768854753987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837216666666667" calcext:value-type="float">
            <text:p>0.837216666666667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447690521555542" calcext:value-type="float">
            <text:p>0.447690521555542</text:p>
          </table:table-cell>
          <table:table-cell office:value-type="float" office:value="0.453395776403178" calcext:value-type="float">
            <text:p>0.453395776403178</text:p>
          </table:table-cell>
          <table:table-cell office:value-type="float" office:value="362.700512744021" calcext:value-type="float">
            <text:p>362.70051274402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4995" calcext:value-type="float">
            <text:p>0.84995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411995511096932" calcext:value-type="float">
            <text:p>0.411995511096932</text:p>
          </table:table-cell>
          <table:table-cell office:value-type="float" office:value="0.425742790102959" calcext:value-type="float">
            <text:p>0.425742790102959</text:p>
          </table:table-cell>
          <table:table-cell office:value-type="float" office:value="348.476435807999" calcext:value-type="float">
            <text:p>348.476435807999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58816666666667" calcext:value-type="float">
            <text:p>0.858816666666667</text:p>
          </table:table-cell>
          <table:table-cell office:value-type="float" office:value="0.851" calcext:value-type="float">
            <text:p>0.851</text:p>
          </table:table-cell>
          <table:table-cell office:value-type="float" office:value="0.387794929717395" calcext:value-type="float">
            <text:p>0.387794929717395</text:p>
          </table:table-cell>
          <table:table-cell office:value-type="float" office:value="0.409558844224663" calcext:value-type="float">
            <text:p>0.409558844224663</text:p>
          </table:table-cell>
          <table:table-cell office:value-type="float" office:value="319.221789251023" calcext:value-type="float">
            <text:p>319.221789251023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712533333333333" calcext:value-type="float">
            <text:p>0.712533333333333</text:p>
          </table:table-cell>
          <table:table-cell office:value-type="float" office:value="0.788" calcext:value-type="float">
            <text:p>0.788</text:p>
          </table:table-cell>
          <table:table-cell office:value-type="float" office:value="0.856245450977323" calcext:value-type="float">
            <text:p>0.856245450977323</text:p>
          </table:table-cell>
          <table:table-cell office:value-type="float" office:value="0.586519278538455" calcext:value-type="float">
            <text:p>0.586519278538455</text:p>
          </table:table-cell>
          <table:table-cell office:value-type="float" office:value="312.288944499975" calcext:value-type="float">
            <text:p>312.288944499975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80835" calcext:value-type="float">
            <text:p>0.80835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29834354276469" calcext:value-type="float">
            <text:p>0.529834354276469</text:p>
          </table:table-cell>
          <table:table-cell office:value-type="float" office:value="0.495354038894556" calcext:value-type="float">
            <text:p>0.495354038894556</text:p>
          </table:table-cell>
          <table:table-cell office:value-type="float" office:value="312.230696577986" calcext:value-type="float">
            <text:p>312.23069657798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833833333333333" calcext:value-type="float">
            <text:p>0.833833333333333</text:p>
          </table:table-cell>
          <table:table-cell office:value-type="float" office:value="0.834" calcext:value-type="float">
            <text:p>0.834</text:p>
          </table:table-cell>
          <table:table-cell office:value-type="float" office:value="0.459959116492317" calcext:value-type="float">
            <text:p>0.459959116492317</text:p>
          </table:table-cell>
          <table:table-cell office:value-type="float" office:value="0.457118545747866" calcext:value-type="float">
            <text:p>0.457118545747866</text:p>
          </table:table-cell>
          <table:table-cell office:value-type="float" office:value="314.888997299015" calcext:value-type="float">
            <text:p>314.888997299015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47466666666667" calcext:value-type="float">
            <text:p>0.847466666666667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420642775449671" calcext:value-type="float">
            <text:p>0.420642775449671</text:p>
          </table:table-cell>
          <table:table-cell office:value-type="float" office:value="0.433115391879325" calcext:value-type="float">
            <text:p>0.433115391879325</text:p>
          </table:table-cell>
          <table:table-cell office:value-type="float" office:value="304.025509554951" calcext:value-type="float">
            <text:p>304.02550955495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56833333333333" calcext:value-type="float">
            <text:p>0.856833333333333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394802178035794" calcext:value-type="float">
            <text:p>0.394802178035794</text:p>
          </table:table-cell>
          <table:table-cell office:value-type="float" office:value="0.414346590733073" calcext:value-type="float">
            <text:p>0.414346590733073</text:p>
          </table:table-cell>
          <table:table-cell office:value-type="float" office:value="304.165079060011" calcext:value-type="float">
            <text:p>304.16507906001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724183333333333" calcext:value-type="float">
            <text:p>0.724183333333333</text:p>
          </table:table-cell>
          <table:table-cell office:value-type="float" office:value="0.7902" calcext:value-type="float">
            <text:p>0.7902</text:p>
          </table:table-cell>
          <table:table-cell office:value-type="float" office:value="0.825466742743053" calcext:value-type="float">
            <text:p>0.825466742743053</text:p>
          </table:table-cell>
          <table:table-cell office:value-type="float" office:value="0.575431133911109" calcext:value-type="float">
            <text:p>0.575431133911109</text:p>
          </table:table-cell>
          <table:table-cell office:value-type="float" office:value="310.270041398006" calcext:value-type="float">
            <text:p>310.27004139800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812283333333333" calcext:value-type="float">
            <text:p>0.812283333333333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515743661377984" calcext:value-type="float">
            <text:p>0.515743661377984</text:p>
          </table:table-cell>
          <table:table-cell office:value-type="float" office:value="0.486465259627172" calcext:value-type="float">
            <text:p>0.486465259627172</text:p>
          </table:table-cell>
          <table:table-cell office:value-type="float" office:value="310.408218553988" calcext:value-type="float">
            <text:p>310.40821855398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83695" calcext:value-type="float">
            <text:p>0.83695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447952942759879" calcext:value-type="float">
            <text:p>0.447952942759879</text:p>
          </table:table-cell>
          <table:table-cell office:value-type="float" office:value="0.444287071941764" calcext:value-type="float">
            <text:p>0.444287071941764</text:p>
          </table:table-cell>
          <table:table-cell office:value-type="float" office:value="307.179287805979" calcext:value-type="float">
            <text:p>307.179287805979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410049019147084" calcext:value-type="float">
            <text:p>0.410049019147084</text:p>
          </table:table-cell>
          <table:table-cell office:value-type="float" office:value="0.422166520907621" calcext:value-type="float">
            <text:p>0.422166520907621</text:p>
          </table:table-cell>
          <table:table-cell office:value-type="float" office:value="307.688703182968" calcext:value-type="float">
            <text:p>307.68870318296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58833333333333" calcext:value-type="float">
            <text:p>0.858833333333333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383018698821317" calcext:value-type="float">
            <text:p>0.383018698821317</text:p>
          </table:table-cell>
          <table:table-cell office:value-type="float" office:value="0.404212158861434" calcext:value-type="float">
            <text:p>0.404212158861434</text:p>
          </table:table-cell>
          <table:table-cell office:value-type="float" office:value="307.797316137992" calcext:value-type="float">
            <text:p>307.79731613799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71705" calcext:value-type="float">
            <text:p>0.71705</text:p>
          </table:table-cell>
          <table:table-cell office:value-type="float" office:value="0.7929" calcext:value-type="float">
            <text:p>0.7929</text:p>
          </table:table-cell>
          <table:table-cell office:value-type="float" office:value="0.852470434550792" calcext:value-type="float">
            <text:p>0.852470434550792</text:p>
          </table:table-cell>
          <table:table-cell office:value-type="float" office:value="0.579606374737563" calcext:value-type="float">
            <text:p>0.579606374737563</text:p>
          </table:table-cell>
          <table:table-cell office:value-type="float" office:value="304.884042844991" calcext:value-type="float">
            <text:p>304.88404284499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812033333333333" calcext:value-type="float">
            <text:p>0.812033333333333</text:p>
          </table:table-cell>
          <table:table-cell office:value-type="float" office:value="0.8232" calcext:value-type="float">
            <text:p>0.8232</text:p>
          </table:table-cell>
          <table:table-cell office:value-type="float" office:value="0.522754668569895" calcext:value-type="float">
            <text:p>0.522754668569895</text:p>
          </table:table-cell>
          <table:table-cell office:value-type="float" office:value="0.488407783162822" calcext:value-type="float">
            <text:p>0.488407783162822</text:p>
          </table:table-cell>
          <table:table-cell office:value-type="float" office:value="304.603171868017" calcext:value-type="float">
            <text:p>304.603171868017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45435038801513" calcext:value-type="float">
            <text:p>0.45435038801513</text:p>
          </table:table-cell>
          <table:table-cell office:value-type="float" office:value="0.447348182748078" calcext:value-type="float">
            <text:p>0.447348182748078</text:p>
          </table:table-cell>
          <table:table-cell office:value-type="float" office:value="304.740722093964" calcext:value-type="float">
            <text:p>304.74072209396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47566666666667" calcext:value-type="float">
            <text:p>0.847566666666667</text:p>
          </table:table-cell>
          <table:table-cell office:value-type="float" office:value="0.848" calcext:value-type="float">
            <text:p>0.848</text:p>
          </table:table-cell>
          <table:table-cell office:value-type="float" office:value="0.417757196403516" calcext:value-type="float">
            <text:p>0.417757196403516</text:p>
          </table:table-cell>
          <table:table-cell office:value-type="float" office:value="0.426556502273128" calcext:value-type="float">
            <text:p>0.426556502273128</text:p>
          </table:table-cell>
          <table:table-cell office:value-type="float" office:value="305.683865174011" calcext:value-type="float">
            <text:p>305.68386517401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57966666666667" calcext:value-type="float">
            <text:p>0.857966666666667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392211350947936" calcext:value-type="float">
            <text:p>0.392211350947936</text:p>
          </table:table-cell>
          <table:table-cell office:value-type="float" office:value="0.412816041594098" calcext:value-type="float">
            <text:p>0.412816041594098</text:p>
          </table:table-cell>
          <table:table-cell office:value-type="float" office:value="304.994596240984" calcext:value-type="float">
            <text:p>304.99459624098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7177" calcext:value-type="float">
            <text:p>0.7177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840450493956426" calcext:value-type="float">
            <text:p>0.840450493956426</text:p>
          </table:table-cell>
          <table:table-cell office:value-type="float" office:value="0.576474121801413" calcext:value-type="float">
            <text:p>0.576474121801413</text:p>
          </table:table-cell>
          <table:table-cell office:value-type="float" office:value="303.404350459983" calcext:value-type="float">
            <text:p>303.404350459983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811033333333333" calcext:value-type="float">
            <text:p>0.811033333333333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521786886809477" calcext:value-type="float">
            <text:p>0.521786886809477</text:p>
          </table:table-cell>
          <table:table-cell office:value-type="float" office:value="0.489461668547551" calcext:value-type="float">
            <text:p>0.489461668547551</text:p>
          </table:table-cell>
          <table:table-cell office:value-type="float" office:value="303.523308289004" calcext:value-type="float">
            <text:p>303.52330828900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835233333333333" calcext:value-type="float">
            <text:p>0.835233333333333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454528399685553" calcext:value-type="float">
            <text:p>0.454528399685553</text:p>
          </table:table-cell>
          <table:table-cell office:value-type="float" office:value="0.451452905205405" calcext:value-type="float">
            <text:p>0.451452905205405</text:p>
          </table:table-cell>
          <table:table-cell office:value-type="float" office:value="303.831186794036" calcext:value-type="float">
            <text:p>303.83118679403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47416666666667" calcext:value-type="float">
            <text:p>0.847416666666667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417365471564376" calcext:value-type="float">
            <text:p>0.417365471564376</text:p>
          </table:table-cell>
          <table:table-cell office:value-type="float" office:value="0.428244238256649" calcext:value-type="float">
            <text:p>0.428244238256649</text:p>
          </table:table-cell>
          <table:table-cell office:value-type="float" office:value="304.250722023018" calcext:value-type="float">
            <text:p>304.25072202301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391917833117153" calcext:value-type="float">
            <text:p>0.391917833117153</text:p>
          </table:table-cell>
          <table:table-cell office:value-type="float" office:value="0.411717432129915" calcext:value-type="float">
            <text:p>0.411717432129915</text:p>
          </table:table-cell>
          <table:table-cell office:value-type="float" office:value="305.296079121996" calcext:value-type="float">
            <text:p>305.296079121996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69675" calcext:value-type="float">
            <text:p>0.69675</text:p>
          </table:table-cell>
          <table:table-cell office:value-type="float" office:value="0.7733" calcext:value-type="float">
            <text:p>0.7733</text:p>
          </table:table-cell>
          <table:table-cell office:value-type="float" office:value="0.893922146449465" calcext:value-type="float">
            <text:p>0.893922146449465</text:p>
          </table:table-cell>
          <table:table-cell office:value-type="float" office:value="0.617890331965343" calcext:value-type="float">
            <text:p>0.617890331965343</text:p>
          </table:table-cell>
          <table:table-cell office:value-type="float" office:value="305.815911045007" calcext:value-type="float">
            <text:p>305.81591104500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802016666666667" calcext:value-type="float">
            <text:p>0.802016666666667</text:p>
          </table:table-cell>
          <table:table-cell office:value-type="float" office:value="0.811" calcext:value-type="float">
            <text:p>0.811</text:p>
          </table:table-cell>
          <table:table-cell office:value-type="float" office:value="0.550340626317301" calcext:value-type="float">
            <text:p>0.550340626317301</text:p>
          </table:table-cell>
          <table:table-cell office:value-type="float" office:value="0.524701370934772" calcext:value-type="float">
            <text:p>0.524701370934772</text:p>
          </table:table-cell>
          <table:table-cell office:value-type="float" office:value="306.092661977978" calcext:value-type="float">
            <text:p>306.09266197797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25316666666667" calcext:value-type="float">
            <text:p>0.825316666666667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482398956632817" calcext:value-type="float">
            <text:p>0.482398956632817</text:p>
          </table:table-cell>
          <table:table-cell office:value-type="float" office:value="0.483194374924253" calcext:value-type="float">
            <text:p>0.483194374924253</text:p>
          </table:table-cell>
          <table:table-cell office:value-type="float" office:value="306.053322934022" calcext:value-type="float">
            <text:p>306.05332293402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445444314782299" calcext:value-type="float">
            <text:p>0.445444314782299</text:p>
          </table:table-cell>
          <table:table-cell office:value-type="float" office:value="0.452041922481197" calcext:value-type="float">
            <text:p>0.452041922481197</text:p>
          </table:table-cell>
          <table:table-cell office:value-type="float" office:value="305.987174512993" calcext:value-type="float">
            <text:p>305.987174512993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419580565888617" calcext:value-type="float">
            <text:p>0.419580565888617</text:p>
          </table:table-cell>
          <table:table-cell office:value-type="float" office:value="0.437112069528574" calcext:value-type="float">
            <text:p>0.437112069528574</text:p>
          </table:table-cell>
          <table:table-cell office:value-type="float" office:value="306.16141665302" calcext:value-type="float">
            <text:p>306.1614166530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692516666666667" calcext:value-type="float">
            <text:p>0.692516666666667</text:p>
          </table:table-cell>
          <table:table-cell office:value-type="float" office:value="0.7672" calcext:value-type="float">
            <text:p>0.7672</text:p>
          </table:table-cell>
          <table:table-cell office:value-type="float" office:value="0.88845780377449" calcext:value-type="float">
            <text:p>0.88845780377449</text:p>
          </table:table-cell>
          <table:table-cell office:value-type="float" office:value="0.634729013321506" calcext:value-type="float">
            <text:p>0.634729013321506</text:p>
          </table:table-cell>
          <table:table-cell office:value-type="float" office:value="305.661134900991" calcext:value-type="float">
            <text:p>305.661134900991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92766666666667" calcext:value-type="float">
            <text:p>0.792766666666667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566223451101195" calcext:value-type="float">
            <text:p>0.566223451101195</text:p>
          </table:table-cell>
          <table:table-cell office:value-type="float" office:value="0.533292009951962" calcext:value-type="float">
            <text:p>0.533292009951962</text:p>
          </table:table-cell>
          <table:table-cell office:value-type="float" office:value="305.152262630989" calcext:value-type="float">
            <text:p>305.15226263098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2005" calcext:value-type="float">
            <text:p>0.82005</text:p>
          </table:table-cell>
          <table:table-cell office:value-type="float" office:value="0.8147" calcext:value-type="float">
            <text:p>0.8147</text:p>
          </table:table-cell>
          <table:table-cell office:value-type="float" office:value="0.493091557738878" calcext:value-type="float">
            <text:p>0.493091557738878</text:p>
          </table:table-cell>
          <table:table-cell office:value-type="float" office:value="0.491873018680864" calcext:value-type="float">
            <text:p>0.491873018680864</text:p>
          </table:table-cell>
          <table:table-cell office:value-type="float" office:value="319.349848260987" calcext:value-type="float">
            <text:p>319.34984826098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453202472868632" calcext:value-type="float">
            <text:p>0.453202472868632</text:p>
          </table:table-cell>
          <table:table-cell office:value-type="float" office:value="0.465191039215228" calcext:value-type="float">
            <text:p>0.465191039215228</text:p>
          </table:table-cell>
          <table:table-cell office:value-type="float" office:value="317.676690919965" calcext:value-type="float">
            <text:p>317.67669091996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44333333333333" calcext:value-type="float">
            <text:p>0.844333333333333</text:p>
          </table:table-cell>
          <table:table-cell office:value-type="float" office:value="0.837" calcext:value-type="float">
            <text:p>0.837</text:p>
          </table:table-cell>
          <table:table-cell office:value-type="float" office:value="0.427319330955619" calcext:value-type="float">
            <text:p>0.427319330955619</text:p>
          </table:table-cell>
          <table:table-cell office:value-type="float" office:value="0.4440853286321" calcext:value-type="float">
            <text:p>0.4440853286321</text:p>
          </table:table-cell>
          <table:table-cell office:value-type="float" office:value="315.669504202029" calcext:value-type="float">
            <text:p>315.66950420202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889215067283177" calcext:value-type="float">
            <text:p>0.889215067283177</text:p>
          </table:table-cell>
          <table:table-cell office:value-type="float" office:value="0.60686784147457" calcext:value-type="float">
            <text:p>0.60686784147457</text:p>
          </table:table-cell>
          <table:table-cell office:value-type="float" office:value="309.720783888013" calcext:value-type="float">
            <text:p>309.720783888013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800616666666667" calcext:value-type="float">
            <text:p>0.800616666666667</text:p>
          </table:table-cell>
          <table:table-cell office:value-type="float" office:value="0.8138" calcext:value-type="float">
            <text:p>0.8138</text:p>
          </table:table-cell>
          <table:table-cell office:value-type="float" office:value="0.548312012225326" calcext:value-type="float">
            <text:p>0.548312012225326</text:p>
          </table:table-cell>
          <table:table-cell office:value-type="float" office:value="0.514220223305332" calcext:value-type="float">
            <text:p>0.514220223305332</text:p>
          </table:table-cell>
          <table:table-cell office:value-type="float" office:value="310.054056647001" calcext:value-type="float">
            <text:p>310.054056647001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24933333333333" calcext:value-type="float">
            <text:p>0.824933333333333</text:p>
          </table:table-cell>
          <table:table-cell office:value-type="float" office:value="0.824" calcext:value-type="float">
            <text:p>0.824</text:p>
          </table:table-cell>
          <table:table-cell office:value-type="float" office:value="0.481194330828149" calcext:value-type="float">
            <text:p>0.481194330828149</text:p>
          </table:table-cell>
          <table:table-cell office:value-type="float" office:value="0.479987338470046" calcext:value-type="float">
            <text:p>0.479987338470046</text:p>
          </table:table-cell>
          <table:table-cell office:value-type="float" office:value="310.155696792994" calcext:value-type="float">
            <text:p>310.15569679299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38266666666667" calcext:value-type="float">
            <text:p>0.838266666666667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444836472302103" calcext:value-type="float">
            <text:p>0.444836472302103</text:p>
          </table:table-cell>
          <table:table-cell office:value-type="float" office:value="0.450309487285128" calcext:value-type="float">
            <text:p>0.450309487285128</text:p>
          </table:table-cell>
          <table:table-cell office:value-type="float" office:value="309.872397491999" calcext:value-type="float">
            <text:p>309.872397491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4765" calcext:value-type="float">
            <text:p>0.84765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419280697526073" calcext:value-type="float">
            <text:p>0.419280697526073</text:p>
          </table:table-cell>
          <table:table-cell office:value-type="float" office:value="0.434055509271136" calcext:value-type="float">
            <text:p>0.434055509271136</text:p>
          </table:table-cell>
          <table:table-cell office:value-type="float" office:value="310.219081596006" calcext:value-type="float">
            <text:p>310.219081596006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701283333333333" calcext:value-type="float">
            <text:p>0.701283333333333</text:p>
          </table:table-cell>
          <table:table-cell office:value-type="float" office:value="0.7718" calcext:value-type="float">
            <text:p>0.7718</text:p>
          </table:table-cell>
          <table:table-cell office:value-type="float" office:value="0.888995604442635" calcext:value-type="float">
            <text:p>0.888995604442635</text:p>
          </table:table-cell>
          <table:table-cell office:value-type="float" office:value="0.624022529383374" calcext:value-type="float">
            <text:p>0.624022529383374</text:p>
          </table:table-cell>
          <table:table-cell office:value-type="float" office:value="309.139747886977" calcext:value-type="float">
            <text:p>309.13974788697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983" calcext:value-type="float">
            <text:p>0.7983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557058902437499" calcext:value-type="float">
            <text:p>0.557058902437499</text:p>
          </table:table-cell>
          <table:table-cell office:value-type="float" office:value="0.531452613651373" calcext:value-type="float">
            <text:p>0.531452613651373</text:p>
          </table:table-cell>
          <table:table-cell office:value-type="float" office:value="309.225152901025" calcext:value-type="float">
            <text:p>309.22515290102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23416666666667" calcext:value-type="float">
            <text:p>0.823416666666667</text:p>
          </table:table-cell>
          <table:table-cell office:value-type="float" office:value="0.8242" calcext:value-type="float">
            <text:p>0.8242</text:p>
          </table:table-cell>
          <table:table-cell office:value-type="float" office:value="0.490548456417345" calcext:value-type="float">
            <text:p>0.490548456417345</text:p>
          </table:table-cell>
          <table:table-cell office:value-type="float" office:value="0.486424033239389" calcext:value-type="float">
            <text:p>0.486424033239389</text:p>
          </table:table-cell>
          <table:table-cell office:value-type="float" office:value="309.283880673989" calcext:value-type="float">
            <text:p>309.28388067398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35666666666667" calcext:value-type="float">
            <text:p>0.835666666666667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453189475084546" calcext:value-type="float">
            <text:p>0.453189475084546</text:p>
          </table:table-cell>
          <table:table-cell office:value-type="float" office:value="0.461050523789066" calcext:value-type="float">
            <text:p>0.461050523789066</text:p>
          </table:table-cell>
          <table:table-cell office:value-type="float" office:value="309.402460757003" calcext:value-type="float">
            <text:p>309.402460757003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44816666666667" calcext:value-type="float">
            <text:p>0.844816666666667</text:p>
          </table:table-cell>
          <table:table-cell office:value-type="float" office:value="0.8407" calcext:value-type="float">
            <text:p>0.8407</text:p>
          </table:table-cell>
          <table:table-cell office:value-type="float" office:value="0.427229815041587" calcext:value-type="float">
            <text:p>0.427229815041587</text:p>
          </table:table-cell>
          <table:table-cell office:value-type="float" office:value="0.441069392072167" calcext:value-type="float">
            <text:p>0.441069392072167</text:p>
          </table:table-cell>
          <table:table-cell office:value-type="float" office:value="309.345327634015" calcext:value-type="float">
            <text:p>309.34532763401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689666666666667" calcext:value-type="float">
            <text:p>0.689666666666667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916528811459857" calcext:value-type="float">
            <text:p>0.916528811459857</text:p>
          </table:table-cell>
          <table:table-cell office:value-type="float" office:value="0.617277594698463" calcext:value-type="float">
            <text:p>0.617277594698463</text:p>
          </table:table-cell>
          <table:table-cell office:value-type="float" office:value="308.335479741043" calcext:value-type="float">
            <text:p>308.335479741043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99516666666667" calcext:value-type="float">
            <text:p>0.799516666666667</text:p>
          </table:table-cell>
          <table:table-cell office:value-type="float" office:value="0.805" calcext:value-type="float">
            <text:p>0.805</text:p>
          </table:table-cell>
          <table:table-cell office:value-type="float" office:value="0.555651805230549" calcext:value-type="float">
            <text:p>0.555651805230549</text:p>
          </table:table-cell>
          <table:table-cell office:value-type="float" office:value="0.526978462934494" calcext:value-type="float">
            <text:p>0.526978462934494</text:p>
          </table:table-cell>
          <table:table-cell office:value-type="float" office:value="308.413622266962" calcext:value-type="float">
            <text:p>308.41362226696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24633333333333" calcext:value-type="float">
            <text:p>0.824633333333333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48482406077418" calcext:value-type="float">
            <text:p>0.48482406077418</text:p>
          </table:table-cell>
          <table:table-cell office:value-type="float" office:value="0.48127813248118" calcext:value-type="float">
            <text:p>0.48127813248118</text:p>
          </table:table-cell>
          <table:table-cell office:value-type="float" office:value="311.153334557952" calcext:value-type="float">
            <text:p>311.15333455795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39083333333333" calcext:value-type="float">
            <text:p>0.839083333333333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447255404439689" calcext:value-type="float">
            <text:p>0.447255404439689</text:p>
          </table:table-cell>
          <table:table-cell office:value-type="float" office:value="0.459504297109926" calcext:value-type="float">
            <text:p>0.459504297109926</text:p>
          </table:table-cell>
          <table:table-cell office:value-type="float" office:value="369.174191747035" calcext:value-type="float">
            <text:p>369.17419174703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48" calcext:value-type="float">
            <text:p>0.848</text:p>
          </table:table-cell>
          <table:table-cell office:value-type="float" office:value="0.84" calcext:value-type="float">
            <text:p>0.84</text:p>
          </table:table-cell>
          <table:table-cell office:value-type="float" office:value="0.421191897346521" calcext:value-type="float">
            <text:p>0.421191897346521</text:p>
          </table:table-cell>
          <table:table-cell office:value-type="float" office:value="0.444562781673328" calcext:value-type="float">
            <text:p>0.444562781673328</text:p>
          </table:table-cell>
          <table:table-cell office:value-type="float" office:value="348.994724817981" calcext:value-type="float">
            <text:p>348.994724817981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0999666666666667" calcext:value-type="float">
            <text:p>0.09996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1352987421601" calcext:value-type="float">
            <text:p>2.31352987421601</text:p>
          </table:table-cell>
          <table:table-cell office:value-type="float" office:value="2.31083296818338" calcext:value-type="float">
            <text:p>2.31083296818338</text:p>
          </table:table-cell>
          <table:table-cell office:value-type="float" office:value="218.532577407022" calcext:value-type="float">
            <text:p>218.53257740702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09965" calcext:value-type="float">
            <text:p>0.09965</text:p>
          </table:table-cell>
          <table:table-cell office:value-type="float" office:value="0.0999" calcext:value-type="float">
            <text:p>0.0999</text:p>
          </table:table-cell>
          <table:table-cell office:value-type="float" office:value="2.31191683069729" calcext:value-type="float">
            <text:p>2.31191683069729</text:p>
          </table:table-cell>
          <table:table-cell office:value-type="float" office:value="2.31938732353745" calcext:value-type="float">
            <text:p>2.31938732353745</text:p>
          </table:table-cell>
          <table:table-cell office:value-type="float" office:value="191.128371498024" calcext:value-type="float">
            <text:p>191.128371498024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100183333333333" calcext:value-type="float">
            <text:p>0.10018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1799830211" calcext:value-type="float">
            <text:p>2.311799830211</text:p>
          </table:table-cell>
          <table:table-cell office:value-type="float" office:value="2.32508251621465" calcext:value-type="float">
            <text:p>2.32508251621465</text:p>
          </table:table-cell>
          <table:table-cell office:value-type="float" office:value="193.367665308004" calcext:value-type="float">
            <text:p>193.367665308004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1" calcext:value-type="float">
            <text:p>0.1</text:p>
          </table:table-cell>
          <table:table-cell office:value-type="float" office:value="2.31192510976974" calcext:value-type="float">
            <text:p>2.31192510976974</text:p>
          </table:table-cell>
          <table:table-cell office:value-type="float" office:value="2.31351798507059" calcext:value-type="float">
            <text:p>2.31351798507059</text:p>
          </table:table-cell>
          <table:table-cell office:value-type="float" office:value="216.942207166983" calcext:value-type="float">
            <text:p>216.94220716698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0976666666666667" calcext:value-type="float">
            <text:p>0.09766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1197632324975" calcext:value-type="float">
            <text:p>2.31197632324975</text:p>
          </table:table-cell>
          <table:table-cell office:value-type="float" office:value="2.31535885440316" calcext:value-type="float">
            <text:p>2.31535885440316</text:p>
          </table:table-cell>
          <table:table-cell office:value-type="float" office:value="174.396912062017" calcext:value-type="float">
            <text:p>174.39691206201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101233333333333" calcext:value-type="float">
            <text:p>0.1012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166887512085" calcext:value-type="float">
            <text:p>2.31166887512085</text:p>
          </table:table-cell>
          <table:table-cell office:value-type="float" office:value="2.30609963653953" calcext:value-type="float">
            <text:p>2.30609963653953</text:p>
          </table:table-cell>
          <table:table-cell office:value-type="float" office:value="176.601021645998" calcext:value-type="float">
            <text:p>176.601021645998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101683333333333" calcext:value-type="float">
            <text:p>0.10168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162824152883" calcext:value-type="float">
            <text:p>2.31162824152883</text:p>
          </table:table-cell>
          <table:table-cell office:value-type="float" office:value="2.32013214165997" calcext:value-type="float">
            <text:p>2.32013214165997</text:p>
          </table:table-cell>
          <table:table-cell office:value-type="float" office:value="174.606454985973" calcext:value-type="float">
            <text:p>174.60645498597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09915" calcext:value-type="float">
            <text:p>0.09915</text:p>
          </table:table-cell>
          <table:table-cell office:value-type="float" office:value="0.1" calcext:value-type="float">
            <text:p>0.1</text:p>
          </table:table-cell>
          <table:table-cell office:value-type="float" office:value="2.3113796881267" calcext:value-type="float">
            <text:p>2.3113796881267</text:p>
          </table:table-cell>
          <table:table-cell office:value-type="float" office:value="2.30389680832055" calcext:value-type="float">
            <text:p>2.30389680832055</text:p>
          </table:table-cell>
          <table:table-cell office:value-type="float" office:value="173.948599598021" calcext:value-type="float">
            <text:p>173.948599598021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0994333333333333" calcext:value-type="float">
            <text:p>0.0994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131737039033" calcext:value-type="float">
            <text:p>2.31131737039033</text:p>
          </table:table-cell>
          <table:table-cell office:value-type="float" office:value="2.30841795502195" calcext:value-type="float">
            <text:p>2.30841795502195</text:p>
          </table:table-cell>
          <table:table-cell office:value-type="float" office:value="170.781820697011" calcext:value-type="float">
            <text:p>170.781820697011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0998833333333333" calcext:value-type="float">
            <text:p>0.09988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090960446705" calcext:value-type="float">
            <text:p>2.31090960446705</text:p>
          </table:table-cell>
          <table:table-cell office:value-type="float" office:value="2.30833995873761" calcext:value-type="float">
            <text:p>2.30833995873761</text:p>
          </table:table-cell>
          <table:table-cell office:value-type="float" office:value="170.666995226988" calcext:value-type="float">
            <text:p>170.666995226988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1" calcext:value-type="float">
            <text:p>0.1</text:p>
          </table:table-cell>
          <table:table-cell office:value-type="float" office:value="2.3126614462338" calcext:value-type="float">
            <text:p>2.3126614462338</text:p>
          </table:table-cell>
          <table:table-cell office:value-type="float" office:value="2.30579153899175" calcext:value-type="float">
            <text:p>2.30579153899175</text:p>
          </table:table-cell>
          <table:table-cell office:value-type="float" office:value="171.376525097992" calcext:value-type="float">
            <text:p>171.37652509799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0976333333333333" calcext:value-type="float">
            <text:p>0.0976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202747216865" calcext:value-type="float">
            <text:p>2.31202747216865</text:p>
          </table:table-cell>
          <table:table-cell office:value-type="float" office:value="2.31982903571645" calcext:value-type="float">
            <text:p>2.31982903571645</text:p>
          </table:table-cell>
          <table:table-cell office:value-type="float" office:value="170.914289418957" calcext:value-type="float">
            <text:p>170.91428941895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100033333333333" calcext:value-type="float">
            <text:p>0.1000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122131312071" calcext:value-type="float">
            <text:p>2.31122131312071</text:p>
          </table:table-cell>
          <table:table-cell office:value-type="float" office:value="2.31771400324099" calcext:value-type="float">
            <text:p>2.31771400324099</text:p>
          </table:table-cell>
          <table:table-cell office:value-type="float" office:value="170.563144657994" calcext:value-type="float">
            <text:p>170.563144657994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100766666666667" calcext:value-type="float">
            <text:p>0.1007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1130038675215" calcext:value-type="float">
            <text:p>2.31130038675215</text:p>
          </table:table-cell>
          <table:table-cell office:value-type="float" office:value="2.31347278424889" calcext:value-type="float">
            <text:p>2.31347278424889</text:p>
          </table:table-cell>
          <table:table-cell office:value-type="float" office:value="170.436226697988" calcext:value-type="float">
            <text:p>170.436226697988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0984333333333333" calcext:value-type="float">
            <text:p>0.0984333333333333</text:p>
          </table:table-cell>
          <table:table-cell office:value-type="float" office:value="0.0999" calcext:value-type="float">
            <text:p>0.0999</text:p>
          </table:table-cell>
          <table:table-cell office:value-type="float" office:value="2.31213188933919" calcext:value-type="float">
            <text:p>2.31213188933919</text:p>
          </table:table-cell>
          <table:table-cell office:value-type="float" office:value="2.31043561856458" calcext:value-type="float">
            <text:p>2.31043561856458</text:p>
          </table:table-cell>
          <table:table-cell office:value-type="float" office:value="170.249318150047" calcext:value-type="float">
            <text:p>170.24931815004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10195" calcext:value-type="float">
            <text:p>0.10195</text:p>
          </table:table-cell>
          <table:table-cell office:value-type="float" office:value="0.1" calcext:value-type="float">
            <text:p>0.1</text:p>
          </table:table-cell>
          <table:table-cell office:value-type="float" office:value="2.312261990901" calcext:value-type="float">
            <text:p>2.312261990901</text:p>
          </table:table-cell>
          <table:table-cell office:value-type="float" office:value="2.31231043748795" calcext:value-type="float">
            <text:p>2.31231043748795</text:p>
          </table:table-cell>
          <table:table-cell office:value-type="float" office:value="171.433154630999" calcext:value-type="float">
            <text:p>171.433154630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100566666666667" calcext:value-type="float">
            <text:p>0.100566666666667</text:p>
          </table:table-cell>
          <table:table-cell office:value-type="float" office:value="0.1001" calcext:value-type="float">
            <text:p>0.1001</text:p>
          </table:table-cell>
          <table:table-cell office:value-type="float" office:value="2.31145802210135" calcext:value-type="float">
            <text:p>2.31145802210135</text:p>
          </table:table-cell>
          <table:table-cell office:value-type="float" office:value="2.3059500205289" calcext:value-type="float">
            <text:p>2.3059500205289</text:p>
          </table:table-cell>
          <table:table-cell office:value-type="float" office:value="172.004356165999" calcext:value-type="float">
            <text:p>172.004356165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0979666666666667" calcext:value-type="float">
            <text:p>0.0979666666666667</text:p>
          </table:table-cell>
          <table:table-cell office:value-type="float" office:value="0.1001" calcext:value-type="float">
            <text:p>0.1001</text:p>
          </table:table-cell>
          <table:table-cell office:value-type="float" office:value="2.31162215677152" calcext:value-type="float">
            <text:p>2.31162215677152</text:p>
          </table:table-cell>
          <table:table-cell office:value-type="float" office:value="2.31490991525589" calcext:value-type="float">
            <text:p>2.31490991525589</text:p>
          </table:table-cell>
          <table:table-cell office:value-type="float" office:value="170.382726259006" calcext:value-type="float">
            <text:p>170.38272625900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101666666666667" calcext:value-type="float">
            <text:p>0.101666666666667</text:p>
          </table:table-cell>
          <table:table-cell office:value-type="float" office:value="0.1001" calcext:value-type="float">
            <text:p>0.1001</text:p>
          </table:table-cell>
          <table:table-cell office:value-type="float" office:value="2.30995435119946" calcext:value-type="float">
            <text:p>2.30995435119946</text:p>
          </table:table-cell>
          <table:table-cell office:value-type="float" office:value="2.30851015315694" calcext:value-type="float">
            <text:p>2.30851015315694</text:p>
          </table:table-cell>
          <table:table-cell office:value-type="float" office:value="170.28247201402" calcext:value-type="float">
            <text:p>170.282472014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1" calcext:value-type="float">
            <text:p>0.1</text:p>
          </table:table-cell>
          <table:table-cell office:value-type="float" office:value="2.31045132023948" calcext:value-type="float">
            <text:p>2.31045132023948</text:p>
          </table:table-cell>
          <table:table-cell office:value-type="float" office:value="2.30902535596471" calcext:value-type="float">
            <text:p>2.30902535596471</text:p>
          </table:table-cell>
          <table:table-cell office:value-type="float" office:value="170.217519722006" calcext:value-type="float">
            <text:p>170.21751972200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09835" calcext:value-type="float">
            <text:p>0.09835</text:p>
          </table:table-cell>
          <table:table-cell office:value-type="float" office:value="0.1" calcext:value-type="float">
            <text:p>0.1</text:p>
          </table:table-cell>
          <table:table-cell office:value-type="float" office:value="2.31430512831918" calcext:value-type="float">
            <text:p>2.31430512831918</text:p>
          </table:table-cell>
          <table:table-cell office:value-type="float" office:value="2.3149135477224" calcext:value-type="float">
            <text:p>2.3149135477224</text:p>
          </table:table-cell>
          <table:table-cell office:value-type="float" office:value="171.552578398027" calcext:value-type="float">
            <text:p>171.55257839802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1" calcext:value-type="float">
            <text:p>0.1</text:p>
          </table:table-cell>
          <table:table-cell office:value-type="float" office:value="2.31020569801331" calcext:value-type="float">
            <text:p>2.31020569801331</text:p>
          </table:table-cell>
          <table:table-cell office:value-type="float" office:value="2.3103726760597" calcext:value-type="float">
            <text:p>2.3103726760597</text:p>
          </table:table-cell>
          <table:table-cell office:value-type="float" office:value="179.969288422959" calcext:value-type="float">
            <text:p>179.96928842295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100383333333333" calcext:value-type="float">
            <text:p>0.10038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1131424680193" calcext:value-type="float">
            <text:p>2.31131424680193</text:p>
          </table:table-cell>
          <table:table-cell office:value-type="float" office:value="2.3190141772009" calcext:value-type="float">
            <text:p>2.3190141772009</text:p>
          </table:table-cell>
          <table:table-cell office:value-type="float" office:value="176.179214735981" calcext:value-type="float">
            <text:p>176.179214735981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100516666666667" calcext:value-type="float">
            <text:p>0.1005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1131452868488" calcext:value-type="float">
            <text:p>2.31131452868488</text:p>
          </table:table-cell>
          <table:table-cell office:value-type="float" office:value="2.31009782955145" calcext:value-type="float">
            <text:p>2.31009782955145</text:p>
          </table:table-cell>
          <table:table-cell office:value-type="float" office:value="176.088989529992" calcext:value-type="float">
            <text:p>176.08898952999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10115" calcext:value-type="float">
            <text:p>0.10115</text:p>
          </table:table-cell>
          <table:table-cell office:value-type="float" office:value="0.1" calcext:value-type="float">
            <text:p>0.1</text:p>
          </table:table-cell>
          <table:table-cell office:value-type="float" office:value="2.31059738288302" calcext:value-type="float">
            <text:p>2.31059738288302</text:p>
          </table:table-cell>
          <table:table-cell office:value-type="float" office:value="2.31182751230373" calcext:value-type="float">
            <text:p>2.31182751230373</text:p>
          </table:table-cell>
          <table:table-cell office:value-type="float" office:value="176.843880901986" calcext:value-type="float">
            <text:p>176.843880901986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100533333333333" calcext:value-type="float">
            <text:p>0.100533333333333</text:p>
          </table:table-cell>
          <table:table-cell office:value-type="float" office:value="0.0999" calcext:value-type="float">
            <text:p>0.0999</text:p>
          </table:table-cell>
          <table:table-cell office:value-type="float" office:value="2.30526411025001" calcext:value-type="float">
            <text:p>2.30526411025001</text:p>
          </table:table-cell>
          <table:table-cell office:value-type="float" office:value="2.30590954252109" calcext:value-type="float">
            <text:p>2.30590954252109</text:p>
          </table:table-cell>
          <table:table-cell office:value-type="float" office:value="171.833651300054" calcext:value-type="float">
            <text:p>171.83365130005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0996666666666667" calcext:value-type="float">
            <text:p>0.09966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509577554935" calcext:value-type="float">
            <text:p>2.30509577554935</text:p>
          </table:table-cell>
          <table:table-cell office:value-type="float" office:value="2.30368889820804" calcext:value-type="float">
            <text:p>2.30368889820804</text:p>
          </table:table-cell>
          <table:table-cell office:value-type="float" office:value="171.359758039005" calcext:value-type="float">
            <text:p>171.359758039005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0997166666666667" calcext:value-type="float">
            <text:p>0.09971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465846122709" calcext:value-type="float">
            <text:p>2.30465846122709</text:p>
          </table:table-cell>
          <table:table-cell office:value-type="float" office:value="2.30507877677869" calcext:value-type="float">
            <text:p>2.30507877677869</text:p>
          </table:table-cell>
          <table:table-cell office:value-type="float" office:value="171.306117692031" calcext:value-type="float">
            <text:p>171.30611769203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0992166666666667" calcext:value-type="float">
            <text:p>0.09921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500423654056" calcext:value-type="float">
            <text:p>2.30500423654056</text:p>
          </table:table-cell>
          <table:table-cell office:value-type="float" office:value="2.30527758598328" calcext:value-type="float">
            <text:p>2.30527758598328</text:p>
          </table:table-cell>
          <table:table-cell office:value-type="float" office:value="171.23955675005" calcext:value-type="float">
            <text:p>171.23955675005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0997666666666667" calcext:value-type="float">
            <text:p>0.09976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48143475803" calcext:value-type="float">
            <text:p>2.3048143475803</text:p>
          </table:table-cell>
          <table:table-cell office:value-type="float" office:value="2.30449938318532" calcext:value-type="float">
            <text:p>2.30449938318532</text:p>
          </table:table-cell>
          <table:table-cell office:value-type="float" office:value="171.194973036996" calcext:value-type="float">
            <text:p>171.194973036996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0990333333333333" calcext:value-type="float">
            <text:p>0.0990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681445120748" calcext:value-type="float">
            <text:p>2.30681445120748</text:p>
          </table:table-cell>
          <table:table-cell office:value-type="float" office:value="2.30674382683578" calcext:value-type="float">
            <text:p>2.30674382683578</text:p>
          </table:table-cell>
          <table:table-cell office:value-type="float" office:value="171.072017375031" calcext:value-type="float">
            <text:p>171.07201737503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1" calcext:value-type="float">
            <text:p>0.1</text:p>
          </table:table-cell>
          <table:table-cell office:value-type="float" office:value="2.30502958973842" calcext:value-type="float">
            <text:p>2.30502958973842</text:p>
          </table:table-cell>
          <table:table-cell office:value-type="float" office:value="2.30440255487041" calcext:value-type="float">
            <text:p>2.30440255487041</text:p>
          </table:table-cell>
          <table:table-cell office:value-type="float" office:value="170.409993710928" calcext:value-type="float">
            <text:p>170.409993710928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100616666666667" calcext:value-type="float">
            <text:p>0.100616666666667</text:p>
          </table:table-cell>
          <table:table-cell office:value-type="float" office:value="0.0999" calcext:value-type="float">
            <text:p>0.0999</text:p>
          </table:table-cell>
          <table:table-cell office:value-type="float" office:value="2.30486409928499" calcext:value-type="float">
            <text:p>2.30486409928499</text:p>
          </table:table-cell>
          <table:table-cell office:value-type="float" office:value="2.30441750994154" calcext:value-type="float">
            <text:p>2.30441750994154</text:p>
          </table:table-cell>
          <table:table-cell office:value-type="float" office:value="170.486067760037" calcext:value-type="float">
            <text:p>170.48606776003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0990666666666667" calcext:value-type="float">
            <text:p>0.0990666666666667</text:p>
          </table:table-cell>
          <table:table-cell office:value-type="float" office:value="0.1001" calcext:value-type="float">
            <text:p>0.1001</text:p>
          </table:table-cell>
          <table:table-cell office:value-type="float" office:value="2.30495520085414" calcext:value-type="float">
            <text:p>2.30495520085414</text:p>
          </table:table-cell>
          <table:table-cell office:value-type="float" office:value="2.30338496311455" calcext:value-type="float">
            <text:p>2.30338496311455</text:p>
          </table:table-cell>
          <table:table-cell office:value-type="float" office:value="170.175425200025" calcext:value-type="float">
            <text:p>170.175425200025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101233333333333" calcext:value-type="float">
            <text:p>0.1012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465893882678" calcext:value-type="float">
            <text:p>2.30465893882678</text:p>
          </table:table-cell>
          <table:table-cell office:value-type="float" office:value="2.30414193906602" calcext:value-type="float">
            <text:p>2.30414193906602</text:p>
          </table:table-cell>
          <table:table-cell office:value-type="float" office:value="169.948052447056" calcext:value-type="float">
            <text:p>169.948052447056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1" calcext:value-type="float">
            <text:p>0.1</text:p>
          </table:table-cell>
          <table:table-cell office:value-type="float" office:value="2.30634355875475" calcext:value-type="float">
            <text:p>2.30634355875475</text:p>
          </table:table-cell>
          <table:table-cell office:value-type="float" office:value="2.30557360922455" calcext:value-type="float">
            <text:p>2.30557360922455</text:p>
          </table:table-cell>
          <table:table-cell office:value-type="float" office:value="171.505367901991" calcext:value-type="float">
            <text:p>171.50536790199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101533333333333" calcext:value-type="float">
            <text:p>0.1015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466865832363" calcext:value-type="float">
            <text:p>2.30466865832363</text:p>
          </table:table-cell>
          <table:table-cell office:value-type="float" office:value="2.30310128297016" calcext:value-type="float">
            <text:p>2.30310128297016</text:p>
          </table:table-cell>
          <table:table-cell office:value-type="float" office:value="170.725546148024" calcext:value-type="float">
            <text:p>170.72554614802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100566666666667" calcext:value-type="float">
            <text:p>0.100566666666667</text:p>
          </table:table-cell>
          <table:table-cell office:value-type="float" office:value="0.0999" calcext:value-type="float">
            <text:p>0.0999</text:p>
          </table:table-cell>
          <table:table-cell office:value-type="float" office:value="2.30484635819758" calcext:value-type="float">
            <text:p>2.30484635819758</text:p>
          </table:table-cell>
          <table:table-cell office:value-type="float" office:value="2.30444904801193" calcext:value-type="float">
            <text:p>2.30444904801193</text:p>
          </table:table-cell>
          <table:table-cell office:value-type="float" office:value="170.902097826009" calcext:value-type="float">
            <text:p>170.90209782600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100516666666667" calcext:value-type="float">
            <text:p>0.100516666666667</text:p>
          </table:table-cell>
          <table:table-cell office:value-type="float" office:value="0.0999" calcext:value-type="float">
            <text:p>0.0999</text:p>
          </table:table-cell>
          <table:table-cell office:value-type="float" office:value="2.30456904485536" calcext:value-type="float">
            <text:p>2.30456904485536</text:p>
          </table:table-cell>
          <table:table-cell office:value-type="float" office:value="2.3062613967118" calcext:value-type="float">
            <text:p>2.3062613967118</text:p>
          </table:table-cell>
          <table:table-cell office:value-type="float" office:value="170.866483582067" calcext:value-type="float">
            <text:p>170.86648358206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100316666666667" calcext:value-type="float">
            <text:p>0.1003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505174106118" calcext:value-type="float">
            <text:p>2.30505174106118</text:p>
          </table:table-cell>
          <table:table-cell office:value-type="float" office:value="2.30530890841393" calcext:value-type="float">
            <text:p>2.30530890841393</text:p>
          </table:table-cell>
          <table:table-cell office:value-type="float" office:value="171.080428943969" calcext:value-type="float">
            <text:p>171.08042894396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101033333333333" calcext:value-type="float">
            <text:p>0.1010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625672813163" calcext:value-type="float">
            <text:p>2.30625672813163</text:p>
          </table:table-cell>
          <table:table-cell office:value-type="float" office:value="2.3043880978967" calcext:value-type="float">
            <text:p>2.3043880978967</text:p>
          </table:table-cell>
          <table:table-cell office:value-type="float" office:value="171.345286911004" calcext:value-type="float">
            <text:p>171.345286911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0999833333333333" calcext:value-type="float">
            <text:p>0.09998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495180910838" calcext:value-type="float">
            <text:p>2.30495180910838</text:p>
          </table:table-cell>
          <table:table-cell office:value-type="float" office:value="2.30430583133819" calcext:value-type="float">
            <text:p>2.30430583133819</text:p>
          </table:table-cell>
          <table:table-cell office:value-type="float" office:value="170.898102448904" calcext:value-type="float">
            <text:p>170.8981024489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0987333333333333" calcext:value-type="float">
            <text:p>0.0987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531934253188" calcext:value-type="float">
            <text:p>2.30531934253188</text:p>
          </table:table-cell>
          <table:table-cell office:value-type="float" office:value="2.30499830519318" calcext:value-type="float">
            <text:p>2.30499830519318</text:p>
          </table:table-cell>
          <table:table-cell office:value-type="float" office:value="170.685540963081" calcext:value-type="float">
            <text:p>170.68554096308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09975" calcext:value-type="float">
            <text:p>0.09975</text:p>
          </table:table-cell>
          <table:table-cell office:value-type="float" office:value="0.1" calcext:value-type="float">
            <text:p>0.1</text:p>
          </table:table-cell>
          <table:table-cell office:value-type="float" office:value="2.30517076556362" calcext:value-type="float">
            <text:p>2.30517076556362</text:p>
          </table:table-cell>
          <table:table-cell office:value-type="float" office:value="2.3054639306038" calcext:value-type="float">
            <text:p>2.3054639306038</text:p>
          </table:table-cell>
          <table:table-cell office:value-type="float" office:value="170.439061323996" calcext:value-type="float">
            <text:p>170.439061323996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1" calcext:value-type="float">
            <text:p>0.1</text:p>
          </table:table-cell>
          <table:table-cell office:value-type="float" office:value="2.30517771350804" calcext:value-type="float">
            <text:p>2.30517771350804</text:p>
          </table:table-cell>
          <table:table-cell office:value-type="float" office:value="2.30456041986016" calcext:value-type="float">
            <text:p>2.30456041986016</text:p>
          </table:table-cell>
          <table:table-cell office:value-type="float" office:value="170.235142877093" calcext:value-type="float">
            <text:p>170.23514287709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1" calcext:value-type="float">
            <text:p>0.1</text:p>
          </table:table-cell>
          <table:table-cell office:value-type="float" office:value="2.30617078789262" calcext:value-type="float">
            <text:p>2.30617078789262</text:p>
          </table:table-cell>
          <table:table-cell office:value-type="float" office:value="2.30358918457274" calcext:value-type="float">
            <text:p>2.30358918457274</text:p>
          </table:table-cell>
          <table:table-cell office:value-type="float" office:value="170.994650993962" calcext:value-type="float">
            <text:p>170.994650993962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0996333333333333" calcext:value-type="float">
            <text:p>0.0996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516141996201" calcext:value-type="float">
            <text:p>2.30516141996201</text:p>
          </table:table-cell>
          <table:table-cell office:value-type="float" office:value="2.30446991191548" calcext:value-type="float">
            <text:p>2.30446991191548</text:p>
          </table:table-cell>
          <table:table-cell office:value-type="float" office:value="170.103827847051" calcext:value-type="float">
            <text:p>170.10382784705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100033333333333" calcext:value-type="float">
            <text:p>0.1000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537485415493" calcext:value-type="float">
            <text:p>2.30537485415493</text:p>
          </table:table-cell>
          <table:table-cell office:value-type="float" office:value="2.30392885815566" calcext:value-type="float">
            <text:p>2.30392885815566</text:p>
          </table:table-cell>
          <table:table-cell office:value-type="float" office:value="170.00503218302" calcext:value-type="float">
            <text:p>170.00503218302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0987666666666667" calcext:value-type="float">
            <text:p>0.09876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503926882103" calcext:value-type="float">
            <text:p>2.30503926882103</text:p>
          </table:table-cell>
          <table:table-cell office:value-type="float" office:value="2.30738693589617" calcext:value-type="float">
            <text:p>2.30738693589617</text:p>
          </table:table-cell>
          <table:table-cell office:value-type="float" office:value="169.863488041912" calcext:value-type="float">
            <text:p>169.863488041912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1" calcext:value-type="float">
            <text:p>0.1</text:p>
          </table:table-cell>
          <table:table-cell office:value-type="float" office:value="2.3053540011713" calcext:value-type="float">
            <text:p>2.3053540011713</text:p>
          </table:table-cell>
          <table:table-cell office:value-type="float" office:value="2.30439550102137" calcext:value-type="float">
            <text:p>2.30439550102137</text:p>
          </table:table-cell>
          <table:table-cell office:value-type="float" office:value="169.576738163945" calcext:value-type="float">
            <text:p>169.576738163945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1" calcext:value-type="float">
            <text:p>0.1</text:p>
          </table:table-cell>
          <table:table-cell office:value-type="float" office:value="2.30547322037378" calcext:value-type="float">
            <text:p>2.30547322037378</text:p>
          </table:table-cell>
          <table:table-cell office:value-type="float" office:value="2.30426818094436" calcext:value-type="float">
            <text:p>2.30426818094436</text:p>
          </table:table-cell>
          <table:table-cell office:value-type="float" office:value="171.413501002011" calcext:value-type="float">
            <text:p>171.413501002011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0965666666666667" calcext:value-type="float">
            <text:p>0.09656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43865417875" calcext:value-type="float">
            <text:p>2.3043865417875</text:p>
          </table:table-cell>
          <table:table-cell office:value-type="float" office:value="2.30316387468083" calcext:value-type="float">
            <text:p>2.30316387468083</text:p>
          </table:table-cell>
          <table:table-cell office:value-type="float" office:value="171.288982826984" calcext:value-type="float">
            <text:p>171.28898282698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0987333333333333" calcext:value-type="float">
            <text:p>0.0987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412849205643" calcext:value-type="float">
            <text:p>2.30412849205643</text:p>
          </table:table-cell>
          <table:table-cell office:value-type="float" office:value="2.30326470144235" calcext:value-type="float">
            <text:p>2.30326470144235</text:p>
          </table:table-cell>
          <table:table-cell office:value-type="float" office:value="171.273880472989" calcext:value-type="float">
            <text:p>171.27388047298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1" calcext:value-type="float">
            <text:p>0.1</text:p>
          </table:table-cell>
          <table:table-cell office:value-type="float" office:value="2.30372201811784" calcext:value-type="float">
            <text:p>2.30372201811784</text:p>
          </table:table-cell>
          <table:table-cell office:value-type="float" office:value="2.3049743995545" calcext:value-type="float">
            <text:p>2.3049743995545</text:p>
          </table:table-cell>
          <table:table-cell office:value-type="float" office:value="171.553559368011" calcext:value-type="float">
            <text:p>171.553559368011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0990333333333333" calcext:value-type="float">
            <text:p>0.0990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417683129626" calcext:value-type="float">
            <text:p>2.30417683129626</text:p>
          </table:table-cell>
          <table:table-cell office:value-type="float" office:value="2.3039312058953" calcext:value-type="float">
            <text:p>2.3039312058953</text:p>
          </table:table-cell>
          <table:table-cell office:value-type="float" office:value="171.448088103905" calcext:value-type="float">
            <text:p>171.448088103905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0999166666666667" calcext:value-type="float">
            <text:p>0.09991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588809462753" calcext:value-type="float">
            <text:p>2.30588809462753</text:p>
          </table:table-cell>
          <table:table-cell office:value-type="float" office:value="2.30481150043998" calcext:value-type="float">
            <text:p>2.30481150043998</text:p>
          </table:table-cell>
          <table:table-cell office:value-type="float" office:value="171.718510398059" calcext:value-type="float">
            <text:p>171.71851039805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0997333333333333" calcext:value-type="float">
            <text:p>0.0997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40855108802" calcext:value-type="float">
            <text:p>2.3040855108802</text:p>
          </table:table-cell>
          <table:table-cell office:value-type="float" office:value="2.30372176504439" calcext:value-type="float">
            <text:p>2.30372176504439</text:p>
          </table:table-cell>
          <table:table-cell office:value-type="float" office:value="170.955530275009" calcext:value-type="float">
            <text:p>170.95553027500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1" calcext:value-type="float">
            <text:p>0.1</text:p>
          </table:table-cell>
          <table:table-cell office:value-type="float" office:value="2.30376952721366" calcext:value-type="float">
            <text:p>2.30376952721366</text:p>
          </table:table-cell>
          <table:table-cell office:value-type="float" office:value="2.30630927936287" calcext:value-type="float">
            <text:p>2.30630927936287</text:p>
          </table:table-cell>
          <table:table-cell office:value-type="float" office:value="170.889017235953" calcext:value-type="float">
            <text:p>170.88901723595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0998333333333333" calcext:value-type="float">
            <text:p>0.0998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370769292307" calcext:value-type="float">
            <text:p>2.30370769292307</text:p>
          </table:table-cell>
          <table:table-cell office:value-type="float" office:value="2.3038949328623" calcext:value-type="float">
            <text:p>2.3038949328623</text:p>
          </table:table-cell>
          <table:table-cell office:value-type="float" office:value="170.646051928983" calcext:value-type="float">
            <text:p>170.64605192898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1" calcext:value-type="float">
            <text:p>0.1</text:p>
          </table:table-cell>
          <table:table-cell office:value-type="float" office:value="2.3040592632314" calcext:value-type="float">
            <text:p>2.3040592632314</text:p>
          </table:table-cell>
          <table:table-cell office:value-type="float" office:value="2.30326801044926" calcext:value-type="float">
            <text:p>2.30326801044926</text:p>
          </table:table-cell>
          <table:table-cell office:value-type="float" office:value="170.831160648959" calcext:value-type="float">
            <text:p>170.83116064895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100133333333333" calcext:value-type="float">
            <text:p>0.1001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518665395058" calcext:value-type="float">
            <text:p>2.30518665395058</text:p>
          </table:table-cell>
          <table:table-cell office:value-type="float" office:value="2.30521606487833" calcext:value-type="float">
            <text:p>2.30521606487833</text:p>
          </table:table-cell>
          <table:table-cell office:value-type="float" office:value="171.051820624969" calcext:value-type="float">
            <text:p>171.05182062496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101333333333333" calcext:value-type="float">
            <text:p>0.101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373822422678" calcext:value-type="float">
            <text:p>2.30373822422678</text:p>
          </table:table-cell>
          <table:table-cell office:value-type="float" office:value="2.30364893196495" calcext:value-type="float">
            <text:p>2.30364893196495</text:p>
          </table:table-cell>
          <table:table-cell office:value-type="float" office:value="171.064876834047" calcext:value-type="float">
            <text:p>171.06487683404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101166666666667" calcext:value-type="float">
            <text:p>0.1011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373401326665" calcext:value-type="float">
            <text:p>2.30373401326665</text:p>
          </table:table-cell>
          <table:table-cell office:value-type="float" office:value="2.303380102109" calcext:value-type="float">
            <text:p>2.303380102109</text:p>
          </table:table-cell>
          <table:table-cell office:value-type="float" office:value="170.869105109014" calcext:value-type="float">
            <text:p>170.86910510901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100316666666667" calcext:value-type="float">
            <text:p>0.1003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397978011987" calcext:value-type="float">
            <text:p>2.30397978011987</text:p>
          </table:table-cell>
          <table:table-cell office:value-type="float" office:value="2.30417395245497" calcext:value-type="float">
            <text:p>2.30417395245497</text:p>
          </table:table-cell>
          <table:table-cell office:value-type="float" office:value="170.331866481923" calcext:value-type="float">
            <text:p>170.33186648192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0997333333333333" calcext:value-type="float">
            <text:p>0.0997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365685130487" calcext:value-type="float">
            <text:p>2.30365685130487</text:p>
          </table:table-cell>
          <table:table-cell office:value-type="float" office:value="2.30309339237821" calcext:value-type="float">
            <text:p>2.30309339237821</text:p>
          </table:table-cell>
          <table:table-cell office:value-type="float" office:value="177.121226595016" calcext:value-type="float">
            <text:p>177.12122659501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" calcext:value-type="float">
            <text:p>0.1</text:p>
          </table:table-cell>
          <table:table-cell office:value-type="float" office:value="2.30567810301588" calcext:value-type="float">
            <text:p>2.30567810301588</text:p>
          </table:table-cell>
          <table:table-cell office:value-type="float" office:value="2.30375114519885" calcext:value-type="float">
            <text:p>2.30375114519885</text:p>
          </table:table-cell>
          <table:table-cell office:value-type="float" office:value="170.765085345018" calcext:value-type="float">
            <text:p>170.76508534501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0994833333333333" calcext:value-type="float">
            <text:p>0.09948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425804129033" calcext:value-type="float">
            <text:p>2.30425804129033</text:p>
          </table:table-cell>
          <table:table-cell office:value-type="float" office:value="2.30464396962694" calcext:value-type="float">
            <text:p>2.30464396962694</text:p>
          </table:table-cell>
          <table:table-cell office:value-type="float" office:value="170.919166815933" calcext:value-type="float">
            <text:p>170.91916681593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101783333333333" calcext:value-type="float">
            <text:p>0.10178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349604712366" calcext:value-type="float">
            <text:p>2.30349604712366</text:p>
          </table:table-cell>
          <table:table-cell office:value-type="float" office:value="2.30542755886248" calcext:value-type="float">
            <text:p>2.30542755886248</text:p>
          </table:table-cell>
          <table:table-cell office:value-type="float" office:value="170.487017364008" calcext:value-type="float">
            <text:p>170.48701736400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0996166666666667" calcext:value-type="float">
            <text:p>0.09961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379739727801" calcext:value-type="float">
            <text:p>2.30379739727801</text:p>
          </table:table-cell>
          <table:table-cell office:value-type="float" office:value="2.30408604585441" calcext:value-type="float">
            <text:p>2.30408604585441</text:p>
          </table:table-cell>
          <table:table-cell office:value-type="float" office:value="170.561765971943" calcext:value-type="float">
            <text:p>170.56176597194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100783333333333" calcext:value-type="float">
            <text:p>0.10078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339193496623" calcext:value-type="float">
            <text:p>2.30339193496623</text:p>
          </table:table-cell>
          <table:table-cell office:value-type="float" office:value="2.30366017256573" calcext:value-type="float">
            <text:p>2.30366017256573</text:p>
          </table:table-cell>
          <table:table-cell office:value-type="float" office:value="170.234224552987" calcext:value-type="float">
            <text:p>170.23422455298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101316666666667" calcext:value-type="float">
            <text:p>0.1013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48690272801" calcext:value-type="float">
            <text:p>2.3048690272801</text:p>
          </table:table-cell>
          <table:table-cell office:value-type="float" office:value="2.30349800844861" calcext:value-type="float">
            <text:p>2.30349800844861</text:p>
          </table:table-cell>
          <table:table-cell office:value-type="float" office:value="171.229520377005" calcext:value-type="float">
            <text:p>171.229520377005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10015" calcext:value-type="float">
            <text:p>0.10015</text:p>
          </table:table-cell>
          <table:table-cell office:value-type="float" office:value="0.1" calcext:value-type="float">
            <text:p>0.1</text:p>
          </table:table-cell>
          <table:table-cell office:value-type="float" office:value="2.30393609639678" calcext:value-type="float">
            <text:p>2.30393609639678</text:p>
          </table:table-cell>
          <table:table-cell office:value-type="float" office:value="2.30413356556255" calcext:value-type="float">
            <text:p>2.30413356556255</text:p>
          </table:table-cell>
          <table:table-cell office:value-type="float" office:value="170.612799612107" calcext:value-type="float">
            <text:p>170.61279961210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09935" calcext:value-type="float">
            <text:p>0.09935</text:p>
          </table:table-cell>
          <table:table-cell office:value-type="float" office:value="0.1" calcext:value-type="float">
            <text:p>0.1</text:p>
          </table:table-cell>
          <table:table-cell office:value-type="float" office:value="2.30374831965229" calcext:value-type="float">
            <text:p>2.30374831965229</text:p>
          </table:table-cell>
          <table:table-cell office:value-type="float" office:value="2.30331833651111" calcext:value-type="float">
            <text:p>2.30331833651111</text:p>
          </table:table-cell>
          <table:table-cell office:value-type="float" office:value="170.535666666925" calcext:value-type="float">
            <text:p>170.535666666925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0993333333333333" calcext:value-type="float">
            <text:p>0.09933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377226801061" calcext:value-type="float">
            <text:p>2.30377226801061</text:p>
          </table:table-cell>
          <table:table-cell office:value-type="float" office:value="2.30314685432774" calcext:value-type="float">
            <text:p>2.30314685432774</text:p>
          </table:table-cell>
          <table:table-cell office:value-type="float" office:value="170.531640808913" calcext:value-type="float">
            <text:p>170.53164080891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100616666666667" calcext:value-type="float">
            <text:p>0.1006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373630315256" calcext:value-type="float">
            <text:p>2.30373630315256</text:p>
          </table:table-cell>
          <table:table-cell office:value-type="float" office:value="2.30367701068805" calcext:value-type="float">
            <text:p>2.30367701068805</text:p>
          </table:table-cell>
          <table:table-cell office:value-type="float" office:value="170.366330899997" calcext:value-type="float">
            <text:p>170.36633089999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725945209421074" calcext:value-type="float">
            <text:p>0.725945209421074</text:p>
          </table:table-cell>
          <table:table-cell office:value-type="float" office:value="0.471928749114844" calcext:value-type="float">
            <text:p>0.471928749114844</text:p>
          </table:table-cell>
          <table:table-cell office:value-type="float" office:value="275.836869927938" calcext:value-type="float">
            <text:p>275.836869927938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853433333333333" calcext:value-type="float">
            <text:p>0.853433333333333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405602104803011" calcext:value-type="float">
            <text:p>0.405602104803011</text:p>
          </table:table-cell>
          <table:table-cell office:value-type="float" office:value="0.389669550072615" calcext:value-type="float">
            <text:p>0.389669550072615</text:p>
          </table:table-cell>
          <table:table-cell office:value-type="float" office:value="275.198463735986" calcext:value-type="float">
            <text:p>275.19846373598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335060412187312" calcext:value-type="float">
            <text:p>0.335060412187312</text:p>
          </table:table-cell>
          <table:table-cell office:value-type="float" office:value="0.35673646287174" calcext:value-type="float">
            <text:p>0.35673646287174</text:p>
          </table:table-cell>
          <table:table-cell office:value-type="float" office:value="274.936363655026" calcext:value-type="float">
            <text:p>274.93636365502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895383333333333" calcext:value-type="float">
            <text:p>0.895383333333333</text:p>
          </table:table-cell>
          <table:table-cell office:value-type="float" office:value="0.8755" calcext:value-type="float">
            <text:p>0.8755</text:p>
          </table:table-cell>
          <table:table-cell office:value-type="float" office:value="0.292277762416139" calcext:value-type="float">
            <text:p>0.292277762416139</text:p>
          </table:table-cell>
          <table:table-cell office:value-type="float" office:value="0.337239430113963" calcext:value-type="float">
            <text:p>0.337239430113963</text:p>
          </table:table-cell>
          <table:table-cell office:value-type="float" office:value="274.357627538964" calcext:value-type="float">
            <text:p>274.35762753896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259452585202417" calcext:value-type="float">
            <text:p>0.259452585202417</text:p>
          </table:table-cell>
          <table:table-cell office:value-type="float" office:value="0.324703048606207" calcext:value-type="float">
            <text:p>0.324703048606207</text:p>
          </table:table-cell>
          <table:table-cell office:value-type="float" office:value="274.573959990987" calcext:value-type="float">
            <text:p>274.57395999098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766183333333333" calcext:value-type="float">
            <text:p>0.766183333333333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735941576995829" calcext:value-type="float">
            <text:p>0.735941576995829</text:p>
          </table:table-cell>
          <table:table-cell office:value-type="float" office:value="0.473700867716674" calcext:value-type="float">
            <text:p>0.473700867716674</text:p>
          </table:table-cell>
          <table:table-cell office:value-type="float" office:value="273.671855523949" calcext:value-type="float">
            <text:p>273.67185552394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855466666666667" calcext:value-type="float">
            <text:p>0.855466666666667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408725598473539" calcext:value-type="float">
            <text:p>0.408725598473539</text:p>
          </table:table-cell>
          <table:table-cell office:value-type="float" office:value="0.391155026995452" calcext:value-type="float">
            <text:p>0.391155026995452</text:p>
          </table:table-cell>
          <table:table-cell office:value-type="float" office:value="273.522672147956" calcext:value-type="float">
            <text:p>273.52267214795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877916666666667" calcext:value-type="float">
            <text:p>0.877916666666667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340311768093406" calcext:value-type="float">
            <text:p>0.340311768093406</text:p>
          </table:table-cell>
          <table:table-cell office:value-type="float" office:value="0.35931159404053" calcext:value-type="float">
            <text:p>0.35931159404053</text:p>
          </table:table-cell>
          <table:table-cell office:value-type="float" office:value="273.254553576" calcext:value-type="float">
            <text:p>273.25455357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89395" calcext:value-type="float">
            <text:p>0.89395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297924435985431" calcext:value-type="float">
            <text:p>0.297924435985431</text:p>
          </table:table-cell>
          <table:table-cell office:value-type="float" office:value="0.340473519578861" calcext:value-type="float">
            <text:p>0.340473519578861</text:p>
          </table:table-cell>
          <table:table-cell office:value-type="float" office:value="273.364133905037" calcext:value-type="float">
            <text:p>273.36413390503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90525" calcext:value-type="float">
            <text:p>0.90525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264943821883913" calcext:value-type="float">
            <text:p>0.264943821883913</text:p>
          </table:table-cell>
          <table:table-cell office:value-type="float" office:value="0.329853517614352" calcext:value-type="float">
            <text:p>0.329853517614352</text:p>
          </table:table-cell>
          <table:table-cell office:value-type="float" office:value="285.013606891967" calcext:value-type="float">
            <text:p>285.01360689196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766133333333333" calcext:value-type="float">
            <text:p>0.766133333333333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725343837253829" calcext:value-type="float">
            <text:p>0.725343837253829</text:p>
          </table:table-cell>
          <table:table-cell office:value-type="float" office:value="0.478228742719456" calcext:value-type="float">
            <text:p>0.478228742719456</text:p>
          </table:table-cell>
          <table:table-cell office:value-type="float" office:value="280.569789828034" calcext:value-type="float">
            <text:p>280.56978982803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850933333333333" calcext:value-type="float">
            <text:p>0.850933333333333</text:p>
          </table:table-cell>
          <table:table-cell office:value-type="float" office:value="0.8574" calcext:value-type="float">
            <text:p>0.8574</text:p>
          </table:table-cell>
          <table:table-cell office:value-type="float" office:value="0.416689878556012" calcext:value-type="float">
            <text:p>0.416689878556012</text:p>
          </table:table-cell>
          <table:table-cell office:value-type="float" office:value="0.398603249317521" calcext:value-type="float">
            <text:p>0.398603249317521</text:p>
          </table:table-cell>
          <table:table-cell office:value-type="float" office:value="279.349229958956" calcext:value-type="float">
            <text:p>279.34922995895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348345396678839" calcext:value-type="float">
            <text:p>0.348345396678839</text:p>
          </table:table-cell>
          <table:table-cell office:value-type="float" office:value="0.363701799587839" calcext:value-type="float">
            <text:p>0.363701799587839</text:p>
          </table:table-cell>
          <table:table-cell office:value-type="float" office:value="280.190969837015" calcext:value-type="float">
            <text:p>280.190969837015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890283333333333" calcext:value-type="float">
            <text:p>0.890283333333333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305706194874002" calcext:value-type="float">
            <text:p>0.305706194874002</text:p>
          </table:table-cell>
          <table:table-cell office:value-type="float" office:value="0.343672639435264" calcext:value-type="float">
            <text:p>0.343672639435264</text:p>
          </table:table-cell>
          <table:table-cell office:value-type="float" office:value="279.406058204942" calcext:value-type="float">
            <text:p>279.40605820494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902216666666667" calcext:value-type="float">
            <text:p>0.902216666666667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272580374461184" calcext:value-type="float">
            <text:p>0.272580374461184</text:p>
          </table:table-cell>
          <table:table-cell office:value-type="float" office:value="0.330857548411864" calcext:value-type="float">
            <text:p>0.330857548411864</text:p>
          </table:table-cell>
          <table:table-cell office:value-type="float" office:value="279.269444084959" calcext:value-type="float">
            <text:p>279.26944408495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766" calcext:value-type="float">
            <text:p>0.766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736179739586326" calcext:value-type="float">
            <text:p>0.736179739586326</text:p>
          </table:table-cell>
          <table:table-cell office:value-type="float" office:value="0.477366198969495" calcext:value-type="float">
            <text:p>0.477366198969495</text:p>
          </table:table-cell>
          <table:table-cell office:value-type="float" office:value="282.545379296062" calcext:value-type="float">
            <text:p>282.54537929606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855283333333333" calcext:value-type="float">
            <text:p>0.855283333333333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407815268553142" calcext:value-type="float">
            <text:p>0.407815268553142</text:p>
          </table:table-cell>
          <table:table-cell office:value-type="float" office:value="0.39353871241117" calcext:value-type="float">
            <text:p>0.39353871241117</text:p>
          </table:table-cell>
          <table:table-cell office:value-type="float" office:value="281.894133455004" calcext:value-type="float">
            <text:p>281.89413345500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87885" calcext:value-type="float">
            <text:p>0.87885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338301347421685" calcext:value-type="float">
            <text:p>0.338301347421685</text:p>
          </table:table-cell>
          <table:table-cell office:value-type="float" office:value="0.357760023444321" calcext:value-type="float">
            <text:p>0.357760023444321</text:p>
          </table:table-cell>
          <table:table-cell office:value-type="float" office:value="282.086093737977" calcext:value-type="float">
            <text:p>282.08609373797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894416666666667" calcext:value-type="float">
            <text:p>0.894416666666667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296274572356678" calcext:value-type="float">
            <text:p>0.296274572356678</text:p>
          </table:table-cell>
          <table:table-cell office:value-type="float" office:value="0.336311427081466" calcext:value-type="float">
            <text:p>0.336311427081466</text:p>
          </table:table-cell>
          <table:table-cell office:value-type="float" office:value="281.697200738941" calcext:value-type="float">
            <text:p>281.69720073894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90545" calcext:value-type="float">
            <text:p>0.9054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263912002383265" calcext:value-type="float">
            <text:p>0.263912002383265</text:p>
          </table:table-cell>
          <table:table-cell office:value-type="float" office:value="0.324250627665003" calcext:value-type="float">
            <text:p>0.324250627665003</text:p>
          </table:table-cell>
          <table:table-cell office:value-type="float" office:value="281.769334286917" calcext:value-type="float">
            <text:p>281.76933428691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762683333333333" calcext:value-type="float">
            <text:p>0.762683333333333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740820384070055" calcext:value-type="float">
            <text:p>0.740820384070055</text:p>
          </table:table-cell>
          <table:table-cell office:value-type="float" office:value="0.484516652336546" calcext:value-type="float">
            <text:p>0.484516652336546</text:p>
          </table:table-cell>
          <table:table-cell office:value-type="float" office:value="281.103926728945" calcext:value-type="float">
            <text:p>281.103926728945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853133333333333" calcext:value-type="float">
            <text:p>0.853133333333333</text:p>
          </table:table-cell>
          <table:table-cell office:value-type="float" office:value="0.855" calcext:value-type="float">
            <text:p>0.855</text:p>
          </table:table-cell>
          <table:table-cell office:value-type="float" office:value="0.413905006879047" calcext:value-type="float">
            <text:p>0.413905006879047</text:p>
          </table:table-cell>
          <table:table-cell office:value-type="float" office:value="0.404543933405238" calcext:value-type="float">
            <text:p>0.404543933405238</text:p>
          </table:table-cell>
          <table:table-cell office:value-type="float" office:value="280.583345872932" calcext:value-type="float">
            <text:p>280.58334587293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877416666666667" calcext:value-type="float">
            <text:p>0.877416666666667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342728464286338" calcext:value-type="float">
            <text:p>0.342728464286338</text:p>
          </table:table-cell>
          <table:table-cell office:value-type="float" office:value="0.367728675626645" calcext:value-type="float">
            <text:p>0.367728675626645</text:p>
          </table:table-cell>
          <table:table-cell office:value-type="float" office:value="280.498235456995" calcext:value-type="float">
            <text:p>280.498235456995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892583333333333" calcext:value-type="float">
            <text:p>0.892583333333333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299323184340239" calcext:value-type="float">
            <text:p>0.299323184340239</text:p>
          </table:table-cell>
          <table:table-cell office:value-type="float" office:value="0.343909488836671" calcext:value-type="float">
            <text:p>0.343909488836671</text:p>
          </table:table-cell>
          <table:table-cell office:value-type="float" office:value="280.466089363908" calcext:value-type="float">
            <text:p>280.466089363908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90525" calcext:value-type="float">
            <text:p>0.90525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266115745557333" calcext:value-type="float">
            <text:p>0.266115745557333</text:p>
          </table:table-cell>
          <table:table-cell office:value-type="float" office:value="0.329321408205351" calcext:value-type="float">
            <text:p>0.329321408205351</text:p>
          </table:table-cell>
          <table:table-cell office:value-type="float" office:value="280.532230037032" calcext:value-type="float">
            <text:p>280.53223003703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765066666666667" calcext:value-type="float">
            <text:p>0.765066666666667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743040985358295" calcext:value-type="float">
            <text:p>0.743040985358295</text:p>
          </table:table-cell>
          <table:table-cell office:value-type="float" office:value="0.485000321439877" calcext:value-type="float">
            <text:p>0.485000321439877</text:p>
          </table:table-cell>
          <table:table-cell office:value-type="float" office:value="281.561674471013" calcext:value-type="float">
            <text:p>281.56167447101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853066666666667" calcext:value-type="float">
            <text:p>0.853066666666667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415956314025657" calcext:value-type="float">
            <text:p>0.415956314025657</text:p>
          </table:table-cell>
          <table:table-cell office:value-type="float" office:value="0.398943240285679" calcext:value-type="float">
            <text:p>0.398943240285679</text:p>
          </table:table-cell>
          <table:table-cell office:value-type="float" office:value="280.730878066039" calcext:value-type="float">
            <text:p>280.73087806603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876733333333333" calcext:value-type="float">
            <text:p>0.876733333333333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346572340599128" calcext:value-type="float">
            <text:p>0.346572340599128</text:p>
          </table:table-cell>
          <table:table-cell office:value-type="float" office:value="0.361849674468587" calcext:value-type="float">
            <text:p>0.361849674468587</text:p>
          </table:table-cell>
          <table:table-cell office:value-type="float" office:value="280.738420666079" calcext:value-type="float">
            <text:p>280.73842066607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891766666666667" calcext:value-type="float">
            <text:p>0.891766666666667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305164807378801" calcext:value-type="float">
            <text:p>0.305164807378801</text:p>
          </table:table-cell>
          <table:table-cell office:value-type="float" office:value="0.339832456153669" calcext:value-type="float">
            <text:p>0.339832456153669</text:p>
          </table:table-cell>
          <table:table-cell office:value-type="float" office:value="280.871533049038" calcext:value-type="float">
            <text:p>280.871533049038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902033333333333" calcext:value-type="float">
            <text:p>0.902033333333333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273708450157187" calcext:value-type="float">
            <text:p>0.273708450157187</text:p>
          </table:table-cell>
          <table:table-cell office:value-type="float" office:value="0.325703086651814" calcext:value-type="float">
            <text:p>0.325703086651814</text:p>
          </table:table-cell>
          <table:table-cell office:value-type="float" office:value="280.688489779015" calcext:value-type="float">
            <text:p>280.68848977901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771666666666667" calcext:value-type="float">
            <text:p>0.771666666666667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717727369877067" calcext:value-type="float">
            <text:p>0.717727369877067</text:p>
          </table:table-cell>
          <table:table-cell office:value-type="float" office:value="0.460670483340124" calcext:value-type="float">
            <text:p>0.460670483340124</text:p>
          </table:table-cell>
          <table:table-cell office:value-type="float" office:value="281.966013867059" calcext:value-type="float">
            <text:p>281.96601386705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860083333333333" calcext:value-type="float">
            <text:p>0.860083333333333</text:p>
          </table:table-cell>
          <table:table-cell office:value-type="float" office:value="0.863" calcext:value-type="float">
            <text:p>0.863</text:p>
          </table:table-cell>
          <table:table-cell office:value-type="float" office:value="0.395871566334513" calcext:value-type="float">
            <text:p>0.395871566334513</text:p>
          </table:table-cell>
          <table:table-cell office:value-type="float" office:value="0.379453653742553" calcext:value-type="float">
            <text:p>0.379453653742553</text:p>
          </table:table-cell>
          <table:table-cell office:value-type="float" office:value="281.658884314005" calcext:value-type="float">
            <text:p>281.65888431400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33158252458932" calcext:value-type="float">
            <text:p>0.33158252458932</text:p>
          </table:table-cell>
          <table:table-cell office:value-type="float" office:value="0.345365629454327" calcext:value-type="float">
            <text:p>0.345365629454327</text:p>
          </table:table-cell>
          <table:table-cell office:value-type="float" office:value="281.900797965005" calcext:value-type="float">
            <text:p>281.90079796500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89445" calcext:value-type="float">
            <text:p>0.89445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292770916568254" calcext:value-type="float">
            <text:p>0.292770916568254</text:p>
          </table:table-cell>
          <table:table-cell office:value-type="float" office:value="0.326417594104056" calcext:value-type="float">
            <text:p>0.326417594104056</text:p>
          </table:table-cell>
          <table:table-cell office:value-type="float" office:value="281.738673056941" calcext:value-type="float">
            <text:p>281.73867305694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263534368808145" calcext:value-type="float">
            <text:p>0.263534368808145</text:p>
          </table:table-cell>
          <table:table-cell office:value-type="float" office:value="0.315999134046257" calcext:value-type="float">
            <text:p>0.315999134046257</text:p>
          </table:table-cell>
          <table:table-cell office:value-type="float" office:value="281.571153303958" calcext:value-type="float">
            <text:p>281.571153303958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765283333333333" calcext:value-type="float">
            <text:p>0.765283333333333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731059955095431" calcext:value-type="float">
            <text:p>0.731059955095431</text:p>
          </table:table-cell>
          <table:table-cell office:value-type="float" office:value="0.471141748177777" calcext:value-type="float">
            <text:p>0.471141748177777</text:p>
          </table:table-cell>
          <table:table-cell office:value-type="float" office:value="282.803592522047" calcext:value-type="float">
            <text:p>282.80359252204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85535" calcext:value-type="float">
            <text:p>0.85535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406845118222969" calcext:value-type="float">
            <text:p>0.406845118222969</text:p>
          </table:table-cell>
          <table:table-cell office:value-type="float" office:value="0.390716700796868" calcext:value-type="float">
            <text:p>0.390716700796868</text:p>
          </table:table-cell>
          <table:table-cell office:value-type="float" office:value="282.655030770926" calcext:value-type="float">
            <text:p>282.655030770926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877116666666667" calcext:value-type="float">
            <text:p>0.877116666666667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340757374022243" calcext:value-type="float">
            <text:p>0.340757374022243</text:p>
          </table:table-cell>
          <table:table-cell office:value-type="float" office:value="0.358681094114947" calcext:value-type="float">
            <text:p>0.358681094114947</text:p>
          </table:table-cell>
          <table:table-cell office:value-type="float" office:value="282.722936486942" calcext:value-type="float">
            <text:p>282.72293648694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891783333333333" calcext:value-type="float">
            <text:p>0.891783333333333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300252906779554" calcext:value-type="float">
            <text:p>0.300252906779554</text:p>
          </table:table-cell>
          <table:table-cell office:value-type="float" office:value="0.341582738859638" calcext:value-type="float">
            <text:p>0.341582738859638</text:p>
          </table:table-cell>
          <table:table-cell office:value-type="float" office:value="282.371218597982" calcext:value-type="float">
            <text:p>282.37121859798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902933333333333" calcext:value-type="float">
            <text:p>0.902933333333333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269398946489797" calcext:value-type="float">
            <text:p>0.269398946489797</text:p>
          </table:table-cell>
          <table:table-cell office:value-type="float" office:value="0.330272421050983" calcext:value-type="float">
            <text:p>0.330272421050983</text:p>
          </table:table-cell>
          <table:table-cell office:value-type="float" office:value="282.470328334952" calcext:value-type="float">
            <text:p>282.47032833495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777783333333333" calcext:value-type="float">
            <text:p>0.777783333333333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709117319411052" calcext:value-type="float">
            <text:p>0.709117319411052</text:p>
          </table:table-cell>
          <table:table-cell office:value-type="float" office:value="0.464735850786707" calcext:value-type="float">
            <text:p>0.464735850786707</text:p>
          </table:table-cell>
          <table:table-cell office:value-type="float" office:value="279.596906541963" calcext:value-type="float">
            <text:p>279.59690654196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856983333333333" calcext:value-type="float">
            <text:p>0.856983333333333</text:p>
          </table:table-cell>
          <table:table-cell office:value-type="float" office:value="0.86" calcext:value-type="float">
            <text:p>0.86</text:p>
          </table:table-cell>
          <table:table-cell office:value-type="float" office:value="0.40258559098503" calcext:value-type="float">
            <text:p>0.40258559098503</text:p>
          </table:table-cell>
          <table:table-cell office:value-type="float" office:value="0.390896576794849" calcext:value-type="float">
            <text:p>0.390896576794849</text:p>
          </table:table-cell>
          <table:table-cell office:value-type="float" office:value="279.245723915985" calcext:value-type="float">
            <text:p>279.24572391598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878466666666667" calcext:value-type="float">
            <text:p>0.878466666666667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340224935079434" calcext:value-type="float">
            <text:p>0.340224935079434</text:p>
          </table:table-cell>
          <table:table-cell office:value-type="float" office:value="0.361453303960478" calcext:value-type="float">
            <text:p>0.361453303960478</text:p>
          </table:table-cell>
          <table:table-cell office:value-type="float" office:value="279.214905248024" calcext:value-type="float">
            <text:p>279.214905248024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892" calcext:value-type="float">
            <text:p>0.892</text:p>
          </table:table-cell>
          <table:table-cell office:value-type="float" office:value="0.878" calcext:value-type="float">
            <text:p>0.878</text:p>
          </table:table-cell>
          <table:table-cell office:value-type="float" office:value="0.301884317989034" calcext:value-type="float">
            <text:p>0.301884317989034</text:p>
          </table:table-cell>
          <table:table-cell office:value-type="float" office:value="0.341725836798644" calcext:value-type="float">
            <text:p>0.341725836798644</text:p>
          </table:table-cell>
          <table:table-cell office:value-type="float" office:value="279.275383607019" calcext:value-type="float">
            <text:p>279.27538360701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902516666666667" calcext:value-type="float">
            <text:p>0.902516666666667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272618002029879" calcext:value-type="float">
            <text:p>0.272618002029879</text:p>
          </table:table-cell>
          <table:table-cell office:value-type="float" office:value="0.324632956154028" calcext:value-type="float">
            <text:p>0.324632956154028</text:p>
          </table:table-cell>
          <table:table-cell office:value-type="float" office:value="279.299010407063" calcext:value-type="float">
            <text:p>279.29901040706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7731" calcext:value-type="float">
            <text:p>0.7731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705687488891931" calcext:value-type="float">
            <text:p>0.705687488891931</text:p>
          </table:table-cell>
          <table:table-cell office:value-type="float" office:value="0.467218246429589" calcext:value-type="float">
            <text:p>0.467218246429589</text:p>
          </table:table-cell>
          <table:table-cell office:value-type="float" office:value="283.545328326058" calcext:value-type="float">
            <text:p>283.545328326058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407016127713835" calcext:value-type="float">
            <text:p>0.407016127713835</text:p>
          </table:table-cell>
          <table:table-cell office:value-type="float" office:value="0.392321095345127" calcext:value-type="float">
            <text:p>0.392321095345127</text:p>
          </table:table-cell>
          <table:table-cell office:value-type="float" office:value="283.042806425947" calcext:value-type="float">
            <text:p>283.04280642594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876783333333333" calcext:value-type="float">
            <text:p>0.876783333333333</text:p>
          </table:table-cell>
          <table:table-cell office:value-type="float" office:value="0.874" calcext:value-type="float">
            <text:p>0.874</text:p>
          </table:table-cell>
          <table:table-cell office:value-type="float" office:value="0.34299385021808" calcext:value-type="float">
            <text:p>0.34299385021808</text:p>
          </table:table-cell>
          <table:table-cell office:value-type="float" office:value="0.359919054682847" calcext:value-type="float">
            <text:p>0.359919054682847</text:p>
          </table:table-cell>
          <table:table-cell office:value-type="float" office:value="283.180545839947" calcext:value-type="float">
            <text:p>283.18054583994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89205" calcext:value-type="float">
            <text:p>0.89205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303235814984101" calcext:value-type="float">
            <text:p>0.303235814984101</text:p>
          </table:table-cell>
          <table:table-cell office:value-type="float" office:value="0.340297322079634" calcext:value-type="float">
            <text:p>0.340297322079634</text:p>
          </table:table-cell>
          <table:table-cell office:value-type="float" office:value="282.771279168082" calcext:value-type="float">
            <text:p>282.77127916808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272699061248984" calcext:value-type="float">
            <text:p>0.272699061248984</text:p>
          </table:table-cell>
          <table:table-cell office:value-type="float" office:value="0.327589777149972" calcext:value-type="float">
            <text:p>0.327589777149972</text:p>
          </table:table-cell>
          <table:table-cell office:value-type="float" office:value="282.572610649047" calcext:value-type="float">
            <text:p>282.57261064904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775583333333333" calcext:value-type="float">
            <text:p>0.775583333333333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70671663658896" calcext:value-type="float">
            <text:p>0.70671663658896</text:p>
          </table:table-cell>
          <table:table-cell office:value-type="float" office:value="0.474434823367246" calcext:value-type="float">
            <text:p>0.474434823367246</text:p>
          </table:table-cell>
          <table:table-cell office:value-type="float" office:value="282.384615923977" calcext:value-type="float">
            <text:p>282.38461592397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407924507853827" calcext:value-type="float">
            <text:p>0.407924507853827</text:p>
          </table:table-cell>
          <table:table-cell office:value-type="float" office:value="0.39423615167475" calcext:value-type="float">
            <text:p>0.39423615167475</text:p>
          </table:table-cell>
          <table:table-cell office:value-type="float" office:value="281.765457895002" calcext:value-type="float">
            <text:p>281.765457895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87835" calcext:value-type="float">
            <text:p>0.87835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342747165037116" calcext:value-type="float">
            <text:p>0.342747165037116</text:p>
          </table:table-cell>
          <table:table-cell office:value-type="float" office:value="0.358430835281967" calcext:value-type="float">
            <text:p>0.358430835281967</text:p>
          </table:table-cell>
          <table:table-cell office:value-type="float" office:value="281.895028590923" calcext:value-type="float">
            <text:p>281.89502859092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891083333333333" calcext:value-type="float">
            <text:p>0.891083333333333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303864679388654" calcext:value-type="float">
            <text:p>0.303864679388654</text:p>
          </table:table-cell>
          <table:table-cell office:value-type="float" office:value="0.33656355771859" calcext:value-type="float">
            <text:p>0.33656355771859</text:p>
          </table:table-cell>
          <table:table-cell office:value-type="float" office:value="282.094299515942" calcext:value-type="float">
            <text:p>282.09429951594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900583333333333" calcext:value-type="float">
            <text:p>0.900583333333333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275113873930374" calcext:value-type="float">
            <text:p>0.275113873930374</text:p>
          </table:table-cell>
          <table:table-cell office:value-type="float" office:value="0.323312231499678" calcext:value-type="float">
            <text:p>0.323312231499678</text:p>
          </table:table-cell>
          <table:table-cell office:value-type="float" office:value="282.367330398061" calcext:value-type="float">
            <text:p>282.367330398061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767866666666667" calcext:value-type="float">
            <text:p>0.767866666666667</text:p>
          </table:table-cell>
          <table:table-cell office:value-type="float" office:value="0.8262" calcext:value-type="float">
            <text:p>0.8262</text:p>
          </table:table-cell>
          <table:table-cell office:value-type="float" office:value="0.72450187198643" calcext:value-type="float">
            <text:p>0.72450187198643</text:p>
          </table:table-cell>
          <table:table-cell office:value-type="float" office:value="0.478024863133765" calcext:value-type="float">
            <text:p>0.478024863133765</text:p>
          </table:table-cell>
          <table:table-cell office:value-type="float" office:value="282.290132791968" calcext:value-type="float">
            <text:p>282.290132791968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854566666666667" calcext:value-type="float">
            <text:p>0.854566666666667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411953724475939" calcext:value-type="float">
            <text:p>0.411953724475939</text:p>
          </table:table-cell>
          <table:table-cell office:value-type="float" office:value="0.394876654265792" calcext:value-type="float">
            <text:p>0.394876654265792</text:p>
          </table:table-cell>
          <table:table-cell office:value-type="float" office:value="281.762412276934" calcext:value-type="float">
            <text:p>281.762412276934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8765" calcext:value-type="float">
            <text:p>0.8765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347449571783863" calcext:value-type="float">
            <text:p>0.347449571783863</text:p>
          </table:table-cell>
          <table:table-cell office:value-type="float" office:value="0.36181671177126" calcext:value-type="float">
            <text:p>0.36181671177126</text:p>
          </table:table-cell>
          <table:table-cell office:value-type="float" office:value="281.539741514949" calcext:value-type="float">
            <text:p>281.53974151494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889616666666667" calcext:value-type="float">
            <text:p>0.889616666666667</text:p>
          </table:table-cell>
          <table:table-cell office:value-type="float" office:value="0.8729" calcext:value-type="float">
            <text:p>0.8729</text:p>
          </table:table-cell>
          <table:table-cell office:value-type="float" office:value="0.309479913890743" calcext:value-type="float">
            <text:p>0.309479913890743</text:p>
          </table:table-cell>
          <table:table-cell office:value-type="float" office:value="0.342374009691226" calcext:value-type="float">
            <text:p>0.342374009691226</text:p>
          </table:table-cell>
          <table:table-cell office:value-type="float" office:value="280.935561988968" calcext:value-type="float">
            <text:p>280.935561988968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899183333333333" calcext:value-type="float">
            <text:p>0.899183333333333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281011018004499" calcext:value-type="float">
            <text:p>0.281011018004499</text:p>
          </table:table-cell>
          <table:table-cell office:value-type="float" office:value="0.329348236891874" calcext:value-type="float">
            <text:p>0.329348236891874</text:p>
          </table:table-cell>
          <table:table-cell office:value-type="float" office:value="281.110472248984" calcext:value-type="float">
            <text:p>281.110472248984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779883333333333" calcext:value-type="float">
            <text:p>0.779883333333333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692268048188707" calcext:value-type="float">
            <text:p>0.692268048188707</text:p>
          </table:table-cell>
          <table:table-cell office:value-type="float" office:value="0.458686554697669" calcext:value-type="float">
            <text:p>0.458686554697669</text:p>
          </table:table-cell>
          <table:table-cell office:value-type="float" office:value="280.75145515101" calcext:value-type="float">
            <text:p>280.75145515101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857366666666667" calcext:value-type="float">
            <text:p>0.857366666666667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402819978879459" calcext:value-type="float">
            <text:p>0.402819978879459</text:p>
          </table:table-cell>
          <table:table-cell office:value-type="float" office:value="0.387684263905902" calcext:value-type="float">
            <text:p>0.387684263905902</text:p>
          </table:table-cell>
          <table:table-cell office:value-type="float" office:value="280.361946856952" calcext:value-type="float">
            <text:p>280.36194685695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341290846959487" calcext:value-type="float">
            <text:p>0.341290846959487</text:p>
          </table:table-cell>
          <table:table-cell office:value-type="float" office:value="0.355874296681137" calcext:value-type="float">
            <text:p>0.355874296681137</text:p>
          </table:table-cell>
          <table:table-cell office:value-type="float" office:value="280.507430279977" calcext:value-type="float">
            <text:p>280.50743027997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891283333333333" calcext:value-type="float">
            <text:p>0.891283333333333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303737259320994" calcext:value-type="float">
            <text:p>0.303737259320994</text:p>
          </table:table-cell>
          <table:table-cell office:value-type="float" office:value="0.336905857844717" calcext:value-type="float">
            <text:p>0.336905857844717</text:p>
          </table:table-cell>
          <table:table-cell office:value-type="float" office:value="280.418284781976" calcext:value-type="float">
            <text:p>280.41828478197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900833333333333" calcext:value-type="float">
            <text:p>0.900833333333333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275557368008821" calcext:value-type="float">
            <text:p>0.275557368008821</text:p>
          </table:table-cell>
          <table:table-cell office:value-type="float" office:value="0.323230194722771" calcext:value-type="float">
            <text:p>0.323230194722771</text:p>
          </table:table-cell>
          <table:table-cell office:value-type="float" office:value="280.60500854603" calcext:value-type="float">
            <text:p>280.6050085460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772933333333333" calcext:value-type="float">
            <text:p>0.772933333333333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704183033184965" calcext:value-type="float">
            <text:p>0.704183033184965</text:p>
          </table:table-cell>
          <table:table-cell office:value-type="float" office:value="0.465829380948073" calcext:value-type="float">
            <text:p>0.465829380948073</text:p>
          </table:table-cell>
          <table:table-cell office:value-type="float" office:value="281.805056265905" calcext:value-type="float">
            <text:p>281.80505626590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856816666666667" calcext:value-type="float">
            <text:p>0.856816666666667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400030036534328" calcext:value-type="float">
            <text:p>0.400030036534328</text:p>
          </table:table-cell>
          <table:table-cell office:value-type="float" office:value="0.392055858092703" calcext:value-type="float">
            <text:p>0.392055858092703</text:p>
          </table:table-cell>
          <table:table-cell office:value-type="float" office:value="281.233675232041" calcext:value-type="float">
            <text:p>281.233675232041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87785" calcext:value-type="float">
            <text:p>0.87785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338240303877574" calcext:value-type="float">
            <text:p>0.338240303877574</text:p>
          </table:table-cell>
          <table:table-cell office:value-type="float" office:value="0.359885218226986" calcext:value-type="float">
            <text:p>0.359885218226986</text:p>
          </table:table-cell>
          <table:table-cell office:value-type="float" office:value="281.14201956999" calcext:value-type="float">
            <text:p>281.14201956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890916666666667" calcext:value-type="float">
            <text:p>0.890916666666667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300728355492674" calcext:value-type="float">
            <text:p>0.300728355492674</text:p>
          </table:table-cell>
          <table:table-cell office:value-type="float" office:value="0.340600898121573" calcext:value-type="float">
            <text:p>0.340600898121573</text:p>
          </table:table-cell>
          <table:table-cell office:value-type="float" office:value="281.255108169978" calcext:value-type="float">
            <text:p>281.255108169978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90195" calcext:value-type="float">
            <text:p>0.90195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272337039738004" calcext:value-type="float">
            <text:p>0.272337039738004</text:p>
          </table:table-cell>
          <table:table-cell office:value-type="float" office:value="0.328597448813687" calcext:value-type="float">
            <text:p>0.328597448813687</text:p>
          </table:table-cell>
          <table:table-cell office:value-type="float" office:value="281.221792493015" calcext:value-type="float">
            <text:p>281.22179249301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775816666666667" calcext:value-type="float">
            <text:p>0.775816666666667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706415472715013" calcext:value-type="float">
            <text:p>0.706415472715013</text:p>
          </table:table-cell>
          <table:table-cell office:value-type="float" office:value="0.468480433628058" calcext:value-type="float">
            <text:p>0.468480433628058</text:p>
          </table:table-cell>
          <table:table-cell office:value-type="float" office:value="281.610689233057" calcext:value-type="float">
            <text:p>281.61068923305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858683333333333" calcext:value-type="float">
            <text:p>0.858683333333333</text:p>
          </table:table-cell>
          <table:table-cell office:value-type="float" office:value="0.86" calcext:value-type="float">
            <text:p>0.86</text:p>
          </table:table-cell>
          <table:table-cell office:value-type="float" office:value="0.403705236420575" calcext:value-type="float">
            <text:p>0.403705236420575</text:p>
          </table:table-cell>
          <table:table-cell office:value-type="float" office:value="0.393727228804758" calcext:value-type="float">
            <text:p>0.393727228804758</text:p>
          </table:table-cell>
          <table:table-cell office:value-type="float" office:value="280.749250591965" calcext:value-type="float">
            <text:p>280.74925059196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88035" calcext:value-type="float">
            <text:p>0.88035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340912380102855" calcext:value-type="float">
            <text:p>0.340912380102855</text:p>
          </table:table-cell>
          <table:table-cell office:value-type="float" office:value="0.362201162774092" calcext:value-type="float">
            <text:p>0.362201162774092</text:p>
          </table:table-cell>
          <table:table-cell office:value-type="float" office:value="280.852730794111" calcext:value-type="float">
            <text:p>280.852730794111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892633333333333" calcext:value-type="float">
            <text:p>0.892633333333333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30345023143838" calcext:value-type="float">
            <text:p>0.30345023143838</text:p>
          </table:table-cell>
          <table:table-cell office:value-type="float" office:value="0.342281387300248" calcext:value-type="float">
            <text:p>0.342281387300248</text:p>
          </table:table-cell>
          <table:table-cell office:value-type="float" office:value="280.654456836986" calcext:value-type="float">
            <text:p>280.65445683698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902833333333333" calcext:value-type="float">
            <text:p>0.902833333333333</text:p>
          </table:table-cell>
          <table:table-cell office:value-type="float" office:value="0.881" calcext:value-type="float">
            <text:p>0.881</text:p>
          </table:table-cell>
          <table:table-cell office:value-type="float" office:value="0.275506834573011" calcext:value-type="float">
            <text:p>0.275506834573011</text:p>
          </table:table-cell>
          <table:table-cell office:value-type="float" office:value="0.328824023911907" calcext:value-type="float">
            <text:p>0.328824023911907</text:p>
          </table:table-cell>
          <table:table-cell office:value-type="float" office:value="280.711691697012" calcext:value-type="float">
            <text:p>280.711691697012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778716666666667" calcext:value-type="float">
            <text:p>0.778716666666667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684547502444243" calcext:value-type="float">
            <text:p>0.684547502444243</text:p>
          </table:table-cell>
          <table:table-cell office:value-type="float" office:value="0.477967599964446" calcext:value-type="float">
            <text:p>0.477967599964446</text:p>
          </table:table-cell>
          <table:table-cell office:value-type="float" office:value="282.886478301953" calcext:value-type="float">
            <text:p>282.886478301953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853733333333333" calcext:value-type="float">
            <text:p>0.853733333333333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415680242865197" calcext:value-type="float">
            <text:p>0.415680242865197</text:p>
          </table:table-cell>
          <table:table-cell office:value-type="float" office:value="0.399712015394193" calcext:value-type="float">
            <text:p>0.399712015394193</text:p>
          </table:table-cell>
          <table:table-cell office:value-type="float" office:value="282.448148964904" calcext:value-type="float">
            <text:p>282.44814896490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871" calcext:value-type="float">
            <text:p>0.871</text:p>
          </table:table-cell>
          <table:table-cell office:value-type="float" office:value="0.352905295217342" calcext:value-type="float">
            <text:p>0.352905295217342</text:p>
          </table:table-cell>
          <table:table-cell office:value-type="float" office:value="0.367210089401075" calcext:value-type="float">
            <text:p>0.367210089401075</text:p>
          </table:table-cell>
          <table:table-cell office:value-type="float" office:value="282.696007959079" calcext:value-type="float">
            <text:p>282.69600795907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887366666666667" calcext:value-type="float">
            <text:p>0.887366666666667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315439281997078" calcext:value-type="float">
            <text:p>0.315439281997078</text:p>
          </table:table-cell>
          <table:table-cell office:value-type="float" office:value="0.348860780904247" calcext:value-type="float">
            <text:p>0.348860780904247</text:p>
          </table:table-cell>
          <table:table-cell office:value-type="float" office:value="282.712173427921" calcext:value-type="float">
            <text:p>282.71217342792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897083333333333" calcext:value-type="float">
            <text:p>0.897083333333333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28804606596417" calcext:value-type="float">
            <text:p>0.28804606596417</text:p>
          </table:table-cell>
          <table:table-cell office:value-type="float" office:value="0.335756236865262" calcext:value-type="float">
            <text:p>0.335756236865262</text:p>
          </table:table-cell>
          <table:table-cell office:value-type="float" office:value="282.775270910934" calcext:value-type="float">
            <text:p>282.77527091093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77655" calcext:value-type="float">
            <text:p>0.77655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683688785507481" calcext:value-type="float">
            <text:p>0.683688785507481</text:p>
          </table:table-cell>
          <table:table-cell office:value-type="float" office:value="0.46843732333487" calcext:value-type="float">
            <text:p>0.46843732333487</text:p>
          </table:table-cell>
          <table:table-cell office:value-type="float" office:value="282.367551981006" calcext:value-type="float">
            <text:p>282.36755198100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85325" calcext:value-type="float">
            <text:p>0.85325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414704181444543" calcext:value-type="float">
            <text:p>0.414704181444543</text:p>
          </table:table-cell>
          <table:table-cell office:value-type="float" office:value="0.399536099878086" calcext:value-type="float">
            <text:p>0.399536099878086</text:p>
          </table:table-cell>
          <table:table-cell office:value-type="float" office:value="281.944079188979" calcext:value-type="float">
            <text:p>281.94407918897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872466666666667" calcext:value-type="float">
            <text:p>0.872466666666667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355957957933834" calcext:value-type="float">
            <text:p>0.355957957933834</text:p>
          </table:table-cell>
          <table:table-cell office:value-type="float" office:value="0.365969280908062" calcext:value-type="float">
            <text:p>0.365969280908062</text:p>
          </table:table-cell>
          <table:table-cell office:value-type="float" office:value="282.683110999991" calcext:value-type="float">
            <text:p>282.68311099999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884483333333333" calcext:value-type="float">
            <text:p>0.884483333333333</text:p>
          </table:table-cell>
          <table:table-cell office:value-type="float" office:value="0.877" calcext:value-type="float">
            <text:p>0.877</text:p>
          </table:table-cell>
          <table:table-cell office:value-type="float" office:value="0.319672959358263" calcext:value-type="float">
            <text:p>0.319672959358263</text:p>
          </table:table-cell>
          <table:table-cell office:value-type="float" office:value="0.344814314204416" calcext:value-type="float">
            <text:p>0.344814314204416</text:p>
          </table:table-cell>
          <table:table-cell office:value-type="float" office:value="282.608732642024" calcext:value-type="float">
            <text:p>282.60873264202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882" calcext:value-type="float">
            <text:p>0.882</text:p>
          </table:table-cell>
          <table:table-cell office:value-type="float" office:value="0.292734756319126" calcext:value-type="float">
            <text:p>0.292734756319126</text:p>
          </table:table-cell>
          <table:table-cell office:value-type="float" office:value="0.331545833949071" calcext:value-type="float">
            <text:p>0.331545833949071</text:p>
          </table:table-cell>
          <table:table-cell office:value-type="float" office:value="282.715479288017" calcext:value-type="float">
            <text:p>282.71547928801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774266666666667" calcext:value-type="float">
            <text:p>0.774266666666667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695286870669963" calcext:value-type="float">
            <text:p>0.695286870669963</text:p>
          </table:table-cell>
          <table:table-cell office:value-type="float" office:value="0.475554191572651" calcext:value-type="float">
            <text:p>0.475554191572651</text:p>
          </table:table-cell>
          <table:table-cell office:value-type="float" office:value="283.29244474601" calcext:value-type="float">
            <text:p>283.2924447460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853883333333333" calcext:value-type="float">
            <text:p>0.853883333333333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411115593048555" calcext:value-type="float">
            <text:p>0.411115593048555</text:p>
          </table:table-cell>
          <table:table-cell office:value-type="float" office:value="0.397420545861979" calcext:value-type="float">
            <text:p>0.397420545861979</text:p>
          </table:table-cell>
          <table:table-cell office:value-type="float" office:value="283.398210520041" calcext:value-type="float">
            <text:p>283.39821052004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87465" calcext:value-type="float">
            <text:p>0.87465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350687909942827" calcext:value-type="float">
            <text:p>0.350687909942827</text:p>
          </table:table-cell>
          <table:table-cell office:value-type="float" office:value="0.364308497708314" calcext:value-type="float">
            <text:p>0.364308497708314</text:p>
          </table:table-cell>
          <table:table-cell office:value-type="float" office:value="283.315112039912" calcext:value-type="float">
            <text:p>283.315112039912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88805" calcext:value-type="float">
            <text:p>0.88805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313949728753966" calcext:value-type="float">
            <text:p>0.313949728753966</text:p>
          </table:table-cell>
          <table:table-cell office:value-type="float" office:value="0.343726347016681" calcext:value-type="float">
            <text:p>0.343726347016681</text:p>
          </table:table-cell>
          <table:table-cell office:value-type="float" office:value="282.939731130027" calcext:value-type="float">
            <text:p>282.93973113002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898016666666667" calcext:value-type="float">
            <text:p>0.898016666666667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286419020445426" calcext:value-type="float">
            <text:p>0.286419020445426</text:p>
          </table:table-cell>
          <table:table-cell office:value-type="float" office:value="0.329578554933997" calcext:value-type="float">
            <text:p>0.329578554933997</text:p>
          </table:table-cell>
          <table:table-cell office:value-type="float" office:value="283.390280819032" calcext:value-type="float">
            <text:p>283.390280819032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767616666666667" calcext:value-type="float">
            <text:p>0.767616666666667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718273047985299" calcext:value-type="float">
            <text:p>0.718273047985299</text:p>
          </table:table-cell>
          <table:table-cell office:value-type="float" office:value="0.487290132007781" calcext:value-type="float">
            <text:p>0.487290132007781</text:p>
          </table:table-cell>
          <table:table-cell office:value-type="float" office:value="282.916385259014" calcext:value-type="float">
            <text:p>282.91638525901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850133333333333" calcext:value-type="float">
            <text:p>0.850133333333333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422739376518518" calcext:value-type="float">
            <text:p>0.422739376518518</text:p>
          </table:table-cell>
          <table:table-cell office:value-type="float" office:value="0.405575126694266" calcext:value-type="float">
            <text:p>0.405575126694266</text:p>
          </table:table-cell>
          <table:table-cell office:value-type="float" office:value="282.46511778608" calcext:value-type="float">
            <text:p>282.4651177860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871316666666667" calcext:value-type="float">
            <text:p>0.871316666666667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357959558555821" calcext:value-type="float">
            <text:p>0.357959558555821</text:p>
          </table:table-cell>
          <table:table-cell office:value-type="float" office:value="0.368392267994061" calcext:value-type="float">
            <text:p>0.368392267994061</text:p>
          </table:table-cell>
          <table:table-cell office:value-type="float" office:value="282.659462244948" calcext:value-type="float">
            <text:p>282.65946224494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88455" calcext:value-type="float">
            <text:p>0.88455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319104950295201" calcext:value-type="float">
            <text:p>0.319104950295201</text:p>
          </table:table-cell>
          <table:table-cell office:value-type="float" office:value="0.345707592501003" calcext:value-type="float">
            <text:p>0.345707592501003</text:p>
          </table:table-cell>
          <table:table-cell office:value-type="float" office:value="283.073712997022" calcext:value-type="float">
            <text:p>283.073712997022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290783154605421" calcext:value-type="float">
            <text:p>0.290783154605421</text:p>
          </table:table-cell>
          <table:table-cell office:value-type="float" office:value="0.331249393665107" calcext:value-type="float">
            <text:p>0.331249393665107</text:p>
          </table:table-cell>
          <table:table-cell office:value-type="float" office:value="283.139973822981" calcext:value-type="float">
            <text:p>283.13997382298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781783333333333" calcext:value-type="float">
            <text:p>0.781783333333333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6739243353163" calcext:value-type="float">
            <text:p>0.6739243353163</text:p>
          </table:table-cell>
          <table:table-cell office:value-type="float" office:value="0.464906648275959" calcext:value-type="float">
            <text:p>0.464906648275959</text:p>
          </table:table-cell>
          <table:table-cell office:value-type="float" office:value="283.494561728905" calcext:value-type="float">
            <text:p>283.494561728905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85525" calcext:value-type="float">
            <text:p>0.85525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405609371676755" calcext:value-type="float">
            <text:p>0.405609371676755</text:p>
          </table:table-cell>
          <table:table-cell office:value-type="float" office:value="0.393405285705427" calcext:value-type="float">
            <text:p>0.393405285705427</text:p>
          </table:table-cell>
          <table:table-cell office:value-type="float" office:value="283.273804661934" calcext:value-type="float">
            <text:p>283.27380466193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87495" calcext:value-type="float">
            <text:p>0.87495</text:p>
          </table:table-cell>
          <table:table-cell office:value-type="float" office:value="0.869" calcext:value-type="float">
            <text:p>0.869</text:p>
          </table:table-cell>
          <table:table-cell office:value-type="float" office:value="0.34841475036861" calcext:value-type="float">
            <text:p>0.34841475036861</text:p>
          </table:table-cell>
          <table:table-cell office:value-type="float" office:value="0.360819600569974" calcext:value-type="float">
            <text:p>0.360819600569974</text:p>
          </table:table-cell>
          <table:table-cell office:value-type="float" office:value="283.031843559933" calcext:value-type="float">
            <text:p>283.031843559933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888433333333333" calcext:value-type="float">
            <text:p>0.888433333333333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313708636766748" calcext:value-type="float">
            <text:p>0.313708636766748</text:p>
          </table:table-cell>
          <table:table-cell office:value-type="float" office:value="0.341975050462279" calcext:value-type="float">
            <text:p>0.341975050462279</text:p>
          </table:table-cell>
          <table:table-cell office:value-type="float" office:value="282.572454274981" calcext:value-type="float">
            <text:p>282.57245427498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287728988976557" calcext:value-type="float">
            <text:p>0.287728988976557</text:p>
          </table:table-cell>
          <table:table-cell office:value-type="float" office:value="0.330313594762687" calcext:value-type="float">
            <text:p>0.330313594762687</text:p>
          </table:table-cell>
          <table:table-cell office:value-type="float" office:value="282.747907035984" calcext:value-type="float">
            <text:p>282.74790703598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7739" calcext:value-type="float">
            <text:p>0.7739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683629913434291" calcext:value-type="float">
            <text:p>0.683629913434291</text:p>
          </table:table-cell>
          <table:table-cell office:value-type="float" office:value="0.475584423466093" calcext:value-type="float">
            <text:p>0.475584423466093</text:p>
          </table:table-cell>
          <table:table-cell office:value-type="float" office:value="282.189947998035" calcext:value-type="float">
            <text:p>282.18994799803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853716666666667" calcext:value-type="float">
            <text:p>0.853716666666667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4139490213825" calcext:value-type="float">
            <text:p>0.4139490213825</text:p>
          </table:table-cell>
          <table:table-cell office:value-type="float" office:value="0.400799340693055" calcext:value-type="float">
            <text:p>0.400799340693055</text:p>
          </table:table-cell>
          <table:table-cell office:value-type="float" office:value="281.879235339002" calcext:value-type="float">
            <text:p>281.87923533900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872916666666667" calcext:value-type="float">
            <text:p>0.872916666666667</text:p>
          </table:table-cell>
          <table:table-cell office:value-type="float" office:value="0.868" calcext:value-type="float">
            <text:p>0.868</text:p>
          </table:table-cell>
          <table:table-cell office:value-type="float" office:value="0.355463750136178" calcext:value-type="float">
            <text:p>0.355463750136178</text:p>
          </table:table-cell>
          <table:table-cell office:value-type="float" office:value="0.367107461971842" calcext:value-type="float">
            <text:p>0.367107461971842</text:p>
          </table:table-cell>
          <table:table-cell office:value-type="float" office:value="281.834146211972" calcext:value-type="float">
            <text:p>281.83414621197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8853" calcext:value-type="float">
            <text:p>0.8853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320823092458408" calcext:value-type="float">
            <text:p>0.320823092458408</text:p>
          </table:table-cell>
          <table:table-cell office:value-type="float" office:value="0.346752551900353" calcext:value-type="float">
            <text:p>0.346752551900353</text:p>
          </table:table-cell>
          <table:table-cell office:value-type="float" office:value="281.632992907078" calcext:value-type="float">
            <text:p>281.632992907078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295761011961871" calcext:value-type="float">
            <text:p>0.295761011961871</text:p>
          </table:table-cell>
          <table:table-cell office:value-type="float" office:value="0.332977965094481" calcext:value-type="float">
            <text:p>0.332977965094481</text:p>
          </table:table-cell>
          <table:table-cell office:value-type="float" office:value="281.813324518036" calcext:value-type="float">
            <text:p>281.813324518036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783833333333333" calcext:value-type="float">
            <text:p>0.783833333333333</text:p>
          </table:table-cell>
          <table:table-cell office:value-type="float" office:value="0.837" calcext:value-type="float">
            <text:p>0.837</text:p>
          </table:table-cell>
          <table:table-cell office:value-type="float" office:value="0.67355828390701" calcext:value-type="float">
            <text:p>0.67355828390701</text:p>
          </table:table-cell>
          <table:table-cell office:value-type="float" office:value="0.466510568454767" calcext:value-type="float">
            <text:p>0.466510568454767</text:p>
          </table:table-cell>
          <table:table-cell office:value-type="float" office:value="294.104722128017" calcext:value-type="float">
            <text:p>294.104722128017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561" calcext:value-type="float">
            <text:p>0.8561</text:p>
          </table:table-cell>
          <table:table-cell office:value-type="float" office:value="0.412520068556642" calcext:value-type="float">
            <text:p>0.412520068556642</text:p>
          </table:table-cell>
          <table:table-cell office:value-type="float" office:value="0.400012630091351" calcext:value-type="float">
            <text:p>0.400012630091351</text:p>
          </table:table-cell>
          <table:table-cell office:value-type="float" office:value="284.338485063985" calcext:value-type="float">
            <text:p>284.33848506398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87275" calcext:value-type="float">
            <text:p>0.87275</text:p>
          </table:table-cell>
          <table:table-cell office:value-type="float" office:value="0.8663" calcext:value-type="float">
            <text:p>0.8663</text:p>
          </table:table-cell>
          <table:table-cell office:value-type="float" office:value="0.356546296430295" calcext:value-type="float">
            <text:p>0.356546296430295</text:p>
          </table:table-cell>
          <table:table-cell office:value-type="float" office:value="0.369328757095489" calcext:value-type="float">
            <text:p>0.369328757095489</text:p>
          </table:table-cell>
          <table:table-cell office:value-type="float" office:value="284.251521372935" calcext:value-type="float">
            <text:p>284.25152137293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321852272150041" calcext:value-type="float">
            <text:p>0.321852272150041</text:p>
          </table:table-cell>
          <table:table-cell office:value-type="float" office:value="0.35149037059705" calcext:value-type="float">
            <text:p>0.35149037059705</text:p>
          </table:table-cell>
          <table:table-cell office:value-type="float" office:value="289.368823491037" calcext:value-type="float">
            <text:p>289.368823491037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895266666666667" calcext:value-type="float">
            <text:p>0.895266666666667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296459054498911" calcext:value-type="float">
            <text:p>0.296459054498911</text:p>
          </table:table-cell>
          <table:table-cell office:value-type="float" office:value="0.338604725375297" calcext:value-type="float">
            <text:p>0.338604725375297</text:p>
          </table:table-cell>
          <table:table-cell office:value-type="float" office:value="284.144176466041" calcext:value-type="float">
            <text:p>284.14417646604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779283333333333" calcext:value-type="float">
            <text:p>0.779283333333333</text:p>
          </table:table-cell>
          <table:table-cell office:value-type="float" office:value="0.836" calcext:value-type="float">
            <text:p>0.836</text:p>
          </table:table-cell>
          <table:table-cell office:value-type="float" office:value="0.688181806903785" calcext:value-type="float">
            <text:p>0.688181806903785</text:p>
          </table:table-cell>
          <table:table-cell office:value-type="float" office:value="0.46630569020654" calcext:value-type="float">
            <text:p>0.46630569020654</text:p>
          </table:table-cell>
          <table:table-cell office:value-type="float" office:value="284.265843226924" calcext:value-type="float">
            <text:p>284.26584322692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854916666666667" calcext:value-type="float">
            <text:p>0.854916666666667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41134683640082" calcext:value-type="float">
            <text:p>0.41134683640082</text:p>
          </table:table-cell>
          <table:table-cell office:value-type="float" office:value="0.39461810023162" calcext:value-type="float">
            <text:p>0.39461810023162</text:p>
          </table:table-cell>
          <table:table-cell office:value-type="float" office:value="283.970071195974" calcext:value-type="float">
            <text:p>283.97007119597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874216666666667" calcext:value-type="float">
            <text:p>0.874216666666667</text:p>
          </table:table-cell>
          <table:table-cell office:value-type="float" office:value="0.869" calcext:value-type="float">
            <text:p>0.869</text:p>
          </table:table-cell>
          <table:table-cell office:value-type="float" office:value="0.352916650323154" calcext:value-type="float">
            <text:p>0.352916650323154</text:p>
          </table:table-cell>
          <table:table-cell office:value-type="float" office:value="0.362596949289559" calcext:value-type="float">
            <text:p>0.362596949289559</text:p>
          </table:table-cell>
          <table:table-cell office:value-type="float" office:value="283.703878551954" calcext:value-type="float">
            <text:p>283.70387855195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885883333333333" calcext:value-type="float">
            <text:p>0.885883333333333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318086835962814" calcext:value-type="float">
            <text:p>0.318086835962814</text:p>
          </table:table-cell>
          <table:table-cell office:value-type="float" office:value="0.343754316686065" calcext:value-type="float">
            <text:p>0.343754316686065</text:p>
          </table:table-cell>
          <table:table-cell office:value-type="float" office:value="283.77236476203" calcext:value-type="float">
            <text:p>283.7723647620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292864363028932" calcext:value-type="float">
            <text:p>0.292864363028932</text:p>
          </table:table-cell>
          <table:table-cell office:value-type="float" office:value="0.330912600941719" calcext:value-type="float">
            <text:p>0.330912600941719</text:p>
          </table:table-cell>
          <table:table-cell office:value-type="float" office:value="283.615412641084" calcext:value-type="float">
            <text:p>283.61541264108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779983333333333" calcext:value-type="float">
            <text:p>0.779983333333333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672616029106605" calcext:value-type="float">
            <text:p>0.672616029106605</text:p>
          </table:table-cell>
          <table:table-cell office:value-type="float" office:value="0.472041085457346" calcext:value-type="float">
            <text:p>0.472041085457346</text:p>
          </table:table-cell>
          <table:table-cell office:value-type="float" office:value="283.702912164968" calcext:value-type="float">
            <text:p>283.702912164968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852483333333333" calcext:value-type="float">
            <text:p>0.852483333333333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414354051195228" calcext:value-type="float">
            <text:p>0.414354051195228</text:p>
          </table:table-cell>
          <table:table-cell office:value-type="float" office:value="0.400934893424344" calcext:value-type="float">
            <text:p>0.400934893424344</text:p>
          </table:table-cell>
          <table:table-cell office:value-type="float" office:value="283.313658397994" calcext:value-type="float">
            <text:p>283.31365839799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871833333333333" calcext:value-type="float">
            <text:p>0.871833333333333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357817046407825" calcext:value-type="float">
            <text:p>0.357817046407825</text:p>
          </table:table-cell>
          <table:table-cell office:value-type="float" office:value="0.368601925338909" calcext:value-type="float">
            <text:p>0.368601925338909</text:p>
          </table:table-cell>
          <table:table-cell office:value-type="float" office:value="283.70317708794" calcext:value-type="float">
            <text:p>283.7031770879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883866666666667" calcext:value-type="float">
            <text:p>0.883866666666667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323306899970528" calcext:value-type="float">
            <text:p>0.323306899970528</text:p>
          </table:table-cell>
          <table:table-cell office:value-type="float" office:value="0.350505890360304" calcext:value-type="float">
            <text:p>0.350505890360304</text:p>
          </table:table-cell>
          <table:table-cell office:value-type="float" office:value="283.45006452396" calcext:value-type="float">
            <text:p>283.45006452396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892716666666667" calcext:value-type="float">
            <text:p>0.892716666666667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297895632461825" calcext:value-type="float">
            <text:p>0.297895632461825</text:p>
          </table:table-cell>
          <table:table-cell office:value-type="float" office:value="0.335433327278514" calcext:value-type="float">
            <text:p>0.335433327278514</text:p>
          </table:table-cell>
          <table:table-cell office:value-type="float" office:value="283.072593185003" calcext:value-type="float">
            <text:p>283.07259318500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780216666666667" calcext:value-type="float">
            <text:p>0.780216666666667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686094003048406" calcext:value-type="float">
            <text:p>0.686094003048406</text:p>
          </table:table-cell>
          <table:table-cell office:value-type="float" office:value="0.47753334956564" calcext:value-type="float">
            <text:p>0.47753334956564</text:p>
          </table:table-cell>
          <table:table-cell office:value-type="float" office:value="284.25021667697" calcext:value-type="float">
            <text:p>284.25021667697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85295" calcext:value-type="float">
            <text:p>0.85295</text:p>
          </table:table-cell>
          <table:table-cell office:value-type="float" office:value="0.857" calcext:value-type="float">
            <text:p>0.857</text:p>
          </table:table-cell>
          <table:table-cell office:value-type="float" office:value="0.415126764936361" calcext:value-type="float">
            <text:p>0.415126764936361</text:p>
          </table:table-cell>
          <table:table-cell office:value-type="float" office:value="0.400800896393266" calcext:value-type="float">
            <text:p>0.400800896393266</text:p>
          </table:table-cell>
          <table:table-cell office:value-type="float" office:value="283.958605649997" calcext:value-type="float">
            <text:p>283.958605649997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872416666666667" calcext:value-type="float">
            <text:p>0.872416666666667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355683084402575" calcext:value-type="float">
            <text:p>0.355683084402575</text:p>
          </table:table-cell>
          <table:table-cell office:value-type="float" office:value="0.366116767855966" calcext:value-type="float">
            <text:p>0.366116767855966</text:p>
          </table:table-cell>
          <table:table-cell office:value-type="float" office:value="283.384588740999" calcext:value-type="float">
            <text:p>283.38458874099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886116666666667" calcext:value-type="float">
            <text:p>0.886116666666667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320078178159972" calcext:value-type="float">
            <text:p>0.320078178159972</text:p>
          </table:table-cell>
          <table:table-cell office:value-type="float" office:value="0.345421718516547" calcext:value-type="float">
            <text:p>0.345421718516547</text:p>
          </table:table-cell>
          <table:table-cell office:value-type="float" office:value="283.610832703998" calcext:value-type="float">
            <text:p>283.610832703998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893783333333333" calcext:value-type="float">
            <text:p>0.893783333333333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294316697031704" calcext:value-type="float">
            <text:p>0.294316697031704</text:p>
          </table:table-cell>
          <table:table-cell office:value-type="float" office:value="0.33142005585751" calcext:value-type="float">
            <text:p>0.33142005585751</text:p>
          </table:table-cell>
          <table:table-cell office:value-type="float" office:value="283.774969577091" calcext:value-type="float">
            <text:p>283.774969577091</text:p>
          </table:table-cell>
        </table:table-row>
      </table:table>
      <table:table table:name="Epoch Averages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table:formula="of:=[ResNet_test_results.A2]" office:value-type="string" office:string-value="ReLU" calcext:value-type="string">
            <text:p>ReLU</text:p>
          </table:table-cell>
          <table:table-cell table:formula="of:=[ResNet_test_results.B2]" office:value-type="float" office:value="1" calcext:value-type="float">
            <text:p>1</text:p>
          </table:table-cell>
          <table:table-cell table:formula="of:=ROUND(AVERAGEIFS([$ResNet_test_results.C$2:.C$501];[$ResNet_test_results.$A$2:.$A$501];[.$A2];[$ResNet_test_results.$B$2:.$B$501];[.$B2]); 2)" office:value-type="float" office:value="0.76" calcext:value-type="float">
            <text:p>0.76</text:p>
          </table:table-cell>
          <table:table-cell table:formula="of:=ROUND(AVERAGEIFS([$ResNet_test_results.D$2:.D$501];[$ResNet_test_results.$A$2:.$A$501];[.$A2];[$ResNet_test_results.$B$2:.$B$501];[.$B2]); 2)" office:value-type="float" office:value="0.83" calcext:value-type="float">
            <text:p>0.83</text:p>
          </table:table-cell>
          <table:table-cell table:formula="of:=ROUND(AVERAGEIFS([$ResNet_test_results.E$2:.E$501];[$ResNet_test_results.$A$2:.$A$501];[.$A2];[$ResNet_test_results.$B$2:.$B$501];[.$B2]); 2)" office:value-type="float" office:value="0.76" calcext:value-type="float">
            <text:p>0.76</text:p>
          </table:table-cell>
          <table:table-cell table:formula="of:=ROUND(AVERAGEIFS([$ResNet_test_results.F$2:.F$501];[$ResNet_test_results.$A$2:.$A$501];[.$A2];[$ResNet_test_results.$B$2:.$B$501];[.$B2]); 2)" office:value-type="float" office:value="0.49" calcext:value-type="float">
            <text:p>0.49</text:p>
          </table:table-cell>
          <table:table-cell table:formula="of:=ROUND(AVERAGEIFS([$ResNet_test_results.G$2:.G$501];[$ResNet_test_results.$A$2:.$A$501];[.$A2];[$ResNet_test_results.$B$2:.$B$501];[.$B2]); 2)" office:value-type="float" office:value="138.76" calcext:value-type="float">
            <text:p>138.76</text:p>
          </table:table-cell>
          <table:table-cell table:number-matrix-columns-spanned="1" table:number-matrix-rows-spanned="1" table:formula="of:=ROUND(STDEV(IF(IF([.$A2]=[$ResNet_test_results.$A$2:.$A$501];1;0);IF([.$B2]=[$ResNet_test_results.$B$2:.$B$501];[$ResNet_test_results.$C$2:.$C$501];&quot;&quot;);&quot;&quot;));4)" office:value-type="float" office:value="0.0018" calcext:value-type="float">
            <text:p>0.0018</text:p>
          </table:table-cell>
        </table:table-row>
        <table:table-row table:style-name="ro1">
          <table:table-cell table:formula="of:=[ResNet_test_results.A8]" office:value-type="string" office:string-value="ReLU" calcext:value-type="string">
            <text:p>ReLU</text:p>
          </table:table-cell>
          <table:table-cell table:formula="of:=[ResNet_test_results.B3]" office:value-type="float" office:value="2" calcext:value-type="float">
            <text:p>2</text:p>
          </table:table-cell>
          <table:table-cell table:formula="of:=ROUND(AVERAGEIFS([$ResNet_test_results.C$2:.C$501];[$ResNet_test_results.$A$2:.$A$501];[.$A3];[$ResNet_test_results.$B$2:.$B$501];[.$B3]); 2)" office:value-type="float" office:value="0.85" calcext:value-type="float">
            <text:p>0.85</text:p>
          </table:table-cell>
          <table:table-cell table:formula="of:=ROUND(AVERAGEIFS([$ResNet_test_results.D$2:.D$501];[$ResNet_test_results.$A$2:.$A$501];[.$A3];[$ResNet_test_results.$B$2:.$B$501];[.$B3]); 2)" office:value-type="float" office:value="0.85" calcext:value-type="float">
            <text:p>0.85</text:p>
          </table:table-cell>
          <table:table-cell table:formula="of:=ROUND(AVERAGEIFS([$ResNet_test_results.E$2:.E$501];[$ResNet_test_results.$A$2:.$A$501];[.$A3];[$ResNet_test_results.$B$2:.$B$501];[.$B3]); 2)" office:value-type="float" office:value="0.42" calcext:value-type="float">
            <text:p>0.42</text:p>
          </table:table-cell>
          <table:table-cell table:formula="of:=ROUND(AVERAGEIFS([$ResNet_test_results.F$2:.F$501];[$ResNet_test_results.$A$2:.$A$501];[.$A3];[$ResNet_test_results.$B$2:.$B$501];[.$B3]); 2)" office:value-type="float" office:value="0.4" calcext:value-type="float">
            <text:p>0.4</text:p>
          </table:table-cell>
          <table:table-cell table:formula="of:=ROUND(AVERAGEIFS([$ResNet_test_results.G$2:.G$501];[$ResNet_test_results.$A$2:.$A$501];[.$A3];[$ResNet_test_results.$B$2:.$B$501];[.$B3]); 2)" office:value-type="float" office:value="138.95" calcext:value-type="float">
            <text:p>138.95</text:p>
          </table:table-cell>
          <table:table-cell table:number-matrix-columns-spanned="1" table:number-matrix-rows-spanned="1" table:formula="of:=ROUND(STDEV(IF(IF([.$A3]=[$ResNet_test_results.$A$2:.$A$501];1;0);IF([.$B3]=[$ResNet_test_results.$B$2:.$B$501];[$ResNet_test_results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ResNet_test_results.A14]" office:value-type="string" office:string-value="ReLU" calcext:value-type="string">
            <text:p>ReLU</text:p>
          </table:table-cell>
          <table:table-cell table:formula="of:=[ResNet_test_results.B4]" office:value-type="float" office:value="3" calcext:value-type="float">
            <text:p>3</text:p>
          </table:table-cell>
          <table:table-cell table:formula="of:=ROUND(AVERAGEIFS([$ResNet_test_results.C$2:.C$501];[$ResNet_test_results.$A$2:.$A$501];[.$A4];[$ResNet_test_results.$B$2:.$B$501];[.$B4]); 2)" office:value-type="float" office:value="0.88" calcext:value-type="float">
            <text:p>0.88</text:p>
          </table:table-cell>
          <table:table-cell table:formula="of:=ROUND(AVERAGEIFS([$ResNet_test_results.D$2:.D$501];[$ResNet_test_results.$A$2:.$A$501];[.$A4];[$ResNet_test_results.$B$2:.$B$501];[.$B4]); 2)" office:value-type="float" office:value="0.87" calcext:value-type="float">
            <text:p>0.87</text:p>
          </table:table-cell>
          <table:table-cell table:formula="of:=ROUND(AVERAGEIFS([$ResNet_test_results.E$2:.E$501];[$ResNet_test_results.$A$2:.$A$501];[.$A4];[$ResNet_test_results.$B$2:.$B$501];[.$B4]); 2)" office:value-type="float" office:value="0.34" calcext:value-type="float">
            <text:p>0.34</text:p>
          </table:table-cell>
          <table:table-cell table:formula="of:=ROUND(AVERAGEIFS([$ResNet_test_results.F$2:.F$501];[$ResNet_test_results.$A$2:.$A$501];[.$A4];[$ResNet_test_results.$B$2:.$B$501];[.$B4]); 2)" office:value-type="float" office:value="0.37" calcext:value-type="float">
            <text:p>0.37</text:p>
          </table:table-cell>
          <table:table-cell table:formula="of:=ROUND(AVERAGEIFS([$ResNet_test_results.G$2:.G$501];[$ResNet_test_results.$A$2:.$A$501];[.$A4];[$ResNet_test_results.$B$2:.$B$501];[.$B4]); 2)" office:value-type="float" office:value="139.05" calcext:value-type="float">
            <text:p>139.05</text:p>
          </table:table-cell>
          <table:table-cell table:number-matrix-columns-spanned="1" table:number-matrix-rows-spanned="1" table:formula="of:=ROUND(STDEV(IF(IF([.$A4]=[$ResNet_test_results.$A$2:.$A$501];1;0);IF([.$B4]=[$ResNet_test_results.$B$2:.$B$501];[$ResNet_test_results.$C$2:.$C$501];&quot;&quot;);&quot;&quot;));4)" office:value-type="float" office:value="0.0007" calcext:value-type="float">
            <text:p>0.0007</text:p>
          </table:table-cell>
        </table:table-row>
        <table:table-row table:style-name="ro1">
          <table:table-cell table:formula="of:=[ResNet_test_results.A20]" office:value-type="string" office:string-value="ReLU" calcext:value-type="string">
            <text:p>ReLU</text:p>
          </table:table-cell>
          <table:table-cell table:formula="of:=[ResNet_test_results.B5]" office:value-type="float" office:value="4" calcext:value-type="float">
            <text:p>4</text:p>
          </table:table-cell>
          <table:table-cell table:formula="of:=ROUND(AVERAGEIFS([$ResNet_test_results.C$2:.C$501];[$ResNet_test_results.$A$2:.$A$501];[.$A5];[$ResNet_test_results.$B$2:.$B$501];[.$B5]); 2)" office:value-type="float" office:value="0.9" calcext:value-type="float">
            <text:p>0.9</text:p>
          </table:table-cell>
          <table:table-cell table:formula="of:=ROUND(AVERAGEIFS([$ResNet_test_results.D$2:.D$501];[$ResNet_test_results.$A$2:.$A$501];[.$A5];[$ResNet_test_results.$B$2:.$B$501];[.$B5]); 2)" office:value-type="float" office:value="0.87" calcext:value-type="float">
            <text:p>0.87</text:p>
          </table:table-cell>
          <table:table-cell table:formula="of:=ROUND(AVERAGEIFS([$ResNet_test_results.E$2:.E$501];[$ResNet_test_results.$A$2:.$A$501];[.$A5];[$ResNet_test_results.$B$2:.$B$501];[.$B5]); 2)" office:value-type="float" office:value="0.29" calcext:value-type="float">
            <text:p>0.29</text:p>
          </table:table-cell>
          <table:table-cell table:formula="of:=ROUND(AVERAGEIFS([$ResNet_test_results.F$2:.F$501];[$ResNet_test_results.$A$2:.$A$501];[.$A5];[$ResNet_test_results.$B$2:.$B$501];[.$B5]); 2)" office:value-type="float" office:value="0.35" calcext:value-type="float">
            <text:p>0.35</text:p>
          </table:table-cell>
          <table:table-cell table:formula="of:=ROUND(AVERAGEIFS([$ResNet_test_results.G$2:.G$501];[$ResNet_test_results.$A$2:.$A$501];[.$A5];[$ResNet_test_results.$B$2:.$B$501];[.$B5]); 2)" office:value-type="float" office:value="139.1" calcext:value-type="float">
            <text:p>139.1</text:p>
          </table:table-cell>
          <table:table-cell table:number-matrix-columns-spanned="1" table:number-matrix-rows-spanned="1" table:formula="of:=ROUND(STDEV(IF(IF([.$A5]=[$ResNet_test_results.$A$2:.$A$501];1;0);IF([.$B5]=[$ResNet_test_results.$B$2:.$B$501];[$ResNet_test_results.$C$2:.$C$501];&quot;&quot;);&quot;&quot;));4)" office:value-type="float" office:value="0.0006" calcext:value-type="float">
            <text:p>0.0006</text:p>
          </table:table-cell>
        </table:table-row>
        <table:table-row table:style-name="ro1">
          <table:table-cell table:formula="of:=[ResNet_test_results.A26]" office:value-type="string" office:string-value="ReLU" calcext:value-type="string">
            <text:p>ReLU</text:p>
          </table:table-cell>
          <table:table-cell table:formula="of:=[ResNet_test_results.B6]" office:value-type="float" office:value="5" calcext:value-type="float">
            <text:p>5</text:p>
          </table:table-cell>
          <table:table-cell table:formula="of:=ROUND(AVERAGEIFS([$ResNet_test_results.C$2:.C$501];[$ResNet_test_results.$A$2:.$A$501];[.$A6];[$ResNet_test_results.$B$2:.$B$501];[.$B6]); 2)" office:value-type="float" office:value="0.91" calcext:value-type="float">
            <text:p>0.91</text:p>
          </table:table-cell>
          <table:table-cell table:formula="of:=ROUND(AVERAGEIFS([$ResNet_test_results.D$2:.D$501];[$ResNet_test_results.$A$2:.$A$501];[.$A6];[$ResNet_test_results.$B$2:.$B$501];[.$B6]); 2)" office:value-type="float" office:value="0.88" calcext:value-type="float">
            <text:p>0.88</text:p>
          </table:table-cell>
          <table:table-cell table:formula="of:=ROUND(AVERAGEIFS([$ResNet_test_results.E$2:.E$501];[$ResNet_test_results.$A$2:.$A$501];[.$A6];[$ResNet_test_results.$B$2:.$B$501];[.$B6]); 2)" office:value-type="float" office:value="0.26" calcext:value-type="float">
            <text:p>0.26</text:p>
          </table:table-cell>
          <table:table-cell table:formula="of:=ROUND(AVERAGEIFS([$ResNet_test_results.F$2:.F$501];[$ResNet_test_results.$A$2:.$A$501];[.$A6];[$ResNet_test_results.$B$2:.$B$501];[.$B6]); 2)" office:value-type="float" office:value="0.34" calcext:value-type="float">
            <text:p>0.34</text:p>
          </table:table-cell>
          <table:table-cell table:formula="of:=ROUND(AVERAGEIFS([$ResNet_test_results.G$2:.G$501];[$ResNet_test_results.$A$2:.$A$501];[.$A6];[$ResNet_test_results.$B$2:.$B$501];[.$B6]); 2)" office:value-type="float" office:value="139.44" calcext:value-type="float">
            <text:p>139.44</text:p>
          </table:table-cell>
          <table:table-cell table:number-matrix-columns-spanned="1" table:number-matrix-rows-spanned="1" table:formula="of:=ROUND(STDEV(IF(IF([.$A6]=[$ResNet_test_results.$A$2:.$A$501];1;0);IF([.$B6]=[$ResNet_test_results.$B$2:.$B$501];[$ResNet_test_results.$C$2:.$C$501];&quot;&quot;);&quot;&quot;));4)" office:value-type="float" office:value="0.0009" calcext:value-type="float">
            <text:p>0.0009</text:p>
          </table:table-cell>
        </table:table-row>
        <table:table-row table:style-name="ro1">
          <table:table-cell table:formula="of:=[ResNet_test_results.A27]" office:value-type="string" office:string-value="NegReLU" calcext:value-type="string">
            <text:p>NegReLU</text:p>
          </table:table-cell>
          <table:table-cell table:formula="of:=[ResNet_test_results.B27]" office:value-type="float" office:value="1" calcext:value-type="float">
            <text:p>1</text:p>
          </table:table-cell>
          <table:table-cell table:formula="of:=ROUND(AVERAGEIFS([$ResNet_test_results.C$2:.C$501];[$ResNet_test_results.$A$2:.$A$501];[.$A7];[$ResNet_test_results.$B$2:.$B$501];[.$B7]); 2)" office:value-type="float" office:value="0.75" calcext:value-type="float">
            <text:p>0.75</text:p>
          </table:table-cell>
          <table:table-cell table:formula="of:=ROUND(AVERAGEIFS([$ResNet_test_results.D$2:.D$501];[$ResNet_test_results.$A$2:.$A$501];[.$A7];[$ResNet_test_results.$B$2:.$B$501];[.$B7]); 2)" office:value-type="float" office:value="0.82" calcext:value-type="float">
            <text:p>0.82</text:p>
          </table:table-cell>
          <table:table-cell table:formula="of:=ROUND(AVERAGEIFS([$ResNet_test_results.E$2:.E$501];[$ResNet_test_results.$A$2:.$A$501];[.$A7];[$ResNet_test_results.$B$2:.$B$501];[.$B7]); 2)" office:value-type="float" office:value="0.76" calcext:value-type="float">
            <text:p>0.76</text:p>
          </table:table-cell>
          <table:table-cell table:formula="of:=ROUND(AVERAGEIFS([$ResNet_test_results.F$2:.F$501];[$ResNet_test_results.$A$2:.$A$501];[.$A7];[$ResNet_test_results.$B$2:.$B$501];[.$B7]); 2)" office:value-type="float" office:value="0.51" calcext:value-type="float">
            <text:p>0.51</text:p>
          </table:table-cell>
          <table:table-cell table:formula="of:=ROUND(AVERAGEIFS([$ResNet_test_results.G$2:.G$501];[$ResNet_test_results.$A$2:.$A$501];[.$A7];[$ResNet_test_results.$B$2:.$B$501];[.$B7]); 2)" office:value-type="float" office:value="152.85" calcext:value-type="float">
            <text:p>152.85</text:p>
          </table:table-cell>
          <table:table-cell table:number-matrix-columns-spanned="1" table:number-matrix-rows-spanned="1" table:formula="of:=ROUND(STDEV(IF(IF([.$A7]=[$ResNet_test_results.$A$2:.$A$501];1;0);IF([.$B7]=[$ResNet_test_results.$B$2:.$B$501];[$ResNet_test_results.$C$2:.$C$501];&quot;&quot;);&quot;&quot;));4)" office:value-type="float" office:value="0.0039" calcext:value-type="float">
            <text:p>0.0039</text:p>
          </table:table-cell>
        </table:table-row>
        <table:table-row table:style-name="ro1">
          <table:table-cell table:formula="of:=[ResNet_test_results.A33]" office:value-type="string" office:string-value="NegReLU" calcext:value-type="string">
            <text:p>NegReLU</text:p>
          </table:table-cell>
          <table:table-cell table:formula="of:=[ResNet_test_results.B28]" office:value-type="float" office:value="2" calcext:value-type="float">
            <text:p>2</text:p>
          </table:table-cell>
          <table:table-cell table:formula="of:=ROUND(AVERAGEIFS([$ResNet_test_results.C$2:.C$501];[$ResNet_test_results.$A$2:.$A$501];[.$A8];[$ResNet_test_results.$B$2:.$B$501];[.$B8]); 2)" office:value-type="float" office:value="0.84" calcext:value-type="float">
            <text:p>0.84</text:p>
          </table:table-cell>
          <table:table-cell table:formula="of:=ROUND(AVERAGEIFS([$ResNet_test_results.D$2:.D$501];[$ResNet_test_results.$A$2:.$A$501];[.$A8];[$ResNet_test_results.$B$2:.$B$501];[.$B8]); 2)" office:value-type="float" office:value="0.84" calcext:value-type="float">
            <text:p>0.84</text:p>
          </table:table-cell>
          <table:table-cell table:formula="of:=ROUND(AVERAGEIFS([$ResNet_test_results.E$2:.E$501];[$ResNet_test_results.$A$2:.$A$501];[.$A8];[$ResNet_test_results.$B$2:.$B$501];[.$B8]); 2)" office:value-type="float" office:value="0.45" calcext:value-type="float">
            <text:p>0.45</text:p>
          </table:table-cell>
          <table:table-cell table:formula="of:=ROUND(AVERAGEIFS([$ResNet_test_results.F$2:.F$501];[$ResNet_test_results.$A$2:.$A$501];[.$A8];[$ResNet_test_results.$B$2:.$B$501];[.$B8]); 2)" office:value-type="float" office:value="0.43" calcext:value-type="float">
            <text:p>0.43</text:p>
          </table:table-cell>
          <table:table-cell table:formula="of:=ROUND(AVERAGEIFS([$ResNet_test_results.G$2:.G$501];[$ResNet_test_results.$A$2:.$A$501];[.$A8];[$ResNet_test_results.$B$2:.$B$501];[.$B8]); 2)" office:value-type="float" office:value="152.73" calcext:value-type="float">
            <text:p>152.73</text:p>
          </table:table-cell>
          <table:table-cell table:number-matrix-columns-spanned="1" table:number-matrix-rows-spanned="1" table:formula="of:=ROUND(STDEV(IF(IF([.$A8]=[$ResNet_test_results.$A$2:.$A$501];1;0);IF([.$B8]=[$ResNet_test_results.$B$2:.$B$501];[$ResNet_test_results.$C$2:.$C$501];&quot;&quot;);&quot;&quot;));4)" office:value-type="float" office:value="0.0013" calcext:value-type="float">
            <text:p>0.0013</text:p>
          </table:table-cell>
        </table:table-row>
        <table:table-row table:style-name="ro1">
          <table:table-cell table:formula="of:=[ResNet_test_results.A39]" office:value-type="string" office:string-value="NegReLU" calcext:value-type="string">
            <text:p>NegReLU</text:p>
          </table:table-cell>
          <table:table-cell table:formula="of:=[ResNet_test_results.B29]" office:value-type="float" office:value="3" calcext:value-type="float">
            <text:p>3</text:p>
          </table:table-cell>
          <table:table-cell table:formula="of:=ROUND(AVERAGEIFS([$ResNet_test_results.C$2:.C$501];[$ResNet_test_results.$A$2:.$A$501];[.$A9];[$ResNet_test_results.$B$2:.$B$501];[.$B9]); 2)" office:value-type="float" office:value="0.86" calcext:value-type="float">
            <text:p>0.86</text:p>
          </table:table-cell>
          <table:table-cell table:formula="of:=ROUND(AVERAGEIFS([$ResNet_test_results.D$2:.D$501];[$ResNet_test_results.$A$2:.$A$501];[.$A9];[$ResNet_test_results.$B$2:.$B$501];[.$B9]); 2)" office:value-type="float" office:value="0.85" calcext:value-type="float">
            <text:p>0.85</text:p>
          </table:table-cell>
          <table:table-cell table:formula="of:=ROUND(AVERAGEIFS([$ResNet_test_results.E$2:.E$501];[$ResNet_test_results.$A$2:.$A$501];[.$A9];[$ResNet_test_results.$B$2:.$B$501];[.$B9]); 2)" office:value-type="float" office:value="0.38" calcext:value-type="float">
            <text:p>0.38</text:p>
          </table:table-cell>
          <table:table-cell table:formula="of:=ROUND(AVERAGEIFS([$ResNet_test_results.F$2:.F$501];[$ResNet_test_results.$A$2:.$A$501];[.$A9];[$ResNet_test_results.$B$2:.$B$501];[.$B9]); 2)" office:value-type="float" office:value="0.4" calcext:value-type="float">
            <text:p>0.4</text:p>
          </table:table-cell>
          <table:table-cell table:formula="of:=ROUND(AVERAGEIFS([$ResNet_test_results.G$2:.G$501];[$ResNet_test_results.$A$2:.$A$501];[.$A9];[$ResNet_test_results.$B$2:.$B$501];[.$B9]); 2)" office:value-type="float" office:value="152.89" calcext:value-type="float">
            <text:p>152.89</text:p>
          </table:table-cell>
          <table:table-cell table:number-matrix-columns-spanned="1" table:number-matrix-rows-spanned="1" table:formula="of:=ROUND(STDEV(IF(IF([.$A9]=[$ResNet_test_results.$A$2:.$A$501];1;0);IF([.$B9]=[$ResNet_test_results.$B$2:.$B$501];[$ResNet_test_results.$C$2:.$C$501];&quot;&quot;);&quot;&quot;));4)" office:value-type="float" office:value="0.0013" calcext:value-type="float">
            <text:p>0.0013</text:p>
          </table:table-cell>
        </table:table-row>
        <table:table-row table:style-name="ro1">
          <table:table-cell table:formula="of:=[ResNet_test_results.A45]" office:value-type="string" office:string-value="NegReLU" calcext:value-type="string">
            <text:p>NegReLU</text:p>
          </table:table-cell>
          <table:table-cell table:formula="of:=[ResNet_test_results.B30]" office:value-type="float" office:value="4" calcext:value-type="float">
            <text:p>4</text:p>
          </table:table-cell>
          <table:table-cell table:formula="of:=ROUND(AVERAGEIFS([$ResNet_test_results.C$2:.C$501];[$ResNet_test_results.$A$2:.$A$501];[.$A10];[$ResNet_test_results.$B$2:.$B$501];[.$B10]); 2)" office:value-type="float" office:value="0.88" calcext:value-type="float">
            <text:p>0.88</text:p>
          </table:table-cell>
          <table:table-cell table:formula="of:=ROUND(AVERAGEIFS([$ResNet_test_results.D$2:.D$501];[$ResNet_test_results.$A$2:.$A$501];[.$A10];[$ResNet_test_results.$B$2:.$B$501];[.$B10]); 2)" office:value-type="float" office:value="0.86" calcext:value-type="float">
            <text:p>0.86</text:p>
          </table:table-cell>
          <table:table-cell table:formula="of:=ROUND(AVERAGEIFS([$ResNet_test_results.E$2:.E$501];[$ResNet_test_results.$A$2:.$A$501];[.$A10];[$ResNet_test_results.$B$2:.$B$501];[.$B10]); 2)" office:value-type="float" office:value="0.33" calcext:value-type="float">
            <text:p>0.33</text:p>
          </table:table-cell>
          <table:table-cell table:formula="of:=ROUND(AVERAGEIFS([$ResNet_test_results.F$2:.F$501];[$ResNet_test_results.$A$2:.$A$501];[.$A10];[$ResNet_test_results.$B$2:.$B$501];[.$B10]); 2)" office:value-type="float" office:value="0.38" calcext:value-type="float">
            <text:p>0.38</text:p>
          </table:table-cell>
          <table:table-cell table:formula="of:=ROUND(AVERAGEIFS([$ResNet_test_results.G$2:.G$501];[$ResNet_test_results.$A$2:.$A$501];[.$A10];[$ResNet_test_results.$B$2:.$B$501];[.$B10]); 2)" office:value-type="float" office:value="152.7" calcext:value-type="float">
            <text:p>152.7</text:p>
          </table:table-cell>
          <table:table-cell table:number-matrix-columns-spanned="1" table:number-matrix-rows-spanned="1" table:formula="of:=ROUND(STDEV(IF(IF([.$A10]=[$ResNet_test_results.$A$2:.$A$501];1;0);IF([.$B10]=[$ResNet_test_results.$B$2:.$B$501];[$ResNet_test_results.$C$2:.$C$501];&quot;&quot;);&quot;&quot;));4)" office:value-type="float" office:value="0.0014" calcext:value-type="float">
            <text:p>0.0014</text:p>
          </table:table-cell>
        </table:table-row>
        <table:table-row table:style-name="ro1">
          <table:table-cell table:formula="of:=[ResNet_test_results.A51]" office:value-type="string" office:string-value="NegReLU" calcext:value-type="string">
            <text:p>NegReLU</text:p>
          </table:table-cell>
          <table:table-cell table:formula="of:=[ResNet_test_results.B31]" office:value-type="float" office:value="5" calcext:value-type="float">
            <text:p>5</text:p>
          </table:table-cell>
          <table:table-cell table:formula="of:=ROUND(AVERAGEIFS([$ResNet_test_results.C$2:.C$501];[$ResNet_test_results.$A$2:.$A$501];[.$A11];[$ResNet_test_results.$B$2:.$B$501];[.$B11]); 2)" office:value-type="float" office:value="0.89" calcext:value-type="float">
            <text:p>0.89</text:p>
          </table:table-cell>
          <table:table-cell table:formula="of:=ROUND(AVERAGEIFS([$ResNet_test_results.D$2:.D$501];[$ResNet_test_results.$A$2:.$A$501];[.$A11];[$ResNet_test_results.$B$2:.$B$501];[.$B11]); 2)" office:value-type="float" office:value="0.86" calcext:value-type="float">
            <text:p>0.86</text:p>
          </table:table-cell>
          <table:table-cell table:formula="of:=ROUND(AVERAGEIFS([$ResNet_test_results.E$2:.E$501];[$ResNet_test_results.$A$2:.$A$501];[.$A11];[$ResNet_test_results.$B$2:.$B$501];[.$B11]); 2)" office:value-type="float" office:value="0.3" calcext:value-type="float">
            <text:p>0.3</text:p>
          </table:table-cell>
          <table:table-cell table:formula="of:=ROUND(AVERAGEIFS([$ResNet_test_results.F$2:.F$501];[$ResNet_test_results.$A$2:.$A$501];[.$A11];[$ResNet_test_results.$B$2:.$B$501];[.$B11]); 2)" office:value-type="float" office:value="0.37" calcext:value-type="float">
            <text:p>0.37</text:p>
          </table:table-cell>
          <table:table-cell table:formula="of:=ROUND(AVERAGEIFS([$ResNet_test_results.G$2:.G$501];[$ResNet_test_results.$A$2:.$A$501];[.$A11];[$ResNet_test_results.$B$2:.$B$501];[.$B11]); 2)" office:value-type="float" office:value="152.84" calcext:value-type="float">
            <text:p>152.84</text:p>
          </table:table-cell>
          <table:table-cell table:number-matrix-columns-spanned="1" table:number-matrix-rows-spanned="1" table:formula="of:=ROUND(STDEV(IF(IF([.$A11]=[$ResNet_test_results.$A$2:.$A$501];1;0);IF([.$B11]=[$ResNet_test_results.$B$2:.$B$501];[$ResNet_test_results.$C$2:.$C$501];&quot;&quot;);&quot;&quot;));4)" office:value-type="float" office:value="0.0013" calcext:value-type="float">
            <text:p>0.0013</text:p>
          </table:table-cell>
        </table:table-row>
        <table:table-row table:style-name="ro1">
          <table:table-cell table:formula="of:=[ResNet_test_results.A52]" office:value-type="string" office:string-value="Dslope_0.25" calcext:value-type="string">
            <text:p>Dslope_0.25</text:p>
          </table:table-cell>
          <table:table-cell table:formula="of:=[ResNet_test_results.B52]" office:value-type="float" office:value="1" calcext:value-type="float">
            <text:p>1</text:p>
          </table:table-cell>
          <table:table-cell table:formula="of:=ROUND(AVERAGEIFS([$ResNet_test_results.C$2:.C$501];[$ResNet_test_results.$A$2:.$A$501];[.$A12];[$ResNet_test_results.$B$2:.$B$501];[.$B12]); 2)" office:value-type="float" office:value="0.33" calcext:value-type="float">
            <text:p>0.33</text:p>
          </table:table-cell>
          <table:table-cell table:formula="of:=ROUND(AVERAGEIFS([$ResNet_test_results.D$2:.D$501];[$ResNet_test_results.$A$2:.$A$501];[.$A12];[$ResNet_test_results.$B$2:.$B$501];[.$B12]); 2)" office:value-type="float" office:value="0.46" calcext:value-type="float">
            <text:p>0.46</text:p>
          </table:table-cell>
          <table:table-cell table:formula="of:=ROUND(AVERAGEIFS([$ResNet_test_results.E$2:.E$501];[$ResNet_test_results.$A$2:.$A$501];[.$A12];[$ResNet_test_results.$B$2:.$B$501];[.$B12]); 2)" office:value-type="float" office:value="2.13" calcext:value-type="float">
            <text:p>2.13</text:p>
          </table:table-cell>
          <table:table-cell table:formula="of:=ROUND(AVERAGEIFS([$ResNet_test_results.F$2:.F$501];[$ResNet_test_results.$A$2:.$A$501];[.$A12];[$ResNet_test_results.$B$2:.$B$501];[.$B12]); 2)" office:value-type="float" office:value="1.89" calcext:value-type="float">
            <text:p>1.89</text:p>
          </table:table-cell>
          <table:table-cell table:formula="of:=ROUND(AVERAGEIFS([$ResNet_test_results.G$2:.G$501];[$ResNet_test_results.$A$2:.$A$501];[.$A12];[$ResNet_test_results.$B$2:.$B$501];[.$B12]); 2)" office:value-type="float" office:value="157.88" calcext:value-type="float">
            <text:p>157.88</text:p>
          </table:table-cell>
          <table:table-cell table:number-matrix-columns-spanned="1" table:number-matrix-rows-spanned="1" table:formula="of:=ROUND(STDEV(IF(IF([.$A12]=[$ResNet_test_results.$A$2:.$A$501];1;0);IF([.$B12]=[$ResNet_test_results.$B$2:.$B$501];[$ResNet_test_results.$C$2:.$C$501];&quot;&quot;);&quot;&quot;));4)" office:value-type="float" office:value="0.0337" calcext:value-type="float">
            <text:p>0.0337</text:p>
          </table:table-cell>
        </table:table-row>
        <table:table-row table:style-name="ro1">
          <table:table-cell table:formula="of:=[ResNet_test_results.A58]" office:value-type="string" office:string-value="Dslope_0.25" calcext:value-type="string">
            <text:p>Dslope_0.25</text:p>
          </table:table-cell>
          <table:table-cell table:formula="of:=[ResNet_test_results.B53]" office:value-type="float" office:value="2" calcext:value-type="float">
            <text:p>2</text:p>
          </table:table-cell>
          <table:table-cell table:formula="of:=ROUND(AVERAGEIFS([$ResNet_test_results.C$2:.C$501];[$ResNet_test_results.$A$2:.$A$501];[.$A13];[$ResNet_test_results.$B$2:.$B$501];[.$B13]); 2)" office:value-type="float" office:value="0.53" calcext:value-type="float">
            <text:p>0.53</text:p>
          </table:table-cell>
          <table:table-cell table:formula="of:=ROUND(AVERAGEIFS([$ResNet_test_results.D$2:.D$501];[$ResNet_test_results.$A$2:.$A$501];[.$A13];[$ResNet_test_results.$B$2:.$B$501];[.$B13]); 2)" office:value-type="float" office:value="0.62" calcext:value-type="float">
            <text:p>0.62</text:p>
          </table:table-cell>
          <table:table-cell table:formula="of:=ROUND(AVERAGEIFS([$ResNet_test_results.E$2:.E$501];[$ResNet_test_results.$A$2:.$A$501];[.$A13];[$ResNet_test_results.$B$2:.$B$501];[.$B13]); 2)" office:value-type="float" office:value="1.65" calcext:value-type="float">
            <text:p>1.65</text:p>
          </table:table-cell>
          <table:table-cell table:formula="of:=ROUND(AVERAGEIFS([$ResNet_test_results.F$2:.F$501];[$ResNet_test_results.$A$2:.$A$501];[.$A13];[$ResNet_test_results.$B$2:.$B$501];[.$B13]); 2)" office:value-type="float" office:value="1.4" calcext:value-type="float">
            <text:p>1.4</text:p>
          </table:table-cell>
          <table:table-cell table:formula="of:=ROUND(AVERAGEIFS([$ResNet_test_results.G$2:.G$501];[$ResNet_test_results.$A$2:.$A$501];[.$A13];[$ResNet_test_results.$B$2:.$B$501];[.$B13]); 2)" office:value-type="float" office:value="157.37" calcext:value-type="float">
            <text:p>157.37</text:p>
          </table:table-cell>
          <table:table-cell table:number-matrix-columns-spanned="1" table:number-matrix-rows-spanned="1" table:formula="of:=ROUND(STDEV(IF(IF([.$A13]=[$ResNet_test_results.$A$2:.$A$501];1;0);IF([.$B13]=[$ResNet_test_results.$B$2:.$B$501];[$ResNet_test_results.$C$2:.$C$501];&quot;&quot;);&quot;&quot;));4)" office:value-type="float" office:value="0.0474" calcext:value-type="float">
            <text:p>0.0474</text:p>
          </table:table-cell>
        </table:table-row>
        <table:table-row table:style-name="ro1">
          <table:table-cell table:formula="of:=[ResNet_test_results.A64]" office:value-type="string" office:string-value="Dslope_0.25" calcext:value-type="string">
            <text:p>Dslope_0.25</text:p>
          </table:table-cell>
          <table:table-cell table:formula="of:=[ResNet_test_results.B54]" office:value-type="float" office:value="3" calcext:value-type="float">
            <text:p>3</text:p>
          </table:table-cell>
          <table:table-cell table:formula="of:=ROUND(AVERAGEIFS([$ResNet_test_results.C$2:.C$501];[$ResNet_test_results.$A$2:.$A$501];[.$A14];[$ResNet_test_results.$B$2:.$B$501];[.$B14]); 2)" office:value-type="float" office:value="0.67" calcext:value-type="float">
            <text:p>0.67</text:p>
          </table:table-cell>
          <table:table-cell table:formula="of:=ROUND(AVERAGEIFS([$ResNet_test_results.D$2:.D$501];[$ResNet_test_results.$A$2:.$A$501];[.$A14];[$ResNet_test_results.$B$2:.$B$501];[.$B14]); 2)" office:value-type="float" office:value="0.72" calcext:value-type="float">
            <text:p>0.72</text:p>
          </table:table-cell>
          <table:table-cell table:formula="of:=ROUND(AVERAGEIFS([$ResNet_test_results.E$2:.E$501];[$ResNet_test_results.$A$2:.$A$501];[.$A14];[$ResNet_test_results.$B$2:.$B$501];[.$B14]); 2)" office:value-type="float" office:value="1.23" calcext:value-type="float">
            <text:p>1.23</text:p>
          </table:table-cell>
          <table:table-cell table:formula="of:=ROUND(AVERAGEIFS([$ResNet_test_results.F$2:.F$501];[$ResNet_test_results.$A$2:.$A$501];[.$A14];[$ResNet_test_results.$B$2:.$B$501];[.$B14]); 2)" office:value-type="float" office:value="1.04" calcext:value-type="float">
            <text:p>1.04</text:p>
          </table:table-cell>
          <table:table-cell table:formula="of:=ROUND(AVERAGEIFS([$ResNet_test_results.G$2:.G$501];[$ResNet_test_results.$A$2:.$A$501];[.$A14];[$ResNet_test_results.$B$2:.$B$501];[.$B14]); 2)" office:value-type="float" office:value="157.23" calcext:value-type="float">
            <text:p>157.23</text:p>
          </table:table-cell>
          <table:table-cell table:number-matrix-columns-spanned="1" table:number-matrix-rows-spanned="1" table:formula="of:=ROUND(STDEV(IF(IF([.$A14]=[$ResNet_test_results.$A$2:.$A$501];1;0);IF([.$B14]=[$ResNet_test_results.$B$2:.$B$501];[$ResNet_test_results.$C$2:.$C$501];&quot;&quot;);&quot;&quot;));4)" office:value-type="float" office:value="0.0341" calcext:value-type="float">
            <text:p>0.0341</text:p>
          </table:table-cell>
        </table:table-row>
        <table:table-row table:style-name="ro1">
          <table:table-cell table:formula="of:=[ResNet_test_results.A70]" office:value-type="string" office:string-value="Dslope_0.25" calcext:value-type="string">
            <text:p>Dslope_0.25</text:p>
          </table:table-cell>
          <table:table-cell table:formula="of:=[ResNet_test_results.B55]" office:value-type="float" office:value="4" calcext:value-type="float">
            <text:p>4</text:p>
          </table:table-cell>
          <table:table-cell table:formula="of:=ROUND(AVERAGEIFS([$ResNet_test_results.C$2:.C$501];[$ResNet_test_results.$A$2:.$A$501];[.$A15];[$ResNet_test_results.$B$2:.$B$501];[.$B15]); 2)" office:value-type="float" office:value="0.75" calcext:value-type="float">
            <text:p>0.75</text:p>
          </table:table-cell>
          <table:table-cell table:formula="of:=ROUND(AVERAGEIFS([$ResNet_test_results.D$2:.D$501];[$ResNet_test_results.$A$2:.$A$501];[.$A15];[$ResNet_test_results.$B$2:.$B$501];[.$B15]); 2)" office:value-type="float" office:value="0.77" calcext:value-type="float">
            <text:p>0.77</text:p>
          </table:table-cell>
          <table:table-cell table:formula="of:=ROUND(AVERAGEIFS([$ResNet_test_results.E$2:.E$501];[$ResNet_test_results.$A$2:.$A$501];[.$A15];[$ResNet_test_results.$B$2:.$B$501];[.$B15]); 2)" office:value-type="float" office:value="0.93" calcext:value-type="float">
            <text:p>0.93</text:p>
          </table:table-cell>
          <table:table-cell table:formula="of:=ROUND(AVERAGEIFS([$ResNet_test_results.F$2:.F$501];[$ResNet_test_results.$A$2:.$A$501];[.$A15];[$ResNet_test_results.$B$2:.$B$501];[.$B15]); 2)" office:value-type="float" office:value="0.8" calcext:value-type="float">
            <text:p>0.8</text:p>
          </table:table-cell>
          <table:table-cell table:formula="of:=ROUND(AVERAGEIFS([$ResNet_test_results.G$2:.G$501];[$ResNet_test_results.$A$2:.$A$501];[.$A15];[$ResNet_test_results.$B$2:.$B$501];[.$B15]); 2)" office:value-type="float" office:value="157" calcext:value-type="float">
            <text:p>157</text:p>
          </table:table-cell>
          <table:table-cell table:number-matrix-columns-spanned="1" table:number-matrix-rows-spanned="1" table:formula="of:=ROUND(STDEV(IF(IF([.$A15]=[$ResNet_test_results.$A$2:.$A$501];1;0);IF([.$B15]=[$ResNet_test_results.$B$2:.$B$501];[$ResNet_test_results.$C$2:.$C$501];&quot;&quot;);&quot;&quot;));4)" office:value-type="float" office:value="0.0225" calcext:value-type="float">
            <text:p>0.0225</text:p>
          </table:table-cell>
        </table:table-row>
        <table:table-row table:style-name="ro1">
          <table:table-cell table:formula="of:=[ResNet_test_results.A76]" office:value-type="string" office:string-value="Dslope_0.25" calcext:value-type="string">
            <text:p>Dslope_0.25</text:p>
          </table:table-cell>
          <table:table-cell table:formula="of:=[ResNet_test_results.B56]" office:value-type="float" office:value="5" calcext:value-type="float">
            <text:p>5</text:p>
          </table:table-cell>
          <table:table-cell table:formula="of:=ROUND(AVERAGEIFS([$ResNet_test_results.C$2:.C$501];[$ResNet_test_results.$A$2:.$A$501];[.$A16];[$ResNet_test_results.$B$2:.$B$501];[.$B16]); 2)" office:value-type="float" office:value="0.79" calcext:value-type="float">
            <text:p>0.79</text:p>
          </table:table-cell>
          <table:table-cell table:formula="of:=ROUND(AVERAGEIFS([$ResNet_test_results.D$2:.D$501];[$ResNet_test_results.$A$2:.$A$501];[.$A16];[$ResNet_test_results.$B$2:.$B$501];[.$B16]); 2)" office:value-type="float" office:value="0.8" calcext:value-type="float">
            <text:p>0.8</text:p>
          </table:table-cell>
          <table:table-cell table:formula="of:=ROUND(AVERAGEIFS([$ResNet_test_results.E$2:.E$501];[$ResNet_test_results.$A$2:.$A$501];[.$A16];[$ResNet_test_results.$B$2:.$B$501];[.$B16]); 2)" office:value-type="float" office:value="0.74" calcext:value-type="float">
            <text:p>0.74</text:p>
          </table:table-cell>
          <table:table-cell table:formula="of:=ROUND(AVERAGEIFS([$ResNet_test_results.F$2:.F$501];[$ResNet_test_results.$A$2:.$A$501];[.$A16];[$ResNet_test_results.$B$2:.$B$501];[.$B16]); 2)" office:value-type="float" office:value="0.66" calcext:value-type="float">
            <text:p>0.66</text:p>
          </table:table-cell>
          <table:table-cell table:formula="of:=ROUND(AVERAGEIFS([$ResNet_test_results.G$2:.G$501];[$ResNet_test_results.$A$2:.$A$501];[.$A16];[$ResNet_test_results.$B$2:.$B$501];[.$B16]); 2)" office:value-type="float" office:value="156.98" calcext:value-type="float">
            <text:p>156.98</text:p>
          </table:table-cell>
          <table:table-cell table:number-matrix-columns-spanned="1" table:number-matrix-rows-spanned="1" table:formula="of:=ROUND(STDEV(IF(IF([.$A16]=[$ResNet_test_results.$A$2:.$A$501];1;0);IF([.$B16]=[$ResNet_test_results.$B$2:.$B$501];[$ResNet_test_results.$C$2:.$C$501];&quot;&quot;);&quot;&quot;));4)" office:value-type="float" office:value="0.0208" calcext:value-type="float">
            <text:p>0.0208</text:p>
          </table:table-cell>
        </table:table-row>
        <table:table-row table:style-name="ro1">
          <table:table-cell table:formula="of:=[ResNet_test_results.A77]" office:value-type="string" office:string-value="Dslope_0.5" calcext:value-type="string">
            <text:p>Dslope_0.5</text:p>
          </table:table-cell>
          <table:table-cell table:formula="of:=[ResNet_test_results.B77]" office:value-type="float" office:value="1" calcext:value-type="float">
            <text:p>1</text:p>
          </table:table-cell>
          <table:table-cell table:formula="of:=ROUND(AVERAGEIFS([$ResNet_test_results.C$2:.C$501];[$ResNet_test_results.$A$2:.$A$501];[.$A17];[$ResNet_test_results.$B$2:.$B$501];[.$B17]); 2)" office:value-type="float" office:value="0.58" calcext:value-type="float">
            <text:p>0.58</text:p>
          </table:table-cell>
          <table:table-cell table:formula="of:=ROUND(AVERAGEIFS([$ResNet_test_results.D$2:.D$501];[$ResNet_test_results.$A$2:.$A$501];[.$A17];[$ResNet_test_results.$B$2:.$B$501];[.$B17]); 2)" office:value-type="float" office:value="0.75" calcext:value-type="float">
            <text:p>0.75</text:p>
          </table:table-cell>
          <table:table-cell table:formula="of:=ROUND(AVERAGEIFS([$ResNet_test_results.E$2:.E$501];[$ResNet_test_results.$A$2:.$A$501];[.$A17];[$ResNet_test_results.$B$2:.$B$501];[.$B17]); 2)" office:value-type="float" office:value="1.54" calcext:value-type="float">
            <text:p>1.54</text:p>
          </table:table-cell>
          <table:table-cell table:formula="of:=ROUND(AVERAGEIFS([$ResNet_test_results.F$2:.F$501];[$ResNet_test_results.$A$2:.$A$501];[.$A17];[$ResNet_test_results.$B$2:.$B$501];[.$B17]); 2)" office:value-type="float" office:value="0.92" calcext:value-type="float">
            <text:p>0.92</text:p>
          </table:table-cell>
          <table:table-cell table:formula="of:=ROUND(AVERAGEIFS([$ResNet_test_results.G$2:.G$501];[$ResNet_test_results.$A$2:.$A$501];[.$A17];[$ResNet_test_results.$B$2:.$B$501];[.$B17]); 2)" office:value-type="float" office:value="157.71" calcext:value-type="float">
            <text:p>157.71</text:p>
          </table:table-cell>
          <table:table-cell table:number-matrix-columns-spanned="1" table:number-matrix-rows-spanned="1" table:formula="of:=ROUND(STDEV(IF(IF([.$A17]=[$ResNet_test_results.$A$2:.$A$501];1;0);IF([.$B17]=[$ResNet_test_results.$B$2:.$B$501];[$ResNet_test_results.$C$2:.$C$501];&quot;&quot;);&quot;&quot;));4)" office:value-type="float" office:value="0.022" calcext:value-type="float">
            <text:p>0.022</text:p>
          </table:table-cell>
        </table:table-row>
        <table:table-row table:style-name="ro1">
          <table:table-cell table:formula="of:=[ResNet_test_results.A83]" office:value-type="string" office:string-value="Dslope_0.5" calcext:value-type="string">
            <text:p>Dslope_0.5</text:p>
          </table:table-cell>
          <table:table-cell table:formula="of:=[ResNet_test_results.B78]" office:value-type="float" office:value="2" calcext:value-type="float">
            <text:p>2</text:p>
          </table:table-cell>
          <table:table-cell table:formula="of:=ROUND(AVERAGEIFS([$ResNet_test_results.C$2:.C$501];[$ResNet_test_results.$A$2:.$A$501];[.$A18];[$ResNet_test_results.$B$2:.$B$501];[.$B18]); 2)" office:value-type="float" office:value="0.78" calcext:value-type="float">
            <text:p>0.78</text:p>
          </table:table-cell>
          <table:table-cell table:formula="of:=ROUND(AVERAGEIFS([$ResNet_test_results.D$2:.D$501];[$ResNet_test_results.$A$2:.$A$501];[.$A18];[$ResNet_test_results.$B$2:.$B$501];[.$B18]); 2)" office:value-type="float" office:value="0.8" calcext:value-type="float">
            <text:p>0.8</text:p>
          </table:table-cell>
          <table:table-cell table:formula="of:=ROUND(AVERAGEIFS([$ResNet_test_results.E$2:.E$501];[$ResNet_test_results.$A$2:.$A$501];[.$A18];[$ResNet_test_results.$B$2:.$B$501];[.$B18]); 2)" office:value-type="float" office:value="0.72" calcext:value-type="float">
            <text:p>0.72</text:p>
          </table:table-cell>
          <table:table-cell table:formula="of:=ROUND(AVERAGEIFS([$ResNet_test_results.F$2:.F$501];[$ResNet_test_results.$A$2:.$A$501];[.$A18];[$ResNet_test_results.$B$2:.$B$501];[.$B18]); 2)" office:value-type="float" office:value="0.57" calcext:value-type="float">
            <text:p>0.57</text:p>
          </table:table-cell>
          <table:table-cell table:formula="of:=ROUND(AVERAGEIFS([$ResNet_test_results.G$2:.G$501];[$ResNet_test_results.$A$2:.$A$501];[.$A18];[$ResNet_test_results.$B$2:.$B$501];[.$B18]); 2)" office:value-type="float" office:value="157.26" calcext:value-type="float">
            <text:p>157.26</text:p>
          </table:table-cell>
          <table:table-cell table:number-matrix-columns-spanned="1" table:number-matrix-rows-spanned="1" table:formula="of:=ROUND(STDEV(IF(IF([.$A18]=[$ResNet_test_results.$A$2:.$A$501];1;0);IF([.$B18]=[$ResNet_test_results.$B$2:.$B$501];[$ResNet_test_results.$C$2:.$C$501];&quot;&quot;);&quot;&quot;));4)" office:value-type="float" office:value="0.0089" calcext:value-type="float">
            <text:p>0.0089</text:p>
          </table:table-cell>
        </table:table-row>
        <table:table-row table:style-name="ro1">
          <table:table-cell table:formula="of:=[ResNet_test_results.A89]" office:value-type="string" office:string-value="Dslope_0.5" calcext:value-type="string">
            <text:p>Dslope_0.5</text:p>
          </table:table-cell>
          <table:table-cell table:formula="of:=[ResNet_test_results.B79]" office:value-type="float" office:value="3" calcext:value-type="float">
            <text:p>3</text:p>
          </table:table-cell>
          <table:table-cell table:formula="of:=ROUND(AVERAGEIFS([$ResNet_test_results.C$2:.C$501];[$ResNet_test_results.$A$2:.$A$501];[.$A19];[$ResNet_test_results.$B$2:.$B$501];[.$B19]); 2)" office:value-type="float" office:value="0.83" calcext:value-type="float">
            <text:p>0.83</text:p>
          </table:table-cell>
          <table:table-cell table:formula="of:=ROUND(AVERAGEIFS([$ResNet_test_results.D$2:.D$501];[$ResNet_test_results.$A$2:.$A$501];[.$A19];[$ResNet_test_results.$B$2:.$B$501];[.$B19]); 2)" office:value-type="float" office:value="0.84" calcext:value-type="float">
            <text:p>0.84</text:p>
          </table:table-cell>
          <table:table-cell table:formula="of:=ROUND(AVERAGEIFS([$ResNet_test_results.E$2:.E$501];[$ResNet_test_results.$A$2:.$A$501];[.$A19];[$ResNet_test_results.$B$2:.$B$501];[.$B19]); 2)" office:value-type="float" office:value="0.51" calcext:value-type="float">
            <text:p>0.51</text:p>
          </table:table-cell>
          <table:table-cell table:formula="of:=ROUND(AVERAGEIFS([$ResNet_test_results.F$2:.F$501];[$ResNet_test_results.$A$2:.$A$501];[.$A19];[$ResNet_test_results.$B$2:.$B$501];[.$B19]); 2)" office:value-type="float" office:value="0.46" calcext:value-type="float">
            <text:p>0.46</text:p>
          </table:table-cell>
          <table:table-cell table:formula="of:=ROUND(AVERAGEIFS([$ResNet_test_results.G$2:.G$501];[$ResNet_test_results.$A$2:.$A$501];[.$A19];[$ResNet_test_results.$B$2:.$B$501];[.$B19]); 2)" office:value-type="float" office:value="157.24" calcext:value-type="float">
            <text:p>157.24</text:p>
          </table:table-cell>
          <table:table-cell table:number-matrix-columns-spanned="1" table:number-matrix-rows-spanned="1" table:formula="of:=ROUND(STDEV(IF(IF([.$A19]=[$ResNet_test_results.$A$2:.$A$501];1;0);IF([.$B19]=[$ResNet_test_results.$B$2:.$B$501];[$ResNet_test_results.$C$2:.$C$501];&quot;&quot;);&quot;&quot;));4)" office:value-type="float" office:value="0.0114" calcext:value-type="float">
            <text:p>0.0114</text:p>
          </table:table-cell>
        </table:table-row>
        <table:table-row table:style-name="ro1">
          <table:table-cell table:formula="of:=[ResNet_test_results.A95]" office:value-type="string" office:string-value="Dslope_0.5" calcext:value-type="string">
            <text:p>Dslope_0.5</text:p>
          </table:table-cell>
          <table:table-cell table:formula="of:=[ResNet_test_results.B80]" office:value-type="float" office:value="4" calcext:value-type="float">
            <text:p>4</text:p>
          </table:table-cell>
          <table:table-cell table:formula="of:=ROUND(AVERAGEIFS([$ResNet_test_results.C$2:.C$501];[$ResNet_test_results.$A$2:.$A$501];[.$A20];[$ResNet_test_results.$B$2:.$B$501];[.$B20]); 2)" office:value-type="float" office:value="0.86" calcext:value-type="float">
            <text:p>0.86</text:p>
          </table:table-cell>
          <table:table-cell table:formula="of:=ROUND(AVERAGEIFS([$ResNet_test_results.D$2:.D$501];[$ResNet_test_results.$A$2:.$A$501];[.$A20];[$ResNet_test_results.$B$2:.$B$501];[.$B20]); 2)" office:value-type="float" office:value="0.86" calcext:value-type="float">
            <text:p>0.86</text:p>
          </table:table-cell>
          <table:table-cell table:formula="of:=ROUND(AVERAGEIFS([$ResNet_test_results.E$2:.E$501];[$ResNet_test_results.$A$2:.$A$501];[.$A20];[$ResNet_test_results.$B$2:.$B$501];[.$B20]); 2)" office:value-type="float" office:value="0.41" calcext:value-type="float">
            <text:p>0.41</text:p>
          </table:table-cell>
          <table:table-cell table:formula="of:=ROUND(AVERAGEIFS([$ResNet_test_results.F$2:.F$501];[$ResNet_test_results.$A$2:.$A$501];[.$A20];[$ResNet_test_results.$B$2:.$B$501];[.$B20]); 2)" office:value-type="float" office:value="0.4" calcext:value-type="float">
            <text:p>0.4</text:p>
          </table:table-cell>
          <table:table-cell table:formula="of:=ROUND(AVERAGEIFS([$ResNet_test_results.G$2:.G$501];[$ResNet_test_results.$A$2:.$A$501];[.$A20];[$ResNet_test_results.$B$2:.$B$501];[.$B20]); 2)" office:value-type="float" office:value="157.25" calcext:value-type="float">
            <text:p>157.25</text:p>
          </table:table-cell>
          <table:table-cell table:number-matrix-columns-spanned="1" table:number-matrix-rows-spanned="1" table:formula="of:=ROUND(STDEV(IF(IF([.$A20]=[$ResNet_test_results.$A$2:.$A$501];1;0);IF([.$B20]=[$ResNet_test_results.$B$2:.$B$501];[$ResNet_test_results.$C$2:.$C$501];&quot;&quot;);&quot;&quot;));4)" office:value-type="float" office:value="0.0064" calcext:value-type="float">
            <text:p>0.0064</text:p>
          </table:table-cell>
        </table:table-row>
        <table:table-row table:style-name="ro1">
          <table:table-cell table:formula="of:=[ResNet_test_results.A101]" office:value-type="string" office:string-value="Dslope_0.5" calcext:value-type="string">
            <text:p>Dslope_0.5</text:p>
          </table:table-cell>
          <table:table-cell table:formula="of:=[ResNet_test_results.B81]" office:value-type="float" office:value="5" calcext:value-type="float">
            <text:p>5</text:p>
          </table:table-cell>
          <table:table-cell table:formula="of:=ROUND(AVERAGEIFS([$ResNet_test_results.C$2:.C$501];[$ResNet_test_results.$A$2:.$A$501];[.$A21];[$ResNet_test_results.$B$2:.$B$501];[.$B21]); 2)" office:value-type="float" office:value="0.88" calcext:value-type="float">
            <text:p>0.88</text:p>
          </table:table-cell>
          <table:table-cell table:formula="of:=ROUND(AVERAGEIFS([$ResNet_test_results.D$2:.D$501];[$ResNet_test_results.$A$2:.$A$501];[.$A21];[$ResNet_test_results.$B$2:.$B$501];[.$B21]); 2)" office:value-type="float" office:value="0.87" calcext:value-type="float">
            <text:p>0.87</text:p>
          </table:table-cell>
          <table:table-cell table:formula="of:=ROUND(AVERAGEIFS([$ResNet_test_results.E$2:.E$501];[$ResNet_test_results.$A$2:.$A$501];[.$A21];[$ResNet_test_results.$B$2:.$B$501];[.$B21]); 2)" office:value-type="float" office:value="0.34" calcext:value-type="float">
            <text:p>0.34</text:p>
          </table:table-cell>
          <table:table-cell table:formula="of:=ROUND(AVERAGEIFS([$ResNet_test_results.F$2:.F$501];[$ResNet_test_results.$A$2:.$A$501];[.$A21];[$ResNet_test_results.$B$2:.$B$501];[.$B21]); 2)" office:value-type="float" office:value="0.37" calcext:value-type="float">
            <text:p>0.37</text:p>
          </table:table-cell>
          <table:table-cell table:formula="of:=ROUND(AVERAGEIFS([$ResNet_test_results.G$2:.G$501];[$ResNet_test_results.$A$2:.$A$501];[.$A21];[$ResNet_test_results.$B$2:.$B$501];[.$B21]); 2)" office:value-type="float" office:value="157.23" calcext:value-type="float">
            <text:p>157.23</text:p>
          </table:table-cell>
          <table:table-cell table:number-matrix-columns-spanned="1" table:number-matrix-rows-spanned="1" table:formula="of:=ROUND(STDEV(IF(IF([.$A21]=[$ResNet_test_results.$A$2:.$A$501];1;0);IF([.$B21]=[$ResNet_test_results.$B$2:.$B$501];[$ResNet_test_results.$C$2:.$C$501];&quot;&quot;);&quot;&quot;));4)" office:value-type="float" office:value="0.0043" calcext:value-type="float">
            <text:p>0.0043</text:p>
          </table:table-cell>
        </table:table-row>
        <table:table-row table:style-name="ro1">
          <table:table-cell table:formula="of:=[ResNet_test_results.A102]" office:value-type="string" office:string-value="Dslope_0.75" calcext:value-type="string">
            <text:p>Dslope_0.75</text:p>
          </table:table-cell>
          <table:table-cell table:formula="of:=[ResNet_test_results.B102]" office:value-type="float" office:value="1" calcext:value-type="float">
            <text:p>1</text:p>
          </table:table-cell>
          <table:table-cell table:formula="of:=ROUND(AVERAGEIFS([$ResNet_test_results.C$2:.C$501];[$ResNet_test_results.$A$2:.$A$501];[.$A22];[$ResNet_test_results.$B$2:.$B$501];[.$B22]); 2)" office:value-type="float" office:value="0.7" calcext:value-type="float">
            <text:p>0.7</text:p>
          </table:table-cell>
          <table:table-cell table:formula="of:=ROUND(AVERAGEIFS([$ResNet_test_results.D$2:.D$501];[$ResNet_test_results.$A$2:.$A$501];[.$A22];[$ResNet_test_results.$B$2:.$B$501];[.$B22]); 2)" office:value-type="float" office:value="0.8" calcext:value-type="float">
            <text:p>0.8</text:p>
          </table:table-cell>
          <table:table-cell table:formula="of:=ROUND(AVERAGEIFS([$ResNet_test_results.E$2:.E$501];[$ResNet_test_results.$A$2:.$A$501];[.$A22];[$ResNet_test_results.$B$2:.$B$501];[.$B22]); 2)" office:value-type="float" office:value="1.02" calcext:value-type="float">
            <text:p>1.02</text:p>
          </table:table-cell>
          <table:table-cell table:formula="of:=ROUND(AVERAGEIFS([$ResNet_test_results.F$2:.F$501];[$ResNet_test_results.$A$2:.$A$501];[.$A22];[$ResNet_test_results.$B$2:.$B$501];[.$B22]); 2)" office:value-type="float" office:value="0.57" calcext:value-type="float">
            <text:p>0.57</text:p>
          </table:table-cell>
          <table:table-cell table:formula="of:=ROUND(AVERAGEIFS([$ResNet_test_results.G$2:.G$501];[$ResNet_test_results.$A$2:.$A$501];[.$A22];[$ResNet_test_results.$B$2:.$B$501];[.$B22]); 2)" office:value-type="float" office:value="156.94" calcext:value-type="float">
            <text:p>156.94</text:p>
          </table:table-cell>
          <table:table-cell table:number-matrix-columns-spanned="1" table:number-matrix-rows-spanned="1" table:formula="of:=ROUND(STDEV(IF(IF([.$A22]=[$ResNet_test_results.$A$2:.$A$501];1;0);IF([.$B22]=[$ResNet_test_results.$B$2:.$B$501];[$ResNet_test_results.$C$2:.$C$501];&quot;&quot;);&quot;&quot;));4)" office:value-type="float" office:value="0.0072" calcext:value-type="float">
            <text:p>0.0072</text:p>
          </table:table-cell>
        </table:table-row>
        <table:table-row table:style-name="ro1">
          <table:table-cell table:formula="of:=[ResNet_test_results.A108]" office:value-type="string" office:string-value="Dslope_0.75" calcext:value-type="string">
            <text:p>Dslope_0.75</text:p>
          </table:table-cell>
          <table:table-cell table:formula="of:=[ResNet_test_results.B103]" office:value-type="float" office:value="2" calcext:value-type="float">
            <text:p>2</text:p>
          </table:table-cell>
          <table:table-cell table:formula="of:=ROUND(AVERAGEIFS([$ResNet_test_results.C$2:.C$501];[$ResNet_test_results.$A$2:.$A$501];[.$A23];[$ResNet_test_results.$B$2:.$B$501];[.$B23]); 2)" office:value-type="float" office:value="0.83" calcext:value-type="float">
            <text:p>0.83</text:p>
          </table:table-cell>
          <table:table-cell table:formula="of:=ROUND(AVERAGEIFS([$ResNet_test_results.D$2:.D$501];[$ResNet_test_results.$A$2:.$A$501];[.$A23];[$ResNet_test_results.$B$2:.$B$501];[.$B23]); 2)" office:value-type="float" office:value="0.85" calcext:value-type="float">
            <text:p>0.85</text:p>
          </table:table-cell>
          <table:table-cell table:formula="of:=ROUND(AVERAGEIFS([$ResNet_test_results.E$2:.E$501];[$ResNet_test_results.$A$2:.$A$501];[.$A23];[$ResNet_test_results.$B$2:.$B$501];[.$B23]); 2)" office:value-type="float" office:value="0.48" calcext:value-type="float">
            <text:p>0.48</text:p>
          </table:table-cell>
          <table:table-cell table:formula="of:=ROUND(AVERAGEIFS([$ResNet_test_results.F$2:.F$501];[$ResNet_test_results.$A$2:.$A$501];[.$A23];[$ResNet_test_results.$B$2:.$B$501];[.$B23]); 2)" office:value-type="float" office:value="0.43" calcext:value-type="float">
            <text:p>0.43</text:p>
          </table:table-cell>
          <table:table-cell table:formula="of:=ROUND(AVERAGEIFS([$ResNet_test_results.G$2:.G$501];[$ResNet_test_results.$A$2:.$A$501];[.$A23];[$ResNet_test_results.$B$2:.$B$501];[.$B23]); 2)" office:value-type="float" office:value="157.46" calcext:value-type="float">
            <text:p>157.46</text:p>
          </table:table-cell>
          <table:table-cell table:number-matrix-columns-spanned="1" table:number-matrix-rows-spanned="1" table:formula="of:=ROUND(STDEV(IF(IF([.$A23]=[$ResNet_test_results.$A$2:.$A$501];1;0);IF([.$B23]=[$ResNet_test_results.$B$2:.$B$501];[$ResNet_test_results.$C$2:.$C$501];&quot;&quot;);&quot;&quot;));4)" office:value-type="float" office:value="0.0023" calcext:value-type="float">
            <text:p>0.0023</text:p>
          </table:table-cell>
        </table:table-row>
        <table:table-row table:style-name="ro1">
          <table:table-cell table:formula="of:=[ResNet_test_results.A114]" office:value-type="string" office:string-value="Dslope_0.75" calcext:value-type="string">
            <text:p>Dslope_0.75</text:p>
          </table:table-cell>
          <table:table-cell table:formula="of:=[ResNet_test_results.B104]" office:value-type="float" office:value="3" calcext:value-type="float">
            <text:p>3</text:p>
          </table:table-cell>
          <table:table-cell table:formula="of:=ROUND(AVERAGEIFS([$ResNet_test_results.C$2:.C$501];[$ResNet_test_results.$A$2:.$A$501];[.$A24];[$ResNet_test_results.$B$2:.$B$501];[.$B24]); 2)" office:value-type="float" office:value="0.87" calcext:value-type="float">
            <text:p>0.87</text:p>
          </table:table-cell>
          <table:table-cell table:formula="of:=ROUND(AVERAGEIFS([$ResNet_test_results.D$2:.D$501];[$ResNet_test_results.$A$2:.$A$501];[.$A24];[$ResNet_test_results.$B$2:.$B$501];[.$B24]); 2)" office:value-type="float" office:value="0.86" calcext:value-type="float">
            <text:p>0.86</text:p>
          </table:table-cell>
          <table:table-cell table:formula="of:=ROUND(AVERAGEIFS([$ResNet_test_results.E$2:.E$501];[$ResNet_test_results.$A$2:.$A$501];[.$A24];[$ResNet_test_results.$B$2:.$B$501];[.$B24]); 2)" office:value-type="float" office:value="0.37" calcext:value-type="float">
            <text:p>0.37</text:p>
          </table:table-cell>
          <table:table-cell table:formula="of:=ROUND(AVERAGEIFS([$ResNet_test_results.F$2:.F$501];[$ResNet_test_results.$A$2:.$A$501];[.$A24];[$ResNet_test_results.$B$2:.$B$501];[.$B24]); 2)" office:value-type="float" office:value="0.38" calcext:value-type="float">
            <text:p>0.38</text:p>
          </table:table-cell>
          <table:table-cell table:formula="of:=ROUND(AVERAGEIFS([$ResNet_test_results.G$2:.G$501];[$ResNet_test_results.$A$2:.$A$501];[.$A24];[$ResNet_test_results.$B$2:.$B$501];[.$B24]); 2)" office:value-type="float" office:value="156.81" calcext:value-type="float">
            <text:p>156.81</text:p>
          </table:table-cell>
          <table:table-cell table:number-matrix-columns-spanned="1" table:number-matrix-rows-spanned="1" table:formula="of:=ROUND(STDEV(IF(IF([.$A24]=[$ResNet_test_results.$A$2:.$A$501];1;0);IF([.$B24]=[$ResNet_test_results.$B$2:.$B$501];[$ResNet_test_results.$C$2:.$C$501];&quot;&quot;);&quot;&quot;));4)" office:value-type="float" office:value="0.0019" calcext:value-type="float">
            <text:p>0.0019</text:p>
          </table:table-cell>
        </table:table-row>
        <table:table-row table:style-name="ro1">
          <table:table-cell table:formula="of:=[ResNet_test_results.A120]" office:value-type="string" office:string-value="Dslope_0.75" calcext:value-type="string">
            <text:p>Dslope_0.75</text:p>
          </table:table-cell>
          <table:table-cell table:formula="of:=[ResNet_test_results.B105]" office:value-type="float" office:value="4" calcext:value-type="float">
            <text:p>4</text:p>
          </table:table-cell>
          <table:table-cell table:formula="of:=ROUND(AVERAGEIFS([$ResNet_test_results.C$2:.C$501];[$ResNet_test_results.$A$2:.$A$501];[.$A25];[$ResNet_test_results.$B$2:.$B$501];[.$B25]); 2)" office:value-type="float" office:value="0.89" calcext:value-type="float">
            <text:p>0.89</text:p>
          </table:table-cell>
          <table:table-cell table:formula="of:=ROUND(AVERAGEIFS([$ResNet_test_results.D$2:.D$501];[$ResNet_test_results.$A$2:.$A$501];[.$A25];[$ResNet_test_results.$B$2:.$B$501];[.$B25]); 2)" office:value-type="float" office:value="0.87" calcext:value-type="float">
            <text:p>0.87</text:p>
          </table:table-cell>
          <table:table-cell table:formula="of:=ROUND(AVERAGEIFS([$ResNet_test_results.E$2:.E$501];[$ResNet_test_results.$A$2:.$A$501];[.$A25];[$ResNet_test_results.$B$2:.$B$501];[.$B25]); 2)" office:value-type="float" office:value="0.32" calcext:value-type="float">
            <text:p>0.32</text:p>
          </table:table-cell>
          <table:table-cell table:formula="of:=ROUND(AVERAGEIFS([$ResNet_test_results.F$2:.F$501];[$ResNet_test_results.$A$2:.$A$501];[.$A25];[$ResNet_test_results.$B$2:.$B$501];[.$B25]); 2)" office:value-type="float" office:value="0.36" calcext:value-type="float">
            <text:p>0.36</text:p>
          </table:table-cell>
          <table:table-cell table:formula="of:=ROUND(AVERAGEIFS([$ResNet_test_results.G$2:.G$501];[$ResNet_test_results.$A$2:.$A$501];[.$A25];[$ResNet_test_results.$B$2:.$B$501];[.$B25]); 2)" office:value-type="float" office:value="157.43" calcext:value-type="float">
            <text:p>157.43</text:p>
          </table:table-cell>
          <table:table-cell table:number-matrix-columns-spanned="1" table:number-matrix-rows-spanned="1" table:formula="of:=ROUND(STDEV(IF(IF([.$A25]=[$ResNet_test_results.$A$2:.$A$501];1;0);IF([.$B25]=[$ResNet_test_results.$B$2:.$B$501];[$ResNet_test_results.$C$2:.$C$501];&quot;&quot;);&quot;&quot;));4)" office:value-type="float" office:value="0.0018" calcext:value-type="float">
            <text:p>0.0018</text:p>
          </table:table-cell>
        </table:table-row>
        <table:table-row table:style-name="ro1">
          <table:table-cell table:formula="of:=[ResNet_test_results.A126]" office:value-type="string" office:string-value="Dslope_0.75" calcext:value-type="string">
            <text:p>Dslope_0.75</text:p>
          </table:table-cell>
          <table:table-cell table:formula="of:=[ResNet_test_results.B106]" office:value-type="float" office:value="5" calcext:value-type="float">
            <text:p>5</text:p>
          </table:table-cell>
          <table:table-cell table:formula="of:=ROUND(AVERAGEIFS([$ResNet_test_results.C$2:.C$501];[$ResNet_test_results.$A$2:.$A$501];[.$A26];[$ResNet_test_results.$B$2:.$B$501];[.$B26]); 2)" office:value-type="float" office:value="0.9" calcext:value-type="float">
            <text:p>0.9</text:p>
          </table:table-cell>
          <table:table-cell table:formula="of:=ROUND(AVERAGEIFS([$ResNet_test_results.D$2:.D$501];[$ResNet_test_results.$A$2:.$A$501];[.$A26];[$ResNet_test_results.$B$2:.$B$501];[.$B26]); 2)" office:value-type="float" office:value="0.88" calcext:value-type="float">
            <text:p>0.88</text:p>
          </table:table-cell>
          <table:table-cell table:formula="of:=ROUND(AVERAGEIFS([$ResNet_test_results.E$2:.E$501];[$ResNet_test_results.$A$2:.$A$501];[.$A26];[$ResNet_test_results.$B$2:.$B$501];[.$B26]); 2)" office:value-type="float" office:value="0.28" calcext:value-type="float">
            <text:p>0.28</text:p>
          </table:table-cell>
          <table:table-cell table:formula="of:=ROUND(AVERAGEIFS([$ResNet_test_results.F$2:.F$501];[$ResNet_test_results.$A$2:.$A$501];[.$A26];[$ResNet_test_results.$B$2:.$B$501];[.$B26]); 2)" office:value-type="float" office:value="0.35" calcext:value-type="float">
            <text:p>0.35</text:p>
          </table:table-cell>
          <table:table-cell table:formula="of:=ROUND(AVERAGEIFS([$ResNet_test_results.G$2:.G$501];[$ResNet_test_results.$A$2:.$A$501];[.$A26];[$ResNet_test_results.$B$2:.$B$501];[.$B26]); 2)" office:value-type="float" office:value="156.97" calcext:value-type="float">
            <text:p>156.97</text:p>
          </table:table-cell>
          <table:table-cell table:number-matrix-columns-spanned="1" table:number-matrix-rows-spanned="1" table:formula="of:=ROUND(STDEV(IF(IF([.$A26]=[$ResNet_test_results.$A$2:.$A$501];1;0);IF([.$B26]=[$ResNet_test_results.$B$2:.$B$501];[$ResNet_test_results.$C$2:.$C$501];&quot;&quot;);&quot;&quot;));4)" office:value-type="float" office:value="0.002" calcext:value-type="float">
            <text:p>0.002</text:p>
          </table:table-cell>
        </table:table-row>
        <table:table-row table:style-name="ro1">
          <table:table-cell table:formula="of:=[ResNet_test_results.A127]" office:value-type="string" office:string-value="Dslope_1.0" calcext:value-type="string">
            <text:p>Dslope_1.0</text:p>
          </table:table-cell>
          <table:table-cell table:formula="of:=[ResNet_test_results.B127]" office:value-type="float" office:value="1" calcext:value-type="float">
            <text:p>1</text:p>
          </table:table-cell>
          <table:table-cell table:formula="of:=ROUND(AVERAGEIFS([$ResNet_test_results.C$2:.C$501];[$ResNet_test_results.$A$2:.$A$501];[.$A27];[$ResNet_test_results.$B$2:.$B$501];[.$B27]); 2)" office:value-type="float" office:value="0.76" calcext:value-type="float">
            <text:p>0.76</text:p>
          </table:table-cell>
          <table:table-cell table:formula="of:=ROUND(AVERAGEIFS([$ResNet_test_results.D$2:.D$501];[$ResNet_test_results.$A$2:.$A$501];[.$A27];[$ResNet_test_results.$B$2:.$B$501];[.$B27]); 2)" office:value-type="float" office:value="0.83" calcext:value-type="float">
            <text:p>0.83</text:p>
          </table:table-cell>
          <table:table-cell table:formula="of:=ROUND(AVERAGEIFS([$ResNet_test_results.E$2:.E$501];[$ResNet_test_results.$A$2:.$A$501];[.$A27];[$ResNet_test_results.$B$2:.$B$501];[.$B27]); 2)" office:value-type="float" office:value="0.76" calcext:value-type="float">
            <text:p>0.76</text:p>
          </table:table-cell>
          <table:table-cell table:formula="of:=ROUND(AVERAGEIFS([$ResNet_test_results.F$2:.F$501];[$ResNet_test_results.$A$2:.$A$501];[.$A27];[$ResNet_test_results.$B$2:.$B$501];[.$B27]); 2)" office:value-type="float" office:value="0.49" calcext:value-type="float">
            <text:p>0.49</text:p>
          </table:table-cell>
          <table:table-cell table:formula="of:=ROUND(AVERAGEIFS([$ResNet_test_results.G$2:.G$501];[$ResNet_test_results.$A$2:.$A$501];[.$A27];[$ResNet_test_results.$B$2:.$B$501];[.$B27]); 2)" office:value-type="float" office:value="156.66" calcext:value-type="float">
            <text:p>156.66</text:p>
          </table:table-cell>
          <table:table-cell table:number-matrix-columns-spanned="1" table:number-matrix-rows-spanned="1" table:formula="of:=ROUND(STDEV(IF(IF([.$A27]=[$ResNet_test_results.$A$2:.$A$501];1;0);IF([.$B27]=[$ResNet_test_results.$B$2:.$B$501];[$ResNet_test_results.$C$2:.$C$501];&quot;&quot;);&quot;&quot;));4)" office:value-type="float" office:value="0.0072" calcext:value-type="float">
            <text:p>0.0072</text:p>
          </table:table-cell>
        </table:table-row>
        <table:table-row table:style-name="ro1">
          <table:table-cell table:formula="of:=[ResNet_test_results.A133]" office:value-type="string" office:string-value="Dslope_1.0" calcext:value-type="string">
            <text:p>Dslope_1.0</text:p>
          </table:table-cell>
          <table:table-cell table:formula="of:=[ResNet_test_results.B128]" office:value-type="float" office:value="2" calcext:value-type="float">
            <text:p>2</text:p>
          </table:table-cell>
          <table:table-cell table:formula="of:=ROUND(AVERAGEIFS([$ResNet_test_results.C$2:.C$501];[$ResNet_test_results.$A$2:.$A$501];[.$A28];[$ResNet_test_results.$B$2:.$B$501];[.$B28]); 2)" office:value-type="float" office:value="0.85" calcext:value-type="float">
            <text:p>0.85</text:p>
          </table:table-cell>
          <table:table-cell table:formula="of:=ROUND(AVERAGEIFS([$ResNet_test_results.D$2:.D$501];[$ResNet_test_results.$A$2:.$A$501];[.$A28];[$ResNet_test_results.$B$2:.$B$501];[.$B28]); 2)" office:value-type="float" office:value="0.86" calcext:value-type="float">
            <text:p>0.86</text:p>
          </table:table-cell>
          <table:table-cell table:formula="of:=ROUND(AVERAGEIFS([$ResNet_test_results.E$2:.E$501];[$ResNet_test_results.$A$2:.$A$501];[.$A28];[$ResNet_test_results.$B$2:.$B$501];[.$B28]); 2)" office:value-type="float" office:value="0.41" calcext:value-type="float">
            <text:p>0.41</text:p>
          </table:table-cell>
          <table:table-cell table:formula="of:=ROUND(AVERAGEIFS([$ResNet_test_results.F$2:.F$501];[$ResNet_test_results.$A$2:.$A$501];[.$A28];[$ResNet_test_results.$B$2:.$B$501];[.$B28]); 2)" office:value-type="float" office:value="0.4" calcext:value-type="float">
            <text:p>0.4</text:p>
          </table:table-cell>
          <table:table-cell table:formula="of:=ROUND(AVERAGEIFS([$ResNet_test_results.G$2:.G$501];[$ResNet_test_results.$A$2:.$A$501];[.$A28];[$ResNet_test_results.$B$2:.$B$501];[.$B28]); 2)" office:value-type="float" office:value="156.52" calcext:value-type="float">
            <text:p>156.52</text:p>
          </table:table-cell>
          <table:table-cell table:number-matrix-columns-spanned="1" table:number-matrix-rows-spanned="1" table:formula="of:=ROUND(STDEV(IF(IF([.$A28]=[$ResNet_test_results.$A$2:.$A$501];1;0);IF([.$B28]=[$ResNet_test_results.$B$2:.$B$501];[$ResNet_test_results.$C$2:.$C$501];&quot;&quot;);&quot;&quot;));4)" office:value-type="float" office:value="0.0023" calcext:value-type="float">
            <text:p>0.0023</text:p>
          </table:table-cell>
        </table:table-row>
        <table:table-row table:style-name="ro1">
          <table:table-cell table:formula="of:=[ResNet_test_results.A139]" office:value-type="string" office:string-value="Dslope_1.0" calcext:value-type="string">
            <text:p>Dslope_1.0</text:p>
          </table:table-cell>
          <table:table-cell table:formula="of:=[ResNet_test_results.B129]" office:value-type="float" office:value="3" calcext:value-type="float">
            <text:p>3</text:p>
          </table:table-cell>
          <table:table-cell table:formula="of:=ROUND(AVERAGEIFS([$ResNet_test_results.C$2:.C$501];[$ResNet_test_results.$A$2:.$A$501];[.$A29];[$ResNet_test_results.$B$2:.$B$501];[.$B29]); 2)" office:value-type="float" office:value="0.88" calcext:value-type="float">
            <text:p>0.88</text:p>
          </table:table-cell>
          <table:table-cell table:formula="of:=ROUND(AVERAGEIFS([$ResNet_test_results.D$2:.D$501];[$ResNet_test_results.$A$2:.$A$501];[.$A29];[$ResNet_test_results.$B$2:.$B$501];[.$B29]); 2)" office:value-type="float" office:value="0.87" calcext:value-type="float">
            <text:p>0.87</text:p>
          </table:table-cell>
          <table:table-cell table:formula="of:=ROUND(AVERAGEIFS([$ResNet_test_results.E$2:.E$501];[$ResNet_test_results.$A$2:.$A$501];[.$A29];[$ResNet_test_results.$B$2:.$B$501];[.$B29]); 2)" office:value-type="float" office:value="0.34" calcext:value-type="float">
            <text:p>0.34</text:p>
          </table:table-cell>
          <table:table-cell table:formula="of:=ROUND(AVERAGEIFS([$ResNet_test_results.F$2:.F$501];[$ResNet_test_results.$A$2:.$A$501];[.$A29];[$ResNet_test_results.$B$2:.$B$501];[.$B29]); 2)" office:value-type="float" office:value="0.36" calcext:value-type="float">
            <text:p>0.36</text:p>
          </table:table-cell>
          <table:table-cell table:formula="of:=ROUND(AVERAGEIFS([$ResNet_test_results.G$2:.G$501];[$ResNet_test_results.$A$2:.$A$501];[.$A29];[$ResNet_test_results.$B$2:.$B$501];[.$B29]); 2)" office:value-type="float" office:value="156.5" calcext:value-type="float">
            <text:p>156.5</text:p>
          </table:table-cell>
          <table:table-cell table:number-matrix-columns-spanned="1" table:number-matrix-rows-spanned="1" table:formula="of:=ROUND(STDEV(IF(IF([.$A29]=[$ResNet_test_results.$A$2:.$A$501];1;0);IF([.$B29]=[$ResNet_test_results.$B$2:.$B$501];[$ResNet_test_results.$C$2:.$C$501];&quot;&quot;);&quot;&quot;));4)" office:value-type="float" office:value="0.0017" calcext:value-type="float">
            <text:p>0.0017</text:p>
          </table:table-cell>
        </table:table-row>
        <table:table-row table:style-name="ro1">
          <table:table-cell table:formula="of:=[ResNet_test_results.A145]" office:value-type="string" office:string-value="Dslope_1.0" calcext:value-type="string">
            <text:p>Dslope_1.0</text:p>
          </table:table-cell>
          <table:table-cell table:formula="of:=[ResNet_test_results.B130]" office:value-type="float" office:value="4" calcext:value-type="float">
            <text:p>4</text:p>
          </table:table-cell>
          <table:table-cell table:formula="of:=ROUND(AVERAGEIFS([$ResNet_test_results.C$2:.C$501];[$ResNet_test_results.$A$2:.$A$501];[.$A30];[$ResNet_test_results.$B$2:.$B$501];[.$B30]); 2)" office:value-type="float" office:value="0.9" calcext:value-type="float">
            <text:p>0.9</text:p>
          </table:table-cell>
          <table:table-cell table:formula="of:=ROUND(AVERAGEIFS([$ResNet_test_results.D$2:.D$501];[$ResNet_test_results.$A$2:.$A$501];[.$A30];[$ResNet_test_results.$B$2:.$B$501];[.$B30]); 2)" office:value-type="float" office:value="0.88" calcext:value-type="float">
            <text:p>0.88</text:p>
          </table:table-cell>
          <table:table-cell table:formula="of:=ROUND(AVERAGEIFS([$ResNet_test_results.E$2:.E$501];[$ResNet_test_results.$A$2:.$A$501];[.$A30];[$ResNet_test_results.$B$2:.$B$501];[.$B30]); 2)" office:value-type="float" office:value="0.29" calcext:value-type="float">
            <text:p>0.29</text:p>
          </table:table-cell>
          <table:table-cell table:formula="of:=ROUND(AVERAGEIFS([$ResNet_test_results.F$2:.F$501];[$ResNet_test_results.$A$2:.$A$501];[.$A30];[$ResNet_test_results.$B$2:.$B$501];[.$B30]); 2)" office:value-type="float" office:value="0.35" calcext:value-type="float">
            <text:p>0.35</text:p>
          </table:table-cell>
          <table:table-cell table:formula="of:=ROUND(AVERAGEIFS([$ResNet_test_results.G$2:.G$501];[$ResNet_test_results.$A$2:.$A$501];[.$A30];[$ResNet_test_results.$B$2:.$B$501];[.$B30]); 2)" office:value-type="float" office:value="156.48" calcext:value-type="float">
            <text:p>156.48</text:p>
          </table:table-cell>
          <table:table-cell table:number-matrix-columns-spanned="1" table:number-matrix-rows-spanned="1" table:formula="of:=ROUND(STDEV(IF(IF([.$A30]=[$ResNet_test_results.$A$2:.$A$501];1;0);IF([.$B30]=[$ResNet_test_results.$B$2:.$B$501];[$ResNet_test_results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ResNet_test_results.A151]" office:value-type="string" office:string-value="Dslope_1.0" calcext:value-type="string">
            <text:p>Dslope_1.0</text:p>
          </table:table-cell>
          <table:table-cell table:formula="of:=[ResNet_test_results.B131]" office:value-type="float" office:value="5" calcext:value-type="float">
            <text:p>5</text:p>
          </table:table-cell>
          <table:table-cell table:formula="of:=ROUND(AVERAGEIFS([$ResNet_test_results.C$2:.C$501];[$ResNet_test_results.$A$2:.$A$501];[.$A31];[$ResNet_test_results.$B$2:.$B$501];[.$B31]); 2)" office:value-type="float" office:value="0.91" calcext:value-type="float">
            <text:p>0.91</text:p>
          </table:table-cell>
          <table:table-cell table:formula="of:=ROUND(AVERAGEIFS([$ResNet_test_results.D$2:.D$501];[$ResNet_test_results.$A$2:.$A$501];[.$A31];[$ResNet_test_results.$B$2:.$B$501];[.$B31]); 2)" office:value-type="float" office:value="0.88" calcext:value-type="float">
            <text:p>0.88</text:p>
          </table:table-cell>
          <table:table-cell table:formula="of:=ROUND(AVERAGEIFS([$ResNet_test_results.E$2:.E$501];[$ResNet_test_results.$A$2:.$A$501];[.$A31];[$ResNet_test_results.$B$2:.$B$501];[.$B31]); 2)" office:value-type="float" office:value="0.26" calcext:value-type="float">
            <text:p>0.26</text:p>
          </table:table-cell>
          <table:table-cell table:formula="of:=ROUND(AVERAGEIFS([$ResNet_test_results.F$2:.F$501];[$ResNet_test_results.$A$2:.$A$501];[.$A31];[$ResNet_test_results.$B$2:.$B$501];[.$B31]); 2)" office:value-type="float" office:value="0.33" calcext:value-type="float">
            <text:p>0.33</text:p>
          </table:table-cell>
          <table:table-cell table:formula="of:=ROUND(AVERAGEIFS([$ResNet_test_results.G$2:.G$501];[$ResNet_test_results.$A$2:.$A$501];[.$A31];[$ResNet_test_results.$B$2:.$B$501];[.$B31]); 2)" office:value-type="float" office:value="156.56" calcext:value-type="float">
            <text:p>156.56</text:p>
          </table:table-cell>
          <table:table-cell table:number-matrix-columns-spanned="1" table:number-matrix-rows-spanned="1" table:formula="of:=ROUND(STDEV(IF(IF([.$A31]=[$ResNet_test_results.$A$2:.$A$501];1;0);IF([.$B31]=[$ResNet_test_results.$B$2:.$B$501];[$ResNet_test_results.$C$2:.$C$501];&quot;&quot;);&quot;&quot;));4)" office:value-type="float" office:value="0.0014" calcext:value-type="float">
            <text:p>0.0014</text:p>
          </table:table-cell>
        </table:table-row>
        <table:table-row table:style-name="ro1">
          <table:table-cell table:formula="of:=[ResNet_test_results.A152]" office:value-type="string" office:string-value="Dslope_1.25" calcext:value-type="string">
            <text:p>Dslope_1.25</text:p>
          </table:table-cell>
          <table:table-cell table:formula="of:=[ResNet_test_results.B152]" office:value-type="float" office:value="1" calcext:value-type="float">
            <text:p>1</text:p>
          </table:table-cell>
          <table:table-cell table:formula="of:=ROUND(AVERAGEIFS([$ResNet_test_results.C$2:.C$501];[$ResNet_test_results.$A$2:.$A$501];[.$A32];[$ResNet_test_results.$B$2:.$B$501];[.$B32]); 2)" office:value-type="float" office:value="0.79" calcext:value-type="float">
            <text:p>0.79</text:p>
          </table:table-cell>
          <table:table-cell table:formula="of:=ROUND(AVERAGEIFS([$ResNet_test_results.D$2:.D$501];[$ResNet_test_results.$A$2:.$A$501];[.$A32];[$ResNet_test_results.$B$2:.$B$501];[.$B32]); 2)" office:value-type="float" office:value="0.84" calcext:value-type="float">
            <text:p>0.84</text:p>
          </table:table-cell>
          <table:table-cell table:formula="of:=ROUND(AVERAGEIFS([$ResNet_test_results.E$2:.E$501];[$ResNet_test_results.$A$2:.$A$501];[.$A32];[$ResNet_test_results.$B$2:.$B$501];[.$B32]); 2)" office:value-type="float" office:value="0.62" calcext:value-type="float">
            <text:p>0.62</text:p>
          </table:table-cell>
          <table:table-cell table:formula="of:=ROUND(AVERAGEIFS([$ResNet_test_results.F$2:.F$501];[$ResNet_test_results.$A$2:.$A$501];[.$A32];[$ResNet_test_results.$B$2:.$B$501];[.$B32]); 2)" office:value-type="float" office:value="0.45" calcext:value-type="float">
            <text:p>0.45</text:p>
          </table:table-cell>
          <table:table-cell table:formula="of:=ROUND(AVERAGEIFS([$ResNet_test_results.G$2:.G$501];[$ResNet_test_results.$A$2:.$A$501];[.$A32];[$ResNet_test_results.$B$2:.$B$501];[.$B32]); 2)" office:value-type="float" office:value="156.44" calcext:value-type="float">
            <text:p>156.44</text:p>
          </table:table-cell>
          <table:table-cell table:number-matrix-columns-spanned="1" table:number-matrix-rows-spanned="1" table:formula="of:=ROUND(STDEV(IF(IF([.$A32]=[$ResNet_test_results.$A$2:.$A$501];1;0);IF([.$B32]=[$ResNet_test_results.$B$2:.$B$501];[$ResNet_test_results.$C$2:.$C$501];&quot;&quot;);&quot;&quot;));4)" office:value-type="float" office:value="0.0027" calcext:value-type="float">
            <text:p>0.0027</text:p>
          </table:table-cell>
        </table:table-row>
        <table:table-row table:style-name="ro1">
          <table:table-cell table:formula="of:=[ResNet_test_results.A158]" office:value-type="string" office:string-value="Dslope_1.25" calcext:value-type="string">
            <text:p>Dslope_1.25</text:p>
          </table:table-cell>
          <table:table-cell table:formula="of:=[ResNet_test_results.B153]" office:value-type="float" office:value="2" calcext:value-type="float">
            <text:p>2</text:p>
          </table:table-cell>
          <table:table-cell table:formula="of:=ROUND(AVERAGEIFS([$ResNet_test_results.C$2:.C$501];[$ResNet_test_results.$A$2:.$A$501];[.$A33];[$ResNet_test_results.$B$2:.$B$501];[.$B33]); 2)" office:value-type="float" office:value="0.86" calcext:value-type="float">
            <text:p>0.86</text:p>
          </table:table-cell>
          <table:table-cell table:formula="of:=ROUND(AVERAGEIFS([$ResNet_test_results.D$2:.D$501];[$ResNet_test_results.$A$2:.$A$501];[.$A33];[$ResNet_test_results.$B$2:.$B$501];[.$B33]); 2)" office:value-type="float" office:value="0.86" calcext:value-type="float">
            <text:p>0.86</text:p>
          </table:table-cell>
          <table:table-cell table:formula="of:=ROUND(AVERAGEIFS([$ResNet_test_results.E$2:.E$501];[$ResNet_test_results.$A$2:.$A$501];[.$A33];[$ResNet_test_results.$B$2:.$B$501];[.$B33]); 2)" office:value-type="float" office:value="0.38" calcext:value-type="float">
            <text:p>0.38</text:p>
          </table:table-cell>
          <table:table-cell table:formula="of:=ROUND(AVERAGEIFS([$ResNet_test_results.F$2:.F$501];[$ResNet_test_results.$A$2:.$A$501];[.$A33];[$ResNet_test_results.$B$2:.$B$501];[.$B33]); 2)" office:value-type="float" office:value="0.39" calcext:value-type="float">
            <text:p>0.39</text:p>
          </table:table-cell>
          <table:table-cell table:formula="of:=ROUND(AVERAGEIFS([$ResNet_test_results.G$2:.G$501];[$ResNet_test_results.$A$2:.$A$501];[.$A33];[$ResNet_test_results.$B$2:.$B$501];[.$B33]); 2)" office:value-type="float" office:value="156.34" calcext:value-type="float">
            <text:p>156.34</text:p>
          </table:table-cell>
          <table:table-cell table:number-matrix-columns-spanned="1" table:number-matrix-rows-spanned="1" table:formula="of:=ROUND(STDEV(IF(IF([.$A33]=[$ResNet_test_results.$A$2:.$A$501];1;0);IF([.$B33]=[$ResNet_test_results.$B$2:.$B$501];[$ResNet_test_results.$C$2:.$C$501];&quot;&quot;);&quot;&quot;));4)" office:value-type="float" office:value="0.002" calcext:value-type="float">
            <text:p>0.002</text:p>
          </table:table-cell>
        </table:table-row>
        <table:table-row table:style-name="ro1">
          <table:table-cell table:formula="of:=[ResNet_test_results.A164]" office:value-type="string" office:string-value="Dslope_1.25" calcext:value-type="string">
            <text:p>Dslope_1.25</text:p>
          </table:table-cell>
          <table:table-cell table:formula="of:=[ResNet_test_results.B154]" office:value-type="float" office:value="3" calcext:value-type="float">
            <text:p>3</text:p>
          </table:table-cell>
          <table:table-cell table:formula="of:=ROUND(AVERAGEIFS([$ResNet_test_results.C$2:.C$501];[$ResNet_test_results.$A$2:.$A$501];[.$A34];[$ResNet_test_results.$B$2:.$B$501];[.$B34]); 2)" office:value-type="float" office:value="0.89" calcext:value-type="float">
            <text:p>0.89</text:p>
          </table:table-cell>
          <table:table-cell table:formula="of:=ROUND(AVERAGEIFS([$ResNet_test_results.D$2:.D$501];[$ResNet_test_results.$A$2:.$A$501];[.$A34];[$ResNet_test_results.$B$2:.$B$501];[.$B34]); 2)" office:value-type="float" office:value="0.87" calcext:value-type="float">
            <text:p>0.87</text:p>
          </table:table-cell>
          <table:table-cell table:formula="of:=ROUND(AVERAGEIFS([$ResNet_test_results.E$2:.E$501];[$ResNet_test_results.$A$2:.$A$501];[.$A34];[$ResNet_test_results.$B$2:.$B$501];[.$B34]); 2)" office:value-type="float" office:value="0.32" calcext:value-type="float">
            <text:p>0.32</text:p>
          </table:table-cell>
          <table:table-cell table:formula="of:=ROUND(AVERAGEIFS([$ResNet_test_results.F$2:.F$501];[$ResNet_test_results.$A$2:.$A$501];[.$A34];[$ResNet_test_results.$B$2:.$B$501];[.$B34]); 2)" office:value-type="float" office:value="0.36" calcext:value-type="float">
            <text:p>0.36</text:p>
          </table:table-cell>
          <table:table-cell table:formula="of:=ROUND(AVERAGEIFS([$ResNet_test_results.G$2:.G$501];[$ResNet_test_results.$A$2:.$A$501];[.$A34];[$ResNet_test_results.$B$2:.$B$501];[.$B34]); 2)" office:value-type="float" office:value="156.38" calcext:value-type="float">
            <text:p>156.38</text:p>
          </table:table-cell>
          <table:table-cell table:number-matrix-columns-spanned="1" table:number-matrix-rows-spanned="1" table:formula="of:=ROUND(STDEV(IF(IF([.$A34]=[$ResNet_test_results.$A$2:.$A$501];1;0);IF([.$B34]=[$ResNet_test_results.$B$2:.$B$501];[$ResNet_test_results.$C$2:.$C$501];&quot;&quot;);&quot;&quot;));4)" office:value-type="float" office:value="0.0016" calcext:value-type="float">
            <text:p>0.0016</text:p>
          </table:table-cell>
        </table:table-row>
        <table:table-row table:style-name="ro1">
          <table:table-cell table:formula="of:=[ResNet_test_results.A170]" office:value-type="string" office:string-value="Dslope_1.25" calcext:value-type="string">
            <text:p>Dslope_1.25</text:p>
          </table:table-cell>
          <table:table-cell table:formula="of:=[ResNet_test_results.B155]" office:value-type="float" office:value="4" calcext:value-type="float">
            <text:p>4</text:p>
          </table:table-cell>
          <table:table-cell table:formula="of:=ROUND(AVERAGEIFS([$ResNet_test_results.C$2:.C$501];[$ResNet_test_results.$A$2:.$A$501];[.$A35];[$ResNet_test_results.$B$2:.$B$501];[.$B35]); 2)" office:value-type="float" office:value="0.9" calcext:value-type="float">
            <text:p>0.9</text:p>
          </table:table-cell>
          <table:table-cell table:formula="of:=ROUND(AVERAGEIFS([$ResNet_test_results.D$2:.D$501];[$ResNet_test_results.$A$2:.$A$501];[.$A35];[$ResNet_test_results.$B$2:.$B$501];[.$B35]); 2)" office:value-type="float" office:value="0.88" calcext:value-type="float">
            <text:p>0.88</text:p>
          </table:table-cell>
          <table:table-cell table:formula="of:=ROUND(AVERAGEIFS([$ResNet_test_results.E$2:.E$501];[$ResNet_test_results.$A$2:.$A$501];[.$A35];[$ResNet_test_results.$B$2:.$B$501];[.$B35]); 2)" office:value-type="float" office:value="0.28" calcext:value-type="float">
            <text:p>0.28</text:p>
          </table:table-cell>
          <table:table-cell table:formula="of:=ROUND(AVERAGEIFS([$ResNet_test_results.F$2:.F$501];[$ResNet_test_results.$A$2:.$A$501];[.$A35];[$ResNet_test_results.$B$2:.$B$501];[.$B35]); 2)" office:value-type="float" office:value="0.34" calcext:value-type="float">
            <text:p>0.34</text:p>
          </table:table-cell>
          <table:table-cell table:formula="of:=ROUND(AVERAGEIFS([$ResNet_test_results.G$2:.G$501];[$ResNet_test_results.$A$2:.$A$501];[.$A35];[$ResNet_test_results.$B$2:.$B$501];[.$B35]); 2)" office:value-type="float" office:value="156.32" calcext:value-type="float">
            <text:p>156.32</text:p>
          </table:table-cell>
          <table:table-cell table:number-matrix-columns-spanned="1" table:number-matrix-rows-spanned="1" table:formula="of:=ROUND(STDEV(IF(IF([.$A35]=[$ResNet_test_results.$A$2:.$A$501];1;0);IF([.$B35]=[$ResNet_test_results.$B$2:.$B$501];[$ResNet_test_results.$C$2:.$C$501];&quot;&quot;);&quot;&quot;));4)" office:value-type="float" office:value="0.0012" calcext:value-type="float">
            <text:p>0.0012</text:p>
          </table:table-cell>
        </table:table-row>
        <table:table-row table:style-name="ro1">
          <table:table-cell table:formula="of:=[ResNet_test_results.A176]" office:value-type="string" office:string-value="Dslope_1.25" calcext:value-type="string">
            <text:p>Dslope_1.25</text:p>
          </table:table-cell>
          <table:table-cell table:formula="of:=[ResNet_test_results.B156]" office:value-type="float" office:value="5" calcext:value-type="float">
            <text:p>5</text:p>
          </table:table-cell>
          <table:table-cell table:formula="of:=ROUND(AVERAGEIFS([$ResNet_test_results.C$2:.C$501];[$ResNet_test_results.$A$2:.$A$501];[.$A36];[$ResNet_test_results.$B$2:.$B$501];[.$B36]); 2)" office:value-type="float" office:value="0.91" calcext:value-type="float">
            <text:p>0.91</text:p>
          </table:table-cell>
          <table:table-cell table:formula="of:=ROUND(AVERAGEIFS([$ResNet_test_results.D$2:.D$501];[$ResNet_test_results.$A$2:.$A$501];[.$A36];[$ResNet_test_results.$B$2:.$B$501];[.$B36]); 2)" office:value-type="float" office:value="0.88" calcext:value-type="float">
            <text:p>0.88</text:p>
          </table:table-cell>
          <table:table-cell table:formula="of:=ROUND(AVERAGEIFS([$ResNet_test_results.E$2:.E$501];[$ResNet_test_results.$A$2:.$A$501];[.$A36];[$ResNet_test_results.$B$2:.$B$501];[.$B36]); 2)" office:value-type="float" office:value="0.25" calcext:value-type="float">
            <text:p>0.25</text:p>
          </table:table-cell>
          <table:table-cell table:formula="of:=ROUND(AVERAGEIFS([$ResNet_test_results.F$2:.F$501];[$ResNet_test_results.$A$2:.$A$501];[.$A36];[$ResNet_test_results.$B$2:.$B$501];[.$B36]); 2)" office:value-type="float" office:value="0.33" calcext:value-type="float">
            <text:p>0.33</text:p>
          </table:table-cell>
          <table:table-cell table:formula="of:=ROUND(AVERAGEIFS([$ResNet_test_results.G$2:.G$501];[$ResNet_test_results.$A$2:.$A$501];[.$A36];[$ResNet_test_results.$B$2:.$B$501];[.$B36]); 2)" office:value-type="float" office:value="156.38" calcext:value-type="float">
            <text:p>156.38</text:p>
          </table:table-cell>
          <table:table-cell table:number-matrix-columns-spanned="1" table:number-matrix-rows-spanned="1" table:formula="of:=ROUND(STDEV(IF(IF([.$A36]=[$ResNet_test_results.$A$2:.$A$501];1;0);IF([.$B36]=[$ResNet_test_results.$B$2:.$B$501];[$ResNet_test_results.$C$2:.$C$501];&quot;&quot;);&quot;&quot;));4)" office:value-type="float" office:value="0.0017" calcext:value-type="float">
            <text:p>0.0017</text:p>
          </table:table-cell>
        </table:table-row>
        <table:table-row table:style-name="ro1">
          <table:table-cell table:formula="of:=[ResNet_test_results.A177]" office:value-type="string" office:string-value="Dslope_1.5" calcext:value-type="string">
            <text:p>Dslope_1.5</text:p>
          </table:table-cell>
          <table:table-cell table:formula="of:=[ResNet_test_results.B177]" office:value-type="float" office:value="1" calcext:value-type="float">
            <text:p>1</text:p>
          </table:table-cell>
          <table:table-cell table:formula="of:=ROUND(AVERAGEIFS([$ResNet_test_results.C$2:.C$501];[$ResNet_test_results.$A$2:.$A$501];[.$A37];[$ResNet_test_results.$B$2:.$B$501];[.$B37]); 2)" office:value-type="float" office:value="0.8" calcext:value-type="float">
            <text:p>0.8</text:p>
          </table:table-cell>
          <table:table-cell table:formula="of:=ROUND(AVERAGEIFS([$ResNet_test_results.D$2:.D$501];[$ResNet_test_results.$A$2:.$A$501];[.$A37];[$ResNet_test_results.$B$2:.$B$501];[.$B37]); 2)" office:value-type="float" office:value="0.84" calcext:value-type="float">
            <text:p>0.84</text:p>
          </table:table-cell>
          <table:table-cell table:formula="of:=ROUND(AVERAGEIFS([$ResNet_test_results.E$2:.E$501];[$ResNet_test_results.$A$2:.$A$501];[.$A37];[$ResNet_test_results.$B$2:.$B$501];[.$B37]); 2)" office:value-type="float" office:value="0.56" calcext:value-type="float">
            <text:p>0.56</text:p>
          </table:table-cell>
          <table:table-cell table:formula="of:=ROUND(AVERAGEIFS([$ResNet_test_results.F$2:.F$501];[$ResNet_test_results.$A$2:.$A$501];[.$A37];[$ResNet_test_results.$B$2:.$B$501];[.$B37]); 2)" office:value-type="float" office:value="0.44" calcext:value-type="float">
            <text:p>0.44</text:p>
          </table:table-cell>
          <table:table-cell table:formula="of:=ROUND(AVERAGEIFS([$ResNet_test_results.G$2:.G$501];[$ResNet_test_results.$A$2:.$A$501];[.$A37];[$ResNet_test_results.$B$2:.$B$501];[.$B37]); 2)" office:value-type="float" office:value="156.16" calcext:value-type="float">
            <text:p>156.16</text:p>
          </table:table-cell>
          <table:table-cell table:number-matrix-columns-spanned="1" table:number-matrix-rows-spanned="1" table:formula="of:=ROUND(STDEV(IF(IF([.$A37]=[$ResNet_test_results.$A$2:.$A$501];1;0);IF([.$B37]=[$ResNet_test_results.$B$2:.$B$501];[$ResNet_test_results.$C$2:.$C$501];&quot;&quot;);&quot;&quot;));4)" office:value-type="float" office:value="0.0037" calcext:value-type="float">
            <text:p>0.0037</text:p>
          </table:table-cell>
        </table:table-row>
        <table:table-row table:style-name="ro1">
          <table:table-cell table:formula="of:=[ResNet_test_results.A183]" office:value-type="string" office:string-value="Dslope_1.5" calcext:value-type="string">
            <text:p>Dslope_1.5</text:p>
          </table:table-cell>
          <table:table-cell table:formula="of:=[ResNet_test_results.B178]" office:value-type="float" office:value="2" calcext:value-type="float">
            <text:p>2</text:p>
          </table:table-cell>
          <table:table-cell table:formula="of:=ROUND(AVERAGEIFS([$ResNet_test_results.C$2:.C$501];[$ResNet_test_results.$A$2:.$A$501];[.$A38];[$ResNet_test_results.$B$2:.$B$501];[.$B38]); 2)" office:value-type="float" office:value="0.87" calcext:value-type="float">
            <text:p>0.87</text:p>
          </table:table-cell>
          <table:table-cell table:formula="of:=ROUND(AVERAGEIFS([$ResNet_test_results.D$2:.D$501];[$ResNet_test_results.$A$2:.$A$501];[.$A38];[$ResNet_test_results.$B$2:.$B$501];[.$B38]); 2)" office:value-type="float" office:value="0.86" calcext:value-type="float">
            <text:p>0.86</text:p>
          </table:table-cell>
          <table:table-cell table:formula="of:=ROUND(AVERAGEIFS([$ResNet_test_results.E$2:.E$501];[$ResNet_test_results.$A$2:.$A$501];[.$A38];[$ResNet_test_results.$B$2:.$B$501];[.$B38]); 2)" office:value-type="float" office:value="0.36" calcext:value-type="float">
            <text:p>0.36</text:p>
          </table:table-cell>
          <table:table-cell table:formula="of:=ROUND(AVERAGEIFS([$ResNet_test_results.F$2:.F$501];[$ResNet_test_results.$A$2:.$A$501];[.$A38];[$ResNet_test_results.$B$2:.$B$501];[.$B38]); 2)" office:value-type="float" office:value="0.39" calcext:value-type="float">
            <text:p>0.39</text:p>
          </table:table-cell>
          <table:table-cell table:formula="of:=ROUND(AVERAGEIFS([$ResNet_test_results.G$2:.G$501];[$ResNet_test_results.$A$2:.$A$501];[.$A38];[$ResNet_test_results.$B$2:.$B$501];[.$B38]); 2)" office:value-type="float" office:value="156.17" calcext:value-type="float">
            <text:p>156.17</text:p>
          </table:table-cell>
          <table:table-cell table:number-matrix-columns-spanned="1" table:number-matrix-rows-spanned="1" table:formula="of:=ROUND(STDEV(IF(IF([.$A38]=[$ResNet_test_results.$A$2:.$A$501];1;0);IF([.$B38]=[$ResNet_test_results.$B$2:.$B$501];[$ResNet_test_results.$C$2:.$C$501];&quot;&quot;);&quot;&quot;));4)" office:value-type="float" office:value="0.0011" calcext:value-type="float">
            <text:p>0.0011</text:p>
          </table:table-cell>
        </table:table-row>
        <table:table-row table:style-name="ro1">
          <table:table-cell table:formula="of:=[ResNet_test_results.A189]" office:value-type="string" office:string-value="Dslope_1.5" calcext:value-type="string">
            <text:p>Dslope_1.5</text:p>
          </table:table-cell>
          <table:table-cell table:formula="of:=[ResNet_test_results.B179]" office:value-type="float" office:value="3" calcext:value-type="float">
            <text:p>3</text:p>
          </table:table-cell>
          <table:table-cell table:formula="of:=ROUND(AVERAGEIFS([$ResNet_test_results.C$2:.C$501];[$ResNet_test_results.$A$2:.$A$501];[.$A39];[$ResNet_test_results.$B$2:.$B$501];[.$B39]); 2)" office:value-type="float" office:value="0.89" calcext:value-type="float">
            <text:p>0.89</text:p>
          </table:table-cell>
          <table:table-cell table:formula="of:=ROUND(AVERAGEIFS([$ResNet_test_results.D$2:.D$501];[$ResNet_test_results.$A$2:.$A$501];[.$A39];[$ResNet_test_results.$B$2:.$B$501];[.$B39]); 2)" office:value-type="float" office:value="0.87" calcext:value-type="float">
            <text:p>0.87</text:p>
          </table:table-cell>
          <table:table-cell table:formula="of:=ROUND(AVERAGEIFS([$ResNet_test_results.E$2:.E$501];[$ResNet_test_results.$A$2:.$A$501];[.$A39];[$ResNet_test_results.$B$2:.$B$501];[.$B39]); 2)" office:value-type="float" office:value="0.31" calcext:value-type="float">
            <text:p>0.31</text:p>
          </table:table-cell>
          <table:table-cell table:formula="of:=ROUND(AVERAGEIFS([$ResNet_test_results.F$2:.F$501];[$ResNet_test_results.$A$2:.$A$501];[.$A39];[$ResNet_test_results.$B$2:.$B$501];[.$B39]); 2)" office:value-type="float" office:value="0.36" calcext:value-type="float">
            <text:p>0.36</text:p>
          </table:table-cell>
          <table:table-cell table:formula="of:=ROUND(AVERAGEIFS([$ResNet_test_results.G$2:.G$501];[$ResNet_test_results.$A$2:.$A$501];[.$A39];[$ResNet_test_results.$B$2:.$B$501];[.$B39]); 2)" office:value-type="float" office:value="156.16" calcext:value-type="float">
            <text:p>156.16</text:p>
          </table:table-cell>
          <table:table-cell table:number-matrix-columns-spanned="1" table:number-matrix-rows-spanned="1" table:formula="of:=ROUND(STDEV(IF(IF([.$A39]=[$ResNet_test_results.$A$2:.$A$501];1;0);IF([.$B39]=[$ResNet_test_results.$B$2:.$B$501];[$ResNet_test_results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ResNet_test_results.A195]" office:value-type="string" office:string-value="Dslope_1.5" calcext:value-type="string">
            <text:p>Dslope_1.5</text:p>
          </table:table-cell>
          <table:table-cell table:formula="of:=[ResNet_test_results.B180]" office:value-type="float" office:value="4" calcext:value-type="float">
            <text:p>4</text:p>
          </table:table-cell>
          <table:table-cell table:formula="of:=ROUND(AVERAGEIFS([$ResNet_test_results.C$2:.C$501];[$ResNet_test_results.$A$2:.$A$501];[.$A40];[$ResNet_test_results.$B$2:.$B$501];[.$B40]); 2)" office:value-type="float" office:value="0.9" calcext:value-type="float">
            <text:p>0.9</text:p>
          </table:table-cell>
          <table:table-cell table:formula="of:=ROUND(AVERAGEIFS([$ResNet_test_results.D$2:.D$501];[$ResNet_test_results.$A$2:.$A$501];[.$A40];[$ResNet_test_results.$B$2:.$B$501];[.$B40]); 2)" office:value-type="float" office:value="0.88" calcext:value-type="float">
            <text:p>0.88</text:p>
          </table:table-cell>
          <table:table-cell table:formula="of:=ROUND(AVERAGEIFS([$ResNet_test_results.E$2:.E$501];[$ResNet_test_results.$A$2:.$A$501];[.$A40];[$ResNet_test_results.$B$2:.$B$501];[.$B40]); 2)" office:value-type="float" office:value="0.27" calcext:value-type="float">
            <text:p>0.27</text:p>
          </table:table-cell>
          <table:table-cell table:formula="of:=ROUND(AVERAGEIFS([$ResNet_test_results.F$2:.F$501];[$ResNet_test_results.$A$2:.$A$501];[.$A40];[$ResNet_test_results.$B$2:.$B$501];[.$B40]); 2)" office:value-type="float" office:value="0.34" calcext:value-type="float">
            <text:p>0.34</text:p>
          </table:table-cell>
          <table:table-cell table:formula="of:=ROUND(AVERAGEIFS([$ResNet_test_results.G$2:.G$501];[$ResNet_test_results.$A$2:.$A$501];[.$A40];[$ResNet_test_results.$B$2:.$B$501];[.$B40]); 2)" office:value-type="float" office:value="156.23" calcext:value-type="float">
            <text:p>156.23</text:p>
          </table:table-cell>
          <table:table-cell table:number-matrix-columns-spanned="1" table:number-matrix-rows-spanned="1" table:formula="of:=ROUND(STDEV(IF(IF([.$A40]=[$ResNet_test_results.$A$2:.$A$501];1;0);IF([.$B40]=[$ResNet_test_results.$B$2:.$B$501];[$ResNet_test_results.$C$2:.$C$501];&quot;&quot;);&quot;&quot;));4)" office:value-type="float" office:value="0.0009" calcext:value-type="float">
            <text:p>0.0009</text:p>
          </table:table-cell>
        </table:table-row>
        <table:table-row table:style-name="ro1">
          <table:table-cell table:formula="of:=[ResNet_test_results.A201]" office:value-type="string" office:string-value="Dslope_1.5" calcext:value-type="string">
            <text:p>Dslope_1.5</text:p>
          </table:table-cell>
          <table:table-cell table:formula="of:=[ResNet_test_results.B181]" office:value-type="float" office:value="5" calcext:value-type="float">
            <text:p>5</text:p>
          </table:table-cell>
          <table:table-cell table:formula="of:=ROUND(AVERAGEIFS([$ResNet_test_results.C$2:.C$501];[$ResNet_test_results.$A$2:.$A$501];[.$A41];[$ResNet_test_results.$B$2:.$B$501];[.$B41]); 2)" office:value-type="float" office:value="0.92" calcext:value-type="float">
            <text:p>0.92</text:p>
          </table:table-cell>
          <table:table-cell table:formula="of:=ROUND(AVERAGEIFS([$ResNet_test_results.D$2:.D$501];[$ResNet_test_results.$A$2:.$A$501];[.$A41];[$ResNet_test_results.$B$2:.$B$501];[.$B41]); 2)" office:value-type="float" office:value="0.88" calcext:value-type="float">
            <text:p>0.88</text:p>
          </table:table-cell>
          <table:table-cell table:formula="of:=ROUND(AVERAGEIFS([$ResNet_test_results.E$2:.E$501];[$ResNet_test_results.$A$2:.$A$501];[.$A41];[$ResNet_test_results.$B$2:.$B$501];[.$B41]); 2)" office:value-type="float" office:value="0.23" calcext:value-type="float">
            <text:p>0.23</text:p>
          </table:table-cell>
          <table:table-cell table:formula="of:=ROUND(AVERAGEIFS([$ResNet_test_results.F$2:.F$501];[$ResNet_test_results.$A$2:.$A$501];[.$A41];[$ResNet_test_results.$B$2:.$B$501];[.$B41]); 2)" office:value-type="float" office:value="0.34" calcext:value-type="float">
            <text:p>0.34</text:p>
          </table:table-cell>
          <table:table-cell table:formula="of:=ROUND(AVERAGEIFS([$ResNet_test_results.G$2:.G$501];[$ResNet_test_results.$A$2:.$A$501];[.$A41];[$ResNet_test_results.$B$2:.$B$501];[.$B41]); 2)" office:value-type="float" office:value="156.16" calcext:value-type="float">
            <text:p>156.16</text:p>
          </table:table-cell>
          <table:table-cell table:number-matrix-columns-spanned="1" table:number-matrix-rows-spanned="1" table:formula="of:=ROUND(STDEV(IF(IF([.$A41]=[$ResNet_test_results.$A$2:.$A$501];1;0);IF([.$B41]=[$ResNet_test_results.$B$2:.$B$501];[$ResNet_test_results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ResNet_test_results.A202]" office:value-type="string" office:string-value="DiffYRelu_0.25" calcext:value-type="string">
            <text:p>DiffYRelu_0.25</text:p>
          </table:table-cell>
          <table:table-cell table:formula="of:=[ResNet_test_results.B202]" office:value-type="float" office:value="1" calcext:value-type="float">
            <text:p>1</text:p>
          </table:table-cell>
          <table:table-cell table:formula="of:=ROUND(AVERAGEIFS([$ResNet_test_results.C$2:.C$501];[$ResNet_test_results.$A$2:.$A$501];[.$A42];[$ResNet_test_results.$B$2:.$B$501];[.$B42]); 2)" office:value-type="float" office:value="0.76" calcext:value-type="float">
            <text:p>0.76</text:p>
          </table:table-cell>
          <table:table-cell table:formula="of:=ROUND(AVERAGEIFS([$ResNet_test_results.D$2:.D$501];[$ResNet_test_results.$A$2:.$A$501];[.$A42];[$ResNet_test_results.$B$2:.$B$501];[.$B42]); 2)" office:value-type="float" office:value="0.82" calcext:value-type="float">
            <text:p>0.82</text:p>
          </table:table-cell>
          <table:table-cell table:formula="of:=ROUND(AVERAGEIFS([$ResNet_test_results.E$2:.E$501];[$ResNet_test_results.$A$2:.$A$501];[.$A42];[$ResNet_test_results.$B$2:.$B$501];[.$B42]); 2)" office:value-type="float" office:value="0.76" calcext:value-type="float">
            <text:p>0.76</text:p>
          </table:table-cell>
          <table:table-cell table:formula="of:=ROUND(AVERAGEIFS([$ResNet_test_results.F$2:.F$501];[$ResNet_test_results.$A$2:.$A$501];[.$A42];[$ResNet_test_results.$B$2:.$B$501];[.$B42]); 2)" office:value-type="float" office:value="0.51" calcext:value-type="float">
            <text:p>0.51</text:p>
          </table:table-cell>
          <table:table-cell table:formula="of:=ROUND(AVERAGEIFS([$ResNet_test_results.G$2:.G$501];[$ResNet_test_results.$A$2:.$A$501];[.$A42];[$ResNet_test_results.$B$2:.$B$501];[.$B42]); 2)" office:value-type="float" office:value="314.08" calcext:value-type="float">
            <text:p>314.08</text:p>
          </table:table-cell>
          <table:table-cell table:number-matrix-columns-spanned="1" table:number-matrix-rows-spanned="1" table:formula="of:=ROUND(STDEV(IF(IF([.$A42]=[$ResNet_test_results.$A$2:.$A$501];1;0);IF([.$B42]=[$ResNet_test_results.$B$2:.$B$501];[$ResNet_test_results.$C$2:.$C$501];&quot;&quot;);&quot;&quot;));4)" office:value-type="float" office:value="0.0061" calcext:value-type="float">
            <text:p>0.0061</text:p>
          </table:table-cell>
        </table:table-row>
        <table:table-row table:style-name="ro1">
          <table:table-cell table:formula="of:=[ResNet_test_results.A208]" office:value-type="string" office:string-value="DiffYRelu_0.25" calcext:value-type="string">
            <text:p>DiffYRelu_0.25</text:p>
          </table:table-cell>
          <table:table-cell table:formula="of:=[ResNet_test_results.B203]" office:value-type="float" office:value="2" calcext:value-type="float">
            <text:p>2</text:p>
          </table:table-cell>
          <table:table-cell table:formula="of:=ROUND(AVERAGEIFS([$ResNet_test_results.C$2:.C$501];[$ResNet_test_results.$A$2:.$A$501];[.$A43];[$ResNet_test_results.$B$2:.$B$501];[.$B43]); 2)" office:value-type="float" office:value="0.84" calcext:value-type="float">
            <text:p>0.84</text:p>
          </table:table-cell>
          <table:table-cell table:formula="of:=ROUND(AVERAGEIFS([$ResNet_test_results.D$2:.D$501];[$ResNet_test_results.$A$2:.$A$501];[.$A43];[$ResNet_test_results.$B$2:.$B$501];[.$B43]); 2)" office:value-type="float" office:value="0.85" calcext:value-type="float">
            <text:p>0.85</text:p>
          </table:table-cell>
          <table:table-cell table:formula="of:=ROUND(AVERAGEIFS([$ResNet_test_results.E$2:.E$501];[$ResNet_test_results.$A$2:.$A$501];[.$A43];[$ResNet_test_results.$B$2:.$B$501];[.$B43]); 2)" office:value-type="float" office:value="0.44" calcext:value-type="float">
            <text:p>0.44</text:p>
          </table:table-cell>
          <table:table-cell table:formula="of:=ROUND(AVERAGEIFS([$ResNet_test_results.F$2:.F$501];[$ResNet_test_results.$A$2:.$A$501];[.$A43];[$ResNet_test_results.$B$2:.$B$501];[.$B43]); 2)" office:value-type="float" office:value="0.42" calcext:value-type="float">
            <text:p>0.42</text:p>
          </table:table-cell>
          <table:table-cell table:formula="of:=ROUND(AVERAGEIFS([$ResNet_test_results.G$2:.G$501];[$ResNet_test_results.$A$2:.$A$501];[.$A43];[$ResNet_test_results.$B$2:.$B$501];[.$B43]); 2)" office:value-type="float" office:value="312.25" calcext:value-type="float">
            <text:p>312.25</text:p>
          </table:table-cell>
          <table:table-cell table:number-matrix-columns-spanned="1" table:number-matrix-rows-spanned="1" table:formula="of:=ROUND(STDEV(IF(IF([.$A43]=[$ResNet_test_results.$A$2:.$A$501];1;0);IF([.$B43]=[$ResNet_test_results.$B$2:.$B$501];[$ResNet_test_results.$C$2:.$C$501];&quot;&quot;);&quot;&quot;));4)" office:value-type="float" office:value="0.003" calcext:value-type="float">
            <text:p>0.003</text:p>
          </table:table-cell>
        </table:table-row>
        <table:table-row table:style-name="ro1">
          <table:table-cell table:formula="of:=[ResNet_test_results.A214]" office:value-type="string" office:string-value="DiffYRelu_0.25" calcext:value-type="string">
            <text:p>DiffYRelu_0.25</text:p>
          </table:table-cell>
          <table:table-cell table:formula="of:=[ResNet_test_results.B204]" office:value-type="float" office:value="3" calcext:value-type="float">
            <text:p>3</text:p>
          </table:table-cell>
          <table:table-cell table:formula="of:=ROUND(AVERAGEIFS([$ResNet_test_results.C$2:.C$501];[$ResNet_test_results.$A$2:.$A$501];[.$A44];[$ResNet_test_results.$B$2:.$B$501];[.$B44]); 2)" office:value-type="float" office:value="0.87" calcext:value-type="float">
            <text:p>0.87</text:p>
          </table:table-cell>
          <table:table-cell table:formula="of:=ROUND(AVERAGEIFS([$ResNet_test_results.D$2:.D$501];[$ResNet_test_results.$A$2:.$A$501];[.$A44];[$ResNet_test_results.$B$2:.$B$501];[.$B44]); 2)" office:value-type="float" office:value="0.86" calcext:value-type="float">
            <text:p>0.86</text:p>
          </table:table-cell>
          <table:table-cell table:formula="of:=ROUND(AVERAGEIFS([$ResNet_test_results.E$2:.E$501];[$ResNet_test_results.$A$2:.$A$501];[.$A44];[$ResNet_test_results.$B$2:.$B$501];[.$B44]); 2)" office:value-type="float" office:value="0.37" calcext:value-type="float">
            <text:p>0.37</text:p>
          </table:table-cell>
          <table:table-cell table:formula="of:=ROUND(AVERAGEIFS([$ResNet_test_results.F$2:.F$501];[$ResNet_test_results.$A$2:.$A$501];[.$A44];[$ResNet_test_results.$B$2:.$B$501];[.$B44]); 2)" office:value-type="float" office:value="0.39" calcext:value-type="float">
            <text:p>0.39</text:p>
          </table:table-cell>
          <table:table-cell table:formula="of:=ROUND(AVERAGEIFS([$ResNet_test_results.G$2:.G$501];[$ResNet_test_results.$A$2:.$A$501];[.$A44];[$ResNet_test_results.$B$2:.$B$501];[.$B44]); 2)" office:value-type="float" office:value="311.33" calcext:value-type="float">
            <text:p>311.33</text:p>
          </table:table-cell>
          <table:table-cell table:number-matrix-columns-spanned="1" table:number-matrix-rows-spanned="1" table:formula="of:=ROUND(STDEV(IF(IF([.$A44]=[$ResNet_test_results.$A$2:.$A$501];1;0);IF([.$B44]=[$ResNet_test_results.$B$2:.$B$501];[$ResNet_test_results.$C$2:.$C$501];&quot;&quot;);&quot;&quot;));4)" office:value-type="float" office:value="0.0013" calcext:value-type="float">
            <text:p>0.0013</text:p>
          </table:table-cell>
        </table:table-row>
        <table:table-row table:style-name="ro1">
          <table:table-cell table:formula="of:=[ResNet_test_results.A220]" office:value-type="string" office:string-value="DiffYRelu_0.25" calcext:value-type="string">
            <text:p>DiffYRelu_0.25</text:p>
          </table:table-cell>
          <table:table-cell table:formula="of:=[ResNet_test_results.B205]" office:value-type="float" office:value="4" calcext:value-type="float">
            <text:p>4</text:p>
          </table:table-cell>
          <table:table-cell table:formula="of:=ROUND(AVERAGEIFS([$ResNet_test_results.C$2:.C$501];[$ResNet_test_results.$A$2:.$A$501];[.$A45];[$ResNet_test_results.$B$2:.$B$501];[.$B45]); 2)" office:value-type="float" office:value="0.88" calcext:value-type="float">
            <text:p>0.88</text:p>
          </table:table-cell>
          <table:table-cell table:formula="of:=ROUND(AVERAGEIFS([$ResNet_test_results.D$2:.D$501];[$ResNet_test_results.$A$2:.$A$501];[.$A45];[$ResNet_test_results.$B$2:.$B$501];[.$B45]); 2)" office:value-type="float" office:value="0.87" calcext:value-type="float">
            <text:p>0.87</text:p>
          </table:table-cell>
          <table:table-cell table:formula="of:=ROUND(AVERAGEIFS([$ResNet_test_results.E$2:.E$501];[$ResNet_test_results.$A$2:.$A$501];[.$A45];[$ResNet_test_results.$B$2:.$B$501];[.$B45]); 2)" office:value-type="float" office:value="0.33" calcext:value-type="float">
            <text:p>0.33</text:p>
          </table:table-cell>
          <table:table-cell table:formula="of:=ROUND(AVERAGEIFS([$ResNet_test_results.F$2:.F$501];[$ResNet_test_results.$A$2:.$A$501];[.$A45];[$ResNet_test_results.$B$2:.$B$501];[.$B45]); 2)" office:value-type="float" office:value="0.36" calcext:value-type="float">
            <text:p>0.36</text:p>
          </table:table-cell>
          <table:table-cell table:formula="of:=ROUND(AVERAGEIFS([$ResNet_test_results.G$2:.G$501];[$ResNet_test_results.$A$2:.$A$501];[.$A45];[$ResNet_test_results.$B$2:.$B$501];[.$B45]); 2)" office:value-type="float" office:value="312.42" calcext:value-type="float">
            <text:p>312.42</text:p>
          </table:table-cell>
          <table:table-cell table:number-matrix-columns-spanned="1" table:number-matrix-rows-spanned="1" table:formula="of:=ROUND(STDEV(IF(IF([.$A45]=[$ResNet_test_results.$A$2:.$A$501];1;0);IF([.$B45]=[$ResNet_test_results.$B$2:.$B$501];[$ResNet_test_results.$C$2:.$C$501];&quot;&quot;);&quot;&quot;));4)" office:value-type="float" office:value="0.0012" calcext:value-type="float">
            <text:p>0.0012</text:p>
          </table:table-cell>
        </table:table-row>
        <table:table-row table:style-name="ro1">
          <table:table-cell table:formula="of:=[ResNet_test_results.A226]" office:value-type="string" office:string-value="DiffYRelu_0.25" calcext:value-type="string">
            <text:p>DiffYRelu_0.25</text:p>
          </table:table-cell>
          <table:table-cell table:formula="of:=[ResNet_test_results.B206]" office:value-type="float" office:value="5" calcext:value-type="float">
            <text:p>5</text:p>
          </table:table-cell>
          <table:table-cell table:formula="of:=ROUND(AVERAGEIFS([$ResNet_test_results.C$2:.C$501];[$ResNet_test_results.$A$2:.$A$501];[.$A46];[$ResNet_test_results.$B$2:.$B$501];[.$B46]); 2)" office:value-type="float" office:value="0.89" calcext:value-type="float">
            <text:p>0.89</text:p>
          </table:table-cell>
          <table:table-cell table:formula="of:=ROUND(AVERAGEIFS([$ResNet_test_results.D$2:.D$501];[$ResNet_test_results.$A$2:.$A$501];[.$A46];[$ResNet_test_results.$B$2:.$B$501];[.$B46]); 2)" office:value-type="float" office:value="0.87" calcext:value-type="float">
            <text:p>0.87</text:p>
          </table:table-cell>
          <table:table-cell table:formula="of:=ROUND(AVERAGEIFS([$ResNet_test_results.E$2:.E$501];[$ResNet_test_results.$A$2:.$A$501];[.$A46];[$ResNet_test_results.$B$2:.$B$501];[.$B46]); 2)" office:value-type="float" office:value="0.3" calcext:value-type="float">
            <text:p>0.3</text:p>
          </table:table-cell>
          <table:table-cell table:formula="of:=ROUND(AVERAGEIFS([$ResNet_test_results.F$2:.F$501];[$ResNet_test_results.$A$2:.$A$501];[.$A46];[$ResNet_test_results.$B$2:.$B$501];[.$B46]); 2)" office:value-type="float" office:value="0.35" calcext:value-type="float">
            <text:p>0.35</text:p>
          </table:table-cell>
          <table:table-cell table:formula="of:=ROUND(AVERAGEIFS([$ResNet_test_results.G$2:.G$501];[$ResNet_test_results.$A$2:.$A$501];[.$A46];[$ResNet_test_results.$B$2:.$B$501];[.$B46]); 2)" office:value-type="float" office:value="311.2" calcext:value-type="float">
            <text:p>311.2</text:p>
          </table:table-cell>
          <table:table-cell table:number-matrix-columns-spanned="1" table:number-matrix-rows-spanned="1" table:formula="of:=ROUND(STDEV(IF(IF([.$A46]=[$ResNet_test_results.$A$2:.$A$501];1;0);IF([.$B46]=[$ResNet_test_results.$B$2:.$B$501];[$ResNet_test_results.$C$2:.$C$501];&quot;&quot;);&quot;&quot;));4)" office:value-type="float" office:value="0.0008" calcext:value-type="float">
            <text:p>0.0008</text:p>
          </table:table-cell>
        </table:table-row>
        <table:table-row table:style-name="ro1">
          <table:table-cell table:formula="of:=[ResNet_test_results.A227]" office:value-type="string" office:string-value="DiffYRelu_0.5" calcext:value-type="string">
            <text:p>DiffYRelu_0.5</text:p>
          </table:table-cell>
          <table:table-cell table:formula="of:=[ResNet_test_results.B227]" office:value-type="float" office:value="1" calcext:value-type="float">
            <text:p>1</text:p>
          </table:table-cell>
          <table:table-cell table:formula="of:=ROUND(AVERAGEIFS([$ResNet_test_results.C$2:.C$501];[$ResNet_test_results.$A$2:.$A$501];[.$A47];[$ResNet_test_results.$B$2:.$B$501];[.$B47]); 2)" office:value-type="float" office:value="0.74" calcext:value-type="float">
            <text:p>0.74</text:p>
          </table:table-cell>
          <table:table-cell table:formula="of:=ROUND(AVERAGEIFS([$ResNet_test_results.D$2:.D$501];[$ResNet_test_results.$A$2:.$A$501];[.$A47];[$ResNet_test_results.$B$2:.$B$501];[.$B47]); 2)" office:value-type="float" office:value="0.81" calcext:value-type="float">
            <text:p>0.81</text:p>
          </table:table-cell>
          <table:table-cell table:formula="of:=ROUND(AVERAGEIFS([$ResNet_test_results.E$2:.E$501];[$ResNet_test_results.$A$2:.$A$501];[.$A47];[$ResNet_test_results.$B$2:.$B$501];[.$B47]); 2)" office:value-type="float" office:value="0.8" calcext:value-type="float">
            <text:p>0.8</text:p>
          </table:table-cell>
          <table:table-cell table:formula="of:=ROUND(AVERAGEIFS([$ResNet_test_results.F$2:.F$501];[$ResNet_test_results.$A$2:.$A$501];[.$A47];[$ResNet_test_results.$B$2:.$B$501];[.$B47]); 2)" office:value-type="float" office:value="0.54" calcext:value-type="float">
            <text:p>0.54</text:p>
          </table:table-cell>
          <table:table-cell table:formula="of:=ROUND(AVERAGEIFS([$ResNet_test_results.G$2:.G$501];[$ResNet_test_results.$A$2:.$A$501];[.$A47];[$ResNet_test_results.$B$2:.$B$501];[.$B47]); 2)" office:value-type="float" office:value="307.89" calcext:value-type="float">
            <text:p>307.89</text:p>
          </table:table-cell>
          <table:table-cell table:number-matrix-columns-spanned="1" table:number-matrix-rows-spanned="1" table:formula="of:=ROUND(STDEV(IF(IF([.$A47]=[$ResNet_test_results.$A$2:.$A$501];1;0);IF([.$B47]=[$ResNet_test_results.$B$2:.$B$501];[$ResNet_test_results.$C$2:.$C$501];&quot;&quot;);&quot;&quot;));4)" office:value-type="float" office:value="0.0053" calcext:value-type="float">
            <text:p>0.0053</text:p>
          </table:table-cell>
        </table:table-row>
        <table:table-row table:style-name="ro1">
          <table:table-cell table:formula="of:=[ResNet_test_results.A233]" office:value-type="string" office:string-value="DiffYRelu_0.5" calcext:value-type="string">
            <text:p>DiffYRelu_0.5</text:p>
          </table:table-cell>
          <table:table-cell table:formula="of:=[ResNet_test_results.B228]" office:value-type="float" office:value="2" calcext:value-type="float">
            <text:p>2</text:p>
          </table:table-cell>
          <table:table-cell table:formula="of:=ROUND(AVERAGEIFS([$ResNet_test_results.C$2:.C$501];[$ResNet_test_results.$A$2:.$A$501];[.$A48];[$ResNet_test_results.$B$2:.$B$501];[.$B48]); 2)" office:value-type="float" office:value="0.83" calcext:value-type="float">
            <text:p>0.83</text:p>
          </table:table-cell>
          <table:table-cell table:formula="of:=ROUND(AVERAGEIFS([$ResNet_test_results.D$2:.D$501];[$ResNet_test_results.$A$2:.$A$501];[.$A48];[$ResNet_test_results.$B$2:.$B$501];[.$B48]); 2)" office:value-type="float" office:value="0.84" calcext:value-type="float">
            <text:p>0.84</text:p>
          </table:table-cell>
          <table:table-cell table:formula="of:=ROUND(AVERAGEIFS([$ResNet_test_results.E$2:.E$501];[$ResNet_test_results.$A$2:.$A$501];[.$A48];[$ResNet_test_results.$B$2:.$B$501];[.$B48]); 2)" office:value-type="float" office:value="0.48" calcext:value-type="float">
            <text:p>0.48</text:p>
          </table:table-cell>
          <table:table-cell table:formula="of:=ROUND(AVERAGEIFS([$ResNet_test_results.F$2:.F$501];[$ResNet_test_results.$A$2:.$A$501];[.$A48];[$ResNet_test_results.$B$2:.$B$501];[.$B48]); 2)" office:value-type="float" office:value="0.45" calcext:value-type="float">
            <text:p>0.45</text:p>
          </table:table-cell>
          <table:table-cell table:formula="of:=ROUND(AVERAGEIFS([$ResNet_test_results.G$2:.G$501];[$ResNet_test_results.$A$2:.$A$501];[.$A48];[$ResNet_test_results.$B$2:.$B$501];[.$B48]); 2)" office:value-type="float" office:value="308" calcext:value-type="float">
            <text:p>308</text:p>
          </table:table-cell>
          <table:table-cell table:number-matrix-columns-spanned="1" table:number-matrix-rows-spanned="1" table:formula="of:=ROUND(STDEV(IF(IF([.$A48]=[$ResNet_test_results.$A$2:.$A$501];1;0);IF([.$B48]=[$ResNet_test_results.$B$2:.$B$501];[$ResNet_test_results.$C$2:.$C$501];&quot;&quot;);&quot;&quot;));4)" office:value-type="float" office:value="0.0032" calcext:value-type="float">
            <text:p>0.0032</text:p>
          </table:table-cell>
        </table:table-row>
        <table:table-row table:style-name="ro1">
          <table:table-cell table:formula="of:=[ResNet_test_results.A239]" office:value-type="string" office:string-value="DiffYRelu_0.5" calcext:value-type="string">
            <text:p>DiffYRelu_0.5</text:p>
          </table:table-cell>
          <table:table-cell table:formula="of:=[ResNet_test_results.B229]" office:value-type="float" office:value="3" calcext:value-type="float">
            <text:p>3</text:p>
          </table:table-cell>
          <table:table-cell table:formula="of:=ROUND(AVERAGEIFS([$ResNet_test_results.C$2:.C$501];[$ResNet_test_results.$A$2:.$A$501];[.$A49];[$ResNet_test_results.$B$2:.$B$501];[.$B49]); 2)" office:value-type="float" office:value="0.85" calcext:value-type="float">
            <text:p>0.85</text:p>
          </table:table-cell>
          <table:table-cell table:formula="of:=ROUND(AVERAGEIFS([$ResNet_test_results.D$2:.D$501];[$ResNet_test_results.$A$2:.$A$501];[.$A49];[$ResNet_test_results.$B$2:.$B$501];[.$B49]); 2)" office:value-type="float" office:value="0.85" calcext:value-type="float">
            <text:p>0.85</text:p>
          </table:table-cell>
          <table:table-cell table:formula="of:=ROUND(AVERAGEIFS([$ResNet_test_results.E$2:.E$501];[$ResNet_test_results.$A$2:.$A$501];[.$A49];[$ResNet_test_results.$B$2:.$B$501];[.$B49]); 2)" office:value-type="float" office:value="0.41" calcext:value-type="float">
            <text:p>0.41</text:p>
          </table:table-cell>
          <table:table-cell table:formula="of:=ROUND(AVERAGEIFS([$ResNet_test_results.F$2:.F$501];[$ResNet_test_results.$A$2:.$A$501];[.$A49];[$ResNet_test_results.$B$2:.$B$501];[.$B49]); 2)" office:value-type="float" office:value="0.41" calcext:value-type="float">
            <text:p>0.41</text:p>
          </table:table-cell>
          <table:table-cell table:formula="of:=ROUND(AVERAGEIFS([$ResNet_test_results.G$2:.G$501];[$ResNet_test_results.$A$2:.$A$501];[.$A49];[$ResNet_test_results.$B$2:.$B$501];[.$B49]); 2)" office:value-type="float" office:value="310.9" calcext:value-type="float">
            <text:p>310.9</text:p>
          </table:table-cell>
          <table:table-cell table:number-matrix-columns-spanned="1" table:number-matrix-rows-spanned="1" table:formula="of:=ROUND(STDEV(IF(IF([.$A49]=[$ResNet_test_results.$A$2:.$A$501];1;0);IF([.$B49]=[$ResNet_test_results.$B$2:.$B$501];[$ResNet_test_results.$C$2:.$C$501];&quot;&quot;);&quot;&quot;));4)" office:value-type="float" office:value="0.0024" calcext:value-type="float">
            <text:p>0.0024</text:p>
          </table:table-cell>
        </table:table-row>
        <table:table-row table:style-name="ro1">
          <table:table-cell table:formula="of:=[ResNet_test_results.A245]" office:value-type="string" office:string-value="DiffYRelu_0.5" calcext:value-type="string">
            <text:p>DiffYRelu_0.5</text:p>
          </table:table-cell>
          <table:table-cell table:formula="of:=[ResNet_test_results.B230]" office:value-type="float" office:value="4" calcext:value-type="float">
            <text:p>4</text:p>
          </table:table-cell>
          <table:table-cell table:formula="of:=ROUND(AVERAGEIFS([$ResNet_test_results.C$2:.C$501];[$ResNet_test_results.$A$2:.$A$501];[.$A50];[$ResNet_test_results.$B$2:.$B$501];[.$B50]); 2)" office:value-type="float" office:value="0.87" calcext:value-type="float">
            <text:p>0.87</text:p>
          </table:table-cell>
          <table:table-cell table:formula="of:=ROUND(AVERAGEIFS([$ResNet_test_results.D$2:.D$501];[$ResNet_test_results.$A$2:.$A$501];[.$A50];[$ResNet_test_results.$B$2:.$B$501];[.$B50]); 2)" office:value-type="float" office:value="0.86" calcext:value-type="float">
            <text:p>0.86</text:p>
          </table:table-cell>
          <table:table-cell table:formula="of:=ROUND(AVERAGEIFS([$ResNet_test_results.E$2:.E$501];[$ResNet_test_results.$A$2:.$A$501];[.$A50];[$ResNet_test_results.$B$2:.$B$501];[.$B50]); 2)" office:value-type="float" office:value="0.37" calcext:value-type="float">
            <text:p>0.37</text:p>
          </table:table-cell>
          <table:table-cell table:formula="of:=ROUND(AVERAGEIFS([$ResNet_test_results.F$2:.F$501];[$ResNet_test_results.$A$2:.$A$501];[.$A50];[$ResNet_test_results.$B$2:.$B$501];[.$B50]); 2)" office:value-type="float" office:value="0.39" calcext:value-type="float">
            <text:p>0.39</text:p>
          </table:table-cell>
          <table:table-cell table:formula="of:=ROUND(AVERAGEIFS([$ResNet_test_results.G$2:.G$501];[$ResNet_test_results.$A$2:.$A$501];[.$A50];[$ResNet_test_results.$B$2:.$B$501];[.$B50]); 2)" office:value-type="float" office:value="312.24" calcext:value-type="float">
            <text:p>312.24</text:p>
          </table:table-cell>
          <table:table-cell table:number-matrix-columns-spanned="1" table:number-matrix-rows-spanned="1" table:formula="of:=ROUND(STDEV(IF(IF([.$A50]=[$ResNet_test_results.$A$2:.$A$501];1;0);IF([.$B50]=[$ResNet_test_results.$B$2:.$B$501];[$ResNet_test_results.$C$2:.$C$501];&quot;&quot;);&quot;&quot;));4)" office:value-type="float" office:value="0.0015" calcext:value-type="float">
            <text:p>0.0015</text:p>
          </table:table-cell>
        </table:table-row>
        <table:table-row table:style-name="ro1">
          <table:table-cell table:formula="of:=[ResNet_test_results.A251]" office:value-type="string" office:string-value="DiffYRelu_0.5" calcext:value-type="string">
            <text:p>DiffYRelu_0.5</text:p>
          </table:table-cell>
          <table:table-cell table:formula="of:=[ResNet_test_results.B231]" office:value-type="float" office:value="5" calcext:value-type="float">
            <text:p>5</text:p>
          </table:table-cell>
          <table:table-cell table:formula="of:=ROUND(AVERAGEIFS([$ResNet_test_results.C$2:.C$501];[$ResNet_test_results.$A$2:.$A$501];[.$A51];[$ResNet_test_results.$B$2:.$B$501];[.$B51]); 2)" office:value-type="float" office:value="0.88" calcext:value-type="float">
            <text:p>0.88</text:p>
          </table:table-cell>
          <table:table-cell table:formula="of:=ROUND(AVERAGEIFS([$ResNet_test_results.D$2:.D$501];[$ResNet_test_results.$A$2:.$A$501];[.$A51];[$ResNet_test_results.$B$2:.$B$501];[.$B51]); 2)" office:value-type="float" office:value="0.86" calcext:value-type="float">
            <text:p>0.86</text:p>
          </table:table-cell>
          <table:table-cell table:formula="of:=ROUND(AVERAGEIFS([$ResNet_test_results.E$2:.E$501];[$ResNet_test_results.$A$2:.$A$501];[.$A51];[$ResNet_test_results.$B$2:.$B$501];[.$B51]); 2)" office:value-type="float" office:value="0.34" calcext:value-type="float">
            <text:p>0.34</text:p>
          </table:table-cell>
          <table:table-cell table:formula="of:=ROUND(AVERAGEIFS([$ResNet_test_results.F$2:.F$501];[$ResNet_test_results.$A$2:.$A$501];[.$A51];[$ResNet_test_results.$B$2:.$B$501];[.$B51]); 2)" office:value-type="float" office:value="0.37" calcext:value-type="float">
            <text:p>0.37</text:p>
          </table:table-cell>
          <table:table-cell table:formula="of:=ROUND(AVERAGEIFS([$ResNet_test_results.G$2:.G$501];[$ResNet_test_results.$A$2:.$A$501];[.$A51];[$ResNet_test_results.$B$2:.$B$501];[.$B51]); 2)" office:value-type="float" office:value="311.48" calcext:value-type="float">
            <text:p>311.48</text:p>
          </table:table-cell>
          <table:table-cell table:number-matrix-columns-spanned="1" table:number-matrix-rows-spanned="1" table:formula="of:=ROUND(STDEV(IF(IF([.$A51]=[$ResNet_test_results.$A$2:.$A$501];1;0);IF([.$B51]=[$ResNet_test_results.$B$2:.$B$501];[$ResNet_test_results.$C$2:.$C$501];&quot;&quot;);&quot;&quot;));4)" office:value-type="float" office:value="0.0017" calcext:value-type="float">
            <text:p>0.0017</text:p>
          </table:table-cell>
        </table:table-row>
        <table:table-row table:style-name="ro1">
          <table:table-cell table:formula="of:=[ResNet_test_results.A252]" office:value-type="string" office:string-value="DiffYRelu_0.75" calcext:value-type="string">
            <text:p>DiffYRelu_0.75</text:p>
          </table:table-cell>
          <table:table-cell table:formula="of:=[ResNet_test_results.B252]" office:value-type="float" office:value="1" calcext:value-type="float">
            <text:p>1</text:p>
          </table:table-cell>
          <table:table-cell table:formula="of:=ROUND(AVERAGEIFS([$ResNet_test_results.C$2:.C$501];[$ResNet_test_results.$A$2:.$A$501];[.$A52];[$ResNet_test_results.$B$2:.$B$501];[.$B52]); 2)" office:value-type="float" office:value="0.72" calcext:value-type="float">
            <text:p>0.72</text:p>
          </table:table-cell>
          <table:table-cell table:formula="of:=ROUND(AVERAGEIFS([$ResNet_test_results.D$2:.D$501];[$ResNet_test_results.$A$2:.$A$501];[.$A52];[$ResNet_test_results.$B$2:.$B$501];[.$B52]); 2)" office:value-type="float" office:value="0.79" calcext:value-type="float">
            <text:p>0.79</text:p>
          </table:table-cell>
          <table:table-cell table:formula="of:=ROUND(AVERAGEIFS([$ResNet_test_results.E$2:.E$501];[$ResNet_test_results.$A$2:.$A$501];[.$A52];[$ResNet_test_results.$B$2:.$B$501];[.$B52]); 2)" office:value-type="float" office:value="0.85" calcext:value-type="float">
            <text:p>0.85</text:p>
          </table:table-cell>
          <table:table-cell table:formula="of:=ROUND(AVERAGEIFS([$ResNet_test_results.F$2:.F$501];[$ResNet_test_results.$A$2:.$A$501];[.$A52];[$ResNet_test_results.$B$2:.$B$501];[.$B52]); 2)" office:value-type="float" office:value="0.58" calcext:value-type="float">
            <text:p>0.58</text:p>
          </table:table-cell>
          <table:table-cell table:formula="of:=ROUND(AVERAGEIFS([$ResNet_test_results.G$2:.G$501];[$ResNet_test_results.$A$2:.$A$501];[.$A52];[$ResNet_test_results.$B$2:.$B$501];[.$B52]); 2)" office:value-type="float" office:value="307.91" calcext:value-type="float">
            <text:p>307.91</text:p>
          </table:table-cell>
          <table:table-cell table:number-matrix-columns-spanned="1" table:number-matrix-rows-spanned="1" table:formula="of:=ROUND(STDEV(IF(IF([.$A52]=[$ResNet_test_results.$A$2:.$A$501];1;0);IF([.$B52]=[$ResNet_test_results.$B$2:.$B$501];[$ResNet_test_results.$C$2:.$C$501];&quot;&quot;);&quot;&quot;));4)" office:value-type="float" office:value="0.0042" calcext:value-type="float">
            <text:p>0.0042</text:p>
          </table:table-cell>
        </table:table-row>
        <table:table-row table:style-name="ro1">
          <table:table-cell table:formula="of:=[ResNet_test_results.A258]" office:value-type="string" office:string-value="DiffYRelu_0.75" calcext:value-type="string">
            <text:p>DiffYRelu_0.75</text:p>
          </table:table-cell>
          <table:table-cell table:formula="of:=[ResNet_test_results.B253]" office:value-type="float" office:value="2" calcext:value-type="float">
            <text:p>2</text:p>
          </table:table-cell>
          <table:table-cell table:formula="of:=ROUND(AVERAGEIFS([$ResNet_test_results.C$2:.C$501];[$ResNet_test_results.$A$2:.$A$501];[.$A53];[$ResNet_test_results.$B$2:.$B$501];[.$B53]); 2)" office:value-type="float" office:value="0.81" calcext:value-type="float">
            <text:p>0.81</text:p>
          </table:table-cell>
          <table:table-cell table:formula="of:=ROUND(AVERAGEIFS([$ResNet_test_results.D$2:.D$501];[$ResNet_test_results.$A$2:.$A$501];[.$A53];[$ResNet_test_results.$B$2:.$B$501];[.$B53]); 2)" office:value-type="float" office:value="0.82" calcext:value-type="float">
            <text:p>0.82</text:p>
          </table:table-cell>
          <table:table-cell table:formula="of:=ROUND(AVERAGEIFS([$ResNet_test_results.E$2:.E$501];[$ResNet_test_results.$A$2:.$A$501];[.$A53];[$ResNet_test_results.$B$2:.$B$501];[.$B53]); 2)" office:value-type="float" office:value="0.52" calcext:value-type="float">
            <text:p>0.52</text:p>
          </table:table-cell>
          <table:table-cell table:formula="of:=ROUND(AVERAGEIFS([$ResNet_test_results.F$2:.F$501];[$ResNet_test_results.$A$2:.$A$501];[.$A53];[$ResNet_test_results.$B$2:.$B$501];[.$B53]); 2)" office:value-type="float" office:value="0.49" calcext:value-type="float">
            <text:p>0.49</text:p>
          </table:table-cell>
          <table:table-cell table:formula="of:=ROUND(AVERAGEIFS([$ResNet_test_results.G$2:.G$501];[$ResNet_test_results.$A$2:.$A$501];[.$A53];[$ResNet_test_results.$B$2:.$B$501];[.$B53]); 2)" office:value-type="float" office:value="319.31" calcext:value-type="float">
            <text:p>319.31</text:p>
          </table:table-cell>
          <table:table-cell table:number-matrix-columns-spanned="1" table:number-matrix-rows-spanned="1" table:formula="of:=ROUND(STDEV(IF(IF([.$A53]=[$ResNet_test_results.$A$2:.$A$501];1;0);IF([.$B53]=[$ResNet_test_results.$B$2:.$B$501];[$ResNet_test_results.$C$2:.$C$501];&quot;&quot;);&quot;&quot;));4)" office:value-type="float" office:value="0.0023" calcext:value-type="float">
            <text:p>0.0023</text:p>
          </table:table-cell>
        </table:table-row>
        <table:table-row table:style-name="ro1">
          <table:table-cell table:formula="of:=[ResNet_test_results.A264]" office:value-type="string" office:string-value="DiffYRelu_0.75" calcext:value-type="string">
            <text:p>DiffYRelu_0.75</text:p>
          </table:table-cell>
          <table:table-cell table:formula="of:=[ResNet_test_results.B254]" office:value-type="float" office:value="3" calcext:value-type="float">
            <text:p>3</text:p>
          </table:table-cell>
          <table:table-cell table:formula="of:=ROUND(AVERAGEIFS([$ResNet_test_results.C$2:.C$501];[$ResNet_test_results.$A$2:.$A$501];[.$A54];[$ResNet_test_results.$B$2:.$B$501];[.$B54]); 2)" office:value-type="float" office:value="0.84" calcext:value-type="float">
            <text:p>0.84</text:p>
          </table:table-cell>
          <table:table-cell table:formula="of:=ROUND(AVERAGEIFS([$ResNet_test_results.D$2:.D$501];[$ResNet_test_results.$A$2:.$A$501];[.$A54];[$ResNet_test_results.$B$2:.$B$501];[.$B54]); 2)" office:value-type="float" office:value="0.84" calcext:value-type="float">
            <text:p>0.84</text:p>
          </table:table-cell>
          <table:table-cell table:formula="of:=ROUND(AVERAGEIFS([$ResNet_test_results.E$2:.E$501];[$ResNet_test_results.$A$2:.$A$501];[.$A54];[$ResNet_test_results.$B$2:.$B$501];[.$B54]); 2)" office:value-type="float" office:value="0.45" calcext:value-type="float">
            <text:p>0.45</text:p>
          </table:table-cell>
          <table:table-cell table:formula="of:=ROUND(AVERAGEIFS([$ResNet_test_results.F$2:.F$501];[$ResNet_test_results.$A$2:.$A$501];[.$A54];[$ResNet_test_results.$B$2:.$B$501];[.$B54]); 2)" office:value-type="float" office:value="0.45" calcext:value-type="float">
            <text:p>0.45</text:p>
          </table:table-cell>
          <table:table-cell table:formula="of:=ROUND(AVERAGEIFS([$ResNet_test_results.G$2:.G$501];[$ResNet_test_results.$A$2:.$A$501];[.$A54];[$ResNet_test_results.$B$2:.$B$501];[.$B54]); 2)" office:value-type="float" office:value="318.67" calcext:value-type="float">
            <text:p>318.67</text:p>
          </table:table-cell>
          <table:table-cell table:number-matrix-columns-spanned="1" table:number-matrix-rows-spanned="1" table:formula="of:=ROUND(STDEV(IF(IF([.$A54]=[$ResNet_test_results.$A$2:.$A$501];1;0);IF([.$B54]=[$ResNet_test_results.$B$2:.$B$501];[$ResNet_test_results.$C$2:.$C$501];&quot;&quot;);&quot;&quot;));4)" office:value-type="float" office:value="0.0014" calcext:value-type="float">
            <text:p>0.0014</text:p>
          </table:table-cell>
        </table:table-row>
        <table:table-row table:style-name="ro1">
          <table:table-cell table:formula="of:=[ResNet_test_results.A270]" office:value-type="string" office:string-value="DiffYRelu_0.75" calcext:value-type="string">
            <text:p>DiffYRelu_0.75</text:p>
          </table:table-cell>
          <table:table-cell table:formula="of:=[ResNet_test_results.B255]" office:value-type="float" office:value="4" calcext:value-type="float">
            <text:p>4</text:p>
          </table:table-cell>
          <table:table-cell table:formula="of:=ROUND(AVERAGEIFS([$ResNet_test_results.C$2:.C$501];[$ResNet_test_results.$A$2:.$A$501];[.$A55];[$ResNet_test_results.$B$2:.$B$501];[.$B55]); 2)" office:value-type="float" office:value="0.85" calcext:value-type="float">
            <text:p>0.85</text:p>
          </table:table-cell>
          <table:table-cell table:formula="of:=ROUND(AVERAGEIFS([$ResNet_test_results.D$2:.D$501];[$ResNet_test_results.$A$2:.$A$501];[.$A55];[$ResNet_test_results.$B$2:.$B$501];[.$B55]); 2)" office:value-type="float" office:value="0.84" calcext:value-type="float">
            <text:p>0.84</text:p>
          </table:table-cell>
          <table:table-cell table:formula="of:=ROUND(AVERAGEIFS([$ResNet_test_results.E$2:.E$501];[$ResNet_test_results.$A$2:.$A$501];[.$A55];[$ResNet_test_results.$B$2:.$B$501];[.$B55]); 2)" office:value-type="float" office:value="0.42" calcext:value-type="float">
            <text:p>0.42</text:p>
          </table:table-cell>
          <table:table-cell table:formula="of:=ROUND(AVERAGEIFS([$ResNet_test_results.F$2:.F$501];[$ResNet_test_results.$A$2:.$A$501];[.$A55];[$ResNet_test_results.$B$2:.$B$501];[.$B55]); 2)" office:value-type="float" office:value="0.43" calcext:value-type="float">
            <text:p>0.43</text:p>
          </table:table-cell>
          <table:table-cell table:formula="of:=ROUND(AVERAGEIFS([$ResNet_test_results.G$2:.G$501];[$ResNet_test_results.$A$2:.$A$501];[.$A55];[$ResNet_test_results.$B$2:.$B$501];[.$B55]); 2)" office:value-type="float" office:value="314.03" calcext:value-type="float">
            <text:p>314.03</text:p>
          </table:table-cell>
          <table:table-cell table:number-matrix-columns-spanned="1" table:number-matrix-rows-spanned="1" table:formula="of:=ROUND(STDEV(IF(IF([.$A55]=[$ResNet_test_results.$A$2:.$A$501];1;0);IF([.$B55]=[$ResNet_test_results.$B$2:.$B$501];[$ResNet_test_results.$C$2:.$C$501];&quot;&quot;);&quot;&quot;));4)" office:value-type="float" office:value="0.0014" calcext:value-type="float">
            <text:p>0.0014</text:p>
          </table:table-cell>
        </table:table-row>
        <table:table-row table:style-name="ro1">
          <table:table-cell table:formula="of:=[ResNet_test_results.A276]" office:value-type="string" office:string-value="DiffYRelu_0.75" calcext:value-type="string">
            <text:p>DiffYRelu_0.75</text:p>
          </table:table-cell>
          <table:table-cell table:formula="of:=[ResNet_test_results.B256]" office:value-type="float" office:value="5" calcext:value-type="float">
            <text:p>5</text:p>
          </table:table-cell>
          <table:table-cell table:formula="of:=ROUND(AVERAGEIFS([$ResNet_test_results.C$2:.C$501];[$ResNet_test_results.$A$2:.$A$501];[.$A56];[$ResNet_test_results.$B$2:.$B$501];[.$B56]); 2)" office:value-type="float" office:value="0.86" calcext:value-type="float">
            <text:p>0.86</text:p>
          </table:table-cell>
          <table:table-cell table:formula="of:=ROUND(AVERAGEIFS([$ResNet_test_results.D$2:.D$501];[$ResNet_test_results.$A$2:.$A$501];[.$A56];[$ResNet_test_results.$B$2:.$B$501];[.$B56]); 2)" office:value-type="float" office:value="0.85" calcext:value-type="float">
            <text:p>0.85</text:p>
          </table:table-cell>
          <table:table-cell table:formula="of:=ROUND(AVERAGEIFS([$ResNet_test_results.E$2:.E$501];[$ResNet_test_results.$A$2:.$A$501];[.$A56];[$ResNet_test_results.$B$2:.$B$501];[.$B56]); 2)" office:value-type="float" office:value="0.39" calcext:value-type="float">
            <text:p>0.39</text:p>
          </table:table-cell>
          <table:table-cell table:formula="of:=ROUND(AVERAGEIFS([$ResNet_test_results.F$2:.F$501];[$ResNet_test_results.$A$2:.$A$501];[.$A56];[$ResNet_test_results.$B$2:.$B$501];[.$B56]); 2)" office:value-type="float" office:value="0.41" calcext:value-type="float">
            <text:p>0.41</text:p>
          </table:table-cell>
          <table:table-cell table:formula="of:=ROUND(AVERAGEIFS([$ResNet_test_results.G$2:.G$501];[$ResNet_test_results.$A$2:.$A$501];[.$A56];[$ResNet_test_results.$B$2:.$B$501];[.$B56]); 2)" office:value-type="float" office:value="308.29" calcext:value-type="float">
            <text:p>308.29</text:p>
          </table:table-cell>
          <table:table-cell table:number-matrix-columns-spanned="1" table:number-matrix-rows-spanned="1" table:formula="of:=ROUND(STDEV(IF(IF([.$A56]=[$ResNet_test_results.$A$2:.$A$501];1;0);IF([.$B56]=[$ResNet_test_results.$B$2:.$B$501];[$ResNet_test_results.$C$2:.$C$501];&quot;&quot;);&quot;&quot;));4)" office:value-type="float" office:value="0.0012" calcext:value-type="float">
            <text:p>0.0012</text:p>
          </table:table-cell>
        </table:table-row>
        <table:table-row table:style-name="ro1">
          <table:table-cell table:formula="of:=[ResNet_test_results.A277]" office:value-type="string" office:string-value="DiffYRelu_1.0" calcext:value-type="string">
            <text:p>DiffYRelu_1.0</text:p>
          </table:table-cell>
          <table:table-cell table:formula="of:=[ResNet_test_results.B277]" office:value-type="float" office:value="1" calcext:value-type="float">
            <text:p>1</text:p>
          </table:table-cell>
          <table:table-cell table:formula="of:=ROUND(AVERAGEIFS([$ResNet_test_results.C$2:.C$501];[$ResNet_test_results.$A$2:.$A$501];[.$A57];[$ResNet_test_results.$B$2:.$B$501];[.$B57]); 2)" office:value-type="float" office:value="0.7" calcext:value-type="float">
            <text:p>0.7</text:p>
          </table:table-cell>
          <table:table-cell table:formula="of:=ROUND(AVERAGEIFS([$ResNet_test_results.D$2:.D$501];[$ResNet_test_results.$A$2:.$A$501];[.$A57];[$ResNet_test_results.$B$2:.$B$501];[.$B57]); 2)" office:value-type="float" office:value="0.77" calcext:value-type="float">
            <text:p>0.77</text:p>
          </table:table-cell>
          <table:table-cell table:formula="of:=ROUND(AVERAGEIFS([$ResNet_test_results.E$2:.E$501];[$ResNet_test_results.$A$2:.$A$501];[.$A57];[$ResNet_test_results.$B$2:.$B$501];[.$B57]); 2)" office:value-type="float" office:value="0.9" calcext:value-type="float">
            <text:p>0.9</text:p>
          </table:table-cell>
          <table:table-cell table:formula="of:=ROUND(AVERAGEIFS([$ResNet_test_results.F$2:.F$501];[$ResNet_test_results.$A$2:.$A$501];[.$A57];[$ResNet_test_results.$B$2:.$B$501];[.$B57]); 2)" office:value-type="float" office:value="0.62" calcext:value-type="float">
            <text:p>0.62</text:p>
          </table:table-cell>
          <table:table-cell table:formula="of:=ROUND(AVERAGEIFS([$ResNet_test_results.G$2:.G$501];[$ResNet_test_results.$A$2:.$A$501];[.$A57];[$ResNet_test_results.$B$2:.$B$501];[.$B57]); 2)" office:value-type="float" office:value="307.73" calcext:value-type="float">
            <text:p>307.73</text:p>
          </table:table-cell>
          <table:table-cell table:number-matrix-columns-spanned="1" table:number-matrix-rows-spanned="1" table:formula="of:=ROUND(STDEV(IF(IF([.$A57]=[$ResNet_test_results.$A$2:.$A$501];1;0);IF([.$B57]=[$ResNet_test_results.$B$2:.$B$501];[$ResNet_test_results.$C$2:.$C$501];&quot;&quot;);&quot;&quot;));4)" office:value-type="float" office:value="0.0044" calcext:value-type="float">
            <text:p>0.0044</text:p>
          </table:table-cell>
        </table:table-row>
        <table:table-row table:style-name="ro1">
          <table:table-cell table:formula="of:=[ResNet_test_results.A283]" office:value-type="string" office:string-value="DiffYRelu_1.0" calcext:value-type="string">
            <text:p>DiffYRelu_1.0</text:p>
          </table:table-cell>
          <table:table-cell table:formula="of:=[ResNet_test_results.B278]" office:value-type="float" office:value="2" calcext:value-type="float">
            <text:p>2</text:p>
          </table:table-cell>
          <table:table-cell table:formula="of:=ROUND(AVERAGEIFS([$ResNet_test_results.C$2:.C$501];[$ResNet_test_results.$A$2:.$A$501];[.$A58];[$ResNet_test_results.$B$2:.$B$501];[.$B58]); 2)" office:value-type="float" office:value="0.8" calcext:value-type="float">
            <text:p>0.8</text:p>
          </table:table-cell>
          <table:table-cell table:formula="of:=ROUND(AVERAGEIFS([$ResNet_test_results.D$2:.D$501];[$ResNet_test_results.$A$2:.$A$501];[.$A58];[$ResNet_test_results.$B$2:.$B$501];[.$B58]); 2)" office:value-type="float" office:value="0.81" calcext:value-type="float">
            <text:p>0.81</text:p>
          </table:table-cell>
          <table:table-cell table:formula="of:=ROUND(AVERAGEIFS([$ResNet_test_results.E$2:.E$501];[$ResNet_test_results.$A$2:.$A$501];[.$A58];[$ResNet_test_results.$B$2:.$B$501];[.$B58]); 2)" office:value-type="float" office:value="0.56" calcext:value-type="float">
            <text:p>0.56</text:p>
          </table:table-cell>
          <table:table-cell table:formula="of:=ROUND(AVERAGEIFS([$ResNet_test_results.F$2:.F$501];[$ResNet_test_results.$A$2:.$A$501];[.$A58];[$ResNet_test_results.$B$2:.$B$501];[.$B58]); 2)" office:value-type="float" office:value="0.53" calcext:value-type="float">
            <text:p>0.53</text:p>
          </table:table-cell>
          <table:table-cell table:formula="of:=ROUND(AVERAGEIFS([$ResNet_test_results.G$2:.G$501];[$ResNet_test_results.$A$2:.$A$501];[.$A58];[$ResNet_test_results.$B$2:.$B$501];[.$B58]); 2)" office:value-type="float" office:value="307.79" calcext:value-type="float">
            <text:p>307.79</text:p>
          </table:table-cell>
          <table:table-cell table:number-matrix-columns-spanned="1" table:number-matrix-rows-spanned="1" table:formula="of:=ROUND(STDEV(IF(IF([.$A58]=[$ResNet_test_results.$A$2:.$A$501];1;0);IF([.$B58]=[$ResNet_test_results.$B$2:.$B$501];[$ResNet_test_results.$C$2:.$C$501];&quot;&quot;);&quot;&quot;));4)" office:value-type="float" office:value="0.0036" calcext:value-type="float">
            <text:p>0.0036</text:p>
          </table:table-cell>
        </table:table-row>
        <table:table-row table:style-name="ro1">
          <table:table-cell table:formula="of:=[ResNet_test_results.A289]" office:value-type="string" office:string-value="DiffYRelu_1.0" calcext:value-type="string">
            <text:p>DiffYRelu_1.0</text:p>
          </table:table-cell>
          <table:table-cell table:formula="of:=[ResNet_test_results.B279]" office:value-type="float" office:value="3" calcext:value-type="float">
            <text:p>3</text:p>
          </table:table-cell>
          <table:table-cell table:formula="of:=ROUND(AVERAGEIFS([$ResNet_test_results.C$2:.C$501];[$ResNet_test_results.$A$2:.$A$501];[.$A59];[$ResNet_test_results.$B$2:.$B$501];[.$B59]); 2)" office:value-type="float" office:value="0.82" calcext:value-type="float">
            <text:p>0.82</text:p>
          </table:table-cell>
          <table:table-cell table:formula="of:=ROUND(AVERAGEIFS([$ResNet_test_results.D$2:.D$501];[$ResNet_test_results.$A$2:.$A$501];[.$A59];[$ResNet_test_results.$B$2:.$B$501];[.$B59]); 2)" office:value-type="float" office:value="0.82" calcext:value-type="float">
            <text:p>0.82</text:p>
          </table:table-cell>
          <table:table-cell table:formula="of:=ROUND(AVERAGEIFS([$ResNet_test_results.E$2:.E$501];[$ResNet_test_results.$A$2:.$A$501];[.$A59];[$ResNet_test_results.$B$2:.$B$501];[.$B59]); 2)" office:value-type="float" office:value="0.49" calcext:value-type="float">
            <text:p>0.49</text:p>
          </table:table-cell>
          <table:table-cell table:formula="of:=ROUND(AVERAGEIFS([$ResNet_test_results.F$2:.F$501];[$ResNet_test_results.$A$2:.$A$501];[.$A59];[$ResNet_test_results.$B$2:.$B$501];[.$B59]); 2)" office:value-type="float" office:value="0.48" calcext:value-type="float">
            <text:p>0.48</text:p>
          </table:table-cell>
          <table:table-cell table:formula="of:=ROUND(AVERAGEIFS([$ResNet_test_results.G$2:.G$501];[$ResNet_test_results.$A$2:.$A$501];[.$A59];[$ResNet_test_results.$B$2:.$B$501];[.$B59]); 2)" office:value-type="float" office:value="311.2" calcext:value-type="float">
            <text:p>311.2</text:p>
          </table:table-cell>
          <table:table-cell table:number-matrix-columns-spanned="1" table:number-matrix-rows-spanned="1" table:formula="of:=ROUND(STDEV(IF(IF([.$A59]=[$ResNet_test_results.$A$2:.$A$501];1;0);IF([.$B59]=[$ResNet_test_results.$B$2:.$B$501];[$ResNet_test_results.$C$2:.$C$501];&quot;&quot;);&quot;&quot;));4)" office:value-type="float" office:value="0.0021" calcext:value-type="float">
            <text:p>0.0021</text:p>
          </table:table-cell>
        </table:table-row>
        <table:table-row table:style-name="ro1">
          <table:table-cell table:formula="of:=[ResNet_test_results.A295]" office:value-type="string" office:string-value="DiffYRelu_1.0" calcext:value-type="string">
            <text:p>DiffYRelu_1.0</text:p>
          </table:table-cell>
          <table:table-cell table:formula="of:=[ResNet_test_results.B280]" office:value-type="float" office:value="4" calcext:value-type="float">
            <text:p>4</text:p>
          </table:table-cell>
          <table:table-cell table:formula="of:=ROUND(AVERAGEIFS([$ResNet_test_results.C$2:.C$501];[$ResNet_test_results.$A$2:.$A$501];[.$A60];[$ResNet_test_results.$B$2:.$B$501];[.$B60]); 2)" office:value-type="float" office:value="0.84" calcext:value-type="float">
            <text:p>0.84</text:p>
          </table:table-cell>
          <table:table-cell table:formula="of:=ROUND(AVERAGEIFS([$ResNet_test_results.D$2:.D$501];[$ResNet_test_results.$A$2:.$A$501];[.$A60];[$ResNet_test_results.$B$2:.$B$501];[.$B60]); 2)" office:value-type="float" office:value="0.83" calcext:value-type="float">
            <text:p>0.83</text:p>
          </table:table-cell>
          <table:table-cell table:formula="of:=ROUND(AVERAGEIFS([$ResNet_test_results.E$2:.E$501];[$ResNet_test_results.$A$2:.$A$501];[.$A60];[$ResNet_test_results.$B$2:.$B$501];[.$B60]); 2)" office:value-type="float" office:value="0.45" calcext:value-type="float">
            <text:p>0.45</text:p>
          </table:table-cell>
          <table:table-cell table:formula="of:=ROUND(AVERAGEIFS([$ResNet_test_results.F$2:.F$501];[$ResNet_test_results.$A$2:.$A$501];[.$A60];[$ResNet_test_results.$B$2:.$B$501];[.$B60]); 2)" office:value-type="float" office:value="0.46" calcext:value-type="float">
            <text:p>0.46</text:p>
          </table:table-cell>
          <table:table-cell table:formula="of:=ROUND(AVERAGEIFS([$ResNet_test_results.G$2:.G$501];[$ResNet_test_results.$A$2:.$A$501];[.$A60];[$ResNet_test_results.$B$2:.$B$501];[.$B60]); 2)" office:value-type="float" office:value="322.42" calcext:value-type="float">
            <text:p>322.42</text:p>
          </table:table-cell>
          <table:table-cell table:number-matrix-columns-spanned="1" table:number-matrix-rows-spanned="1" table:formula="of:=ROUND(STDEV(IF(IF([.$A60]=[$ResNet_test_results.$A$2:.$A$501];1;0);IF([.$B60]=[$ResNet_test_results.$B$2:.$B$501];[$ResNet_test_results.$C$2:.$C$501];&quot;&quot;);&quot;&quot;));4)" office:value-type="float" office:value="0.002" calcext:value-type="float">
            <text:p>0.002</text:p>
          </table:table-cell>
        </table:table-row>
        <table:table-row table:style-name="ro1">
          <table:table-cell table:formula="of:=[ResNet_test_results.A301]" office:value-type="string" office:string-value="DiffYRelu_1.0" calcext:value-type="string">
            <text:p>DiffYRelu_1.0</text:p>
          </table:table-cell>
          <table:table-cell table:formula="of:=[ResNet_test_results.B281]" office:value-type="float" office:value="5" calcext:value-type="float">
            <text:p>5</text:p>
          </table:table-cell>
          <table:table-cell table:formula="of:=ROUND(AVERAGEIFS([$ResNet_test_results.C$2:.C$501];[$ResNet_test_results.$A$2:.$A$501];[.$A61];[$ResNet_test_results.$B$2:.$B$501];[.$B61]); 2)" office:value-type="float" office:value="0.85" calcext:value-type="float">
            <text:p>0.85</text:p>
          </table:table-cell>
          <table:table-cell table:formula="of:=ROUND(AVERAGEIFS([$ResNet_test_results.D$2:.D$501];[$ResNet_test_results.$A$2:.$A$501];[.$A61];[$ResNet_test_results.$B$2:.$B$501];[.$B61]); 2)" office:value-type="float" office:value="0.84" calcext:value-type="float">
            <text:p>0.84</text:p>
          </table:table-cell>
          <table:table-cell table:formula="of:=ROUND(AVERAGEIFS([$ResNet_test_results.E$2:.E$501];[$ResNet_test_results.$A$2:.$A$501];[.$A61];[$ResNet_test_results.$B$2:.$B$501];[.$B61]); 2)" office:value-type="float" office:value="0.42" calcext:value-type="float">
            <text:p>0.42</text:p>
          </table:table-cell>
          <table:table-cell table:formula="of:=ROUND(AVERAGEIFS([$ResNet_test_results.F$2:.F$501];[$ResNet_test_results.$A$2:.$A$501];[.$A61];[$ResNet_test_results.$B$2:.$B$501];[.$B61]); 2)" office:value-type="float" office:value="0.44" calcext:value-type="float">
            <text:p>0.44</text:p>
          </table:table-cell>
          <table:table-cell table:formula="of:=ROUND(AVERAGEIFS([$ResNet_test_results.G$2:.G$501];[$ResNet_test_results.$A$2:.$A$501];[.$A61];[$ResNet_test_results.$B$2:.$B$501];[.$B61]); 2)" office:value-type="float" office:value="318.08" calcext:value-type="float">
            <text:p>318.08</text:p>
          </table:table-cell>
          <table:table-cell table:number-matrix-columns-spanned="1" table:number-matrix-rows-spanned="1" table:formula="of:=ROUND(STDEV(IF(IF([.$A61]=[$ResNet_test_results.$A$2:.$A$501];1;0);IF([.$B61]=[$ResNet_test_results.$B$2:.$B$501];[$ResNet_test_results.$C$2:.$C$501];&quot;&quot;);&quot;&quot;));4)" office:value-type="float" office:value="0.0017" calcext:value-type="float">
            <text:p>0.0017</text:p>
          </table:table-cell>
        </table:table-row>
        <table:table-row table:style-name="ro1">
          <table:table-cell table:formula="of:=[ResNet_test_results.A302]" office:value-type="string" office:string-value="PosHill_0.25" calcext:value-type="string">
            <text:p>PosHill_0.25</text:p>
          </table:table-cell>
          <table:table-cell table:formula="of:=[ResNet_test_results.B302]" office:value-type="float" office:value="1" calcext:value-type="float">
            <text:p>1</text:p>
          </table:table-cell>
          <table:table-cell table:formula="of:=ROUND(AVERAGEIFS([$ResNet_test_results.C$2:.C$501];[$ResNet_test_results.$A$2:.$A$501];[.$A62];[$ResNet_test_results.$B$2:.$B$501];[.$B62]); 2)" office:value-type="float" office:value="0.1" calcext:value-type="float">
            <text:p>0.1</text:p>
          </table:table-cell>
          <table:table-cell table:formula="of:=ROUND(AVERAGEIFS([$ResNet_test_results.D$2:.D$501];[$ResNet_test_results.$A$2:.$A$501];[.$A62];[$ResNet_test_results.$B$2:.$B$501];[.$B62]); 2)" office:value-type="float" office:value="0.1" calcext:value-type="float">
            <text:p>0.1</text:p>
          </table:table-cell>
          <table:table-cell table:formula="of:=ROUND(AVERAGEIFS([$ResNet_test_results.E$2:.E$501];[$ResNet_test_results.$A$2:.$A$501];[.$A62];[$ResNet_test_results.$B$2:.$B$501];[.$B62]); 2)" office:value-type="float" office:value="2.31" calcext:value-type="float">
            <text:p>2.31</text:p>
          </table:table-cell>
          <table:table-cell table:formula="of:=ROUND(AVERAGEIFS([$ResNet_test_results.F$2:.F$501];[$ResNet_test_results.$A$2:.$A$501];[.$A62];[$ResNet_test_results.$B$2:.$B$501];[.$B62]); 2)" office:value-type="float" office:value="2.31" calcext:value-type="float">
            <text:p>2.31</text:p>
          </table:table-cell>
          <table:table-cell table:formula="of:=ROUND(AVERAGEIFS([$ResNet_test_results.G$2:.G$501];[$ResNet_test_results.$A$2:.$A$501];[.$A62];[$ResNet_test_results.$B$2:.$B$501];[.$B62]); 2)" office:value-type="float" office:value="181.9" calcext:value-type="float">
            <text:p>181.9</text:p>
          </table:table-cell>
          <table:table-cell table:number-matrix-columns-spanned="1" table:number-matrix-rows-spanned="1" table:formula="of:=ROUND(STDEV(IF(IF([.$A62]=[$ResNet_test_results.$A$2:.$A$501];1;0);IF([.$B62]=[$ResNet_test_results.$B$2:.$B$501];[$ResNet_test_results.$C$2:.$C$501];&quot;&quot;);&quot;&quot;));4)" office:value-type="float" office:value="0.0017" calcext:value-type="float">
            <text:p>0.0017</text:p>
          </table:table-cell>
        </table:table-row>
        <table:table-row table:style-name="ro1">
          <table:table-cell table:formula="of:=[ResNet_test_results.A308]" office:value-type="string" office:string-value="PosHill_0.25" calcext:value-type="string">
            <text:p>PosHill_0.25</text:p>
          </table:table-cell>
          <table:table-cell table:formula="of:=[ResNet_test_results.B303]" office:value-type="float" office:value="2" calcext:value-type="float">
            <text:p>2</text:p>
          </table:table-cell>
          <table:table-cell table:formula="of:=ROUND(AVERAGEIFS([$ResNet_test_results.C$2:.C$501];[$ResNet_test_results.$A$2:.$A$501];[.$A63];[$ResNet_test_results.$B$2:.$B$501];[.$B63]); 2)" office:value-type="float" office:value="0.1" calcext:value-type="float">
            <text:p>0.1</text:p>
          </table:table-cell>
          <table:table-cell table:formula="of:=ROUND(AVERAGEIFS([$ResNet_test_results.D$2:.D$501];[$ResNet_test_results.$A$2:.$A$501];[.$A63];[$ResNet_test_results.$B$2:.$B$501];[.$B63]); 2)" office:value-type="float" office:value="0.1" calcext:value-type="float">
            <text:p>0.1</text:p>
          </table:table-cell>
          <table:table-cell table:formula="of:=ROUND(AVERAGEIFS([$ResNet_test_results.E$2:.E$501];[$ResNet_test_results.$A$2:.$A$501];[.$A63];[$ResNet_test_results.$B$2:.$B$501];[.$B63]); 2)" office:value-type="float" office:value="2.31" calcext:value-type="float">
            <text:p>2.31</text:p>
          </table:table-cell>
          <table:table-cell table:formula="of:=ROUND(AVERAGEIFS([$ResNet_test_results.F$2:.F$501];[$ResNet_test_results.$A$2:.$A$501];[.$A63];[$ResNet_test_results.$B$2:.$B$501];[.$B63]); 2)" office:value-type="float" office:value="2.32" calcext:value-type="float">
            <text:p>2.32</text:p>
          </table:table-cell>
          <table:table-cell table:formula="of:=ROUND(AVERAGEIFS([$ResNet_test_results.G$2:.G$501];[$ResNet_test_results.$A$2:.$A$501];[.$A63];[$ResNet_test_results.$B$2:.$B$501];[.$B63]); 2)" office:value-type="float" office:value="177.72" calcext:value-type="float">
            <text:p>177.72</text:p>
          </table:table-cell>
          <table:table-cell table:number-matrix-columns-spanned="1" table:number-matrix-rows-spanned="1" table:formula="of:=ROUND(STDEV(IF(IF([.$A63]=[$ResNet_test_results.$A$2:.$A$501];1;0);IF([.$B63]=[$ResNet_test_results.$B$2:.$B$501];[$ResNet_test_results.$C$2:.$C$501];&quot;&quot;);&quot;&quot;));4)" office:value-type="float" office:value="0.0015" calcext:value-type="float">
            <text:p>0.0015</text:p>
          </table:table-cell>
        </table:table-row>
        <table:table-row table:style-name="ro1">
          <table:table-cell table:formula="of:=[ResNet_test_results.A314]" office:value-type="string" office:string-value="PosHill_0.25" calcext:value-type="string">
            <text:p>PosHill_0.25</text:p>
          </table:table-cell>
          <table:table-cell table:formula="of:=[ResNet_test_results.B304]" office:value-type="float" office:value="3" calcext:value-type="float">
            <text:p>3</text:p>
          </table:table-cell>
          <table:table-cell table:formula="of:=ROUND(AVERAGEIFS([$ResNet_test_results.C$2:.C$501];[$ResNet_test_results.$A$2:.$A$501];[.$A64];[$ResNet_test_results.$B$2:.$B$501];[.$B64]); 2)" office:value-type="float" office:value="0.1" calcext:value-type="float">
            <text:p>0.1</text:p>
          </table:table-cell>
          <table:table-cell table:formula="of:=ROUND(AVERAGEIFS([$ResNet_test_results.D$2:.D$501];[$ResNet_test_results.$A$2:.$A$501];[.$A64];[$ResNet_test_results.$B$2:.$B$501];[.$B64]); 2)" office:value-type="float" office:value="0.1" calcext:value-type="float">
            <text:p>0.1</text:p>
          </table:table-cell>
          <table:table-cell table:formula="of:=ROUND(AVERAGEIFS([$ResNet_test_results.E$2:.E$501];[$ResNet_test_results.$A$2:.$A$501];[.$A64];[$ResNet_test_results.$B$2:.$B$501];[.$B64]); 2)" office:value-type="float" office:value="2.31" calcext:value-type="float">
            <text:p>2.31</text:p>
          </table:table-cell>
          <table:table-cell table:formula="of:=ROUND(AVERAGEIFS([$ResNet_test_results.F$2:.F$501];[$ResNet_test_results.$A$2:.$A$501];[.$A64];[$ResNet_test_results.$B$2:.$B$501];[.$B64]); 2)" office:value-type="float" office:value="2.32" calcext:value-type="float">
            <text:p>2.32</text:p>
          </table:table-cell>
          <table:table-cell table:formula="of:=ROUND(AVERAGEIFS([$ResNet_test_results.G$2:.G$501];[$ResNet_test_results.$A$2:.$A$501];[.$A64];[$ResNet_test_results.$B$2:.$B$501];[.$B64]); 2)" office:value-type="float" office:value="176.89" calcext:value-type="float">
            <text:p>176.89</text:p>
          </table:table-cell>
          <table:table-cell table:number-matrix-columns-spanned="1" table:number-matrix-rows-spanned="1" table:formula="of:=ROUND(STDEV(IF(IF([.$A64]=[$ResNet_test_results.$A$2:.$A$501];1;0);IF([.$B64]=[$ResNet_test_results.$B$2:.$B$501];[$ResNet_test_results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ResNet_test_results.A320]" office:value-type="string" office:string-value="PosHill_0.25" calcext:value-type="string">
            <text:p>PosHill_0.25</text:p>
          </table:table-cell>
          <table:table-cell table:formula="of:=[ResNet_test_results.B305]" office:value-type="float" office:value="4" calcext:value-type="float">
            <text:p>4</text:p>
          </table:table-cell>
          <table:table-cell table:formula="of:=ROUND(AVERAGEIFS([$ResNet_test_results.C$2:.C$501];[$ResNet_test_results.$A$2:.$A$501];[.$A65];[$ResNet_test_results.$B$2:.$B$501];[.$B65]); 2)" office:value-type="float" office:value="0.1" calcext:value-type="float">
            <text:p>0.1</text:p>
          </table:table-cell>
          <table:table-cell table:formula="of:=ROUND(AVERAGEIFS([$ResNet_test_results.D$2:.D$501];[$ResNet_test_results.$A$2:.$A$501];[.$A65];[$ResNet_test_results.$B$2:.$B$501];[.$B65]); 2)" office:value-type="float" office:value="0.1" calcext:value-type="float">
            <text:p>0.1</text:p>
          </table:table-cell>
          <table:table-cell table:formula="of:=ROUND(AVERAGEIFS([$ResNet_test_results.E$2:.E$501];[$ResNet_test_results.$A$2:.$A$501];[.$A65];[$ResNet_test_results.$B$2:.$B$501];[.$B65]); 2)" office:value-type="float" office:value="2.31" calcext:value-type="float">
            <text:p>2.31</text:p>
          </table:table-cell>
          <table:table-cell table:formula="of:=ROUND(AVERAGEIFS([$ResNet_test_results.F$2:.F$501];[$ResNet_test_results.$A$2:.$A$501];[.$A65];[$ResNet_test_results.$B$2:.$B$501];[.$B65]); 2)" office:value-type="float" office:value="2.31" calcext:value-type="float">
            <text:p>2.31</text:p>
          </table:table-cell>
          <table:table-cell table:formula="of:=ROUND(AVERAGEIFS([$ResNet_test_results.G$2:.G$501];[$ResNet_test_results.$A$2:.$A$501];[.$A65];[$ResNet_test_results.$B$2:.$B$501];[.$B65]); 2)" office:value-type="float" office:value="180.91" calcext:value-type="float">
            <text:p>180.91</text:p>
          </table:table-cell>
          <table:table-cell table:number-matrix-columns-spanned="1" table:number-matrix-rows-spanned="1" table:formula="of:=ROUND(STDEV(IF(IF([.$A65]=[$ResNet_test_results.$A$2:.$A$501];1;0);IF([.$B65]=[$ResNet_test_results.$B$2:.$B$501];[$ResNet_test_results.$C$2:.$C$501];&quot;&quot;);&quot;&quot;));4)" office:value-type="float" office:value="0.0012" calcext:value-type="float">
            <text:p>0.0012</text:p>
          </table:table-cell>
        </table:table-row>
        <table:table-row table:style-name="ro1">
          <table:table-cell table:formula="of:=[ResNet_test_results.A326]" office:value-type="string" office:string-value="PosHill_0.25" calcext:value-type="string">
            <text:p>PosHill_0.25</text:p>
          </table:table-cell>
          <table:table-cell table:formula="of:=[ResNet_test_results.B306]" office:value-type="float" office:value="5" calcext:value-type="float">
            <text:p>5</text:p>
          </table:table-cell>
          <table:table-cell table:formula="of:=ROUND(AVERAGEIFS([$ResNet_test_results.C$2:.C$501];[$ResNet_test_results.$A$2:.$A$501];[.$A66];[$ResNet_test_results.$B$2:.$B$501];[.$B66]); 2)" office:value-type="float" office:value="0.1" calcext:value-type="float">
            <text:p>0.1</text:p>
          </table:table-cell>
          <table:table-cell table:formula="of:=ROUND(AVERAGEIFS([$ResNet_test_results.D$2:.D$501];[$ResNet_test_results.$A$2:.$A$501];[.$A66];[$ResNet_test_results.$B$2:.$B$501];[.$B66]); 2)" office:value-type="float" office:value="0.1" calcext:value-type="float">
            <text:p>0.1</text:p>
          </table:table-cell>
          <table:table-cell table:formula="of:=ROUND(AVERAGEIFS([$ResNet_test_results.E$2:.E$501];[$ResNet_test_results.$A$2:.$A$501];[.$A66];[$ResNet_test_results.$B$2:.$B$501];[.$B66]); 2)" office:value-type="float" office:value="2.31" calcext:value-type="float">
            <text:p>2.31</text:p>
          </table:table-cell>
          <table:table-cell table:formula="of:=ROUND(AVERAGEIFS([$ResNet_test_results.F$2:.F$501];[$ResNet_test_results.$A$2:.$A$501];[.$A66];[$ResNet_test_results.$B$2:.$B$501];[.$B66]); 2)" office:value-type="float" office:value="2.31" calcext:value-type="float">
            <text:p>2.31</text:p>
          </table:table-cell>
          <table:table-cell table:formula="of:=ROUND(AVERAGEIFS([$ResNet_test_results.G$2:.G$501];[$ResNet_test_results.$A$2:.$A$501];[.$A66];[$ResNet_test_results.$B$2:.$B$501];[.$B66]); 2)" office:value-type="float" office:value="172.47" calcext:value-type="float">
            <text:p>172.47</text:p>
          </table:table-cell>
          <table:table-cell table:number-matrix-columns-spanned="1" table:number-matrix-rows-spanned="1" table:formula="of:=ROUND(STDEV(IF(IF([.$A66]=[$ResNet_test_results.$A$2:.$A$501];1;0);IF([.$B66]=[$ResNet_test_results.$B$2:.$B$501];[$ResNet_test_results.$C$2:.$C$501];&quot;&quot;);&quot;&quot;));4)" office:value-type="float" office:value="0.0015" calcext:value-type="float">
            <text:p>0.0015</text:p>
          </table:table-cell>
        </table:table-row>
        <table:table-row table:style-name="ro1">
          <table:table-cell table:formula="of:=[ResNet_test_results.A327]" office:value-type="string" office:string-value="PosHill_0.5" calcext:value-type="string">
            <text:p>PosHill_0.5</text:p>
          </table:table-cell>
          <table:table-cell table:formula="of:=[ResNet_test_results.B327]" office:value-type="float" office:value="1" calcext:value-type="float">
            <text:p>1</text:p>
          </table:table-cell>
          <table:table-cell table:formula="of:=ROUND(AVERAGEIFS([$ResNet_test_results.C$2:.C$501];[$ResNet_test_results.$A$2:.$A$501];[.$A67];[$ResNet_test_results.$B$2:.$B$501];[.$B67]); 2)" office:value-type="float" office:value="0.1" calcext:value-type="float">
            <text:p>0.1</text:p>
          </table:table-cell>
          <table:table-cell table:formula="of:=ROUND(AVERAGEIFS([$ResNet_test_results.D$2:.D$501];[$ResNet_test_results.$A$2:.$A$501];[.$A67];[$ResNet_test_results.$B$2:.$B$501];[.$B67]); 2)" office:value-type="float" office:value="0.1" calcext:value-type="float">
            <text:p>0.1</text:p>
          </table:table-cell>
          <table:table-cell table:formula="of:=ROUND(AVERAGEIFS([$ResNet_test_results.E$2:.E$501];[$ResNet_test_results.$A$2:.$A$501];[.$A67];[$ResNet_test_results.$B$2:.$B$501];[.$B67]); 2)" office:value-type="float" office:value="2.31" calcext:value-type="float">
            <text:p>2.31</text:p>
          </table:table-cell>
          <table:table-cell table:formula="of:=ROUND(AVERAGEIFS([$ResNet_test_results.F$2:.F$501];[$ResNet_test_results.$A$2:.$A$501];[.$A67];[$ResNet_test_results.$B$2:.$B$501];[.$B67]); 2)" office:value-type="float" office:value="2.31" calcext:value-type="float">
            <text:p>2.31</text:p>
          </table:table-cell>
          <table:table-cell table:formula="of:=ROUND(AVERAGEIFS([$ResNet_test_results.G$2:.G$501];[$ResNet_test_results.$A$2:.$A$501];[.$A67];[$ResNet_test_results.$B$2:.$B$501];[.$B67]); 2)" office:value-type="float" office:value="171.35" calcext:value-type="float">
            <text:p>171.35</text:p>
          </table:table-cell>
          <table:table-cell table:number-matrix-columns-spanned="1" table:number-matrix-rows-spanned="1" table:formula="of:=ROUND(STDEV(IF(IF([.$A67]=[$ResNet_test_results.$A$2:.$A$501];1;0);IF([.$B67]=[$ResNet_test_results.$B$2:.$B$501];[$ResNet_test_results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ResNet_test_results.A333]" office:value-type="string" office:string-value="PosHill_0.5" calcext:value-type="string">
            <text:p>PosHill_0.5</text:p>
          </table:table-cell>
          <table:table-cell table:formula="of:=[ResNet_test_results.B328]" office:value-type="float" office:value="2" calcext:value-type="float">
            <text:p>2</text:p>
          </table:table-cell>
          <table:table-cell table:formula="of:=ROUND(AVERAGEIFS([$ResNet_test_results.C$2:.C$501];[$ResNet_test_results.$A$2:.$A$501];[.$A68];[$ResNet_test_results.$B$2:.$B$501];[.$B68]); 2)" office:value-type="float" office:value="0.1" calcext:value-type="float">
            <text:p>0.1</text:p>
          </table:table-cell>
          <table:table-cell table:formula="of:=ROUND(AVERAGEIFS([$ResNet_test_results.D$2:.D$501];[$ResNet_test_results.$A$2:.$A$501];[.$A68];[$ResNet_test_results.$B$2:.$B$501];[.$B68]); 2)" office:value-type="float" office:value="0.1" calcext:value-type="float">
            <text:p>0.1</text:p>
          </table:table-cell>
          <table:table-cell table:formula="of:=ROUND(AVERAGEIFS([$ResNet_test_results.E$2:.E$501];[$ResNet_test_results.$A$2:.$A$501];[.$A68];[$ResNet_test_results.$B$2:.$B$501];[.$B68]); 2)" office:value-type="float" office:value="2.3" calcext:value-type="float">
            <text:p>2.3</text:p>
          </table:table-cell>
          <table:table-cell table:formula="of:=ROUND(AVERAGEIFS([$ResNet_test_results.F$2:.F$501];[$ResNet_test_results.$A$2:.$A$501];[.$A68];[$ResNet_test_results.$B$2:.$B$501];[.$B68]); 2)" office:value-type="float" office:value="2.3" calcext:value-type="float">
            <text:p>2.3</text:p>
          </table:table-cell>
          <table:table-cell table:formula="of:=ROUND(AVERAGEIFS([$ResNet_test_results.G$2:.G$501];[$ResNet_test_results.$A$2:.$A$501];[.$A68];[$ResNet_test_results.$B$2:.$B$501];[.$B68]); 2)" office:value-type="float" office:value="170.7" calcext:value-type="float">
            <text:p>170.7</text:p>
          </table:table-cell>
          <table:table-cell table:number-matrix-columns-spanned="1" table:number-matrix-rows-spanned="1" table:formula="of:=ROUND(STDEV(IF(IF([.$A68]=[$ResNet_test_results.$A$2:.$A$501];1;0);IF([.$B68]=[$ResNet_test_results.$B$2:.$B$501];[$ResNet_test_results.$C$2:.$C$501];&quot;&quot;);&quot;&quot;));4)" office:value-type="float" office:value="0.0013" calcext:value-type="float">
            <text:p>0.0013</text:p>
          </table:table-cell>
        </table:table-row>
        <table:table-row table:style-name="ro1">
          <table:table-cell table:formula="of:=[ResNet_test_results.A339]" office:value-type="string" office:string-value="PosHill_0.5" calcext:value-type="string">
            <text:p>PosHill_0.5</text:p>
          </table:table-cell>
          <table:table-cell table:formula="of:=[ResNet_test_results.B329]" office:value-type="float" office:value="3" calcext:value-type="float">
            <text:p>3</text:p>
          </table:table-cell>
          <table:table-cell table:formula="of:=ROUND(AVERAGEIFS([$ResNet_test_results.C$2:.C$501];[$ResNet_test_results.$A$2:.$A$501];[.$A69];[$ResNet_test_results.$B$2:.$B$501];[.$B69]); 2)" office:value-type="float" office:value="0.1" calcext:value-type="float">
            <text:p>0.1</text:p>
          </table:table-cell>
          <table:table-cell table:formula="of:=ROUND(AVERAGEIFS([$ResNet_test_results.D$2:.D$501];[$ResNet_test_results.$A$2:.$A$501];[.$A69];[$ResNet_test_results.$B$2:.$B$501];[.$B69]); 2)" office:value-type="float" office:value="0.1" calcext:value-type="float">
            <text:p>0.1</text:p>
          </table:table-cell>
          <table:table-cell table:formula="of:=ROUND(AVERAGEIFS([$ResNet_test_results.E$2:.E$501];[$ResNet_test_results.$A$2:.$A$501];[.$A69];[$ResNet_test_results.$B$2:.$B$501];[.$B69]); 2)" office:value-type="float" office:value="2.31" calcext:value-type="float">
            <text:p>2.31</text:p>
          </table:table-cell>
          <table:table-cell table:formula="of:=ROUND(AVERAGEIFS([$ResNet_test_results.F$2:.F$501];[$ResNet_test_results.$A$2:.$A$501];[.$A69];[$ResNet_test_results.$B$2:.$B$501];[.$B69]); 2)" office:value-type="float" office:value="2.3" calcext:value-type="float">
            <text:p>2.3</text:p>
          </table:table-cell>
          <table:table-cell table:formula="of:=ROUND(AVERAGEIFS([$ResNet_test_results.G$2:.G$501];[$ResNet_test_results.$A$2:.$A$501];[.$A69];[$ResNet_test_results.$B$2:.$B$501];[.$B69]); 2)" office:value-type="float" office:value="170.68" calcext:value-type="float">
            <text:p>170.68</text:p>
          </table:table-cell>
          <table:table-cell table:number-matrix-columns-spanned="1" table:number-matrix-rows-spanned="1" table:formula="of:=ROUND(STDEV(IF(IF([.$A69]=[$ResNet_test_results.$A$2:.$A$501];1;0);IF([.$B69]=[$ResNet_test_results.$B$2:.$B$501];[$ResNet_test_results.$C$2:.$C$501];&quot;&quot;);&quot;&quot;));4)" office:value-type="float" office:value="0.0008" calcext:value-type="float">
            <text:p>0.0008</text:p>
          </table:table-cell>
        </table:table-row>
        <table:table-row table:style-name="ro1">
          <table:table-cell table:formula="of:=[ResNet_test_results.A345]" office:value-type="string" office:string-value="PosHill_0.5" calcext:value-type="string">
            <text:p>PosHill_0.5</text:p>
          </table:table-cell>
          <table:table-cell table:formula="of:=[ResNet_test_results.B330]" office:value-type="float" office:value="4" calcext:value-type="float">
            <text:p>4</text:p>
          </table:table-cell>
          <table:table-cell table:formula="of:=ROUND(AVERAGEIFS([$ResNet_test_results.C$2:.C$501];[$ResNet_test_results.$A$2:.$A$501];[.$A70];[$ResNet_test_results.$B$2:.$B$501];[.$B70]); 2)" office:value-type="float" office:value="0.1" calcext:value-type="float">
            <text:p>0.1</text:p>
          </table:table-cell>
          <table:table-cell table:formula="of:=ROUND(AVERAGEIFS([$ResNet_test_results.D$2:.D$501];[$ResNet_test_results.$A$2:.$A$501];[.$A70];[$ResNet_test_results.$B$2:.$B$501];[.$B70]); 2)" office:value-type="float" office:value="0.1" calcext:value-type="float">
            <text:p>0.1</text:p>
          </table:table-cell>
          <table:table-cell table:formula="of:=ROUND(AVERAGEIFS([$ResNet_test_results.E$2:.E$501];[$ResNet_test_results.$A$2:.$A$501];[.$A70];[$ResNet_test_results.$B$2:.$B$501];[.$B70]); 2)" office:value-type="float" office:value="2.3" calcext:value-type="float">
            <text:p>2.3</text:p>
          </table:table-cell>
          <table:table-cell table:formula="of:=ROUND(AVERAGEIFS([$ResNet_test_results.F$2:.F$501];[$ResNet_test_results.$A$2:.$A$501];[.$A70];[$ResNet_test_results.$B$2:.$B$501];[.$B70]); 2)" office:value-type="float" office:value="2.31" calcext:value-type="float">
            <text:p>2.31</text:p>
          </table:table-cell>
          <table:table-cell table:formula="of:=ROUND(AVERAGEIFS([$ResNet_test_results.G$2:.G$501];[$ResNet_test_results.$A$2:.$A$501];[.$A70];[$ResNet_test_results.$B$2:.$B$501];[.$B70]); 2)" office:value-type="float" office:value="170.52" calcext:value-type="float">
            <text:p>170.52</text:p>
          </table:table-cell>
          <table:table-cell table:number-matrix-columns-spanned="1" table:number-matrix-rows-spanned="1" table:formula="of:=ROUND(STDEV(IF(IF([.$A70]=[$ResNet_test_results.$A$2:.$A$501];1;0);IF([.$B70]=[$ResNet_test_results.$B$2:.$B$501];[$ResNet_test_results.$C$2:.$C$501];&quot;&quot;);&quot;&quot;));4)" office:value-type="float" office:value="0.0007" calcext:value-type="float">
            <text:p>0.0007</text:p>
          </table:table-cell>
        </table:table-row>
        <table:table-row table:style-name="ro1">
          <table:table-cell table:formula="of:=[ResNet_test_results.A351]" office:value-type="string" office:string-value="PosHill_0.5" calcext:value-type="string">
            <text:p>PosHill_0.5</text:p>
          </table:table-cell>
          <table:table-cell table:formula="of:=[ResNet_test_results.B331]" office:value-type="float" office:value="5" calcext:value-type="float">
            <text:p>5</text:p>
          </table:table-cell>
          <table:table-cell table:formula="of:=ROUND(AVERAGEIFS([$ResNet_test_results.C$2:.C$501];[$ResNet_test_results.$A$2:.$A$501];[.$A71];[$ResNet_test_results.$B$2:.$B$501];[.$B71]); 2)" office:value-type="float" office:value="0.1" calcext:value-type="float">
            <text:p>0.1</text:p>
          </table:table-cell>
          <table:table-cell table:formula="of:=ROUND(AVERAGEIFS([$ResNet_test_results.D$2:.D$501];[$ResNet_test_results.$A$2:.$A$501];[.$A71];[$ResNet_test_results.$B$2:.$B$501];[.$B71]); 2)" office:value-type="float" office:value="0.1" calcext:value-type="float">
            <text:p>0.1</text:p>
          </table:table-cell>
          <table:table-cell table:formula="of:=ROUND(AVERAGEIFS([$ResNet_test_results.E$2:.E$501];[$ResNet_test_results.$A$2:.$A$501];[.$A71];[$ResNet_test_results.$B$2:.$B$501];[.$B71]); 2)" office:value-type="float" office:value="2.31" calcext:value-type="float">
            <text:p>2.31</text:p>
          </table:table-cell>
          <table:table-cell table:formula="of:=ROUND(AVERAGEIFS([$ResNet_test_results.F$2:.F$501];[$ResNet_test_results.$A$2:.$A$501];[.$A71];[$ResNet_test_results.$B$2:.$B$501];[.$B71]); 2)" office:value-type="float" office:value="2.3" calcext:value-type="float">
            <text:p>2.3</text:p>
          </table:table-cell>
          <table:table-cell table:formula="of:=ROUND(AVERAGEIFS([$ResNet_test_results.G$2:.G$501];[$ResNet_test_results.$A$2:.$A$501];[.$A71];[$ResNet_test_results.$B$2:.$B$501];[.$B71]); 2)" office:value-type="float" office:value="170.41" calcext:value-type="float">
            <text:p>170.41</text:p>
          </table:table-cell>
          <table:table-cell table:number-matrix-columns-spanned="1" table:number-matrix-rows-spanned="1" table:formula="of:=ROUND(STDEV(IF(IF([.$A71]=[$ResNet_test_results.$A$2:.$A$501];1;0);IF([.$B71]=[$ResNet_test_results.$B$2:.$B$501];[$ResNet_test_results.$C$2:.$C$501];&quot;&quot;);&quot;&quot;));4)" office:value-type="float" office:value="0.0008" calcext:value-type="float">
            <text:p>0.0008</text:p>
          </table:table-cell>
        </table:table-row>
        <table:table-row table:style-name="ro1">
          <table:table-cell table:formula="of:=[ResNet_test_results.A352]" office:value-type="string" office:string-value="PosHill_0.75" calcext:value-type="string">
            <text:p>PosHill_0.75</text:p>
          </table:table-cell>
          <table:table-cell table:formula="of:=[ResNet_test_results.B352]" office:value-type="float" office:value="1" calcext:value-type="float">
            <text:p>1</text:p>
          </table:table-cell>
          <table:table-cell table:formula="of:=ROUND(AVERAGEIFS([$ResNet_test_results.C$2:.C$501];[$ResNet_test_results.$A$2:.$A$501];[.$A72];[$ResNet_test_results.$B$2:.$B$501];[.$B72]); 2)" office:value-type="float" office:value="0.1" calcext:value-type="float">
            <text:p>0.1</text:p>
          </table:table-cell>
          <table:table-cell table:formula="of:=ROUND(AVERAGEIFS([$ResNet_test_results.D$2:.D$501];[$ResNet_test_results.$A$2:.$A$501];[.$A72];[$ResNet_test_results.$B$2:.$B$501];[.$B72]); 2)" office:value-type="float" office:value="0.1" calcext:value-type="float">
            <text:p>0.1</text:p>
          </table:table-cell>
          <table:table-cell table:formula="of:=ROUND(AVERAGEIFS([$ResNet_test_results.E$2:.E$501];[$ResNet_test_results.$A$2:.$A$501];[.$A72];[$ResNet_test_results.$B$2:.$B$501];[.$B72]); 2)" office:value-type="float" office:value="2.31" calcext:value-type="float">
            <text:p>2.31</text:p>
          </table:table-cell>
          <table:table-cell table:formula="of:=ROUND(AVERAGEIFS([$ResNet_test_results.F$2:.F$501];[$ResNet_test_results.$A$2:.$A$501];[.$A72];[$ResNet_test_results.$B$2:.$B$501];[.$B72]); 2)" office:value-type="float" office:value="2.3" calcext:value-type="float">
            <text:p>2.3</text:p>
          </table:table-cell>
          <table:table-cell table:formula="of:=ROUND(AVERAGEIFS([$ResNet_test_results.G$2:.G$501];[$ResNet_test_results.$A$2:.$A$501];[.$A72];[$ResNet_test_results.$B$2:.$B$501];[.$B72]); 2)" office:value-type="float" office:value="171.24" calcext:value-type="float">
            <text:p>171.24</text:p>
          </table:table-cell>
          <table:table-cell table:number-matrix-columns-spanned="1" table:number-matrix-rows-spanned="1" table:formula="of:=ROUND(STDEV(IF(IF([.$A72]=[$ResNet_test_results.$A$2:.$A$501];1;0);IF([.$B72]=[$ResNet_test_results.$B$2:.$B$501];[$ResNet_test_results.$C$2:.$C$501];&quot;&quot;);&quot;&quot;));4)" office:value-type="float" office:value="0.0009" calcext:value-type="float">
            <text:p>0.0009</text:p>
          </table:table-cell>
        </table:table-row>
        <table:table-row table:style-name="ro1">
          <table:table-cell table:formula="of:=[ResNet_test_results.A358]" office:value-type="string" office:string-value="PosHill_0.75" calcext:value-type="string">
            <text:p>PosHill_0.75</text:p>
          </table:table-cell>
          <table:table-cell table:formula="of:=[ResNet_test_results.B353]" office:value-type="float" office:value="2" calcext:value-type="float">
            <text:p>2</text:p>
          </table:table-cell>
          <table:table-cell table:formula="of:=ROUND(AVERAGEIFS([$ResNet_test_results.C$2:.C$501];[$ResNet_test_results.$A$2:.$A$501];[.$A73];[$ResNet_test_results.$B$2:.$B$501];[.$B73]); 2)" office:value-type="float" office:value="0.1" calcext:value-type="float">
            <text:p>0.1</text:p>
          </table:table-cell>
          <table:table-cell table:formula="of:=ROUND(AVERAGEIFS([$ResNet_test_results.D$2:.D$501];[$ResNet_test_results.$A$2:.$A$501];[.$A73];[$ResNet_test_results.$B$2:.$B$501];[.$B73]); 2)" office:value-type="float" office:value="0.1" calcext:value-type="float">
            <text:p>0.1</text:p>
          </table:table-cell>
          <table:table-cell table:formula="of:=ROUND(AVERAGEIFS([$ResNet_test_results.E$2:.E$501];[$ResNet_test_results.$A$2:.$A$501];[.$A73];[$ResNet_test_results.$B$2:.$B$501];[.$B73]); 2)" office:value-type="float" office:value="2.3" calcext:value-type="float">
            <text:p>2.3</text:p>
          </table:table-cell>
          <table:table-cell table:formula="of:=ROUND(AVERAGEIFS([$ResNet_test_results.F$2:.F$501];[$ResNet_test_results.$A$2:.$A$501];[.$A73];[$ResNet_test_results.$B$2:.$B$501];[.$B73]); 2)" office:value-type="float" office:value="2.3" calcext:value-type="float">
            <text:p>2.3</text:p>
          </table:table-cell>
          <table:table-cell table:formula="of:=ROUND(AVERAGEIFS([$ResNet_test_results.G$2:.G$501];[$ResNet_test_results.$A$2:.$A$501];[.$A73];[$ResNet_test_results.$B$2:.$B$501];[.$B73]); 2)" office:value-type="float" office:value="170.97" calcext:value-type="float">
            <text:p>170.97</text:p>
          </table:table-cell>
          <table:table-cell table:number-matrix-columns-spanned="1" table:number-matrix-rows-spanned="1" table:formula="of:=ROUND(STDEV(IF(IF([.$A73]=[$ResNet_test_results.$A$2:.$A$501];1;0);IF([.$B73]=[$ResNet_test_results.$B$2:.$B$501];[$ResNet_test_results.$C$2:.$C$501];&quot;&quot;);&quot;&quot;));4)" office:value-type="float" office:value="0.0018" calcext:value-type="float">
            <text:p>0.0018</text:p>
          </table:table-cell>
        </table:table-row>
        <table:table-row table:style-name="ro1">
          <table:table-cell table:formula="of:=[ResNet_test_results.A364]" office:value-type="string" office:string-value="PosHill_0.75" calcext:value-type="string">
            <text:p>PosHill_0.75</text:p>
          </table:table-cell>
          <table:table-cell table:formula="of:=[ResNet_test_results.B354]" office:value-type="float" office:value="3" calcext:value-type="float">
            <text:p>3</text:p>
          </table:table-cell>
          <table:table-cell table:formula="of:=ROUND(AVERAGEIFS([$ResNet_test_results.C$2:.C$501];[$ResNet_test_results.$A$2:.$A$501];[.$A74];[$ResNet_test_results.$B$2:.$B$501];[.$B74]); 2)" office:value-type="float" office:value="0.1" calcext:value-type="float">
            <text:p>0.1</text:p>
          </table:table-cell>
          <table:table-cell table:formula="of:=ROUND(AVERAGEIFS([$ResNet_test_results.D$2:.D$501];[$ResNet_test_results.$A$2:.$A$501];[.$A74];[$ResNet_test_results.$B$2:.$B$501];[.$B74]); 2)" office:value-type="float" office:value="0.1" calcext:value-type="float">
            <text:p>0.1</text:p>
          </table:table-cell>
          <table:table-cell table:formula="of:=ROUND(AVERAGEIFS([$ResNet_test_results.E$2:.E$501];[$ResNet_test_results.$A$2:.$A$501];[.$A74];[$ResNet_test_results.$B$2:.$B$501];[.$B74]); 2)" office:value-type="float" office:value="2.3" calcext:value-type="float">
            <text:p>2.3</text:p>
          </table:table-cell>
          <table:table-cell table:formula="of:=ROUND(AVERAGEIFS([$ResNet_test_results.F$2:.F$501];[$ResNet_test_results.$A$2:.$A$501];[.$A74];[$ResNet_test_results.$B$2:.$B$501];[.$B74]); 2)" office:value-type="float" office:value="2.3" calcext:value-type="float">
            <text:p>2.3</text:p>
          </table:table-cell>
          <table:table-cell table:formula="of:=ROUND(AVERAGEIFS([$ResNet_test_results.G$2:.G$501];[$ResNet_test_results.$A$2:.$A$501];[.$A74];[$ResNet_test_results.$B$2:.$B$501];[.$B74]); 2)" office:value-type="float" office:value="170.81" calcext:value-type="float">
            <text:p>170.81</text:p>
          </table:table-cell>
          <table:table-cell table:number-matrix-columns-spanned="1" table:number-matrix-rows-spanned="1" table:formula="of:=ROUND(STDEV(IF(IF([.$A74]=[$ResNet_test_results.$A$2:.$A$501];1;0);IF([.$B74]=[$ResNet_test_results.$B$2:.$B$501];[$ResNet_test_results.$C$2:.$C$501];&quot;&quot;);&quot;&quot;));4)" office:value-type="float" office:value="0.0013" calcext:value-type="float">
            <text:p>0.0013</text:p>
          </table:table-cell>
        </table:table-row>
        <table:table-row table:style-name="ro1">
          <table:table-cell table:formula="of:=[ResNet_test_results.A370]" office:value-type="string" office:string-value="PosHill_0.75" calcext:value-type="string">
            <text:p>PosHill_0.75</text:p>
          </table:table-cell>
          <table:table-cell table:formula="of:=[ResNet_test_results.B355]" office:value-type="float" office:value="4" calcext:value-type="float">
            <text:p>4</text:p>
          </table:table-cell>
          <table:table-cell table:formula="of:=ROUND(AVERAGEIFS([$ResNet_test_results.C$2:.C$501];[$ResNet_test_results.$A$2:.$A$501];[.$A75];[$ResNet_test_results.$B$2:.$B$501];[.$B75]); 2)" office:value-type="float" office:value="0.1" calcext:value-type="float">
            <text:p>0.1</text:p>
          </table:table-cell>
          <table:table-cell table:formula="of:=ROUND(AVERAGEIFS([$ResNet_test_results.D$2:.D$501];[$ResNet_test_results.$A$2:.$A$501];[.$A75];[$ResNet_test_results.$B$2:.$B$501];[.$B75]); 2)" office:value-type="float" office:value="0.1" calcext:value-type="float">
            <text:p>0.1</text:p>
          </table:table-cell>
          <table:table-cell table:formula="of:=ROUND(AVERAGEIFS([$ResNet_test_results.E$2:.E$501];[$ResNet_test_results.$A$2:.$A$501];[.$A75];[$ResNet_test_results.$B$2:.$B$501];[.$B75]); 2)" office:value-type="float" office:value="2.3" calcext:value-type="float">
            <text:p>2.3</text:p>
          </table:table-cell>
          <table:table-cell table:formula="of:=ROUND(AVERAGEIFS([$ResNet_test_results.F$2:.F$501];[$ResNet_test_results.$A$2:.$A$501];[.$A75];[$ResNet_test_results.$B$2:.$B$501];[.$B75]); 2)" office:value-type="float" office:value="2.3" calcext:value-type="float">
            <text:p>2.3</text:p>
          </table:table-cell>
          <table:table-cell table:formula="of:=ROUND(AVERAGEIFS([$ResNet_test_results.G$2:.G$501];[$ResNet_test_results.$A$2:.$A$501];[.$A75];[$ResNet_test_results.$B$2:.$B$501];[.$B75]); 2)" office:value-type="float" office:value="170.72" calcext:value-type="float">
            <text:p>170.72</text:p>
          </table:table-cell>
          <table:table-cell table:number-matrix-columns-spanned="1" table:number-matrix-rows-spanned="1" table:formula="of:=ROUND(STDEV(IF(IF([.$A75]=[$ResNet_test_results.$A$2:.$A$501];1;0);IF([.$B75]=[$ResNet_test_results.$B$2:.$B$501];[$ResNet_test_results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ResNet_test_results.A376]" office:value-type="string" office:string-value="PosHill_0.75" calcext:value-type="string">
            <text:p>PosHill_0.75</text:p>
          </table:table-cell>
          <table:table-cell table:formula="of:=[ResNet_test_results.B356]" office:value-type="float" office:value="5" calcext:value-type="float">
            <text:p>5</text:p>
          </table:table-cell>
          <table:table-cell table:formula="of:=ROUND(AVERAGEIFS([$ResNet_test_results.C$2:.C$501];[$ResNet_test_results.$A$2:.$A$501];[.$A76];[$ResNet_test_results.$B$2:.$B$501];[.$B76]); 2)" office:value-type="float" office:value="0.1" calcext:value-type="float">
            <text:p>0.1</text:p>
          </table:table-cell>
          <table:table-cell table:formula="of:=ROUND(AVERAGEIFS([$ResNet_test_results.D$2:.D$501];[$ResNet_test_results.$A$2:.$A$501];[.$A76];[$ResNet_test_results.$B$2:.$B$501];[.$B76]); 2)" office:value-type="float" office:value="0.1" calcext:value-type="float">
            <text:p>0.1</text:p>
          </table:table-cell>
          <table:table-cell table:formula="of:=ROUND(AVERAGEIFS([$ResNet_test_results.E$2:.E$501];[$ResNet_test_results.$A$2:.$A$501];[.$A76];[$ResNet_test_results.$B$2:.$B$501];[.$B76]); 2)" office:value-type="float" office:value="2.3" calcext:value-type="float">
            <text:p>2.3</text:p>
          </table:table-cell>
          <table:table-cell table:formula="of:=ROUND(AVERAGEIFS([$ResNet_test_results.F$2:.F$501];[$ResNet_test_results.$A$2:.$A$501];[.$A76];[$ResNet_test_results.$B$2:.$B$501];[.$B76]); 2)" office:value-type="float" office:value="2.3" calcext:value-type="float">
            <text:p>2.3</text:p>
          </table:table-cell>
          <table:table-cell table:formula="of:=ROUND(AVERAGEIFS([$ResNet_test_results.G$2:.G$501];[$ResNet_test_results.$A$2:.$A$501];[.$A76];[$ResNet_test_results.$B$2:.$B$501];[.$B76]); 2)" office:value-type="float" office:value="172" calcext:value-type="float">
            <text:p>172</text:p>
          </table:table-cell>
          <table:table-cell table:number-matrix-columns-spanned="1" table:number-matrix-rows-spanned="1" table:formula="of:=ROUND(STDEV(IF(IF([.$A76]=[$ResNet_test_results.$A$2:.$A$501];1;0);IF([.$B76]=[$ResNet_test_results.$B$2:.$B$501];[$ResNet_test_results.$C$2:.$C$501];&quot;&quot;);&quot;&quot;));4)" office:value-type="float" office:value="0.0008" calcext:value-type="float">
            <text:p>0.0008</text:p>
          </table:table-cell>
        </table:table-row>
        <table:table-row table:style-name="ro1">
          <table:table-cell table:formula="of:=[ResNet_test_results.A377]" office:value-type="string" office:string-value="SmallNeg_0.1" calcext:value-type="string">
            <text:p>SmallNeg_0.1</text:p>
          </table:table-cell>
          <table:table-cell table:formula="of:=[ResNet_test_results.B377]" office:value-type="float" office:value="1" calcext:value-type="float">
            <text:p>1</text:p>
          </table:table-cell>
          <table:table-cell table:formula="of:=ROUND(AVERAGEIFS([$ResNet_test_results.C$2:.C$501];[$ResNet_test_results.$A$2:.$A$501];[.$A77];[$ResNet_test_results.$B$2:.$B$501];[.$B77]); 2)" office:value-type="float" office:value="0.77" calcext:value-type="float">
            <text:p>0.77</text:p>
          </table:table-cell>
          <table:table-cell table:formula="of:=ROUND(AVERAGEIFS([$ResNet_test_results.D$2:.D$501];[$ResNet_test_results.$A$2:.$A$501];[.$A77];[$ResNet_test_results.$B$2:.$B$501];[.$B77]); 2)" office:value-type="float" office:value="0.83" calcext:value-type="float">
            <text:p>0.83</text:p>
          </table:table-cell>
          <table:table-cell table:formula="of:=ROUND(AVERAGEIFS([$ResNet_test_results.E$2:.E$501];[$ResNet_test_results.$A$2:.$A$501];[.$A77];[$ResNet_test_results.$B$2:.$B$501];[.$B77]); 2)" office:value-type="float" office:value="0.73" calcext:value-type="float">
            <text:p>0.73</text:p>
          </table:table-cell>
          <table:table-cell table:formula="of:=ROUND(AVERAGEIFS([$ResNet_test_results.F$2:.F$501];[$ResNet_test_results.$A$2:.$A$501];[.$A77];[$ResNet_test_results.$B$2:.$B$501];[.$B77]); 2)" office:value-type="float" office:value="0.48" calcext:value-type="float">
            <text:p>0.48</text:p>
          </table:table-cell>
          <table:table-cell table:formula="of:=ROUND(AVERAGEIFS([$ResNet_test_results.G$2:.G$501];[$ResNet_test_results.$A$2:.$A$501];[.$A77];[$ResNet_test_results.$B$2:.$B$501];[.$B77]); 2)" office:value-type="float" office:value="278.75" calcext:value-type="float">
            <text:p>278.75</text:p>
          </table:table-cell>
          <table:table-cell table:number-matrix-columns-spanned="1" table:number-matrix-rows-spanned="1" table:formula="of:=ROUND(STDEV(IF(IF([.$A77]=[$ResNet_test_results.$A$2:.$A$501];1;0);IF([.$B77]=[$ResNet_test_results.$B$2:.$B$501];[$ResNet_test_results.$C$2:.$C$501];&quot;&quot;);&quot;&quot;));4)" office:value-type="float" office:value="0.0018" calcext:value-type="float">
            <text:p>0.0018</text:p>
          </table:table-cell>
        </table:table-row>
        <table:table-row table:style-name="ro1">
          <table:table-cell table:formula="of:=[ResNet_test_results.A383]" office:value-type="string" office:string-value="SmallNeg_0.1" calcext:value-type="string">
            <text:p>SmallNeg_0.1</text:p>
          </table:table-cell>
          <table:table-cell table:formula="of:=[ResNet_test_results.B378]" office:value-type="float" office:value="2" calcext:value-type="float">
            <text:p>2</text:p>
          </table:table-cell>
          <table:table-cell table:formula="of:=ROUND(AVERAGEIFS([$ResNet_test_results.C$2:.C$501];[$ResNet_test_results.$A$2:.$A$501];[.$A78];[$ResNet_test_results.$B$2:.$B$501];[.$B78]); 2)" office:value-type="float" office:value="0.85" calcext:value-type="float">
            <text:p>0.85</text:p>
          </table:table-cell>
          <table:table-cell table:formula="of:=ROUND(AVERAGEIFS([$ResNet_test_results.D$2:.D$501];[$ResNet_test_results.$A$2:.$A$501];[.$A78];[$ResNet_test_results.$B$2:.$B$501];[.$B78]); 2)" office:value-type="float" office:value="0.86" calcext:value-type="float">
            <text:p>0.86</text:p>
          </table:table-cell>
          <table:table-cell table:formula="of:=ROUND(AVERAGEIFS([$ResNet_test_results.E$2:.E$501];[$ResNet_test_results.$A$2:.$A$501];[.$A78];[$ResNet_test_results.$B$2:.$B$501];[.$B78]); 2)" office:value-type="float" office:value="0.41" calcext:value-type="float">
            <text:p>0.41</text:p>
          </table:table-cell>
          <table:table-cell table:formula="of:=ROUND(AVERAGEIFS([$ResNet_test_results.F$2:.F$501];[$ResNet_test_results.$A$2:.$A$501];[.$A78];[$ResNet_test_results.$B$2:.$B$501];[.$B78]); 2)" office:value-type="float" office:value="0.4" calcext:value-type="float">
            <text:p>0.4</text:p>
          </table:table-cell>
          <table:table-cell table:formula="of:=ROUND(AVERAGEIFS([$ResNet_test_results.G$2:.G$501];[$ResNet_test_results.$A$2:.$A$501];[.$A78];[$ResNet_test_results.$B$2:.$B$501];[.$B78]); 2)" office:value-type="float" office:value="278.11" calcext:value-type="float">
            <text:p>278.11</text:p>
          </table:table-cell>
          <table:table-cell table:number-matrix-columns-spanned="1" table:number-matrix-rows-spanned="1" table:formula="of:=ROUND(STDEV(IF(IF([.$A78]=[$ResNet_test_results.$A$2:.$A$501];1;0);IF([.$B78]=[$ResNet_test_results.$B$2:.$B$501];[$ResNet_test_results.$C$2:.$C$501];&quot;&quot;);&quot;&quot;));4)" office:value-type="float" office:value="0.0018" calcext:value-type="float">
            <text:p>0.0018</text:p>
          </table:table-cell>
        </table:table-row>
        <table:table-row table:style-name="ro1">
          <table:table-cell table:formula="of:=[ResNet_test_results.A389]" office:value-type="string" office:string-value="SmallNeg_0.1" calcext:value-type="string">
            <text:p>SmallNeg_0.1</text:p>
          </table:table-cell>
          <table:table-cell table:formula="of:=[ResNet_test_results.B379]" office:value-type="float" office:value="3" calcext:value-type="float">
            <text:p>3</text:p>
          </table:table-cell>
          <table:table-cell table:formula="of:=ROUND(AVERAGEIFS([$ResNet_test_results.C$2:.C$501];[$ResNet_test_results.$A$2:.$A$501];[.$A79];[$ResNet_test_results.$B$2:.$B$501];[.$B79]); 2)" office:value-type="float" office:value="0.88" calcext:value-type="float">
            <text:p>0.88</text:p>
          </table:table-cell>
          <table:table-cell table:formula="of:=ROUND(AVERAGEIFS([$ResNet_test_results.D$2:.D$501];[$ResNet_test_results.$A$2:.$A$501];[.$A79];[$ResNet_test_results.$B$2:.$B$501];[.$B79]); 2)" office:value-type="float" office:value="0.87" calcext:value-type="float">
            <text:p>0.87</text:p>
          </table:table-cell>
          <table:table-cell table:formula="of:=ROUND(AVERAGEIFS([$ResNet_test_results.E$2:.E$501];[$ResNet_test_results.$A$2:.$A$501];[.$A79];[$ResNet_test_results.$B$2:.$B$501];[.$B79]); 2)" office:value-type="float" office:value="0.34" calcext:value-type="float">
            <text:p>0.34</text:p>
          </table:table-cell>
          <table:table-cell table:formula="of:=ROUND(AVERAGEIFS([$ResNet_test_results.F$2:.F$501];[$ResNet_test_results.$A$2:.$A$501];[.$A79];[$ResNet_test_results.$B$2:.$B$501];[.$B79]); 2)" office:value-type="float" office:value="0.36" calcext:value-type="float">
            <text:p>0.36</text:p>
          </table:table-cell>
          <table:table-cell table:formula="of:=ROUND(AVERAGEIFS([$ResNet_test_results.G$2:.G$501];[$ResNet_test_results.$A$2:.$A$501];[.$A79];[$ResNet_test_results.$B$2:.$B$501];[.$B79]); 2)" office:value-type="float" office:value="278.19" calcext:value-type="float">
            <text:p>278.19</text:p>
          </table:table-cell>
          <table:table-cell table:number-matrix-columns-spanned="1" table:number-matrix-rows-spanned="1" table:formula="of:=ROUND(STDEV(IF(IF([.$A79]=[$ResNet_test_results.$A$2:.$A$501];1;0);IF([.$B79]=[$ResNet_test_results.$B$2:.$B$501];[$ResNet_test_results.$C$2:.$C$501];&quot;&quot;);&quot;&quot;));4)" office:value-type="float" office:value="0.0016" calcext:value-type="float">
            <text:p>0.0016</text:p>
          </table:table-cell>
        </table:table-row>
        <table:table-row table:style-name="ro1">
          <table:table-cell table:formula="of:=[ResNet_test_results.A395]" office:value-type="string" office:string-value="SmallNeg_0.1" calcext:value-type="string">
            <text:p>SmallNeg_0.1</text:p>
          </table:table-cell>
          <table:table-cell table:formula="of:=[ResNet_test_results.B380]" office:value-type="float" office:value="4" calcext:value-type="float">
            <text:p>4</text:p>
          </table:table-cell>
          <table:table-cell table:formula="of:=ROUND(AVERAGEIFS([$ResNet_test_results.C$2:.C$501];[$ResNet_test_results.$A$2:.$A$501];[.$A80];[$ResNet_test_results.$B$2:.$B$501];[.$B80]); 2)" office:value-type="float" office:value="0.89" calcext:value-type="float">
            <text:p>0.89</text:p>
          </table:table-cell>
          <table:table-cell table:formula="of:=ROUND(AVERAGEIFS([$ResNet_test_results.D$2:.D$501];[$ResNet_test_results.$A$2:.$A$501];[.$A80];[$ResNet_test_results.$B$2:.$B$501];[.$B80]); 2)" office:value-type="float" office:value="0.88" calcext:value-type="float">
            <text:p>0.88</text:p>
          </table:table-cell>
          <table:table-cell table:formula="of:=ROUND(AVERAGEIFS([$ResNet_test_results.E$2:.E$501];[$ResNet_test_results.$A$2:.$A$501];[.$A80];[$ResNet_test_results.$B$2:.$B$501];[.$B80]); 2)" office:value-type="float" office:value="0.3" calcext:value-type="float">
            <text:p>0.3</text:p>
          </table:table-cell>
          <table:table-cell table:formula="of:=ROUND(AVERAGEIFS([$ResNet_test_results.F$2:.F$501];[$ResNet_test_results.$A$2:.$A$501];[.$A80];[$ResNet_test_results.$B$2:.$B$501];[.$B80]); 2)" office:value-type="float" office:value="0.34" calcext:value-type="float">
            <text:p>0.34</text:p>
          </table:table-cell>
          <table:table-cell table:formula="of:=ROUND(AVERAGEIFS([$ResNet_test_results.G$2:.G$501];[$ResNet_test_results.$A$2:.$A$501];[.$A80];[$ResNet_test_results.$B$2:.$B$501];[.$B80]); 2)" office:value-type="float" office:value="277.86" calcext:value-type="float">
            <text:p>277.86</text:p>
          </table:table-cell>
          <table:table-cell table:number-matrix-columns-spanned="1" table:number-matrix-rows-spanned="1" table:formula="of:=ROUND(STDEV(IF(IF([.$A80]=[$ResNet_test_results.$A$2:.$A$501];1;0);IF([.$B80]=[$ResNet_test_results.$B$2:.$B$501];[$ResNet_test_results.$C$2:.$C$501];&quot;&quot;);&quot;&quot;));4)" office:value-type="float" office:value="0.002" calcext:value-type="float">
            <text:p>0.002</text:p>
          </table:table-cell>
        </table:table-row>
        <table:table-row table:style-name="ro1">
          <table:table-cell table:formula="of:=[ResNet_test_results.A401]" office:value-type="string" office:string-value="SmallNeg_0.1" calcext:value-type="string">
            <text:p>SmallNeg_0.1</text:p>
          </table:table-cell>
          <table:table-cell table:formula="of:=[ResNet_test_results.B381]" office:value-type="float" office:value="5" calcext:value-type="float">
            <text:p>5</text:p>
          </table:table-cell>
          <table:table-cell table:formula="of:=ROUND(AVERAGEIFS([$ResNet_test_results.C$2:.C$501];[$ResNet_test_results.$A$2:.$A$501];[.$A81];[$ResNet_test_results.$B$2:.$B$501];[.$B81]); 2)" office:value-type="float" office:value="0.91" calcext:value-type="float">
            <text:p>0.91</text:p>
          </table:table-cell>
          <table:table-cell table:formula="of:=ROUND(AVERAGEIFS([$ResNet_test_results.D$2:.D$501];[$ResNet_test_results.$A$2:.$A$501];[.$A81];[$ResNet_test_results.$B$2:.$B$501];[.$B81]); 2)" office:value-type="float" office:value="0.88" calcext:value-type="float">
            <text:p>0.88</text:p>
          </table:table-cell>
          <table:table-cell table:formula="of:=ROUND(AVERAGEIFS([$ResNet_test_results.E$2:.E$501];[$ResNet_test_results.$A$2:.$A$501];[.$A81];[$ResNet_test_results.$B$2:.$B$501];[.$B81]); 2)" office:value-type="float" office:value="0.27" calcext:value-type="float">
            <text:p>0.27</text:p>
          </table:table-cell>
          <table:table-cell table:formula="of:=ROUND(AVERAGEIFS([$ResNet_test_results.F$2:.F$501];[$ResNet_test_results.$A$2:.$A$501];[.$A81];[$ResNet_test_results.$B$2:.$B$501];[.$B81]); 2)" office:value-type="float" office:value="0.33" calcext:value-type="float">
            <text:p>0.33</text:p>
          </table:table-cell>
          <table:table-cell table:formula="of:=ROUND(AVERAGEIFS([$ResNet_test_results.G$2:.G$501];[$ResNet_test_results.$A$2:.$A$501];[.$A81];[$ResNet_test_results.$B$2:.$B$501];[.$B81]); 2)" office:value-type="float" office:value="280.23" calcext:value-type="float">
            <text:p>280.23</text:p>
          </table:table-cell>
          <table:table-cell table:number-matrix-columns-spanned="1" table:number-matrix-rows-spanned="1" table:formula="of:=ROUND(STDEV(IF(IF([.$A81]=[$ResNet_test_results.$A$2:.$A$501];1;0);IF([.$B81]=[$ResNet_test_results.$B$2:.$B$501];[$ResNet_test_results.$C$2:.$C$501];&quot;&quot;);&quot;&quot;));4)" office:value-type="float" office:value="0.0019" calcext:value-type="float">
            <text:p>0.0019</text:p>
          </table:table-cell>
        </table:table-row>
        <table:table-row table:style-name="ro1">
          <table:table-cell table:formula="of:=[ResNet_test_results.A402]" office:value-type="string" office:string-value="SmallNeg_0.2" calcext:value-type="string">
            <text:p>SmallNeg_0.2</text:p>
          </table:table-cell>
          <table:table-cell table:formula="of:=[ResNet_test_results.B402]" office:value-type="float" office:value="1" calcext:value-type="float">
            <text:p>1</text:p>
          </table:table-cell>
          <table:table-cell table:formula="of:=ROUND(AVERAGEIFS([$ResNet_test_results.C$2:.C$501];[$ResNet_test_results.$A$2:.$A$501];[.$A82];[$ResNet_test_results.$B$2:.$B$501];[.$B82]); 2)" office:value-type="float" office:value="0.77" calcext:value-type="float">
            <text:p>0.77</text:p>
          </table:table-cell>
          <table:table-cell table:formula="of:=ROUND(AVERAGEIFS([$ResNet_test_results.D$2:.D$501];[$ResNet_test_results.$A$2:.$A$501];[.$A82];[$ResNet_test_results.$B$2:.$B$501];[.$B82]); 2)" office:value-type="float" office:value="0.83" calcext:value-type="float">
            <text:p>0.83</text:p>
          </table:table-cell>
          <table:table-cell table:formula="of:=ROUND(AVERAGEIFS([$ResNet_test_results.E$2:.E$501];[$ResNet_test_results.$A$2:.$A$501];[.$A82];[$ResNet_test_results.$B$2:.$B$501];[.$B82]); 2)" office:value-type="float" office:value="0.72" calcext:value-type="float">
            <text:p>0.72</text:p>
          </table:table-cell>
          <table:table-cell table:formula="of:=ROUND(AVERAGEIFS([$ResNet_test_results.F$2:.F$501];[$ResNet_test_results.$A$2:.$A$501];[.$A82];[$ResNet_test_results.$B$2:.$B$501];[.$B82]); 2)" office:value-type="float" office:value="0.47" calcext:value-type="float">
            <text:p>0.47</text:p>
          </table:table-cell>
          <table:table-cell table:formula="of:=ROUND(AVERAGEIFS([$ResNet_test_results.G$2:.G$501];[$ResNet_test_results.$A$2:.$A$501];[.$A82];[$ResNet_test_results.$B$2:.$B$501];[.$B82]); 2)" office:value-type="float" office:value="281.89" calcext:value-type="float">
            <text:p>281.89</text:p>
          </table:table-cell>
          <table:table-cell table:number-matrix-columns-spanned="1" table:number-matrix-rows-spanned="1" table:formula="of:=ROUND(STDEV(IF(IF([.$A82]=[$ResNet_test_results.$A$2:.$A$501];1;0);IF([.$B82]=[$ResNet_test_results.$B$2:.$B$501];[$ResNet_test_results.$C$2:.$C$501];&quot;&quot;);&quot;&quot;));4)" office:value-type="float" office:value="0.0054" calcext:value-type="float">
            <text:p>0.0054</text:p>
          </table:table-cell>
        </table:table-row>
        <table:table-row table:style-name="ro1">
          <table:table-cell table:formula="of:=[ResNet_test_results.A408]" office:value-type="string" office:string-value="SmallNeg_0.2" calcext:value-type="string">
            <text:p>SmallNeg_0.2</text:p>
          </table:table-cell>
          <table:table-cell table:formula="of:=[ResNet_test_results.B403]" office:value-type="float" office:value="2" calcext:value-type="float">
            <text:p>2</text:p>
          </table:table-cell>
          <table:table-cell table:formula="of:=ROUND(AVERAGEIFS([$ResNet_test_results.C$2:.C$501];[$ResNet_test_results.$A$2:.$A$501];[.$A83];[$ResNet_test_results.$B$2:.$B$501];[.$B83]); 2)" office:value-type="float" office:value="0.86" calcext:value-type="float">
            <text:p>0.86</text:p>
          </table:table-cell>
          <table:table-cell table:formula="of:=ROUND(AVERAGEIFS([$ResNet_test_results.D$2:.D$501];[$ResNet_test_results.$A$2:.$A$501];[.$A83];[$ResNet_test_results.$B$2:.$B$501];[.$B83]); 2)" office:value-type="float" office:value="0.86" calcext:value-type="float">
            <text:p>0.86</text:p>
          </table:table-cell>
          <table:table-cell table:formula="of:=ROUND(AVERAGEIFS([$ResNet_test_results.E$2:.E$501];[$ResNet_test_results.$A$2:.$A$501];[.$A83];[$ResNet_test_results.$B$2:.$B$501];[.$B83]); 2)" office:value-type="float" office:value="0.41" calcext:value-type="float">
            <text:p>0.41</text:p>
          </table:table-cell>
          <table:table-cell table:formula="of:=ROUND(AVERAGEIFS([$ResNet_test_results.F$2:.F$501];[$ResNet_test_results.$A$2:.$A$501];[.$A83];[$ResNet_test_results.$B$2:.$B$501];[.$B83]); 2)" office:value-type="float" office:value="0.39" calcext:value-type="float">
            <text:p>0.39</text:p>
          </table:table-cell>
          <table:table-cell table:formula="of:=ROUND(AVERAGEIFS([$ResNet_test_results.G$2:.G$501];[$ResNet_test_results.$A$2:.$A$501];[.$A83];[$ResNet_test_results.$B$2:.$B$501];[.$B83]); 2)" office:value-type="float" office:value="281.47" calcext:value-type="float">
            <text:p>281.47</text:p>
          </table:table-cell>
          <table:table-cell table:number-matrix-columns-spanned="1" table:number-matrix-rows-spanned="1" table:formula="of:=ROUND(STDEV(IF(IF([.$A83]=[$ResNet_test_results.$A$2:.$A$501];1;0);IF([.$B83]=[$ResNet_test_results.$B$2:.$B$501];[$ResNet_test_results.$C$2:.$C$501];&quot;&quot;);&quot;&quot;));4)" office:value-type="float" office:value="0.0027" calcext:value-type="float">
            <text:p>0.0027</text:p>
          </table:table-cell>
        </table:table-row>
        <table:table-row table:style-name="ro1">
          <table:table-cell table:formula="of:=[ResNet_test_results.A414]" office:value-type="string" office:string-value="SmallNeg_0.2" calcext:value-type="string">
            <text:p>SmallNeg_0.2</text:p>
          </table:table-cell>
          <table:table-cell table:formula="of:=[ResNet_test_results.B404]" office:value-type="float" office:value="3" calcext:value-type="float">
            <text:p>3</text:p>
          </table:table-cell>
          <table:table-cell table:formula="of:=ROUND(AVERAGEIFS([$ResNet_test_results.C$2:.C$501];[$ResNet_test_results.$A$2:.$A$501];[.$A84];[$ResNet_test_results.$B$2:.$B$501];[.$B84]); 2)" office:value-type="float" office:value="0.88" calcext:value-type="float">
            <text:p>0.88</text:p>
          </table:table-cell>
          <table:table-cell table:formula="of:=ROUND(AVERAGEIFS([$ResNet_test_results.D$2:.D$501];[$ResNet_test_results.$A$2:.$A$501];[.$A84];[$ResNet_test_results.$B$2:.$B$501];[.$B84]); 2)" office:value-type="float" office:value="0.87" calcext:value-type="float">
            <text:p>0.87</text:p>
          </table:table-cell>
          <table:table-cell table:formula="of:=ROUND(AVERAGEIFS([$ResNet_test_results.E$2:.E$501];[$ResNet_test_results.$A$2:.$A$501];[.$A84];[$ResNet_test_results.$B$2:.$B$501];[.$B84]); 2)" office:value-type="float" office:value="0.34" calcext:value-type="float">
            <text:p>0.34</text:p>
          </table:table-cell>
          <table:table-cell table:formula="of:=ROUND(AVERAGEIFS([$ResNet_test_results.F$2:.F$501];[$ResNet_test_results.$A$2:.$A$501];[.$A84];[$ResNet_test_results.$B$2:.$B$501];[.$B84]); 2)" office:value-type="float" office:value="0.36" calcext:value-type="float">
            <text:p>0.36</text:p>
          </table:table-cell>
          <table:table-cell table:formula="of:=ROUND(AVERAGEIFS([$ResNet_test_results.G$2:.G$501];[$ResNet_test_results.$A$2:.$A$501];[.$A84];[$ResNet_test_results.$B$2:.$B$501];[.$B84]); 2)" office:value-type="float" office:value="281.55" calcext:value-type="float">
            <text:p>281.55</text:p>
          </table:table-cell>
          <table:table-cell table:number-matrix-columns-spanned="1" table:number-matrix-rows-spanned="1" table:formula="of:=ROUND(STDEV(IF(IF([.$A84]=[$ResNet_test_results.$A$2:.$A$501];1;0);IF([.$B84]=[$ResNet_test_results.$B$2:.$B$501];[$ResNet_test_results.$C$2:.$C$501];&quot;&quot;);&quot;&quot;));4)" office:value-type="float" office:value="0.002" calcext:value-type="float">
            <text:p>0.002</text:p>
          </table:table-cell>
        </table:table-row>
        <table:table-row table:style-name="ro1">
          <table:table-cell table:formula="of:=[ResNet_test_results.A420]" office:value-type="string" office:string-value="SmallNeg_0.2" calcext:value-type="string">
            <text:p>SmallNeg_0.2</text:p>
          </table:table-cell>
          <table:table-cell table:formula="of:=[ResNet_test_results.B405]" office:value-type="float" office:value="4" calcext:value-type="float">
            <text:p>4</text:p>
          </table:table-cell>
          <table:table-cell table:formula="of:=ROUND(AVERAGEIFS([$ResNet_test_results.C$2:.C$501];[$ResNet_test_results.$A$2:.$A$501];[.$A85];[$ResNet_test_results.$B$2:.$B$501];[.$B85]); 2)" office:value-type="float" office:value="0.89" calcext:value-type="float">
            <text:p>0.89</text:p>
          </table:table-cell>
          <table:table-cell table:formula="of:=ROUND(AVERAGEIFS([$ResNet_test_results.D$2:.D$501];[$ResNet_test_results.$A$2:.$A$501];[.$A85];[$ResNet_test_results.$B$2:.$B$501];[.$B85]); 2)" office:value-type="float" office:value="0.88" calcext:value-type="float">
            <text:p>0.88</text:p>
          </table:table-cell>
          <table:table-cell table:formula="of:=ROUND(AVERAGEIFS([$ResNet_test_results.E$2:.E$501];[$ResNet_test_results.$A$2:.$A$501];[.$A85];[$ResNet_test_results.$B$2:.$B$501];[.$B85]); 2)" office:value-type="float" office:value="0.3" calcext:value-type="float">
            <text:p>0.3</text:p>
          </table:table-cell>
          <table:table-cell table:formula="of:=ROUND(AVERAGEIFS([$ResNet_test_results.F$2:.F$501];[$ResNet_test_results.$A$2:.$A$501];[.$A85];[$ResNet_test_results.$B$2:.$B$501];[.$B85]); 2)" office:value-type="float" office:value="0.34" calcext:value-type="float">
            <text:p>0.34</text:p>
          </table:table-cell>
          <table:table-cell table:formula="of:=ROUND(AVERAGEIFS([$ResNet_test_results.G$2:.G$501];[$ResNet_test_results.$A$2:.$A$501];[.$A85];[$ResNet_test_results.$B$2:.$B$501];[.$B85]); 2)" office:value-type="float" office:value="281.41" calcext:value-type="float">
            <text:p>281.41</text:p>
          </table:table-cell>
          <table:table-cell table:number-matrix-columns-spanned="1" table:number-matrix-rows-spanned="1" table:formula="of:=ROUND(STDEV(IF(IF([.$A85]=[$ResNet_test_results.$A$2:.$A$501];1;0);IF([.$B85]=[$ResNet_test_results.$B$2:.$B$501];[$ResNet_test_results.$C$2:.$C$501];&quot;&quot;);&quot;&quot;));4)" office:value-type="float" office:value="0.0011" calcext:value-type="float">
            <text:p>0.0011</text:p>
          </table:table-cell>
        </table:table-row>
        <table:table-row table:style-name="ro1">
          <table:table-cell table:formula="of:=[ResNet_test_results.A426]" office:value-type="string" office:string-value="SmallNeg_0.2" calcext:value-type="string">
            <text:p>SmallNeg_0.2</text:p>
          </table:table-cell>
          <table:table-cell table:formula="of:=[ResNet_test_results.B406]" office:value-type="float" office:value="5" calcext:value-type="float">
            <text:p>5</text:p>
          </table:table-cell>
          <table:table-cell table:formula="of:=ROUND(AVERAGEIFS([$ResNet_test_results.C$2:.C$501];[$ResNet_test_results.$A$2:.$A$501];[.$A86];[$ResNet_test_results.$B$2:.$B$501];[.$B86]); 2)" office:value-type="float" office:value="0.9" calcext:value-type="float">
            <text:p>0.9</text:p>
          </table:table-cell>
          <table:table-cell table:formula="of:=ROUND(AVERAGEIFS([$ResNet_test_results.D$2:.D$501];[$ResNet_test_results.$A$2:.$A$501];[.$A86];[$ResNet_test_results.$B$2:.$B$501];[.$B86]); 2)" office:value-type="float" office:value="0.88" calcext:value-type="float">
            <text:p>0.88</text:p>
          </table:table-cell>
          <table:table-cell table:formula="of:=ROUND(AVERAGEIFS([$ResNet_test_results.E$2:.E$501];[$ResNet_test_results.$A$2:.$A$501];[.$A86];[$ResNet_test_results.$B$2:.$B$501];[.$B86]); 2)" office:value-type="float" office:value="0.27" calcext:value-type="float">
            <text:p>0.27</text:p>
          </table:table-cell>
          <table:table-cell table:formula="of:=ROUND(AVERAGEIFS([$ResNet_test_results.F$2:.F$501];[$ResNet_test_results.$A$2:.$A$501];[.$A86];[$ResNet_test_results.$B$2:.$B$501];[.$B86]); 2)" office:value-type="float" office:value="0.32" calcext:value-type="float">
            <text:p>0.32</text:p>
          </table:table-cell>
          <table:table-cell table:formula="of:=ROUND(AVERAGEIFS([$ResNet_test_results.G$2:.G$501];[$ResNet_test_results.$A$2:.$A$501];[.$A86];[$ResNet_test_results.$B$2:.$B$501];[.$B86]); 2)" office:value-type="float" office:value="281.32" calcext:value-type="float">
            <text:p>281.32</text:p>
          </table:table-cell>
          <table:table-cell table:number-matrix-columns-spanned="1" table:number-matrix-rows-spanned="1" table:formula="of:=ROUND(STDEV(IF(IF([.$A86]=[$ResNet_test_results.$A$2:.$A$501];1;0);IF([.$B86]=[$ResNet_test_results.$B$2:.$B$501];[$ResNet_test_results.$C$2:.$C$501];&quot;&quot;);&quot;&quot;));4)" office:value-type="float" office:value="0.0012" calcext:value-type="float">
            <text:p>0.0012</text:p>
          </table:table-cell>
        </table:table-row>
        <table:table-row table:style-name="ro1">
          <table:table-cell table:formula="of:=[ResNet_test_results.A427]" office:value-type="string" office:string-value="SmallNeg_0.3" calcext:value-type="string">
            <text:p>SmallNeg_0.3</text:p>
          </table:table-cell>
          <table:table-cell table:formula="of:=[ResNet_test_results.B427]" office:value-type="float" office:value="1" calcext:value-type="float">
            <text:p>1</text:p>
          </table:table-cell>
          <table:table-cell table:formula="of:=ROUND(AVERAGEIFS([$ResNet_test_results.C$2:.C$501];[$ResNet_test_results.$A$2:.$A$501];[.$A87];[$ResNet_test_results.$B$2:.$B$501];[.$B87]); 2)" office:value-type="float" office:value="0.77" calcext:value-type="float">
            <text:p>0.77</text:p>
          </table:table-cell>
          <table:table-cell table:formula="of:=ROUND(AVERAGEIFS([$ResNet_test_results.D$2:.D$501];[$ResNet_test_results.$A$2:.$A$501];[.$A87];[$ResNet_test_results.$B$2:.$B$501];[.$B87]); 2)" office:value-type="float" office:value="0.83" calcext:value-type="float">
            <text:p>0.83</text:p>
          </table:table-cell>
          <table:table-cell table:formula="of:=ROUND(AVERAGEIFS([$ResNet_test_results.E$2:.E$501];[$ResNet_test_results.$A$2:.$A$501];[.$A87];[$ResNet_test_results.$B$2:.$B$501];[.$B87]); 2)" office:value-type="float" office:value="0.71" calcext:value-type="float">
            <text:p>0.71</text:p>
          </table:table-cell>
          <table:table-cell table:formula="of:=ROUND(AVERAGEIFS([$ResNet_test_results.F$2:.F$501];[$ResNet_test_results.$A$2:.$A$501];[.$A87];[$ResNet_test_results.$B$2:.$B$501];[.$B87]); 2)" office:value-type="float" office:value="0.47" calcext:value-type="float">
            <text:p>0.47</text:p>
          </table:table-cell>
          <table:table-cell table:formula="of:=ROUND(AVERAGEIFS([$ResNet_test_results.G$2:.G$501];[$ResNet_test_results.$A$2:.$A$501];[.$A87];[$ResNet_test_results.$B$2:.$B$501];[.$B87]); 2)" office:value-type="float" office:value="281.77" calcext:value-type="float">
            <text:p>281.77</text:p>
          </table:table-cell>
          <table:table-cell table:number-matrix-columns-spanned="1" table:number-matrix-rows-spanned="1" table:formula="of:=ROUND(STDEV(IF(IF([.$A87]=[$ResNet_test_results.$A$2:.$A$501];1;0);IF([.$B87]=[$ResNet_test_results.$B$2:.$B$501];[$ResNet_test_results.$C$2:.$C$501];&quot;&quot;);&quot;&quot;));4)" office:value-type="float" office:value="0.0044" calcext:value-type="float">
            <text:p>0.0044</text:p>
          </table:table-cell>
        </table:table-row>
        <table:table-row table:style-name="ro1">
          <table:table-cell table:formula="of:=[ResNet_test_results.A433]" office:value-type="string" office:string-value="SmallNeg_0.3" calcext:value-type="string">
            <text:p>SmallNeg_0.3</text:p>
          </table:table-cell>
          <table:table-cell table:formula="of:=[ResNet_test_results.B428]" office:value-type="float" office:value="2" calcext:value-type="float">
            <text:p>2</text:p>
          </table:table-cell>
          <table:table-cell table:formula="of:=ROUND(AVERAGEIFS([$ResNet_test_results.C$2:.C$501];[$ResNet_test_results.$A$2:.$A$501];[.$A88];[$ResNet_test_results.$B$2:.$B$501];[.$B88]); 2)" office:value-type="float" office:value="0.86" calcext:value-type="float">
            <text:p>0.86</text:p>
          </table:table-cell>
          <table:table-cell table:formula="of:=ROUND(AVERAGEIFS([$ResNet_test_results.D$2:.D$501];[$ResNet_test_results.$A$2:.$A$501];[.$A88];[$ResNet_test_results.$B$2:.$B$501];[.$B88]); 2)" office:value-type="float" office:value="0.86" calcext:value-type="float">
            <text:p>0.86</text:p>
          </table:table-cell>
          <table:table-cell table:formula="of:=ROUND(AVERAGEIFS([$ResNet_test_results.E$2:.E$501];[$ResNet_test_results.$A$2:.$A$501];[.$A88];[$ResNet_test_results.$B$2:.$B$501];[.$B88]); 2)" office:value-type="float" office:value="0.41" calcext:value-type="float">
            <text:p>0.41</text:p>
          </table:table-cell>
          <table:table-cell table:formula="of:=ROUND(AVERAGEIFS([$ResNet_test_results.F$2:.F$501];[$ResNet_test_results.$A$2:.$A$501];[.$A88];[$ResNet_test_results.$B$2:.$B$501];[.$B88]); 2)" office:value-type="float" office:value="0.39" calcext:value-type="float">
            <text:p>0.39</text:p>
          </table:table-cell>
          <table:table-cell table:formula="of:=ROUND(AVERAGEIFS([$ResNet_test_results.G$2:.G$501];[$ResNet_test_results.$A$2:.$A$501];[.$A88];[$ResNet_test_results.$B$2:.$B$501];[.$B88]); 2)" office:value-type="float" office:value="281.17" calcext:value-type="float">
            <text:p>281.17</text:p>
          </table:table-cell>
          <table:table-cell table:number-matrix-columns-spanned="1" table:number-matrix-rows-spanned="1" table:formula="of:=ROUND(STDEV(IF(IF([.$A88]=[$ResNet_test_results.$A$2:.$A$501];1;0);IF([.$B88]=[$ResNet_test_results.$B$2:.$B$501];[$ResNet_test_results.$C$2:.$C$501];&quot;&quot;);&quot;&quot;));4)" office:value-type="float" office:value="0.0015" calcext:value-type="float">
            <text:p>0.0015</text:p>
          </table:table-cell>
        </table:table-row>
        <table:table-row table:style-name="ro1">
          <table:table-cell table:formula="of:=[ResNet_test_results.A439]" office:value-type="string" office:string-value="SmallNeg_0.3" calcext:value-type="string">
            <text:p>SmallNeg_0.3</text:p>
          </table:table-cell>
          <table:table-cell table:formula="of:=[ResNet_test_results.B429]" office:value-type="float" office:value="3" calcext:value-type="float">
            <text:p>3</text:p>
          </table:table-cell>
          <table:table-cell table:formula="of:=ROUND(AVERAGEIFS([$ResNet_test_results.C$2:.C$501];[$ResNet_test_results.$A$2:.$A$501];[.$A89];[$ResNet_test_results.$B$2:.$B$501];[.$B89]); 2)" office:value-type="float" office:value="0.88" calcext:value-type="float">
            <text:p>0.88</text:p>
          </table:table-cell>
          <table:table-cell table:formula="of:=ROUND(AVERAGEIFS([$ResNet_test_results.D$2:.D$501];[$ResNet_test_results.$A$2:.$A$501];[.$A89];[$ResNet_test_results.$B$2:.$B$501];[.$B89]); 2)" office:value-type="float" office:value="0.87" calcext:value-type="float">
            <text:p>0.87</text:p>
          </table:table-cell>
          <table:table-cell table:formula="of:=ROUND(AVERAGEIFS([$ResNet_test_results.E$2:.E$501];[$ResNet_test_results.$A$2:.$A$501];[.$A89];[$ResNet_test_results.$B$2:.$B$501];[.$B89]); 2)" office:value-type="float" office:value="0.34" calcext:value-type="float">
            <text:p>0.34</text:p>
          </table:table-cell>
          <table:table-cell table:formula="of:=ROUND(AVERAGEIFS([$ResNet_test_results.F$2:.F$501];[$ResNet_test_results.$A$2:.$A$501];[.$A89];[$ResNet_test_results.$B$2:.$B$501];[.$B89]); 2)" office:value-type="float" office:value="0.36" calcext:value-type="float">
            <text:p>0.36</text:p>
          </table:table-cell>
          <table:table-cell table:formula="of:=ROUND(AVERAGEIFS([$ResNet_test_results.G$2:.G$501];[$ResNet_test_results.$A$2:.$A$501];[.$A89];[$ResNet_test_results.$B$2:.$B$501];[.$B89]); 2)" office:value-type="float" office:value="281.19" calcext:value-type="float">
            <text:p>281.19</text:p>
          </table:table-cell>
          <table:table-cell table:number-matrix-columns-spanned="1" table:number-matrix-rows-spanned="1" table:formula="of:=ROUND(STDEV(IF(IF([.$A89]=[$ResNet_test_results.$A$2:.$A$501];1;0);IF([.$B89]=[$ResNet_test_results.$B$2:.$B$501];[$ResNet_test_results.$C$2:.$C$501];&quot;&quot;);&quot;&quot;));4)" office:value-type="float" office:value="0.0014" calcext:value-type="float">
            <text:p>0.0014</text:p>
          </table:table-cell>
        </table:table-row>
        <table:table-row table:style-name="ro1">
          <table:table-cell table:formula="of:=[ResNet_test_results.A445]" office:value-type="string" office:string-value="SmallNeg_0.3" calcext:value-type="string">
            <text:p>SmallNeg_0.3</text:p>
          </table:table-cell>
          <table:table-cell table:formula="of:=[ResNet_test_results.B430]" office:value-type="float" office:value="4" calcext:value-type="float">
            <text:p>4</text:p>
          </table:table-cell>
          <table:table-cell table:formula="of:=ROUND(AVERAGEIFS([$ResNet_test_results.C$2:.C$501];[$ResNet_test_results.$A$2:.$A$501];[.$A90];[$ResNet_test_results.$B$2:.$B$501];[.$B90]); 2)" office:value-type="float" office:value="0.89" calcext:value-type="float">
            <text:p>0.89</text:p>
          </table:table-cell>
          <table:table-cell table:formula="of:=ROUND(AVERAGEIFS([$ResNet_test_results.D$2:.D$501];[$ResNet_test_results.$A$2:.$A$501];[.$A90];[$ResNet_test_results.$B$2:.$B$501];[.$B90]); 2)" office:value-type="float" office:value="0.88" calcext:value-type="float">
            <text:p>0.88</text:p>
          </table:table-cell>
          <table:table-cell table:formula="of:=ROUND(AVERAGEIFS([$ResNet_test_results.E$2:.E$501];[$ResNet_test_results.$A$2:.$A$501];[.$A90];[$ResNet_test_results.$B$2:.$B$501];[.$B90]); 2)" office:value-type="float" office:value="0.3" calcext:value-type="float">
            <text:p>0.3</text:p>
          </table:table-cell>
          <table:table-cell table:formula="of:=ROUND(AVERAGEIFS([$ResNet_test_results.F$2:.F$501];[$ResNet_test_results.$A$2:.$A$501];[.$A90];[$ResNet_test_results.$B$2:.$B$501];[.$B90]); 2)" office:value-type="float" office:value="0.34" calcext:value-type="float">
            <text:p>0.34</text:p>
          </table:table-cell>
          <table:table-cell table:formula="of:=ROUND(AVERAGEIFS([$ResNet_test_results.G$2:.G$501];[$ResNet_test_results.$A$2:.$A$501];[.$A90];[$ResNet_test_results.$B$2:.$B$501];[.$B90]); 2)" office:value-type="float" office:value="281.07" calcext:value-type="float">
            <text:p>281.07</text:p>
          </table:table-cell>
          <table:table-cell table:number-matrix-columns-spanned="1" table:number-matrix-rows-spanned="1" table:formula="of:=ROUND(STDEV(IF(IF([.$A90]=[$ResNet_test_results.$A$2:.$A$501];1;0);IF([.$B90]=[$ResNet_test_results.$B$2:.$B$501];[$ResNet_test_results.$C$2:.$C$501];&quot;&quot;);&quot;&quot;));4)" office:value-type="float" office:value="0.0011" calcext:value-type="float">
            <text:p>0.0011</text:p>
          </table:table-cell>
        </table:table-row>
        <table:table-row table:style-name="ro1">
          <table:table-cell table:formula="of:=[ResNet_test_results.A451]" office:value-type="string" office:string-value="SmallNeg_0.3" calcext:value-type="string">
            <text:p>SmallNeg_0.3</text:p>
          </table:table-cell>
          <table:table-cell table:formula="of:=[ResNet_test_results.B431]" office:value-type="float" office:value="5" calcext:value-type="float">
            <text:p>5</text:p>
          </table:table-cell>
          <table:table-cell table:formula="of:=ROUND(AVERAGEIFS([$ResNet_test_results.C$2:.C$501];[$ResNet_test_results.$A$2:.$A$501];[.$A91];[$ResNet_test_results.$B$2:.$B$501];[.$B91]); 2)" office:value-type="float" office:value="0.9" calcext:value-type="float">
            <text:p>0.9</text:p>
          </table:table-cell>
          <table:table-cell table:formula="of:=ROUND(AVERAGEIFS([$ResNet_test_results.D$2:.D$501];[$ResNet_test_results.$A$2:.$A$501];[.$A91];[$ResNet_test_results.$B$2:.$B$501];[.$B91]); 2)" office:value-type="float" office:value="0.88" calcext:value-type="float">
            <text:p>0.88</text:p>
          </table:table-cell>
          <table:table-cell table:formula="of:=ROUND(AVERAGEIFS([$ResNet_test_results.E$2:.E$501];[$ResNet_test_results.$A$2:.$A$501];[.$A91];[$ResNet_test_results.$B$2:.$B$501];[.$B91]); 2)" office:value-type="float" office:value="0.28" calcext:value-type="float">
            <text:p>0.28</text:p>
          </table:table-cell>
          <table:table-cell table:formula="of:=ROUND(AVERAGEIFS([$ResNet_test_results.F$2:.F$501];[$ResNet_test_results.$A$2:.$A$501];[.$A91];[$ResNet_test_results.$B$2:.$B$501];[.$B91]); 2)" office:value-type="float" office:value="0.33" calcext:value-type="float">
            <text:p>0.33</text:p>
          </table:table-cell>
          <table:table-cell table:formula="of:=ROUND(AVERAGEIFS([$ResNet_test_results.G$2:.G$501];[$ResNet_test_results.$A$2:.$A$501];[.$A91];[$ResNet_test_results.$B$2:.$B$501];[.$B91]); 2)" office:value-type="float" office:value="281.2" calcext:value-type="float">
            <text:p>281.2</text:p>
          </table:table-cell>
          <table:table-cell table:number-matrix-columns-spanned="1" table:number-matrix-rows-spanned="1" table:formula="of:=ROUND(STDEV(IF(IF([.$A91]=[$ResNet_test_results.$A$2:.$A$501];1;0);IF([.$B91]=[$ResNet_test_results.$B$2:.$B$501];[$ResNet_test_results.$C$2:.$C$501];&quot;&quot;);&quot;&quot;));4)" office:value-type="float" office:value="0.0014" calcext:value-type="float">
            <text:p>0.0014</text:p>
          </table:table-cell>
        </table:table-row>
        <table:table-row table:style-name="ro1">
          <table:table-cell table:formula="of:=[ResNet_test_results.A452]" office:value-type="string" office:string-value="SmallNeg_0.4" calcext:value-type="string">
            <text:p>SmallNeg_0.4</text:p>
          </table:table-cell>
          <table:table-cell table:formula="of:=[ResNet_test_results.B452]" office:value-type="float" office:value="1" calcext:value-type="float">
            <text:p>1</text:p>
          </table:table-cell>
          <table:table-cell table:formula="of:=ROUND(AVERAGEIFS([$ResNet_test_results.C$2:.C$501];[$ResNet_test_results.$A$2:.$A$501];[.$A92];[$ResNet_test_results.$B$2:.$B$501];[.$B92]); 2)" office:value-type="float" office:value="0.78" calcext:value-type="float">
            <text:p>0.78</text:p>
          </table:table-cell>
          <table:table-cell table:formula="of:=ROUND(AVERAGEIFS([$ResNet_test_results.D$2:.D$501];[$ResNet_test_results.$A$2:.$A$501];[.$A92];[$ResNet_test_results.$B$2:.$B$501];[.$B92]); 2)" office:value-type="float" office:value="0.83" calcext:value-type="float">
            <text:p>0.83</text:p>
          </table:table-cell>
          <table:table-cell table:formula="of:=ROUND(AVERAGEIFS([$ResNet_test_results.E$2:.E$501];[$ResNet_test_results.$A$2:.$A$501];[.$A92];[$ResNet_test_results.$B$2:.$B$501];[.$B92]); 2)" office:value-type="float" office:value="0.69" calcext:value-type="float">
            <text:p>0.69</text:p>
          </table:table-cell>
          <table:table-cell table:formula="of:=ROUND(AVERAGEIFS([$ResNet_test_results.F$2:.F$501];[$ResNet_test_results.$A$2:.$A$501];[.$A92];[$ResNet_test_results.$B$2:.$B$501];[.$B92]); 2)" office:value-type="float" office:value="0.47" calcext:value-type="float">
            <text:p>0.47</text:p>
          </table:table-cell>
          <table:table-cell table:formula="of:=ROUND(AVERAGEIFS([$ResNet_test_results.G$2:.G$501];[$ResNet_test_results.$A$2:.$A$501];[.$A92];[$ResNet_test_results.$B$2:.$B$501];[.$B92]); 2)" office:value-type="float" office:value="282.99" calcext:value-type="float">
            <text:p>282.99</text:p>
          </table:table-cell>
          <table:table-cell table:number-matrix-columns-spanned="1" table:number-matrix-rows-spanned="1" table:formula="of:=ROUND(STDEV(IF(IF([.$A92]=[$ResNet_test_results.$A$2:.$A$501];1;0);IF([.$B92]=[$ResNet_test_results.$B$2:.$B$501];[$ResNet_test_results.$C$2:.$C$501];&quot;&quot;);&quot;&quot;));4)" office:value-type="float" office:value="0.0053" calcext:value-type="float">
            <text:p>0.0053</text:p>
          </table:table-cell>
        </table:table-row>
        <table:table-row table:style-name="ro1">
          <table:table-cell table:formula="of:=[ResNet_test_results.A458]" office:value-type="string" office:string-value="SmallNeg_0.4" calcext:value-type="string">
            <text:p>SmallNeg_0.4</text:p>
          </table:table-cell>
          <table:table-cell table:formula="of:=[ResNet_test_results.B453]" office:value-type="float" office:value="2" calcext:value-type="float">
            <text:p>2</text:p>
          </table:table-cell>
          <table:table-cell table:formula="of:=ROUND(AVERAGEIFS([$ResNet_test_results.C$2:.C$501];[$ResNet_test_results.$A$2:.$A$501];[.$A93];[$ResNet_test_results.$B$2:.$B$501];[.$B93]); 2)" office:value-type="float" office:value="0.85" calcext:value-type="float">
            <text:p>0.85</text:p>
          </table:table-cell>
          <table:table-cell table:formula="of:=ROUND(AVERAGEIFS([$ResNet_test_results.D$2:.D$501];[$ResNet_test_results.$A$2:.$A$501];[.$A93];[$ResNet_test_results.$B$2:.$B$501];[.$B93]); 2)" office:value-type="float" office:value="0.86" calcext:value-type="float">
            <text:p>0.86</text:p>
          </table:table-cell>
          <table:table-cell table:formula="of:=ROUND(AVERAGEIFS([$ResNet_test_results.E$2:.E$501];[$ResNet_test_results.$A$2:.$A$501];[.$A93];[$ResNet_test_results.$B$2:.$B$501];[.$B93]); 2)" office:value-type="float" office:value="0.41" calcext:value-type="float">
            <text:p>0.41</text:p>
          </table:table-cell>
          <table:table-cell table:formula="of:=ROUND(AVERAGEIFS([$ResNet_test_results.F$2:.F$501];[$ResNet_test_results.$A$2:.$A$501];[.$A93];[$ResNet_test_results.$B$2:.$B$501];[.$B93]); 2)" office:value-type="float" office:value="0.4" calcext:value-type="float">
            <text:p>0.4</text:p>
          </table:table-cell>
          <table:table-cell table:formula="of:=ROUND(AVERAGEIFS([$ResNet_test_results.G$2:.G$501];[$ResNet_test_results.$A$2:.$A$501];[.$A93];[$ResNet_test_results.$B$2:.$B$501];[.$B93]); 2)" office:value-type="float" office:value="282.71" calcext:value-type="float">
            <text:p>282.71</text:p>
          </table:table-cell>
          <table:table-cell table:number-matrix-columns-spanned="1" table:number-matrix-rows-spanned="1" table:formula="of:=ROUND(STDEV(IF(IF([.$A93]=[$ResNet_test_results.$A$2:.$A$501];1;0);IF([.$B93]=[$ResNet_test_results.$B$2:.$B$501];[$ResNet_test_results.$C$2:.$C$501];&quot;&quot;);&quot;&quot;));4)" office:value-type="float" office:value="0.0019" calcext:value-type="float">
            <text:p>0.0019</text:p>
          </table:table-cell>
        </table:table-row>
        <table:table-row table:style-name="ro1">
          <table:table-cell table:formula="of:=[ResNet_test_results.A464]" office:value-type="string" office:string-value="SmallNeg_0.4" calcext:value-type="string">
            <text:p>SmallNeg_0.4</text:p>
          </table:table-cell>
          <table:table-cell table:formula="of:=[ResNet_test_results.B454]" office:value-type="float" office:value="3" calcext:value-type="float">
            <text:p>3</text:p>
          </table:table-cell>
          <table:table-cell table:formula="of:=ROUND(AVERAGEIFS([$ResNet_test_results.C$2:.C$501];[$ResNet_test_results.$A$2:.$A$501];[.$A94];[$ResNet_test_results.$B$2:.$B$501];[.$B94]); 2)" office:value-type="float" office:value="0.87" calcext:value-type="float">
            <text:p>0.87</text:p>
          </table:table-cell>
          <table:table-cell table:formula="of:=ROUND(AVERAGEIFS([$ResNet_test_results.D$2:.D$501];[$ResNet_test_results.$A$2:.$A$501];[.$A94];[$ResNet_test_results.$B$2:.$B$501];[.$B94]); 2)" office:value-type="float" office:value="0.87" calcext:value-type="float">
            <text:p>0.87</text:p>
          </table:table-cell>
          <table:table-cell table:formula="of:=ROUND(AVERAGEIFS([$ResNet_test_results.E$2:.E$501];[$ResNet_test_results.$A$2:.$A$501];[.$A94];[$ResNet_test_results.$B$2:.$B$501];[.$B94]); 2)" office:value-type="float" office:value="0.35" calcext:value-type="float">
            <text:p>0.35</text:p>
          </table:table-cell>
          <table:table-cell table:formula="of:=ROUND(AVERAGEIFS([$ResNet_test_results.F$2:.F$501];[$ResNet_test_results.$A$2:.$A$501];[.$A94];[$ResNet_test_results.$B$2:.$B$501];[.$B94]); 2)" office:value-type="float" office:value="0.37" calcext:value-type="float">
            <text:p>0.37</text:p>
          </table:table-cell>
          <table:table-cell table:formula="of:=ROUND(AVERAGEIFS([$ResNet_test_results.G$2:.G$501];[$ResNet_test_results.$A$2:.$A$501];[.$A94];[$ResNet_test_results.$B$2:.$B$501];[.$B94]); 2)" office:value-type="float" office:value="282.88" calcext:value-type="float">
            <text:p>282.88</text:p>
          </table:table-cell>
          <table:table-cell table:number-matrix-columns-spanned="1" table:number-matrix-rows-spanned="1" table:formula="of:=ROUND(STDEV(IF(IF([.$A94]=[$ResNet_test_results.$A$2:.$A$501];1;0);IF([.$B94]=[$ResNet_test_results.$B$2:.$B$501];[$ResNet_test_results.$C$2:.$C$501];&quot;&quot;);&quot;&quot;));4)" office:value-type="float" office:value="0.0016" calcext:value-type="float">
            <text:p>0.0016</text:p>
          </table:table-cell>
        </table:table-row>
        <table:table-row table:style-name="ro1">
          <table:table-cell table:formula="of:=[ResNet_test_results.A470]" office:value-type="string" office:string-value="SmallNeg_0.4" calcext:value-type="string">
            <text:p>SmallNeg_0.4</text:p>
          </table:table-cell>
          <table:table-cell table:formula="of:=[ResNet_test_results.B455]" office:value-type="float" office:value="4" calcext:value-type="float">
            <text:p>4</text:p>
          </table:table-cell>
          <table:table-cell table:formula="of:=ROUND(AVERAGEIFS([$ResNet_test_results.C$2:.C$501];[$ResNet_test_results.$A$2:.$A$501];[.$A95];[$ResNet_test_results.$B$2:.$B$501];[.$B95]); 2)" office:value-type="float" office:value="0.89" calcext:value-type="float">
            <text:p>0.89</text:p>
          </table:table-cell>
          <table:table-cell table:formula="of:=ROUND(AVERAGEIFS([$ResNet_test_results.D$2:.D$501];[$ResNet_test_results.$A$2:.$A$501];[.$A95];[$ResNet_test_results.$B$2:.$B$501];[.$B95]); 2)" office:value-type="float" office:value="0.88" calcext:value-type="float">
            <text:p>0.88</text:p>
          </table:table-cell>
          <table:table-cell table:formula="of:=ROUND(AVERAGEIFS([$ResNet_test_results.E$2:.E$501];[$ResNet_test_results.$A$2:.$A$501];[.$A95];[$ResNet_test_results.$B$2:.$B$501];[.$B95]); 2)" office:value-type="float" office:value="0.32" calcext:value-type="float">
            <text:p>0.32</text:p>
          </table:table-cell>
          <table:table-cell table:formula="of:=ROUND(AVERAGEIFS([$ResNet_test_results.F$2:.F$501];[$ResNet_test_results.$A$2:.$A$501];[.$A95];[$ResNet_test_results.$B$2:.$B$501];[.$B95]); 2)" office:value-type="float" office:value="0.35" calcext:value-type="float">
            <text:p>0.35</text:p>
          </table:table-cell>
          <table:table-cell table:formula="of:=ROUND(AVERAGEIFS([$ResNet_test_results.G$2:.G$501];[$ResNet_test_results.$A$2:.$A$501];[.$A95];[$ResNet_test_results.$B$2:.$B$501];[.$B95]); 2)" office:value-type="float" office:value="282.78" calcext:value-type="float">
            <text:p>282.78</text:p>
          </table:table-cell>
          <table:table-cell table:number-matrix-columns-spanned="1" table:number-matrix-rows-spanned="1" table:formula="of:=ROUND(STDEV(IF(IF([.$A95]=[$ResNet_test_results.$A$2:.$A$501];1;0);IF([.$B95]=[$ResNet_test_results.$B$2:.$B$501];[$ResNet_test_results.$C$2:.$C$501];&quot;&quot;);&quot;&quot;));4)" office:value-type="float" office:value="0.0019" calcext:value-type="float">
            <text:p>0.0019</text:p>
          </table:table-cell>
        </table:table-row>
        <table:table-row table:style-name="ro1">
          <table:table-cell table:formula="of:=[ResNet_test_results.A476]" office:value-type="string" office:string-value="SmallNeg_0.4" calcext:value-type="string">
            <text:p>SmallNeg_0.4</text:p>
          </table:table-cell>
          <table:table-cell table:formula="of:=[ResNet_test_results.B456]" office:value-type="float" office:value="5" calcext:value-type="float">
            <text:p>5</text:p>
          </table:table-cell>
          <table:table-cell table:formula="of:=ROUND(AVERAGEIFS([$ResNet_test_results.C$2:.C$501];[$ResNet_test_results.$A$2:.$A$501];[.$A96];[$ResNet_test_results.$B$2:.$B$501];[.$B96]); 2)" office:value-type="float" office:value="0.9" calcext:value-type="float">
            <text:p>0.9</text:p>
          </table:table-cell>
          <table:table-cell table:formula="of:=ROUND(AVERAGEIFS([$ResNet_test_results.D$2:.D$501];[$ResNet_test_results.$A$2:.$A$501];[.$A96];[$ResNet_test_results.$B$2:.$B$501];[.$B96]); 2)" office:value-type="float" office:value="0.88" calcext:value-type="float">
            <text:p>0.88</text:p>
          </table:table-cell>
          <table:table-cell table:formula="of:=ROUND(AVERAGEIFS([$ResNet_test_results.E$2:.E$501];[$ResNet_test_results.$A$2:.$A$501];[.$A96];[$ResNet_test_results.$B$2:.$B$501];[.$B96]); 2)" office:value-type="float" office:value="0.29" calcext:value-type="float">
            <text:p>0.29</text:p>
          </table:table-cell>
          <table:table-cell table:formula="of:=ROUND(AVERAGEIFS([$ResNet_test_results.F$2:.F$501];[$ResNet_test_results.$A$2:.$A$501];[.$A96];[$ResNet_test_results.$B$2:.$B$501];[.$B96]); 2)" office:value-type="float" office:value="0.33" calcext:value-type="float">
            <text:p>0.33</text:p>
          </table:table-cell>
          <table:table-cell table:formula="of:=ROUND(AVERAGEIFS([$ResNet_test_results.G$2:.G$501];[$ResNet_test_results.$A$2:.$A$501];[.$A96];[$ResNet_test_results.$B$2:.$B$501];[.$B96]); 2)" office:value-type="float" office:value="282.95" calcext:value-type="float">
            <text:p>282.95</text:p>
          </table:table-cell>
          <table:table-cell table:number-matrix-columns-spanned="1" table:number-matrix-rows-spanned="1" table:formula="of:=ROUND(STDEV(IF(IF([.$A96]=[$ResNet_test_results.$A$2:.$A$501];1;0);IF([.$B96]=[$ResNet_test_results.$B$2:.$B$501];[$ResNet_test_results.$C$2:.$C$501];&quot;&quot;);&quot;&quot;));4)" office:value-type="float" office:value="0.0019" calcext:value-type="float">
            <text:p>0.0019</text:p>
          </table:table-cell>
        </table:table-row>
        <table:table-row table:style-name="ro1">
          <table:table-cell table:formula="of:=[ResNet_test_results.A477]" office:value-type="string" office:string-value="SmallNeg_0.5" calcext:value-type="string">
            <text:p>SmallNeg_0.5</text:p>
          </table:table-cell>
          <table:table-cell table:formula="of:=[ResNet_test_results.B477]" office:value-type="float" office:value="1" calcext:value-type="float">
            <text:p>1</text:p>
          </table:table-cell>
          <table:table-cell table:formula="of:=ROUND(AVERAGEIFS([$ResNet_test_results.C$2:.C$501];[$ResNet_test_results.$A$2:.$A$501];[.$A97];[$ResNet_test_results.$B$2:.$B$501];[.$B97]); 2)" office:value-type="float" office:value="0.78" calcext:value-type="float">
            <text:p>0.78</text:p>
          </table:table-cell>
          <table:table-cell table:formula="of:=ROUND(AVERAGEIFS([$ResNet_test_results.D$2:.D$501];[$ResNet_test_results.$A$2:.$A$501];[.$A97];[$ResNet_test_results.$B$2:.$B$501];[.$B97]); 2)" office:value-type="float" office:value="0.83" calcext:value-type="float">
            <text:p>0.83</text:p>
          </table:table-cell>
          <table:table-cell table:formula="of:=ROUND(AVERAGEIFS([$ResNet_test_results.E$2:.E$501];[$ResNet_test_results.$A$2:.$A$501];[.$A97];[$ResNet_test_results.$B$2:.$B$501];[.$B97]); 2)" office:value-type="float" office:value="0.68" calcext:value-type="float">
            <text:p>0.68</text:p>
          </table:table-cell>
          <table:table-cell table:formula="of:=ROUND(AVERAGEIFS([$ResNet_test_results.F$2:.F$501];[$ResNet_test_results.$A$2:.$A$501];[.$A97];[$ResNet_test_results.$B$2:.$B$501];[.$B97]); 2)" office:value-type="float" office:value="0.47" calcext:value-type="float">
            <text:p>0.47</text:p>
          </table:table-cell>
          <table:table-cell table:formula="of:=ROUND(AVERAGEIFS([$ResNet_test_results.G$2:.G$501];[$ResNet_test_results.$A$2:.$A$501];[.$A97];[$ResNet_test_results.$B$2:.$B$501];[.$B97]); 2)" office:value-type="float" office:value="285.7" calcext:value-type="float">
            <text:p>285.7</text:p>
          </table:table-cell>
          <table:table-cell table:number-matrix-columns-spanned="1" table:number-matrix-rows-spanned="1" table:formula="of:=ROUND(STDEV(IF(IF([.$A97]=[$ResNet_test_results.$A$2:.$A$501];1;0);IF([.$B97]=[$ResNet_test_results.$B$2:.$B$501];[$ResNet_test_results.$C$2:.$C$501];&quot;&quot;);&quot;&quot;));4)" office:value-type="float" office:value="0.0036" calcext:value-type="float">
            <text:p>0.0036</text:p>
          </table:table-cell>
        </table:table-row>
        <table:table-row table:style-name="ro1">
          <table:table-cell table:formula="of:=[ResNet_test_results.A483]" office:value-type="string" office:string-value="SmallNeg_0.5" calcext:value-type="string">
            <text:p>SmallNeg_0.5</text:p>
          </table:table-cell>
          <table:table-cell table:formula="of:=[ResNet_test_results.B478]" office:value-type="float" office:value="2" calcext:value-type="float">
            <text:p>2</text:p>
          </table:table-cell>
          <table:table-cell table:formula="of:=ROUND(AVERAGEIFS([$ResNet_test_results.C$2:.C$501];[$ResNet_test_results.$A$2:.$A$501];[.$A98];[$ResNet_test_results.$B$2:.$B$501];[.$B98]); 2)" office:value-type="float" office:value="0.85" calcext:value-type="float">
            <text:p>0.85</text:p>
          </table:table-cell>
          <table:table-cell table:formula="of:=ROUND(AVERAGEIFS([$ResNet_test_results.D$2:.D$501];[$ResNet_test_results.$A$2:.$A$501];[.$A98];[$ResNet_test_results.$B$2:.$B$501];[.$B98]); 2)" office:value-type="float" office:value="0.86" calcext:value-type="float">
            <text:p>0.86</text:p>
          </table:table-cell>
          <table:table-cell table:formula="of:=ROUND(AVERAGEIFS([$ResNet_test_results.E$2:.E$501];[$ResNet_test_results.$A$2:.$A$501];[.$A98];[$ResNet_test_results.$B$2:.$B$501];[.$B98]); 2)" office:value-type="float" office:value="0.41" calcext:value-type="float">
            <text:p>0.41</text:p>
          </table:table-cell>
          <table:table-cell table:formula="of:=ROUND(AVERAGEIFS([$ResNet_test_results.F$2:.F$501];[$ResNet_test_results.$A$2:.$A$501];[.$A98];[$ResNet_test_results.$B$2:.$B$501];[.$B98]); 2)" office:value-type="float" office:value="0.4" calcext:value-type="float">
            <text:p>0.4</text:p>
          </table:table-cell>
          <table:table-cell table:formula="of:=ROUND(AVERAGEIFS([$ResNet_test_results.G$2:.G$501];[$ResNet_test_results.$A$2:.$A$501];[.$A98];[$ResNet_test_results.$B$2:.$B$501];[.$B98]); 2)" office:value-type="float" office:value="283.49" calcext:value-type="float">
            <text:p>283.49</text:p>
          </table:table-cell>
          <table:table-cell table:number-matrix-columns-spanned="1" table:number-matrix-rows-spanned="1" table:formula="of:=ROUND(STDEV(IF(IF([.$A98]=[$ResNet_test_results.$A$2:.$A$501];1;0);IF([.$B98]=[$ResNet_test_results.$B$2:.$B$501];[$ResNet_test_results.$C$2:.$C$501];&quot;&quot;);&quot;&quot;));4)" office:value-type="float" office:value="0.0015" calcext:value-type="float">
            <text:p>0.0015</text:p>
          </table:table-cell>
        </table:table-row>
        <table:table-row table:style-name="ro1">
          <table:table-cell table:formula="of:=[ResNet_test_results.A489]" office:value-type="string" office:string-value="SmallNeg_0.5" calcext:value-type="string">
            <text:p>SmallNeg_0.5</text:p>
          </table:table-cell>
          <table:table-cell table:formula="of:=[ResNet_test_results.B479]" office:value-type="float" office:value="3" calcext:value-type="float">
            <text:p>3</text:p>
          </table:table-cell>
          <table:table-cell table:formula="of:=ROUND(AVERAGEIFS([$ResNet_test_results.C$2:.C$501];[$ResNet_test_results.$A$2:.$A$501];[.$A99];[$ResNet_test_results.$B$2:.$B$501];[.$B99]); 2)" office:value-type="float" office:value="0.87" calcext:value-type="float">
            <text:p>0.87</text:p>
          </table:table-cell>
          <table:table-cell table:formula="of:=ROUND(AVERAGEIFS([$ResNet_test_results.D$2:.D$501];[$ResNet_test_results.$A$2:.$A$501];[.$A99];[$ResNet_test_results.$B$2:.$B$501];[.$B99]); 2)" office:value-type="float" office:value="0.87" calcext:value-type="float">
            <text:p>0.87</text:p>
          </table:table-cell>
          <table:table-cell table:formula="of:=ROUND(AVERAGEIFS([$ResNet_test_results.E$2:.E$501];[$ResNet_test_results.$A$2:.$A$501];[.$A99];[$ResNet_test_results.$B$2:.$B$501];[.$B99]); 2)" office:value-type="float" office:value="0.36" calcext:value-type="float">
            <text:p>0.36</text:p>
          </table:table-cell>
          <table:table-cell table:formula="of:=ROUND(AVERAGEIFS([$ResNet_test_results.F$2:.F$501];[$ResNet_test_results.$A$2:.$A$501];[.$A99];[$ResNet_test_results.$B$2:.$B$501];[.$B99]); 2)" office:value-type="float" office:value="0.37" calcext:value-type="float">
            <text:p>0.37</text:p>
          </table:table-cell>
          <table:table-cell table:formula="of:=ROUND(AVERAGEIFS([$ResNet_test_results.G$2:.G$501];[$ResNet_test_results.$A$2:.$A$501];[.$A99];[$ResNet_test_results.$B$2:.$B$501];[.$B99]); 2)" office:value-type="float" office:value="283.38" calcext:value-type="float">
            <text:p>283.38</text:p>
          </table:table-cell>
          <table:table-cell table:number-matrix-columns-spanned="1" table:number-matrix-rows-spanned="1" table:formula="of:=ROUND(STDEV(IF(IF([.$A99]=[$ResNet_test_results.$A$2:.$A$501];1;0);IF([.$B99]=[$ResNet_test_results.$B$2:.$B$501];[$ResNet_test_results.$C$2:.$C$501];&quot;&quot;);&quot;&quot;));4)" office:value-type="float" office:value="0.0009" calcext:value-type="float">
            <text:p>0.0009</text:p>
          </table:table-cell>
        </table:table-row>
        <table:table-row table:style-name="ro1">
          <table:table-cell table:formula="of:=[ResNet_test_results.A495]" office:value-type="string" office:string-value="SmallNeg_0.5" calcext:value-type="string">
            <text:p>SmallNeg_0.5</text:p>
          </table:table-cell>
          <table:table-cell table:formula="of:=[ResNet_test_results.B480]" office:value-type="float" office:value="4" calcext:value-type="float">
            <text:p>4</text:p>
          </table:table-cell>
          <table:table-cell table:formula="of:=ROUND(AVERAGEIFS([$ResNet_test_results.C$2:.C$501];[$ResNet_test_results.$A$2:.$A$501];[.$A100];[$ResNet_test_results.$B$2:.$B$501];[.$B100]); 2)" office:value-type="float" office:value="0.89" calcext:value-type="float">
            <text:p>0.89</text:p>
          </table:table-cell>
          <table:table-cell table:formula="of:=ROUND(AVERAGEIFS([$ResNet_test_results.D$2:.D$501];[$ResNet_test_results.$A$2:.$A$501];[.$A100];[$ResNet_test_results.$B$2:.$B$501];[.$B100]); 2)" office:value-type="float" office:value="0.87" calcext:value-type="float">
            <text:p>0.87</text:p>
          </table:table-cell>
          <table:table-cell table:formula="of:=ROUND(AVERAGEIFS([$ResNet_test_results.E$2:.E$501];[$ResNet_test_results.$A$2:.$A$501];[.$A100];[$ResNet_test_results.$B$2:.$B$501];[.$B100]); 2)" office:value-type="float" office:value="0.32" calcext:value-type="float">
            <text:p>0.32</text:p>
          </table:table-cell>
          <table:table-cell table:formula="of:=ROUND(AVERAGEIFS([$ResNet_test_results.F$2:.F$501];[$ResNet_test_results.$A$2:.$A$501];[.$A100];[$ResNet_test_results.$B$2:.$B$501];[.$B100]); 2)" office:value-type="float" office:value="0.35" calcext:value-type="float">
            <text:p>0.35</text:p>
          </table:table-cell>
          <table:table-cell table:formula="of:=ROUND(AVERAGEIFS([$ResNet_test_results.G$2:.G$501];[$ResNet_test_results.$A$2:.$A$501];[.$A100];[$ResNet_test_results.$B$2:.$B$501];[.$B100]); 2)" office:value-type="float" office:value="284.37" calcext:value-type="float">
            <text:p>284.37</text:p>
          </table:table-cell>
          <table:table-cell table:number-matrix-columns-spanned="1" table:number-matrix-rows-spanned="1" table:formula="of:=ROUND(STDEV(IF(IF([.$A100]=[$ResNet_test_results.$A$2:.$A$501];1;0);IF([.$B100]=[$ResNet_test_results.$B$2:.$B$501];[$ResNet_test_results.$C$2:.$C$501];&quot;&quot;);&quot;&quot;));4)" office:value-type="float" office:value="0.0009" calcext:value-type="float">
            <text:p>0.0009</text:p>
          </table:table-cell>
        </table:table-row>
        <table:table-row table:style-name="ro1">
          <table:table-cell table:formula="of:=[ResNet_test_results.A501]" office:value-type="string" office:string-value="SmallNeg_0.5" calcext:value-type="string">
            <text:p>SmallNeg_0.5</text:p>
          </table:table-cell>
          <table:table-cell table:formula="of:=[ResNet_test_results.B481]" office:value-type="float" office:value="5" calcext:value-type="float">
            <text:p>5</text:p>
          </table:table-cell>
          <table:table-cell table:formula="of:=ROUND(AVERAGEIFS([$ResNet_test_results.C$2:.C$501];[$ResNet_test_results.$A$2:.$A$501];[.$A101];[$ResNet_test_results.$B$2:.$B$501];[.$B101]); 2)" office:value-type="float" office:value="0.89" calcext:value-type="float">
            <text:p>0.89</text:p>
          </table:table-cell>
          <table:table-cell table:formula="of:=ROUND(AVERAGEIFS([$ResNet_test_results.D$2:.D$501];[$ResNet_test_results.$A$2:.$A$501];[.$A101];[$ResNet_test_results.$B$2:.$B$501];[.$B101]); 2)" office:value-type="float" office:value="0.88" calcext:value-type="float">
            <text:p>0.88</text:p>
          </table:table-cell>
          <table:table-cell table:formula="of:=ROUND(AVERAGEIFS([$ResNet_test_results.E$2:.E$501];[$ResNet_test_results.$A$2:.$A$501];[.$A101];[$ResNet_test_results.$B$2:.$B$501];[.$B101]); 2)" office:value-type="float" office:value="0.3" calcext:value-type="float">
            <text:p>0.3</text:p>
          </table:table-cell>
          <table:table-cell table:formula="of:=ROUND(AVERAGEIFS([$ResNet_test_results.F$2:.F$501];[$ResNet_test_results.$A$2:.$A$501];[.$A101];[$ResNet_test_results.$B$2:.$B$501];[.$B101]); 2)" office:value-type="float" office:value="0.33" calcext:value-type="float">
            <text:p>0.33</text:p>
          </table:table-cell>
          <table:table-cell table:formula="of:=ROUND(AVERAGEIFS([$ResNet_test_results.G$2:.G$501];[$ResNet_test_results.$A$2:.$A$501];[.$A101];[$ResNet_test_results.$B$2:.$B$501];[.$B101]); 2)" office:value-type="float" office:value="283.28" calcext:value-type="float">
            <text:p>283.28</text:p>
          </table:table-cell>
          <table:table-cell table:number-matrix-columns-spanned="1" table:number-matrix-rows-spanned="1" table:formula="of:=ROUND(STDEV(IF(IF([.$A101]=[$ResNet_test_results.$A$2:.$A$501];1;0);IF([.$B101]=[$ResNet_test_results.$B$2:.$B$501];[$ResNet_test_results.$C$2:.$C$501];&quot;&quot;);&quot;&quot;));4)" office:value-type="float" office:value="0.001" calcext:value-type="float">
            <text:p>0.001</text:p>
          </table:table-cell>
        </table:table-row>
      </table:table>
      <table:table table:name="Final Epoch Averages" table:style-name="ta1">
        <table:table-column table:style-name="co1" table:default-cell-style-name="ce2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row table:style-name="ro1">
          <table:table-cell table:style-name="Default"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table:style-name="Default" table:formula="of:=['Epoch Averages'.A2]" office:value-type="string" office:string-value="ReLU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table:formula="of:=['Epoch Averages'.C6]" office:value-type="float" office:value="0.91" calcext:value-type="float">
            <text:p>0.91</text:p>
          </table:table-cell>
          <table:table-cell table:formula="of:=['Epoch Averages'.D6]" office:value-type="float" office:value="0.88" calcext:value-type="float">
            <text:p>0.88</text:p>
          </table:table-cell>
          <table:table-cell table:formula="of:=['Epoch Averages'.E6]" office:value-type="float" office:value="0.26" calcext:value-type="float">
            <text:p>0.26</text:p>
          </table:table-cell>
          <table:table-cell table:formula="of:=['Epoch Averages'.F6]" office:value-type="float" office:value="0.34" calcext:value-type="float">
            <text:p>0.34</text:p>
          </table:table-cell>
          <table:table-cell table:formula="of:=['Epoch Averages'.G6]" office:value-type="float" office:value="139.44" calcext:value-type="float">
            <text:p>139.44</text:p>
          </table:table-cell>
          <table:table-cell table:formula="of:=['Epoch Averages'.H6]" office:value-type="float" office:value="0.0009" calcext:value-type="float">
            <text:p>0.0009</text:p>
          </table:table-cell>
        </table:table-row>
        <table:table-row table:style-name="ro1">
          <table:table-cell table:style-name="Default" table:formula="of:=['Epoch Averages'.A7]" office:value-type="string" office:string-value="NegReLU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table:formula="of:=['Epoch Averages'.C11]" office:value-type="float" office:value="0.89" calcext:value-type="float">
            <text:p>0.89</text:p>
          </table:table-cell>
          <table:table-cell table:formula="of:=['Epoch Averages'.D11]" office:value-type="float" office:value="0.86" calcext:value-type="float">
            <text:p>0.86</text:p>
          </table:table-cell>
          <table:table-cell table:formula="of:=['Epoch Averages'.E11]" office:value-type="float" office:value="0.3" calcext:value-type="float">
            <text:p>0.3</text:p>
          </table:table-cell>
          <table:table-cell table:formula="of:=['Epoch Averages'.F11]" office:value-type="float" office:value="0.37" calcext:value-type="float">
            <text:p>0.37</text:p>
          </table:table-cell>
          <table:table-cell table:formula="of:=['Epoch Averages'.G11]" office:value-type="float" office:value="152.84" calcext:value-type="float">
            <text:p>152.84</text:p>
          </table:table-cell>
          <table:table-cell table:formula="of:=['Epoch Averages'.H11]" office:value-type="float" office:value="0.0013" calcext:value-type="float">
            <text:p>0.0013</text:p>
          </table:table-cell>
        </table:table-row>
        <table:table-row table:style-name="ro1">
          <table:table-cell table:style-name="Default" table:formula="of:=['Epoch Averages'.A12]" office:value-type="string" office:string-value="Dslope_0.25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formula="of:=['Epoch Averages'.C16]" office:value-type="float" office:value="0.79" calcext:value-type="float">
            <text:p>0.79</text:p>
          </table:table-cell>
          <table:table-cell table:formula="of:=['Epoch Averages'.D16]" office:value-type="float" office:value="0.8" calcext:value-type="float">
            <text:p>0.8</text:p>
          </table:table-cell>
          <table:table-cell table:formula="of:=['Epoch Averages'.E16]" office:value-type="float" office:value="0.74" calcext:value-type="float">
            <text:p>0.74</text:p>
          </table:table-cell>
          <table:table-cell table:formula="of:=['Epoch Averages'.F16]" office:value-type="float" office:value="0.66" calcext:value-type="float">
            <text:p>0.66</text:p>
          </table:table-cell>
          <table:table-cell table:formula="of:=['Epoch Averages'.G16]" office:value-type="float" office:value="156.98" calcext:value-type="float">
            <text:p>156.98</text:p>
          </table:table-cell>
          <table:table-cell table:formula="of:=['Epoch Averages'.H16]" office:value-type="float" office:value="0.0208" calcext:value-type="float">
            <text:p>0.0208</text:p>
          </table:table-cell>
        </table:table-row>
        <table:table-row table:style-name="ro1">
          <table:table-cell table:style-name="Default" table:formula="of:=['Epoch Averages'.A17]" office:value-type="string" office:string-value="Dslope_0.5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table:formula="of:=['Epoch Averages'.C21]" office:value-type="float" office:value="0.88" calcext:value-type="float">
            <text:p>0.88</text:p>
          </table:table-cell>
          <table:table-cell table:formula="of:=['Epoch Averages'.D21]" office:value-type="float" office:value="0.87" calcext:value-type="float">
            <text:p>0.87</text:p>
          </table:table-cell>
          <table:table-cell table:formula="of:=['Epoch Averages'.E21]" office:value-type="float" office:value="0.34" calcext:value-type="float">
            <text:p>0.34</text:p>
          </table:table-cell>
          <table:table-cell table:formula="of:=['Epoch Averages'.F21]" office:value-type="float" office:value="0.37" calcext:value-type="float">
            <text:p>0.37</text:p>
          </table:table-cell>
          <table:table-cell table:formula="of:=['Epoch Averages'.G21]" office:value-type="float" office:value="157.23" calcext:value-type="float">
            <text:p>157.23</text:p>
          </table:table-cell>
          <table:table-cell table:formula="of:=['Epoch Averages'.H21]" office:value-type="float" office:value="0.0043" calcext:value-type="float">
            <text:p>0.0043</text:p>
          </table:table-cell>
        </table:table-row>
        <table:table-row table:style-name="ro1">
          <table:table-cell table:formula="of:=['Epoch Averages'.A22]" office:value-type="string" office:string-value="Dslope_0.75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table:formula="of:=['Epoch Averages'.C26]" office:value-type="float" office:value="0.9" calcext:value-type="float">
            <text:p>0.9</text:p>
          </table:table-cell>
          <table:table-cell table:formula="of:=['Epoch Averages'.D26]" office:value-type="float" office:value="0.88" calcext:value-type="float">
            <text:p>0.88</text:p>
          </table:table-cell>
          <table:table-cell table:formula="of:=['Epoch Averages'.E26]" office:value-type="float" office:value="0.28" calcext:value-type="float">
            <text:p>0.28</text:p>
          </table:table-cell>
          <table:table-cell table:formula="of:=['Epoch Averages'.F26]" office:value-type="float" office:value="0.35" calcext:value-type="float">
            <text:p>0.35</text:p>
          </table:table-cell>
          <table:table-cell table:formula="of:=['Epoch Averages'.G26]" office:value-type="float" office:value="156.97" calcext:value-type="float">
            <text:p>156.97</text:p>
          </table:table-cell>
          <table:table-cell table:formula="of:=['Epoch Averages'.H26]" office:value-type="float" office:value="0.002" calcext:value-type="float">
            <text:p>0.002</text:p>
          </table:table-cell>
        </table:table-row>
        <table:table-row table:style-name="ro1">
          <table:table-cell table:formula="of:=['Epoch Averages'.A27]" office:value-type="string" office:string-value="Dslope_1.0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table:style-name="ce3" table:formula="of:=['Epoch Averages'.C31]" office:value-type="float" office:value="0.91" calcext:value-type="float">
            <text:p>0.91</text:p>
          </table:table-cell>
          <table:table-cell table:style-name="ce3" table:formula="of:=['Epoch Averages'.D31]" office:value-type="float" office:value="0.88" calcext:value-type="float">
            <text:p>0.88</text:p>
          </table:table-cell>
          <table:table-cell table:style-name="ce3" table:formula="of:=['Epoch Averages'.E31]" office:value-type="float" office:value="0.26" calcext:value-type="float">
            <text:p>0.26</text:p>
          </table:table-cell>
          <table:table-cell table:style-name="ce3" table:formula="of:=['Epoch Averages'.F31]" office:value-type="float" office:value="0.33" calcext:value-type="float">
            <text:p>0.33</text:p>
          </table:table-cell>
          <table:table-cell table:style-name="ce3" table:formula="of:=['Epoch Averages'.G31]" office:value-type="float" office:value="156.56" calcext:value-type="float">
            <text:p>156.56</text:p>
          </table:table-cell>
          <table:table-cell table:style-name="ce3" table:formula="of:=['Epoch Averages'.H31]" office:value-type="float" office:value="0.0014" calcext:value-type="float">
            <text:p>0.0014</text:p>
          </table:table-cell>
        </table:table-row>
        <table:table-row table:style-name="ro1">
          <table:table-cell table:formula="of:=['Epoch Averages'.A32]" office:value-type="string" office:string-value="Dslope_1.25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table:formula="of:=['Epoch Averages'.C36]" office:value-type="float" office:value="0.91" calcext:value-type="float">
            <text:p>0.91</text:p>
          </table:table-cell>
          <table:table-cell table:formula="of:=['Epoch Averages'.D36]" office:value-type="float" office:value="0.88" calcext:value-type="float">
            <text:p>0.88</text:p>
          </table:table-cell>
          <table:table-cell table:formula="of:=['Epoch Averages'.E36]" office:value-type="float" office:value="0.25" calcext:value-type="float">
            <text:p>0.25</text:p>
          </table:table-cell>
          <table:table-cell table:formula="of:=['Epoch Averages'.F36]" office:value-type="float" office:value="0.33" calcext:value-type="float">
            <text:p>0.33</text:p>
          </table:table-cell>
          <table:table-cell table:formula="of:=['Epoch Averages'.G36]" office:value-type="float" office:value="156.38" calcext:value-type="float">
            <text:p>156.38</text:p>
          </table:table-cell>
          <table:table-cell table:formula="of:=['Epoch Averages'.H36]" office:value-type="float" office:value="0.0017" calcext:value-type="float">
            <text:p>0.0017</text:p>
          </table:table-cell>
        </table:table-row>
        <table:table-row table:style-name="ro1">
          <table:table-cell table:formula="of:=['Epoch Averages'.A37]" office:value-type="string" office:string-value="Dslope_1.5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table:formula="of:=['Epoch Averages'.C41]" office:value-type="float" office:value="0.92" calcext:value-type="float">
            <text:p>0.92</text:p>
          </table:table-cell>
          <table:table-cell table:formula="of:=['Epoch Averages'.D41]" office:value-type="float" office:value="0.88" calcext:value-type="float">
            <text:p>0.88</text:p>
          </table:table-cell>
          <table:table-cell table:formula="of:=['Epoch Averages'.E41]" office:value-type="float" office:value="0.23" calcext:value-type="float">
            <text:p>0.23</text:p>
          </table:table-cell>
          <table:table-cell table:formula="of:=['Epoch Averages'.F41]" office:value-type="float" office:value="0.34" calcext:value-type="float">
            <text:p>0.34</text:p>
          </table:table-cell>
          <table:table-cell table:formula="of:=['Epoch Averages'.G41]" office:value-type="float" office:value="156.16" calcext:value-type="float">
            <text:p>156.16</text:p>
          </table:table-cell>
          <table:table-cell table:formula="of:=['Epoch Averages'.H41]" office:value-type="float" office:value="0.001" calcext:value-type="float">
            <text:p>0.001</text:p>
          </table:table-cell>
        </table:table-row>
        <table:table-row table:style-name="ro1">
          <table:table-cell table:formula="of:=['Epoch Averages'.A42]" office:value-type="string" office:string-value="DiffYRelu_0.25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table:formula="of:=['Epoch Averages'.C46]" office:value-type="float" office:value="0.89" calcext:value-type="float">
            <text:p>0.89</text:p>
          </table:table-cell>
          <table:table-cell table:formula="of:=['Epoch Averages'.D46]" office:value-type="float" office:value="0.87" calcext:value-type="float">
            <text:p>0.87</text:p>
          </table:table-cell>
          <table:table-cell table:formula="of:=['Epoch Averages'.E46]" office:value-type="float" office:value="0.3" calcext:value-type="float">
            <text:p>0.3</text:p>
          </table:table-cell>
          <table:table-cell table:formula="of:=['Epoch Averages'.F46]" office:value-type="float" office:value="0.35" calcext:value-type="float">
            <text:p>0.35</text:p>
          </table:table-cell>
          <table:table-cell table:formula="of:=['Epoch Averages'.G46]" office:value-type="float" office:value="311.2" calcext:value-type="float">
            <text:p>311.2</text:p>
          </table:table-cell>
          <table:table-cell table:formula="of:=['Epoch Averages'.H46]" office:value-type="float" office:value="0.0008" calcext:value-type="float">
            <text:p>0.0008</text:p>
          </table:table-cell>
        </table:table-row>
        <table:table-row table:style-name="ro1">
          <table:table-cell table:formula="of:=['Epoch Averages'.A47]" office:value-type="string" office:string-value="DiffYRelu_0.5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table:formula="of:=['Epoch Averages'.C51]" office:value-type="float" office:value="0.88" calcext:value-type="float">
            <text:p>0.88</text:p>
          </table:table-cell>
          <table:table-cell table:formula="of:=['Epoch Averages'.D51]" office:value-type="float" office:value="0.86" calcext:value-type="float">
            <text:p>0.86</text:p>
          </table:table-cell>
          <table:table-cell table:formula="of:=['Epoch Averages'.E51]" office:value-type="float" office:value="0.34" calcext:value-type="float">
            <text:p>0.34</text:p>
          </table:table-cell>
          <table:table-cell table:formula="of:=['Epoch Averages'.F51]" office:value-type="float" office:value="0.37" calcext:value-type="float">
            <text:p>0.37</text:p>
          </table:table-cell>
          <table:table-cell table:formula="of:=['Epoch Averages'.G51]" office:value-type="float" office:value="311.48" calcext:value-type="float">
            <text:p>311.48</text:p>
          </table:table-cell>
          <table:table-cell table:formula="of:=['Epoch Averages'.H51]" office:value-type="float" office:value="0.0017" calcext:value-type="float">
            <text:p>0.0017</text:p>
          </table:table-cell>
        </table:table-row>
        <table:table-row table:style-name="ro1">
          <table:table-cell table:formula="of:=['Epoch Averages'.A52]" office:value-type="string" office:string-value="DiffYRelu_0.75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table:formula="of:=['Epoch Averages'.C56]" office:value-type="float" office:value="0.86" calcext:value-type="float">
            <text:p>0.86</text:p>
          </table:table-cell>
          <table:table-cell table:formula="of:=['Epoch Averages'.D56]" office:value-type="float" office:value="0.85" calcext:value-type="float">
            <text:p>0.85</text:p>
          </table:table-cell>
          <table:table-cell table:formula="of:=['Epoch Averages'.E56]" office:value-type="float" office:value="0.39" calcext:value-type="float">
            <text:p>0.39</text:p>
          </table:table-cell>
          <table:table-cell table:formula="of:=['Epoch Averages'.F56]" office:value-type="float" office:value="0.41" calcext:value-type="float">
            <text:p>0.41</text:p>
          </table:table-cell>
          <table:table-cell table:formula="of:=['Epoch Averages'.G56]" office:value-type="float" office:value="308.29" calcext:value-type="float">
            <text:p>308.29</text:p>
          </table:table-cell>
          <table:table-cell table:formula="of:=['Epoch Averages'.H56]" office:value-type="float" office:value="0.0012" calcext:value-type="float">
            <text:p>0.0012</text:p>
          </table:table-cell>
        </table:table-row>
        <table:table-row table:style-name="ro1">
          <table:table-cell table:formula="of:=['Epoch Averages'.A57]" office:value-type="string" office:string-value="DiffYRelu_1.0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table:formula="of:=['Epoch Averages'.C61]" office:value-type="float" office:value="0.85" calcext:value-type="float">
            <text:p>0.85</text:p>
          </table:table-cell>
          <table:table-cell table:formula="of:=['Epoch Averages'.D61]" office:value-type="float" office:value="0.84" calcext:value-type="float">
            <text:p>0.84</text:p>
          </table:table-cell>
          <table:table-cell table:formula="of:=['Epoch Averages'.E61]" office:value-type="float" office:value="0.42" calcext:value-type="float">
            <text:p>0.42</text:p>
          </table:table-cell>
          <table:table-cell table:formula="of:=['Epoch Averages'.F61]" office:value-type="float" office:value="0.44" calcext:value-type="float">
            <text:p>0.44</text:p>
          </table:table-cell>
          <table:table-cell table:formula="of:=['Epoch Averages'.G61]" office:value-type="float" office:value="318.08" calcext:value-type="float">
            <text:p>318.08</text:p>
          </table:table-cell>
          <table:table-cell table:formula="of:=['Epoch Averages'.H61]" office:value-type="float" office:value="0.0017" calcext:value-type="float">
            <text:p>0.0017</text:p>
          </table:table-cell>
        </table:table-row>
        <table:table-row table:style-name="ro1">
          <table:table-cell table:formula="of:=['Epoch Averages'.A62]" office:value-type="string" office:string-value="PosHill_0.25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table:formula="of:=['Epoch Averages'.C66]" office:value-type="float" office:value="0.1" calcext:value-type="float">
            <text:p>0.1</text:p>
          </table:table-cell>
          <table:table-cell table:formula="of:=['Epoch Averages'.D66]" office:value-type="float" office:value="0.1" calcext:value-type="float">
            <text:p>0.1</text:p>
          </table:table-cell>
          <table:table-cell table:formula="of:=['Epoch Averages'.E66]" office:value-type="float" office:value="2.31" calcext:value-type="float">
            <text:p>2.31</text:p>
          </table:table-cell>
          <table:table-cell table:formula="of:=['Epoch Averages'.F66]" office:value-type="float" office:value="2.31" calcext:value-type="float">
            <text:p>2.31</text:p>
          </table:table-cell>
          <table:table-cell table:formula="of:=['Epoch Averages'.G66]" office:value-type="float" office:value="172.47" calcext:value-type="float">
            <text:p>172.47</text:p>
          </table:table-cell>
          <table:table-cell table:formula="of:=['Epoch Averages'.H66]" office:value-type="float" office:value="0.0015" calcext:value-type="float">
            <text:p>0.0015</text:p>
          </table:table-cell>
        </table:table-row>
        <table:table-row table:style-name="ro1">
          <table:table-cell table:formula="of:=['Epoch Averages'.A67]" office:value-type="string" office:string-value="PosHill_0.5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table:formula="of:=['Epoch Averages'.C71]" office:value-type="float" office:value="0.1" calcext:value-type="float">
            <text:p>0.1</text:p>
          </table:table-cell>
          <table:table-cell table:formula="of:=['Epoch Averages'.D71]" office:value-type="float" office:value="0.1" calcext:value-type="float">
            <text:p>0.1</text:p>
          </table:table-cell>
          <table:table-cell table:formula="of:=['Epoch Averages'.E71]" office:value-type="float" office:value="2.31" calcext:value-type="float">
            <text:p>2.31</text:p>
          </table:table-cell>
          <table:table-cell table:formula="of:=['Epoch Averages'.F71]" office:value-type="float" office:value="2.3" calcext:value-type="float">
            <text:p>2.3</text:p>
          </table:table-cell>
          <table:table-cell table:formula="of:=['Epoch Averages'.G71]" office:value-type="float" office:value="170.41" calcext:value-type="float">
            <text:p>170.41</text:p>
          </table:table-cell>
          <table:table-cell table:formula="of:=['Epoch Averages'.H71]" office:value-type="float" office:value="0.0008" calcext:value-type="float">
            <text:p>0.0008</text:p>
          </table:table-cell>
        </table:table-row>
        <table:table-row table:style-name="ro1">
          <table:table-cell table:formula="of:=['Epoch Averages'.A72]" office:value-type="string" office:string-value="PosHill_0.75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table:formula="of:=['Epoch Averages'.C76]" office:value-type="float" office:value="0.1" calcext:value-type="float">
            <text:p>0.1</text:p>
          </table:table-cell>
          <table:table-cell table:formula="of:=['Epoch Averages'.D76]" office:value-type="float" office:value="0.1" calcext:value-type="float">
            <text:p>0.1</text:p>
          </table:table-cell>
          <table:table-cell table:formula="of:=['Epoch Averages'.E76]" office:value-type="float" office:value="2.3" calcext:value-type="float">
            <text:p>2.3</text:p>
          </table:table-cell>
          <table:table-cell table:formula="of:=['Epoch Averages'.F76]" office:value-type="float" office:value="2.3" calcext:value-type="float">
            <text:p>2.3</text:p>
          </table:table-cell>
          <table:table-cell table:formula="of:=['Epoch Averages'.G76]" office:value-type="float" office:value="172" calcext:value-type="float">
            <text:p>172</text:p>
          </table:table-cell>
          <table:table-cell table:formula="of:=['Epoch Averages'.H76]" office:value-type="float" office:value="0.0008" calcext:value-type="float">
            <text:p>0.0008</text:p>
          </table:table-cell>
        </table:table-row>
        <table:table-row table:style-name="ro1">
          <table:table-cell table:formula="of:=['Epoch Averages'.A77]" office:value-type="string" office:string-value="SmallNeg_0.1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table:formula="of:=['Epoch Averages'.C81]" office:value-type="float" office:value="0.91" calcext:value-type="float">
            <text:p>0.91</text:p>
          </table:table-cell>
          <table:table-cell table:formula="of:=['Epoch Averages'.D81]" office:value-type="float" office:value="0.88" calcext:value-type="float">
            <text:p>0.88</text:p>
          </table:table-cell>
          <table:table-cell table:formula="of:=['Epoch Averages'.E81]" office:value-type="float" office:value="0.27" calcext:value-type="float">
            <text:p>0.27</text:p>
          </table:table-cell>
          <table:table-cell table:formula="of:=['Epoch Averages'.F81]" office:value-type="float" office:value="0.33" calcext:value-type="float">
            <text:p>0.33</text:p>
          </table:table-cell>
          <table:table-cell table:formula="of:=['Epoch Averages'.G81]" office:value-type="float" office:value="280.23" calcext:value-type="float">
            <text:p>280.23</text:p>
          </table:table-cell>
          <table:table-cell table:formula="of:=['Epoch Averages'.H81]" office:value-type="float" office:value="0.0019" calcext:value-type="float">
            <text:p>0.0019</text:p>
          </table:table-cell>
        </table:table-row>
        <table:table-row table:style-name="ro1">
          <table:table-cell table:formula="of:=['Epoch Averages'.A82]" office:value-type="string" office:string-value="SmallNeg_0.2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table:formula="of:=['Epoch Averages'.C86]" office:value-type="float" office:value="0.9" calcext:value-type="float">
            <text:p>0.9</text:p>
          </table:table-cell>
          <table:table-cell table:formula="of:=['Epoch Averages'.D86]" office:value-type="float" office:value="0.88" calcext:value-type="float">
            <text:p>0.88</text:p>
          </table:table-cell>
          <table:table-cell table:formula="of:=['Epoch Averages'.E86]" office:value-type="float" office:value="0.27" calcext:value-type="float">
            <text:p>0.27</text:p>
          </table:table-cell>
          <table:table-cell table:formula="of:=['Epoch Averages'.F86]" office:value-type="float" office:value="0.32" calcext:value-type="float">
            <text:p>0.32</text:p>
          </table:table-cell>
          <table:table-cell table:formula="of:=['Epoch Averages'.G86]" office:value-type="float" office:value="281.32" calcext:value-type="float">
            <text:p>281.32</text:p>
          </table:table-cell>
          <table:table-cell table:formula="of:=['Epoch Averages'.H86]" office:value-type="float" office:value="0.0012" calcext:value-type="float">
            <text:p>0.0012</text:p>
          </table:table-cell>
        </table:table-row>
        <table:table-row table:style-name="ro1">
          <table:table-cell table:formula="of:=['Epoch Averages'.A87]" office:value-type="string" office:string-value="SmallNeg_0.3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table:formula="of:=['Epoch Averages'.C91]" office:value-type="float" office:value="0.9" calcext:value-type="float">
            <text:p>0.9</text:p>
          </table:table-cell>
          <table:table-cell table:formula="of:=['Epoch Averages'.D91]" office:value-type="float" office:value="0.88" calcext:value-type="float">
            <text:p>0.88</text:p>
          </table:table-cell>
          <table:table-cell table:formula="of:=['Epoch Averages'.E91]" office:value-type="float" office:value="0.28" calcext:value-type="float">
            <text:p>0.28</text:p>
          </table:table-cell>
          <table:table-cell table:formula="of:=['Epoch Averages'.F91]" office:value-type="float" office:value="0.33" calcext:value-type="float">
            <text:p>0.33</text:p>
          </table:table-cell>
          <table:table-cell table:formula="of:=['Epoch Averages'.G91]" office:value-type="float" office:value="281.2" calcext:value-type="float">
            <text:p>281.2</text:p>
          </table:table-cell>
          <table:table-cell table:formula="of:=['Epoch Averages'.H91]" office:value-type="float" office:value="0.0014" calcext:value-type="float">
            <text:p>0.0014</text:p>
          </table:table-cell>
        </table:table-row>
        <table:table-row table:style-name="ro1">
          <table:table-cell table:formula="of:=['Epoch Averages'.A92]" office:value-type="string" office:string-value="SmallNeg_0.4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table:formula="of:=['Epoch Averages'.C96]" office:value-type="float" office:value="0.9" calcext:value-type="float">
            <text:p>0.9</text:p>
          </table:table-cell>
          <table:table-cell table:formula="of:=['Epoch Averages'.D96]" office:value-type="float" office:value="0.88" calcext:value-type="float">
            <text:p>0.88</text:p>
          </table:table-cell>
          <table:table-cell table:formula="of:=['Epoch Averages'.E96]" office:value-type="float" office:value="0.29" calcext:value-type="float">
            <text:p>0.29</text:p>
          </table:table-cell>
          <table:table-cell table:formula="of:=['Epoch Averages'.F96]" office:value-type="float" office:value="0.33" calcext:value-type="float">
            <text:p>0.33</text:p>
          </table:table-cell>
          <table:table-cell table:formula="of:=['Epoch Averages'.G96]" office:value-type="float" office:value="282.95" calcext:value-type="float">
            <text:p>282.95</text:p>
          </table:table-cell>
          <table:table-cell table:formula="of:=['Epoch Averages'.H96]" office:value-type="float" office:value="0.0019" calcext:value-type="float">
            <text:p>0.0019</text:p>
          </table:table-cell>
        </table:table-row>
        <table:table-row table:style-name="ro1">
          <table:table-cell table:formula="of:=['Epoch Averages'.A97]" office:value-type="string" office:string-value="SmallNeg_0.5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table:formula="of:=['Epoch Averages'.C101]" office:value-type="float" office:value="0.89" calcext:value-type="float">
            <text:p>0.89</text:p>
          </table:table-cell>
          <table:table-cell table:formula="of:=['Epoch Averages'.D101]" office:value-type="float" office:value="0.88" calcext:value-type="float">
            <text:p>0.88</text:p>
          </table:table-cell>
          <table:table-cell table:formula="of:=['Epoch Averages'.E101]" office:value-type="float" office:value="0.3" calcext:value-type="float">
            <text:p>0.3</text:p>
          </table:table-cell>
          <table:table-cell table:formula="of:=['Epoch Averages'.F101]" office:value-type="float" office:value="0.33" calcext:value-type="float">
            <text:p>0.33</text:p>
          </table:table-cell>
          <table:table-cell table:formula="of:=['Epoch Averages'.G101]" office:value-type="float" office:value="283.28" calcext:value-type="float">
            <text:p>283.28</text:p>
          </table:table-cell>
          <table:table-cell table:formula="of:=['Epoch Averages'.H101]" office:value-type="float" office:value="0.001" calcext:value-type="float">
            <text:p>0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1T13:38:25.334226057</dc:date>
    <meta:editing-duration>PT2H31M33S</meta:editing-duration>
    <meta:editing-cycles>4</meta:editing-cycles>
    <meta:generator>LibreOffice/7.3.7.2$Linux_X86_64 LibreOffice_project/30$Build-2</meta:generator>
    <meta:document-statistic meta:table-count="3" meta:cell-count="4483" meta:object-count="0"/>
  </office:meta>
</office:document-meta>
</file>